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 fo:keep-together="always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" style:family="table-row">
      <style:table-row-properties fo:keep-together="always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" style:family="table-row">
      <style:table-row-properties fo:keep-together="always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5" style:family="table-row">
      <style:table-row-properties fo:keep-together="always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6" style:family="table-row">
      <style:table-row-properties fo:keep-together="always"/>
    </style:style>
    <style:style style:name="Table3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7" style:family="table-row">
      <style:table-row-properties fo:keep-together="always"/>
    </style:style>
    <style:style style:name="Table3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8" style:family="table-row">
      <style:table-row-properties fo:keep-together="always"/>
    </style:style>
    <style:style style:name="Table3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9" style:family="table-row">
      <style:table-row-properties fo:keep-together="always"/>
    </style:style>
    <style:style style:name="Table3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0" style:family="table-row">
      <style:table-row-properties fo:keep-together="always"/>
    </style:style>
    <style:style style:name="Table3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1" style:family="table-row">
      <style:table-row-properties fo:keep-together="always"/>
    </style:style>
    <style:style style:name="Table3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2" style:family="table-row">
      <style:table-row-properties fo:keep-together="always"/>
    </style:style>
    <style:style style:name="Table3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3" style:family="table-row">
      <style:table-row-properties fo:keep-together="always"/>
    </style:style>
    <style:style style:name="Table3.B1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4" style:family="table-row">
      <style:table-row-properties fo:keep-together="always"/>
    </style:style>
    <style:style style:name="Table3.B1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5" style:family="table-row">
      <style:table-row-properties fo:keep-together="always"/>
    </style:style>
    <style:style style:name="Table3.B1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6" style:family="table-row">
      <style:table-row-properties fo:keep-together="always"/>
    </style:style>
    <style:style style:name="Table3.B1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7" style:family="table-row">
      <style:table-row-properties fo:keep-together="always"/>
    </style:style>
    <style:style style:name="Table3.B1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8" style:family="table-row">
      <style:table-row-properties fo:keep-together="always"/>
    </style:style>
    <style:style style:name="Table3.B1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9" style:family="table-row">
      <style:table-row-properties fo:keep-together="always"/>
    </style:style>
    <style:style style:name="Table3.B1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0" style:family="table-row">
      <style:table-row-properties fo:keep-together="always"/>
    </style:style>
    <style:style style:name="Table3.B2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1" style:family="table-row">
      <style:table-row-properties fo:keep-together="always"/>
    </style:style>
    <style:style style:name="Table3.B2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2" style:family="table-row">
      <style:table-row-properties fo:keep-together="always"/>
    </style:style>
    <style:style style:name="Table3.B2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3" style:family="table-row">
      <style:table-row-properties fo:keep-together="always"/>
    </style:style>
    <style:style style:name="Table3.B2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4" style:family="table-row">
      <style:table-row-properties fo:keep-together="always"/>
    </style:style>
    <style:style style:name="Table3.B2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5" style:family="table-row">
      <style:table-row-properties fo:keep-together="always"/>
    </style:style>
    <style:style style:name="Table3.B2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6" style:family="table-row">
      <style:table-row-properties fo:keep-together="always"/>
    </style:style>
    <style:style style:name="Table3.B2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7" style:family="table-row">
      <style:table-row-properties fo:keep-together="always"/>
    </style:style>
    <style:style style:name="Table3.B2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8" style:family="table-row">
      <style:table-row-properties fo:keep-together="always"/>
    </style:style>
    <style:style style:name="Table3.B2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9" style:family="table-row">
      <style:table-row-properties fo:keep-together="always"/>
    </style:style>
    <style:style style:name="Table3.B2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0" style:family="table-row">
      <style:table-row-properties fo:keep-together="always"/>
    </style:style>
    <style:style style:name="Table3.B3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1" style:family="table-row">
      <style:table-row-properties fo:keep-together="always"/>
    </style:style>
    <style:style style:name="Table3.B3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2" style:family="table-row">
      <style:table-row-properties fo:keep-together="always"/>
    </style:style>
    <style:style style:name="Table3.B3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3" style:family="table-row">
      <style:table-row-properties fo:keep-together="always"/>
    </style:style>
    <style:style style:name="Table3.B3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4" style:family="table-row">
      <style:table-row-properties fo:keep-together="always"/>
    </style:style>
    <style:style style:name="Table3.B3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5" style:family="table-row">
      <style:table-row-properties fo:keep-together="always"/>
    </style:style>
    <style:style style:name="Table3.B3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6" style:family="table-row">
      <style:table-row-properties fo:keep-together="always"/>
    </style:style>
    <style:style style:name="Table3.B3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7" style:family="table-row">
      <style:table-row-properties fo:keep-together="always"/>
    </style:style>
    <style:style style:name="Table3.B3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8" style:family="table-row">
      <style:table-row-properties fo:keep-together="always"/>
    </style:style>
    <style:style style:name="Table3.B3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9" style:family="table-row">
      <style:table-row-properties fo:keep-together="always"/>
    </style:style>
    <style:style style:name="Table3.B3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771in" style:rel-column-width="18687*"/>
    </style:style>
    <style:style style:name="Table1.B" style:family="table-column">
      <style:table-column-properties style:column-width="4.2042in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771in" style:rel-column-width="18687*"/>
    </style:style>
    <style:style style:name="Table2.B" style:family="table-column">
      <style:table-column-properties style:column-width="4.2042in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" style:family="table">
      <style:table-properties style:width="5.8813in" fo:margin-left="0.5146in" fo:margin-right="0.5292in" table:align="margins"/>
    </style:style>
    <style:style style:name="Table14.A" style:family="table-column">
      <style:table-column-properties style:column-width="1.6771in" style:rel-column-width="18687*"/>
    </style:style>
    <style:style style:name="Table14.B" style:family="table-column">
      <style:table-column-properties style:column-width="4.2042in" style:rel-column-width="46848*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" style:family="table">
      <style:table-properties style:width="5.8813in" fo:margin-left="0.5146in" fo:margin-right="0.5292in" table:align="margins"/>
    </style:style>
    <style:style style:name="Table12.A" style:family="table-column">
      <style:table-column-properties style:column-width="1.6771in" style:rel-column-width="18687*"/>
    </style:style>
    <style:style style:name="Table12.B" style:family="table-column">
      <style:table-column-properties style:column-width="4.2042in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3" style:family="table">
      <style:table-properties style:width="5.8813in" fo:margin-left="0.5146in" fo:margin-right="0.5292in" table:align="margins"/>
    </style:style>
    <style:style style:name="Table13.A" style:family="table-column">
      <style:table-column-properties style:column-width="1.6771in" style:rel-column-width="18687*"/>
    </style:style>
    <style:style style:name="Table13.B" style:family="table-column">
      <style:table-column-properties style:column-width="4.2042in" style:rel-column-width="46848*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6771in" style:rel-column-width="18687*"/>
    </style:style>
    <style:style style:name="Table5.B" style:family="table-column">
      <style:table-column-properties style:column-width="4.2042in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6771in" style:rel-column-width="18687*"/>
    </style:style>
    <style:style style:name="Table6.B" style:family="table-column">
      <style:table-column-properties style:column-width="4.2042in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5.8813in" fo:margin-left="0.5146in" fo:margin-right="0.5292in" table:align="margins"/>
    </style:style>
    <style:style style:name="Table8.A" style:family="table-column">
      <style:table-column-properties style:column-width="1.6771in" style:rel-column-width="18687*"/>
    </style:style>
    <style:style style:name="Table8.B" style:family="table-column">
      <style:table-column-properties style:column-width="4.2042in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3in" fo:margin-left="0.5146in" fo:margin-right="0.5292in" table:align="margins"/>
    </style:style>
    <style:style style:name="Table9.A" style:family="table-column">
      <style:table-column-properties style:column-width="1.6771in" style:rel-column-width="18687*"/>
    </style:style>
    <style:style style:name="Table9.B" style:family="table-column">
      <style:table-column-properties style:column-width="4.2042in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" style:family="table">
      <style:table-properties style:width="5.8813in" fo:margin-left="0.5146in" fo:margin-right="0.5292in" table:align="margins"/>
    </style:style>
    <style:style style:name="Table15.A" style:family="table-column">
      <style:table-column-properties style:column-width="1.6771in" style:rel-column-width="18687*"/>
    </style:style>
    <style:style style:name="Table15.B" style:family="table-column">
      <style:table-column-properties style:column-width="4.2042in" style:rel-column-width="46848*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" style:family="table">
      <style:table-properties style:width="5.8813in" fo:margin-left="0.5146in" fo:margin-right="0.5292in" table:align="margins"/>
    </style:style>
    <style:style style:name="Table16.A" style:family="table-column">
      <style:table-column-properties style:column-width="1.6771in" style:rel-column-width="18687*"/>
    </style:style>
    <style:style style:name="Table16.B" style:family="table-column">
      <style:table-column-properties style:column-width="4.2042in" style:rel-column-width="46848*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" style:family="table">
      <style:table-properties style:width="5.8813in" fo:margin-left="0.5146in" fo:margin-right="0.5292in" table:align="margins"/>
    </style:style>
    <style:style style:name="Table17.A" style:family="table-column">
      <style:table-column-properties style:column-width="1.6771in" style:rel-column-width="18687*"/>
    </style:style>
    <style:style style:name="Table17.B" style:family="table-column">
      <style:table-column-properties style:column-width="4.2042in" style:rel-column-width="46848*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8" style:family="table">
      <style:table-properties style:width="5.8813in" fo:margin-left="0.5146in" fo:margin-right="0.5292in" table:align="margins"/>
    </style:style>
    <style:style style:name="Table18.A" style:family="table-column">
      <style:table-column-properties style:column-width="1.6771in" style:rel-column-width="18687*"/>
    </style:style>
    <style:style style:name="Table18.B" style:family="table-column">
      <style:table-column-properties style:column-width="4.2042in" style:rel-column-width="46848*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9" style:family="table">
      <style:table-properties style:width="5.8813in" fo:margin-left="0.5146in" fo:margin-right="0.5292in" table:align="margins"/>
    </style:style>
    <style:style style:name="Table19.A" style:family="table-column">
      <style:table-column-properties style:column-width="1.6771in" style:rel-column-width="18687*"/>
    </style:style>
    <style:style style:name="Table19.B" style:family="table-column">
      <style:table-column-properties style:column-width="4.2042in" style:rel-column-width="46848*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0" style:family="table">
      <style:table-properties style:width="5.8813in" fo:margin-left="0.5146in" fo:margin-right="0.5292in" table:align="margins"/>
    </style:style>
    <style:style style:name="Table20.A" style:family="table-column">
      <style:table-column-properties style:column-width="1.6771in" style:rel-column-width="18687*"/>
    </style:style>
    <style:style style:name="Table20.B" style:family="table-column">
      <style:table-column-properties style:column-width="4.2042in" style:rel-column-width="46848*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1" style:family="table">
      <style:table-properties style:width="5.8813in" fo:margin-left="0.5146in" fo:margin-right="0.5292in" table:align="margins"/>
    </style:style>
    <style:style style:name="Table21.A" style:family="table-column">
      <style:table-column-properties style:column-width="1.6771in" style:rel-column-width="18687*"/>
    </style:style>
    <style:style style:name="Table21.B" style:family="table-column">
      <style:table-column-properties style:column-width="4.2042in" style:rel-column-width="46848*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2" style:family="table">
      <style:table-properties style:width="5.8813in" fo:margin-left="0.5146in" fo:margin-right="0.5292in" table:align="margins"/>
    </style:style>
    <style:style style:name="Table22.A" style:family="table-column">
      <style:table-column-properties style:column-width="1.6771in" style:rel-column-width="18687*"/>
    </style:style>
    <style:style style:name="Table22.B" style:family="table-column">
      <style:table-column-properties style:column-width="4.2042in" style:rel-column-width="46848*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3" style:family="table">
      <style:table-properties style:width="5.8813in" fo:margin-left="0.5146in" fo:margin-right="0.5292in" table:align="margins"/>
    </style:style>
    <style:style style:name="Table23.A" style:family="table-column">
      <style:table-column-properties style:column-width="1.6771in" style:rel-column-width="18687*"/>
    </style:style>
    <style:style style:name="Table23.B" style:family="table-column">
      <style:table-column-properties style:column-width="4.2042in" style:rel-column-width="46848*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4" style:family="table">
      <style:table-properties style:width="5.8813in" fo:margin-left="0.5146in" fo:margin-right="0.5292in" table:align="margins"/>
    </style:style>
    <style:style style:name="Table24.A" style:family="table-column">
      <style:table-column-properties style:column-width="1.6771in" style:rel-column-width="18687*"/>
    </style:style>
    <style:style style:name="Table24.B" style:family="table-column">
      <style:table-column-properties style:column-width="4.2042in" style:rel-column-width="46848*"/>
    </style:style>
    <style:style style:name="Table24.1" style:family="table-row">
      <style:table-row-properties fo:background-color="#0000ff">
        <style:background-image/>
      </style:table-row-properties>
    </style:style>
    <style:style style:name="Table2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5" style:family="table">
      <style:table-properties style:width="5.8813in" fo:margin-left="0.5146in" fo:margin-right="0.5292in" table:align="margins"/>
    </style:style>
    <style:style style:name="Table25.A" style:family="table-column">
      <style:table-column-properties style:column-width="1.6771in" style:rel-column-width="18687*"/>
    </style:style>
    <style:style style:name="Table25.B" style:family="table-column">
      <style:table-column-properties style:column-width="4.2042in" style:rel-column-width="46848*"/>
    </style:style>
    <style:style style:name="Table25.1" style:family="table-row">
      <style:table-row-properties fo:background-color="#0000ff">
        <style:background-image/>
      </style:table-row-properties>
    </style:style>
    <style:style style:name="Table2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6" style:family="table">
      <style:table-properties style:width="6.1444in" fo:margin-left="0.5146in" fo:margin-right="0.266in" table:align="margins"/>
    </style:style>
    <style:style style:name="Table26.A" style:family="table-column">
      <style:table-column-properties style:column-width="1.6764in" style:rel-column-width="17879*"/>
    </style:style>
    <style:style style:name="Table26.B" style:family="table-column">
      <style:table-column-properties style:column-width="4.4681in" style:rel-column-width="47656*"/>
    </style:style>
    <style:style style:name="Table26.1" style:family="table-row">
      <style:table-row-properties fo:background-color="#0000ff">
        <style:background-image/>
      </style:table-row-properties>
    </style:style>
    <style:style style:name="Table2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7" style:family="table">
      <style:table-properties style:width="6.1444in" fo:margin-left="0.5146in" fo:margin-right="0.266in" table:align="margins"/>
    </style:style>
    <style:style style:name="Table27.A" style:family="table-column">
      <style:table-column-properties style:column-width="1.6764in" style:rel-column-width="17879*"/>
    </style:style>
    <style:style style:name="Table27.B" style:family="table-column">
      <style:table-column-properties style:column-width="4.4681in" style:rel-column-width="47656*"/>
    </style:style>
    <style:style style:name="Table27.1" style:family="table-row">
      <style:table-row-properties fo:background-color="#0000ff">
        <style:background-image/>
      </style:table-row-properties>
    </style:style>
    <style:style style:name="Table2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8" style:family="table">
      <style:table-properties style:width="6.1444in" fo:margin-left="0.5146in" fo:margin-right="0.266in" table:align="margins"/>
    </style:style>
    <style:style style:name="Table28.A" style:family="table-column">
      <style:table-column-properties style:column-width="1.6764in" style:rel-column-width="17879*"/>
    </style:style>
    <style:style style:name="Table28.B" style:family="table-column">
      <style:table-column-properties style:column-width="4.4681in" style:rel-column-width="47656*"/>
    </style:style>
    <style:style style:name="Table28.1" style:family="table-row">
      <style:table-row-properties fo:background-color="#0000ff">
        <style:background-image/>
      </style:table-row-properties>
    </style:style>
    <style:style style:name="Table2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9" style:family="table">
      <style:table-properties style:width="6.1444in" fo:margin-left="0.5146in" fo:margin-right="0.266in" table:align="margins"/>
    </style:style>
    <style:style style:name="Table29.A" style:family="table-column">
      <style:table-column-properties style:column-width="1.6764in" style:rel-column-width="17879*"/>
    </style:style>
    <style:style style:name="Table29.B" style:family="table-column">
      <style:table-column-properties style:column-width="4.4681in" style:rel-column-width="47656*"/>
    </style:style>
    <style:style style:name="Table29.1" style:family="table-row">
      <style:table-row-properties fo:background-color="#0000ff">
        <style:background-image/>
      </style:table-row-properties>
    </style:style>
    <style:style style:name="Table2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9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0" style:family="table">
      <style:table-properties style:width="6.1444in" fo:margin-left="0.5146in" fo:margin-right="0.266in" table:align="margins"/>
    </style:style>
    <style:style style:name="Table30.A" style:family="table-column">
      <style:table-column-properties style:column-width="1.6764in" style:rel-column-width="17879*"/>
    </style:style>
    <style:style style:name="Table30.B" style:family="table-column">
      <style:table-column-properties style:column-width="4.4681in" style:rel-column-width="47656*"/>
    </style:style>
    <style:style style:name="Table30.1" style:family="table-row">
      <style:table-row-properties fo:background-color="#0000ff">
        <style:background-image/>
      </style:table-row-properties>
    </style:style>
    <style:style style:name="Table3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1" style:family="table">
      <style:table-properties style:width="6.1444in" fo:margin-left="0.5146in" fo:margin-right="0.266in" table:align="margins"/>
    </style:style>
    <style:style style:name="Table31.A" style:family="table-column">
      <style:table-column-properties style:column-width="1.6764in" style:rel-column-width="17879*"/>
    </style:style>
    <style:style style:name="Table31.B" style:family="table-column">
      <style:table-column-properties style:column-width="4.4681in" style:rel-column-width="47656*"/>
    </style:style>
    <style:style style:name="Table31.1" style:family="table-row">
      <style:table-row-properties fo:background-color="#0000ff">
        <style:background-image/>
      </style:table-row-properties>
    </style:style>
    <style:style style:name="Table3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 fo:keep-together="always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3" style:family="table-row">
      <style:table-row-properties fo:keep-together="always"/>
    </style:style>
    <style:style style:name="Table7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4" style:family="table-row">
      <style:table-row-properties fo:keep-together="always"/>
    </style:style>
    <style:style style:name="Table7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5" style:family="table-row">
      <style:table-row-properties fo:keep-together="always"/>
    </style:style>
    <style:style style:name="Table7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6" style:family="table-row">
      <style:table-row-properties fo:keep-together="always"/>
    </style:style>
    <style:style style:name="Table7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7" style:family="table-row">
      <style:table-row-properties fo:keep-together="always"/>
    </style:style>
    <style:style style:name="Table7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8" style:family="table-row">
      <style:table-row-properties fo:keep-together="always"/>
    </style:style>
    <style:style style:name="Table7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9" style:family="table-row">
      <style:table-row-properties fo:keep-together="always"/>
    </style:style>
    <style:style style:name="Table7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10" style:family="table-row">
      <style:table-row-properties fo:keep-together="always"/>
    </style:style>
    <style:style style:name="Table7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11" style:family="table-row">
      <style:table-row-properties fo:keep-together="always"/>
    </style:style>
    <style:style style:name="Table7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" style:family="table">
      <style:table-properties style:width="5.8819in" table:align="center"/>
    </style:style>
    <style:style style:name="Table11.A" style:family="table-column">
      <style:table-column-properties style:column-width="1.8625in"/>
    </style:style>
    <style:style style:name="Table11.B" style:family="table-column">
      <style:table-column-properties style:column-width="4.0194in"/>
    </style:style>
    <style:style style:name="Table11.1" style:family="table-row">
      <style:table-row-properties fo:background-color="#0000ff" fo:keep-together="always">
        <style:background-image/>
      </style:table-row-properties>
    </style:style>
    <style:style style:name="Table1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1.2" style:family="table-row">
      <style:table-row-properties fo:keep-together="always"/>
    </style:style>
    <style:style style:name="Table1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3" style:family="table-row">
      <style:table-row-properties fo:keep-together="always"/>
    </style:style>
    <style:style style:name="Table1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4" style:family="table-row">
      <style:table-row-properties fo:keep-together="always"/>
    </style:style>
    <style:style style:name="Table11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5" style:family="table-row">
      <style:table-row-properties fo:keep-together="always"/>
    </style:style>
    <style:style style:name="Table11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6" style:family="table-row">
      <style:table-row-properties fo:keep-together="always"/>
    </style:style>
    <style:style style:name="Table11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7" style:family="table-row">
      <style:table-row-properties fo:keep-together="always"/>
    </style:style>
    <style:style style:name="Table11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8" style:family="table-row">
      <style:table-row-properties fo:keep-together="always"/>
    </style:style>
    <style:style style:name="Table11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9" style:family="table-row">
      <style:table-row-properties fo:keep-together="always"/>
    </style:style>
    <style:style style:name="Table11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10" style:family="table-row">
      <style:table-row-properties fo:keep-together="always"/>
    </style:style>
    <style:style style:name="Table11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11" style:family="table-row">
      <style:table-row-properties fo:keep-together="always"/>
    </style:style>
    <style:style style:name="Table11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12" style:family="table-row">
      <style:table-row-properties fo:keep-together="always"/>
    </style:style>
    <style:style style:name="Table11.B1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in" fo:margin-right="0in" fo:text-indent="0in" style:auto-text-indent="false"/>
    </style:style>
    <style:style style:name="P3" style:family="paragraph" style:parent-style-name="Method_20_Body">
      <style:paragraph-properties fo:margin-left="0in" fo:margin-right="0in" fo:text-indent="0in" style:auto-text-indent="false"/>
      <style:text-properties fo:color="#0000ff"/>
    </style:style>
    <style:style style:name="P4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Monospace1" style:font-size-asian="11pt" style:font-name-complex="Monospace1" style:font-size-complex="11pt"/>
    </style:style>
    <style:style style:name="P5" style:family="paragraph" style:parent-style-name="Method_20_Body">
      <style:paragraph-properties fo:margin-left="0in" fo:margin-right="0in" fo:text-indent="0in" style:auto-text-indent="false"/>
      <style:text-properties officeooo:paragraph-rsid="003bc787"/>
    </style:style>
    <style:style style:name="P6" style:family="paragraph" style:parent-style-name="Method_20_Body">
      <style:paragraph-properties fo:margin-left="0in" fo:margin-right="0in" fo:text-indent="0in" style:auto-text-indent="false"/>
      <style:text-properties officeooo:paragraph-rsid="003e2fc2"/>
    </style:style>
    <style:style style:name="P7" style:family="paragraph" style:parent-style-name="Method_20_Body">
      <style:paragraph-properties fo:margin-left="0in" fo:margin-right="0in" fo:text-indent="0in" style:auto-text-indent="false"/>
      <style:text-properties officeooo:paragraph-rsid="003f95d1"/>
    </style:style>
    <style:style style:name="P8" style:family="paragraph" style:parent-style-name="Method_20_Body">
      <style:paragraph-properties fo:margin-left="0in" fo:margin-right="0in" fo:text-indent="0in" style:auto-text-indent="false"/>
      <style:text-properties officeooo:paragraph-rsid="00408448"/>
    </style:style>
    <style:style style:name="P9" style:family="paragraph" style:parent-style-name="Method_20_Body">
      <style:paragraph-properties fo:margin-left="0in" fo:margin-right="0in" fo:text-indent="0in" style:auto-text-indent="false"/>
      <style:text-properties officeooo:paragraph-rsid="0041bb05"/>
    </style:style>
    <style:style style:name="P10" style:family="paragraph" style:parent-style-name="Method_20_Body">
      <style:paragraph-properties fo:margin-left="0in" fo:margin-right="0in" fo:text-indent="0in" style:auto-text-indent="false"/>
      <style:text-properties officeooo:paragraph-rsid="0043229e"/>
    </style:style>
    <style:style style:name="P11" style:family="paragraph" style:parent-style-name="Method_20_Body">
      <style:paragraph-properties fo:margin-left="0in" fo:margin-right="0in" fo:text-indent="0in" style:auto-text-indent="false"/>
      <style:text-properties officeooo:paragraph-rsid="0044a043"/>
    </style:style>
    <style:style style:name="P12" style:family="paragraph" style:parent-style-name="Method_20_Body">
      <style:paragraph-properties fo:margin-left="0in" fo:margin-right="0in" fo:text-indent="0in" style:auto-text-indent="false"/>
      <style:text-properties officeooo:paragraph-rsid="00474c7f"/>
    </style:style>
    <style:style style:name="P13" style:family="paragraph" style:parent-style-name="Method_20_Body">
      <style:paragraph-properties fo:margin-left="0in" fo:margin-right="0in" fo:text-indent="0in" style:auto-text-indent="false"/>
      <style:text-properties officeooo:paragraph-rsid="0047612e"/>
    </style:style>
    <style:style style:name="P14" style:family="paragraph" style:parent-style-name="Method_20_Body">
      <style:paragraph-properties fo:margin-left="0in" fo:margin-right="0in" fo:text-indent="0in" style:auto-text-indent="false"/>
      <style:text-properties officeooo:paragraph-rsid="00488a73"/>
    </style:style>
    <style:style style:name="P15" style:family="paragraph" style:parent-style-name="Method_20_Body">
      <style:paragraph-properties fo:margin-left="0in" fo:margin-right="0in" fo:text-indent="0in" style:auto-text-indent="false"/>
      <style:text-properties officeooo:paragraph-rsid="0048b683"/>
    </style:style>
    <style:style style:name="P16" style:family="paragraph" style:parent-style-name="Method_20_Body">
      <style:paragraph-properties fo:margin-left="0in" fo:margin-right="0in" fo:text-indent="0in" style:auto-text-indent="false"/>
      <style:text-properties officeooo:paragraph-rsid="004959d5"/>
    </style:style>
    <style:style style:name="P17" style:family="paragraph" style:parent-style-name="Method_20_Body">
      <style:paragraph-properties fo:margin-left="0in" fo:margin-right="0in" fo:text-indent="0in" style:auto-text-indent="false"/>
      <style:text-properties officeooo:paragraph-rsid="004a9de6"/>
    </style:style>
    <style:style style:name="P18" style:family="paragraph" style:parent-style-name="Method_20_Body">
      <style:paragraph-properties fo:margin-left="0in" fo:margin-right="0in" fo:text-indent="0in" style:auto-text-indent="false"/>
      <style:text-properties officeooo:paragraph-rsid="004d3ef3"/>
    </style:style>
    <style:style style:name="P19" style:family="paragraph" style:parent-style-name="Method_20_Body">
      <style:paragraph-properties fo:margin-left="0in" fo:margin-right="0in" fo:text-indent="0in" style:auto-text-indent="false"/>
      <style:text-properties officeooo:paragraph-rsid="004f3e21"/>
    </style:style>
    <style:style style:name="P20" style:family="paragraph" style:parent-style-name="Method_20_Body">
      <style:paragraph-properties fo:margin-left="0in" fo:margin-right="0in" fo:text-indent="0in" style:auto-text-indent="false"/>
      <style:text-properties officeooo:paragraph-rsid="004fa2e0"/>
    </style:style>
    <style:style style:name="P21" style:family="paragraph" style:parent-style-name="Method_20_Body">
      <style:paragraph-properties fo:margin-left="0in" fo:margin-right="0in" fo:text-indent="0in" style:auto-text-indent="false"/>
      <style:text-properties officeooo:paragraph-rsid="00526e22"/>
    </style:style>
    <style:style style:name="P22" style:family="paragraph" style:parent-style-name="Method_20_Body">
      <style:paragraph-properties fo:margin-left="0in" fo:margin-right="0in" fo:text-indent="0in" style:auto-text-indent="false"/>
      <style:text-properties officeooo:paragraph-rsid="0056bc9d"/>
    </style:style>
    <style:style style:name="P23" style:family="paragraph" style:parent-style-name="Method_20_Body">
      <style:paragraph-properties fo:margin-left="0in" fo:margin-right="0in" fo:text-indent="0in" style:auto-text-indent="false"/>
      <style:text-properties officeooo:paragraph-rsid="0057605d"/>
    </style:style>
    <style:style style:name="P24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25" style:family="paragraph" style:parent-style-name="Method_20_Code_20_Listing">
      <style:text-properties fo:color="#000080"/>
    </style:style>
    <style:style style:name="P26" style:family="paragraph" style:parent-style-name="Method_20_Code_20_Listing">
      <style:text-properties fo:color="#000080" officeooo:paragraph-rsid="003d9199"/>
    </style:style>
    <style:style style:name="P27" style:family="paragraph" style:parent-style-name="Method_20_Code_20_Listing">
      <style:text-properties fo:color="#000080" officeooo:paragraph-rsid="003e2fc2"/>
    </style:style>
    <style:style style:name="P28" style:family="paragraph" style:parent-style-name="Method_20_Code_20_Listing">
      <style:text-properties fo:color="#000080" officeooo:paragraph-rsid="004fa2e0"/>
    </style:style>
    <style:style style:name="P29" style:family="paragraph" style:parent-style-name="Method_20_Code_20_Listing">
      <style:text-properties fo:color="#000080" officeooo:paragraph-rsid="0057605d"/>
    </style:style>
    <style:style style:name="P30" style:family="paragraph" style:parent-style-name="Method_20_Code_20_Listing">
      <style:text-properties fo:color="#0000ff"/>
    </style:style>
    <style:style style:name="P31" style:family="paragraph" style:parent-style-name="Code_20_Listing">
      <style:text-properties fo:color="#000080"/>
    </style:style>
    <style:style style:name="P3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3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cc0000" fo:font-size="11pt" fo:font-weight="bold" fo:background-color="transparent" style:font-size-asian="11pt" style:font-weight-asian="bold" style:font-size-complex="11pt" style:font-weight-complex="bold"/>
    </style:style>
    <style:style style:name="P38" style:family="paragraph" style:parent-style-name="Method_20_Body">
      <style:paragraph-properties fo:margin-left="0.4925in" fo:margin-right="0in" fo:text-indent="0in" style:auto-text-indent="false"/>
    </style:style>
    <style:style style:name="P39" style:family="paragraph" style:parent-style-name="Method_20_Body">
      <style:paragraph-properties fo:margin-left="0.4925in" fo:margin-right="0in" fo:text-indent="0in" style:auto-text-indent="false"/>
      <style:text-properties fo:color="#0000ff"/>
    </style:style>
    <style:style style:name="P40" style:family="paragraph" style:parent-style-name="Method_20_Body">
      <style:paragraph-properties fo:margin-left="0.9846in" fo:margin-right="0in" fo:text-indent="0in" style:auto-text-indent="false"/>
    </style:style>
    <style:style style:name="P41" style:family="paragraph" style:parent-style-name="Method_20_Body">
      <style:paragraph-properties fo:margin-left="0.9846in" fo:margin-right="0in" fo:text-indent="0in" style:auto-text-indent="false"/>
      <style:text-properties fo:color="#0000ff"/>
    </style:style>
    <style:style style:name="P42" style:family="paragraph" style:parent-style-name="Method_20_Body">
      <style:paragraph-properties fo:margin-left="0.9846in" fo:margin-right="0in" fo:text-indent="0in" style:auto-text-indent="false"/>
      <style:text-properties fo:color="#0000ff" style:font-name="DejaVu Serif2" fo:font-size="11pt" style:font-name-asian="Monospace1" style:font-size-asian="11pt" style:font-name-complex="Monospace1" style:font-size-complex="11pt"/>
    </style:style>
    <style:style style:name="P43" style:family="paragraph" style:parent-style-name="Method_20_Body">
      <style:paragraph-properties fo:margin-left="0.9846in" fo:margin-right="0in" fo:text-indent="0in" style:auto-text-indent="false"/>
      <style:text-properties fo:font-weight="bold" style:font-weight-asian="bold" style:font-weight-complex="bold"/>
    </style:style>
    <style:style style:name="P44" style:family="paragraph" style:parent-style-name="Method_20_Code_20_Listing">
      <style:paragraph-properties fo:break-before="page"/>
      <style:text-properties fo:color="#000080"/>
    </style:style>
    <style:style style:name="P45" style:family="paragraph" style:parent-style-name="Code_20_Listing">
      <style:paragraph-properties fo:break-before="page"/>
      <style:text-properties fo:color="#000080"/>
    </style:style>
    <style:style style:name="P46" style:family="paragraph" style:parent-style-name="Method_20_Body">
      <style:paragraph-properties fo:margin-left="1.4772in" fo:margin-right="0in" fo:text-indent="0in" style:auto-text-indent="false"/>
    </style:style>
    <style:style style:name="P47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48" style:family="paragraph" style:parent-style-name="Method_20_Body">
      <style:text-properties fo:color="#0000ff"/>
    </style:style>
    <style:style style:name="P49" style:family="paragraph" style:parent-style-name="Method_20_Body">
      <style:text-properties fo:color="#0000ff" style:font-name="DejaVu Serif2" fo:font-size="11pt" style:font-name-asian="Monospace1" style:font-size-asian="11pt" style:font-name-complex="Monospace1" style:font-size-complex="11pt"/>
    </style:style>
    <style:style style:name="P50" style:family="paragraph" style:parent-style-name="Method_20_Body">
      <style:text-properties fo:font-weight="bold" officeooo:paragraph-rsid="001f92ea" style:font-weight-asian="bold" style:font-weight-complex="bold"/>
    </style:style>
    <style:style style:name="P51" style:family="paragraph" style:parent-style-name="Method_20_Body">
      <style:text-properties fo:font-weight="bold" officeooo:paragraph-rsid="0022890b" style:font-weight-asian="bold" style:font-weight-complex="bold"/>
    </style:style>
    <style:style style:name="P52" style:family="paragraph" style:parent-style-name="Method_20_Body">
      <style:text-properties fo:font-weight="bold" officeooo:paragraph-rsid="0024bcd9" style:font-weight-asian="bold" style:font-weight-complex="bold"/>
    </style:style>
    <style:style style:name="P53" style:family="paragraph" style:parent-style-name="Method_20_Body">
      <style:text-properties fo:font-weight="bold" officeooo:paragraph-rsid="0027b0be" style:font-weight-asian="bold" style:font-weight-complex="bold"/>
    </style:style>
    <style:style style:name="P54" style:family="paragraph" style:parent-style-name="Method_20_Body">
      <style:text-properties fo:font-weight="bold" officeooo:paragraph-rsid="002aa116" style:font-weight-asian="bold" style:font-weight-complex="bold"/>
    </style:style>
    <style:style style:name="P55" style:family="paragraph" style:parent-style-name="Method_20_Body">
      <style:text-properties fo:font-weight="bold" officeooo:paragraph-rsid="002c67b9" style:font-weight-asian="bold" style:font-weight-complex="bold"/>
    </style:style>
    <style:style style:name="P56" style:family="paragraph" style:parent-style-name="Method_20_Body">
      <style:text-properties fo:font-weight="bold" officeooo:paragraph-rsid="003254c3" style:font-weight-asian="bold" style:font-weight-complex="bold"/>
    </style:style>
    <style:style style:name="P57" style:family="paragraph" style:parent-style-name="Method_20_Body">
      <style:text-properties fo:font-weight="bold" officeooo:paragraph-rsid="0035f1d1" style:font-weight-asian="bold" style:font-weight-complex="bold"/>
    </style:style>
    <style:style style:name="P58" style:family="paragraph" style:parent-style-name="Method_20_Body">
      <style:text-properties fo:font-weight="bold" officeooo:paragraph-rsid="003bc787" style:font-weight-asian="bold" style:font-weight-complex="bold"/>
    </style:style>
    <style:style style:name="P59" style:family="paragraph" style:parent-style-name="Method_20_Body">
      <style:text-properties fo:font-weight="bold" officeooo:paragraph-rsid="003ca766" style:font-weight-asian="bold" style:font-weight-complex="bold"/>
    </style:style>
    <style:style style:name="P60" style:family="paragraph" style:parent-style-name="Method_20_Body">
      <style:text-properties fo:font-weight="bold" officeooo:paragraph-rsid="003d9199" style:font-weight-asian="bold" style:font-weight-complex="bold"/>
    </style:style>
    <style:style style:name="P61" style:family="paragraph" style:parent-style-name="Method_20_Body">
      <style:text-properties fo:font-weight="bold" officeooo:paragraph-rsid="003e2fc2" style:font-weight-asian="bold" style:font-weight-complex="bold"/>
    </style:style>
    <style:style style:name="P62" style:family="paragraph" style:parent-style-name="Method_20_Body">
      <style:text-properties fo:font-weight="bold" officeooo:paragraph-rsid="003f95d1" style:font-weight-asian="bold" style:font-weight-complex="bold"/>
    </style:style>
    <style:style style:name="P63" style:family="paragraph" style:parent-style-name="Method_20_Body">
      <style:text-properties fo:font-weight="bold" officeooo:paragraph-rsid="00408448" style:font-weight-asian="bold" style:font-weight-complex="bold"/>
    </style:style>
    <style:style style:name="P64" style:family="paragraph" style:parent-style-name="Method_20_Body">
      <style:text-properties fo:font-weight="bold" officeooo:paragraph-rsid="0041bb05" style:font-weight-asian="bold" style:font-weight-complex="bold"/>
    </style:style>
    <style:style style:name="P65" style:family="paragraph" style:parent-style-name="Method_20_Body">
      <style:text-properties fo:font-weight="bold" officeooo:paragraph-rsid="0043229e" style:font-weight-asian="bold" style:font-weight-complex="bold"/>
    </style:style>
    <style:style style:name="P66" style:family="paragraph" style:parent-style-name="Method_20_Body">
      <style:text-properties fo:font-weight="bold" officeooo:paragraph-rsid="0044a043" style:font-weight-asian="bold" style:font-weight-complex="bold"/>
    </style:style>
    <style:style style:name="P67" style:family="paragraph" style:parent-style-name="Method_20_Body">
      <style:text-properties fo:font-weight="bold" officeooo:paragraph-rsid="00474c7f" style:font-weight-asian="bold" style:font-weight-complex="bold"/>
    </style:style>
    <style:style style:name="P68" style:family="paragraph" style:parent-style-name="Method_20_Body">
      <style:text-properties fo:font-weight="bold" officeooo:paragraph-rsid="0047612e" style:font-weight-asian="bold" style:font-weight-complex="bold"/>
    </style:style>
    <style:style style:name="P69" style:family="paragraph" style:parent-style-name="Method_20_Body">
      <style:text-properties fo:font-weight="bold" officeooo:paragraph-rsid="00488a73" style:font-weight-asian="bold" style:font-weight-complex="bold"/>
    </style:style>
    <style:style style:name="P70" style:family="paragraph" style:parent-style-name="Method_20_Body">
      <style:text-properties fo:font-weight="bold" officeooo:paragraph-rsid="0048b683" style:font-weight-asian="bold" style:font-weight-complex="bold"/>
    </style:style>
    <style:style style:name="P71" style:family="paragraph" style:parent-style-name="Method_20_Body">
      <style:text-properties fo:font-weight="bold" officeooo:paragraph-rsid="004959d5" style:font-weight-asian="bold" style:font-weight-complex="bold"/>
    </style:style>
    <style:style style:name="P72" style:family="paragraph" style:parent-style-name="Method_20_Body">
      <style:text-properties fo:font-weight="bold" officeooo:paragraph-rsid="004a9de6" style:font-weight-asian="bold" style:font-weight-complex="bold"/>
    </style:style>
    <style:style style:name="P73" style:family="paragraph" style:parent-style-name="Method_20_Body">
      <style:text-properties fo:font-weight="bold" officeooo:paragraph-rsid="004d3ef3" style:font-weight-asian="bold" style:font-weight-complex="bold"/>
    </style:style>
    <style:style style:name="P74" style:family="paragraph" style:parent-style-name="Method_20_Body">
      <style:text-properties fo:font-weight="bold" officeooo:paragraph-rsid="004f3e21" style:font-weight-asian="bold" style:font-weight-complex="bold"/>
    </style:style>
    <style:style style:name="P75" style:family="paragraph" style:parent-style-name="Method_20_Body">
      <style:text-properties fo:font-weight="bold" officeooo:paragraph-rsid="004fa2e0" style:font-weight-asian="bold" style:font-weight-complex="bold"/>
    </style:style>
    <style:style style:name="P76" style:family="paragraph" style:parent-style-name="Method_20_Body">
      <style:text-properties fo:font-weight="bold" officeooo:paragraph-rsid="00526e22" style:font-weight-asian="bold" style:font-weight-complex="bold"/>
    </style:style>
    <style:style style:name="P77" style:family="paragraph" style:parent-style-name="Method_20_Body">
      <style:text-properties fo:font-weight="bold" officeooo:paragraph-rsid="0056bc9d" style:font-weight-asian="bold" style:font-weight-complex="bold"/>
    </style:style>
    <style:style style:name="P78" style:family="paragraph" style:parent-style-name="Method_20_Body">
      <style:text-properties fo:font-weight="bold" officeooo:paragraph-rsid="0057605d" style:font-weight-asian="bold" style:font-weight-complex="bold"/>
    </style:style>
    <style:style style:name="P79" style:family="paragraph" style:parent-style-name="Method_20_Body">
      <style:text-properties fo:font-weight="bold" officeooo:paragraph-rsid="0059b1a2" style:font-weight-asian="bold" style:font-weight-complex="bold"/>
    </style:style>
    <style:style style:name="P80" style:family="paragraph" style:parent-style-name="Method_20_Body">
      <style:text-properties fo:font-weight="bold" officeooo:paragraph-rsid="005a611f" style:font-weight-asian="bold" style:font-weight-complex="bold"/>
    </style:style>
    <style:style style:name="P81" style:family="paragraph" style:parent-style-name="Method_20_Body">
      <style:text-properties officeooo:paragraph-rsid="001f92ea"/>
    </style:style>
    <style:style style:name="P82" style:family="paragraph" style:parent-style-name="Method_20_Body">
      <style:text-properties officeooo:paragraph-rsid="0022890b"/>
    </style:style>
    <style:style style:name="P83" style:family="paragraph" style:parent-style-name="Method_20_Body">
      <style:text-properties officeooo:paragraph-rsid="0024bcd9"/>
    </style:style>
    <style:style style:name="P84" style:family="paragraph" style:parent-style-name="Method_20_Body">
      <style:text-properties officeooo:paragraph-rsid="0027b0be"/>
    </style:style>
    <style:style style:name="P85" style:family="paragraph" style:parent-style-name="Method_20_Body">
      <style:text-properties officeooo:paragraph-rsid="002aa116"/>
    </style:style>
    <style:style style:name="P86" style:family="paragraph" style:parent-style-name="Method_20_Body">
      <style:text-properties officeooo:paragraph-rsid="002c67b9"/>
    </style:style>
    <style:style style:name="P87" style:family="paragraph" style:parent-style-name="Method_20_Body">
      <style:text-properties officeooo:paragraph-rsid="003254c3"/>
    </style:style>
    <style:style style:name="P88" style:family="paragraph" style:parent-style-name="Method_20_Body">
      <style:text-properties officeooo:paragraph-rsid="0035f1d1"/>
    </style:style>
    <style:style style:name="P89" style:family="paragraph" style:parent-style-name="Method_20_Body">
      <style:text-properties officeooo:paragraph-rsid="003bc787"/>
    </style:style>
    <style:style style:name="P90" style:family="paragraph" style:parent-style-name="Method_20_Body">
      <style:text-properties officeooo:paragraph-rsid="003ca766"/>
    </style:style>
    <style:style style:name="P91" style:family="paragraph" style:parent-style-name="Method_20_Body">
      <style:text-properties officeooo:paragraph-rsid="003d9199"/>
    </style:style>
    <style:style style:name="P92" style:family="paragraph" style:parent-style-name="Method_20_Body">
      <style:text-properties officeooo:paragraph-rsid="003e2fc2"/>
    </style:style>
    <style:style style:name="P93" style:family="paragraph" style:parent-style-name="Method_20_Body">
      <style:text-properties officeooo:paragraph-rsid="003f95d1"/>
    </style:style>
    <style:style style:name="P94" style:family="paragraph" style:parent-style-name="Method_20_Body">
      <style:text-properties officeooo:paragraph-rsid="00408448"/>
    </style:style>
    <style:style style:name="P95" style:family="paragraph" style:parent-style-name="Method_20_Body">
      <style:text-properties officeooo:paragraph-rsid="0041bb05"/>
    </style:style>
    <style:style style:name="P96" style:family="paragraph" style:parent-style-name="Method_20_Body">
      <style:text-properties officeooo:paragraph-rsid="0043229e"/>
    </style:style>
    <style:style style:name="P97" style:family="paragraph" style:parent-style-name="Method_20_Body">
      <style:text-properties officeooo:paragraph-rsid="0044a043"/>
    </style:style>
    <style:style style:name="P98" style:family="paragraph" style:parent-style-name="Method_20_Body">
      <style:text-properties officeooo:paragraph-rsid="00474c7f"/>
    </style:style>
    <style:style style:name="P99" style:family="paragraph" style:parent-style-name="Method_20_Body">
      <style:text-properties officeooo:paragraph-rsid="0047612e"/>
    </style:style>
    <style:style style:name="P100" style:family="paragraph" style:parent-style-name="Method_20_Body">
      <style:text-properties officeooo:paragraph-rsid="00488a73"/>
    </style:style>
    <style:style style:name="P101" style:family="paragraph" style:parent-style-name="Method_20_Body">
      <style:text-properties officeooo:paragraph-rsid="0048b683"/>
    </style:style>
    <style:style style:name="P102" style:family="paragraph" style:parent-style-name="Method_20_Body">
      <style:text-properties officeooo:paragraph-rsid="004959d5"/>
    </style:style>
    <style:style style:name="P103" style:family="paragraph" style:parent-style-name="Method_20_Body">
      <style:text-properties officeooo:paragraph-rsid="004a9de6"/>
    </style:style>
    <style:style style:name="P104" style:family="paragraph" style:parent-style-name="Method_20_Body">
      <style:text-properties officeooo:paragraph-rsid="004d3ef3"/>
    </style:style>
    <style:style style:name="P105" style:family="paragraph" style:parent-style-name="Method_20_Body">
      <style:text-properties officeooo:paragraph-rsid="004f3e21"/>
    </style:style>
    <style:style style:name="P106" style:family="paragraph" style:parent-style-name="Method_20_Body">
      <style:text-properties officeooo:paragraph-rsid="004fa2e0"/>
    </style:style>
    <style:style style:name="P107" style:family="paragraph" style:parent-style-name="Method_20_Body">
      <style:text-properties officeooo:paragraph-rsid="0056bc9d"/>
    </style:style>
    <style:style style:name="P108" style:family="paragraph" style:parent-style-name="Method_20_Body">
      <style:text-properties officeooo:paragraph-rsid="0057605d"/>
    </style:style>
    <style:style style:name="P109" style:family="paragraph" style:parent-style-name="Method_20_Body">
      <style:text-properties officeooo:paragraph-rsid="0059b1a2"/>
    </style:style>
    <style:style style:name="P110" style:family="paragraph" style:parent-style-name="Method_20_Body">
      <style:text-properties officeooo:paragraph-rsid="005a611f"/>
    </style:style>
    <style:style style:name="P111" style:family="paragraph" style:parent-style-name="Method_20_Body">
      <style:text-properties fo:color="#000080" officeooo:paragraph-rsid="0022890b"/>
    </style:style>
    <style:style style:name="P112" style:family="paragraph" style:parent-style-name="Method_20_Body">
      <style:text-properties fo:color="#000080" officeooo:paragraph-rsid="0024bcd9"/>
    </style:style>
    <style:style style:name="P113" style:family="paragraph" style:parent-style-name="Method_20_Body">
      <style:text-properties fo:color="#000080" officeooo:paragraph-rsid="0027b0be"/>
    </style:style>
    <style:style style:name="P114" style:family="paragraph" style:parent-style-name="Method_20_Body">
      <style:text-properties fo:color="#000080" officeooo:paragraph-rsid="002aa116"/>
    </style:style>
    <style:style style:name="P115" style:family="paragraph" style:parent-style-name="Method_20_Body">
      <style:text-properties fo:color="#000080" officeooo:paragraph-rsid="002c67b9"/>
    </style:style>
    <style:style style:name="P116" style:family="paragraph" style:parent-style-name="Method_20_Body">
      <style:text-properties fo:color="#000080" officeooo:paragraph-rsid="003254c3"/>
    </style:style>
    <style:style style:name="P117" style:family="paragraph" style:parent-style-name="Method_20_Body">
      <style:text-properties fo:color="#000080" officeooo:paragraph-rsid="0035f1d1"/>
    </style:style>
    <style:style style:name="P118" style:family="paragraph" style:parent-style-name="Method_20_Body">
      <style:text-properties fo:color="#000080" officeooo:paragraph-rsid="003bc787"/>
    </style:style>
    <style:style style:name="P119" style:family="paragraph" style:parent-style-name="Method_20_Body">
      <style:text-properties fo:color="#000080" officeooo:paragraph-rsid="003ca766"/>
    </style:style>
    <style:style style:name="P120" style:family="paragraph" style:parent-style-name="Method_20_Body">
      <style:text-properties fo:color="#000080" officeooo:paragraph-rsid="003d9199"/>
    </style:style>
    <style:style style:name="P121" style:family="paragraph" style:parent-style-name="Method_20_Body">
      <style:text-properties fo:color="#000080" officeooo:paragraph-rsid="003e2fc2"/>
    </style:style>
    <style:style style:name="P122" style:family="paragraph" style:parent-style-name="Method_20_Body">
      <style:text-properties fo:color="#000080" officeooo:paragraph-rsid="003f95d1"/>
    </style:style>
    <style:style style:name="P123" style:family="paragraph" style:parent-style-name="Method_20_Body">
      <style:text-properties fo:color="#000080" officeooo:paragraph-rsid="00408448"/>
    </style:style>
    <style:style style:name="P124" style:family="paragraph" style:parent-style-name="Method_20_Body">
      <style:text-properties fo:color="#000080" officeooo:paragraph-rsid="0041bb05"/>
    </style:style>
    <style:style style:name="P125" style:family="paragraph" style:parent-style-name="Method_20_Body">
      <style:text-properties fo:color="#000080" officeooo:paragraph-rsid="0043229e"/>
    </style:style>
    <style:style style:name="P126" style:family="paragraph" style:parent-style-name="Method_20_Body">
      <style:text-properties fo:color="#000080" officeooo:paragraph-rsid="0044a043"/>
    </style:style>
    <style:style style:name="P127" style:family="paragraph" style:parent-style-name="Method_20_Body">
      <style:text-properties fo:color="#000080" officeooo:paragraph-rsid="00474c7f"/>
    </style:style>
    <style:style style:name="P128" style:family="paragraph" style:parent-style-name="Method_20_Body">
      <style:text-properties fo:color="#000080" officeooo:paragraph-rsid="0047612e"/>
    </style:style>
    <style:style style:name="P129" style:family="paragraph" style:parent-style-name="Method_20_Body">
      <style:text-properties fo:color="#000080" officeooo:paragraph-rsid="00488a73"/>
    </style:style>
    <style:style style:name="P130" style:family="paragraph" style:parent-style-name="Method_20_Body">
      <style:text-properties fo:color="#000080" officeooo:paragraph-rsid="004a9de6"/>
    </style:style>
    <style:style style:name="P131" style:family="paragraph" style:parent-style-name="Method_20_Body">
      <style:text-properties fo:color="#000080" officeooo:paragraph-rsid="004d3ef3"/>
    </style:style>
    <style:style style:name="P132" style:family="paragraph" style:parent-style-name="Method_20_Body">
      <style:text-properties fo:color="#000080" officeooo:paragraph-rsid="004f3e21"/>
    </style:style>
    <style:style style:name="P133" style:family="paragraph" style:parent-style-name="Method_20_Body">
      <style:text-properties fo:color="#000080" officeooo:paragraph-rsid="004fa2e0"/>
    </style:style>
    <style:style style:name="P134" style:family="paragraph" style:parent-style-name="Method_20_Body">
      <style:text-properties fo:color="#000080" officeooo:paragraph-rsid="00526e22"/>
    </style:style>
    <style:style style:name="P135" style:family="paragraph" style:parent-style-name="Method_20_Body">
      <style:text-properties fo:color="#000080" officeooo:paragraph-rsid="0059b1a2"/>
    </style:style>
    <style:style style:name="P136" style:family="paragraph" style:parent-style-name="Method_20_Body">
      <style:text-properties fo:color="#000080" officeooo:paragraph-rsid="005a611f"/>
    </style:style>
    <style:style style:name="P137" style:family="paragraph" style:parent-style-name="Method_20_Body">
      <style:text-properties officeooo:paragraph-rsid="0032e6a4"/>
    </style:style>
    <style:style style:name="P138" style:family="paragraph" style:parent-style-name="Method_20_Body">
      <style:text-properties officeooo:rsid="0044a043" officeooo:paragraph-rsid="0044a043"/>
    </style:style>
    <style:style style:name="P139" style:family="paragraph" style:parent-style-name="Method_20_Body">
      <style:text-properties officeooo:paragraph-rsid="00526e22"/>
    </style:style>
    <style:style style:name="P140" style:family="paragraph" style:parent-style-name="Method_20_Body">
      <style:text-properties officeooo:paragraph-rsid="005a6563"/>
    </style:style>
    <style:style style:name="P141" style:family="paragraph" style:parent-style-name="Method_20_Body">
      <style:text-properties officeooo:paragraph-rsid="005b5784"/>
    </style:style>
    <style:style style:name="P142" style:family="paragraph" style:parent-style-name="Method_20_Body">
      <style:text-properties officeooo:rsid="005b5784" officeooo:paragraph-rsid="005b5784"/>
    </style:style>
    <style:style style:name="P143" style:family="paragraph" style:parent-style-name="Method_20_Body">
      <style:text-properties officeooo:paragraph-rsid="005d3a18"/>
    </style:style>
    <style:style style:name="P144" style:family="paragraph" style:parent-style-name="Method_20_Body">
      <style:text-properties fo:font-weight="normal" officeooo:paragraph-rsid="003bc787" style:font-weight-asian="normal" style:font-weight-complex="normal"/>
    </style:style>
    <style:style style:name="P145" style:family="paragraph" style:parent-style-name="Method_20_Body">
      <style:paragraph-properties fo:margin-left="1.9693in" fo:margin-right="0in" fo:text-indent="0in" style:auto-text-indent="false"/>
    </style:style>
    <style:style style:name="P146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47" style:family="paragraph" style:parent-style-name="Standard" style:list-style-name="L1"/>
    <style:style style:name="P148" style:family="paragraph" style:parent-style-name="Standard">
      <style:text-properties officeooo:paragraph-rsid="005ebd71"/>
    </style:style>
    <style:style style:name="P149" style:family="paragraph" style:parent-style-name="Standard">
      <style:text-properties officeooo:paragraph-rsid="0060f5fe"/>
    </style:style>
    <style:style style:name="P150" style:family="paragraph" style:parent-style-name="Standard" style:list-style-name="L1">
      <style:text-properties officeooo:rsid="0063d4d8" officeooo:paragraph-rsid="0063d4d8"/>
    </style:style>
    <style:style style:name="P151" style:family="paragraph" style:parent-style-name="Criteria_20_Body" style:list-style-name="L1"/>
    <style:style style:name="P152" style:family="paragraph" style:parent-style-name="Coding_20_Title">
      <style:paragraph-properties fo:break-before="page"/>
    </style:style>
    <style:style style:name="P153" style:family="paragraph" style:parent-style-name="Method_20_Title">
      <style:paragraph-properties fo:break-before="page"/>
    </style:style>
    <style:style style:name="P154" style:family="paragraph" style:parent-style-name="Method_20_Body">
      <style:text-properties fo:font-weight="bold" style:font-weight-asian="bold" style:font-weight-complex="bold"/>
    </style:style>
    <style:style style:name="P155" style:family="paragraph" style:parent-style-name="Method_20_Body">
      <style:text-properties fo:font-weight="bold" officeooo:paragraph-rsid="005b5784" style:font-weight-asian="bold" style:font-weight-complex="bold"/>
    </style:style>
    <style:style style:name="P156" style:family="paragraph" style:parent-style-name="Method_20_Body">
      <style:text-properties fo:font-weight="bold" officeooo:paragraph-rsid="005d3a18" style:font-weight-asian="bold" style:font-weight-complex="bold"/>
    </style:style>
    <style:style style:name="P157" style:family="paragraph" style:parent-style-name="Method_20_Body">
      <style:text-properties fo:font-weight="bold" officeooo:paragraph-rsid="0035f1d1" style:font-weight-asian="bold" style:font-weight-complex="bold"/>
    </style:style>
    <style:style style:name="P158" style:family="paragraph" style:parent-style-name="Method_20_Body">
      <style:text-properties fo:font-weight="bold" officeooo:paragraph-rsid="003d9199" style:font-weight-asian="bold" style:font-weight-complex="bold"/>
    </style:style>
    <style:style style:name="P159" style:family="paragraph" style:parent-style-name="Method_20_Body">
      <style:text-properties fo:font-weight="bold" officeooo:paragraph-rsid="003254c3" style:font-weight-asian="bold" style:font-weight-complex="bold"/>
    </style:style>
    <style:style style:name="P160" style:family="paragraph" style:parent-style-name="Method_20_Body">
      <style:text-properties fo:font-weight="bold" officeooo:paragraph-rsid="003ca766" style:font-weight-asian="bold" style:font-weight-complex="bold"/>
    </style:style>
    <style:style style:name="P161" style:family="paragraph" style:parent-style-name="Method_20_Body">
      <style:text-properties fo:font-weight="bold" officeooo:paragraph-rsid="003bc787" style:font-weight-asian="bold" style:font-weight-complex="bold"/>
    </style:style>
    <style:style style:name="P162" style:family="paragraph" style:parent-style-name="Method_20_Body">
      <style:text-properties fo:font-weight="bold" officeooo:paragraph-rsid="003e2fc2" style:font-weight-asian="bold" style:font-weight-complex="bold"/>
    </style:style>
    <style:style style:name="P163" style:family="paragraph" style:parent-style-name="Method_20_Body">
      <style:text-properties fo:font-weight="bold" officeooo:paragraph-rsid="003f95d1" style:font-weight-asian="bold" style:font-weight-complex="bold"/>
    </style:style>
    <style:style style:name="P164" style:family="paragraph" style:parent-style-name="Method_20_Body">
      <style:text-properties fo:font-weight="bold" officeooo:paragraph-rsid="00408448" style:font-weight-asian="bold" style:font-weight-complex="bold"/>
    </style:style>
    <style:style style:name="P165" style:family="paragraph" style:parent-style-name="Method_20_Body">
      <style:text-properties fo:font-weight="bold" officeooo:paragraph-rsid="0041bb05" style:font-weight-asian="bold" style:font-weight-complex="bold"/>
    </style:style>
    <style:style style:name="P166" style:family="paragraph" style:parent-style-name="Method_20_Body">
      <style:text-properties fo:font-weight="bold" officeooo:paragraph-rsid="0043229e" style:font-weight-asian="bold" style:font-weight-complex="bold"/>
    </style:style>
    <style:style style:name="P167" style:family="paragraph" style:parent-style-name="Method_20_Body">
      <style:text-properties fo:font-weight="bold" officeooo:paragraph-rsid="0044a043" style:font-weight-asian="bold" style:font-weight-complex="bold"/>
    </style:style>
    <style:style style:name="P168" style:family="paragraph" style:parent-style-name="Method_20_Body">
      <style:text-properties fo:font-weight="bold" officeooo:paragraph-rsid="00474c7f" style:font-weight-asian="bold" style:font-weight-complex="bold"/>
    </style:style>
    <style:style style:name="P169" style:family="paragraph" style:parent-style-name="Method_20_Body">
      <style:text-properties fo:font-weight="bold" officeooo:paragraph-rsid="0047612e" style:font-weight-asian="bold" style:font-weight-complex="bold"/>
    </style:style>
    <style:style style:name="P170" style:family="paragraph" style:parent-style-name="Method_20_Body">
      <style:text-properties fo:font-weight="bold" officeooo:paragraph-rsid="00488a73" style:font-weight-asian="bold" style:font-weight-complex="bold"/>
    </style:style>
    <style:style style:name="P171" style:family="paragraph" style:parent-style-name="Method_20_Body">
      <style:text-properties fo:font-weight="bold" officeooo:paragraph-rsid="0048b683" style:font-weight-asian="bold" style:font-weight-complex="bold"/>
    </style:style>
    <style:style style:name="P172" style:family="paragraph" style:parent-style-name="Method_20_Body">
      <style:text-properties fo:font-weight="bold" officeooo:paragraph-rsid="004959d5" style:font-weight-asian="bold" style:font-weight-complex="bold"/>
    </style:style>
    <style:style style:name="P173" style:family="paragraph" style:parent-style-name="Method_20_Body">
      <style:text-properties fo:font-weight="bold" officeooo:paragraph-rsid="004a9de6" style:font-weight-asian="bold" style:font-weight-complex="bold"/>
    </style:style>
    <style:style style:name="P174" style:family="paragraph" style:parent-style-name="Method_20_Body">
      <style:text-properties fo:font-weight="bold" officeooo:paragraph-rsid="004d3ef3" style:font-weight-asian="bold" style:font-weight-complex="bold"/>
    </style:style>
    <style:style style:name="P175" style:family="paragraph" style:parent-style-name="Method_20_Body">
      <style:text-properties fo:font-weight="bold" officeooo:paragraph-rsid="004f3e21" style:font-weight-asian="bold" style:font-weight-complex="bold"/>
    </style:style>
    <style:style style:name="P176" style:family="paragraph" style:parent-style-name="Method_20_Body">
      <style:text-properties fo:font-weight="bold" officeooo:paragraph-rsid="004fa2e0" style:font-weight-asian="bold" style:font-weight-complex="bold"/>
    </style:style>
    <style:style style:name="P177" style:family="paragraph" style:parent-style-name="Method_20_Body">
      <style:text-properties fo:font-weight="bold" officeooo:paragraph-rsid="00526e22" style:font-weight-asian="bold" style:font-weight-complex="bold"/>
    </style:style>
    <style:style style:name="P178" style:family="paragraph" style:parent-style-name="Method_20_Body">
      <style:text-properties fo:font-weight="bold" officeooo:paragraph-rsid="0056bc9d" style:font-weight-asian="bold" style:font-weight-complex="bold"/>
    </style:style>
    <style:style style:name="P179" style:family="paragraph" style:parent-style-name="Method_20_Body">
      <style:text-properties fo:font-weight="bold" officeooo:paragraph-rsid="0057605d" style:font-weight-asian="bold" style:font-weight-complex="bold"/>
    </style:style>
    <style:style style:name="P180" style:family="paragraph" style:parent-style-name="Method_20_Body">
      <style:text-properties fo:font-weight="bold" officeooo:paragraph-rsid="0032e6a4" style:font-weight-asian="bold" style:font-weight-complex="bold"/>
    </style:style>
    <style:style style:name="P181" style:family="paragraph" style:parent-style-name="Method_20_Body">
      <style:text-properties fo:font-weight="bold" officeooo:paragraph-rsid="0059b1a2" style:font-weight-asian="bold" style:font-weight-complex="bold"/>
    </style:style>
    <style:style style:name="P182" style:family="paragraph" style:parent-style-name="Method_20_Body">
      <style:text-properties fo:font-weight="bold" officeooo:paragraph-rsid="005a6563" style:font-weight-asian="bold" style:font-weight-complex="bold"/>
    </style:style>
    <style:style style:name="P183" style:family="paragraph" style:parent-style-name="Method_20_Body">
      <style:text-properties fo:font-weight="normal" officeooo:paragraph-rsid="0035f1d1" style:font-weight-asian="normal" style:font-weight-complex="normal"/>
    </style:style>
    <style:style style:name="P184" style:family="paragraph" style:parent-style-name="Method_20_Body">
      <style:text-properties fo:font-weight="normal" officeooo:paragraph-rsid="003d9199" style:font-weight-asian="normal" style:font-weight-complex="normal"/>
    </style:style>
    <style:style style:name="P185" style:family="paragraph" style:parent-style-name="Method_20_Body">
      <style:text-properties fo:font-weight="normal" officeooo:paragraph-rsid="003254c3" style:font-weight-asian="normal" style:font-weight-complex="normal"/>
    </style:style>
    <style:style style:name="P186" style:family="paragraph" style:parent-style-name="Method_20_Body">
      <style:text-properties fo:font-weight="normal" officeooo:paragraph-rsid="003ca766" style:font-weight-asian="normal" style:font-weight-complex="normal"/>
    </style:style>
    <style:style style:name="P187" style:family="paragraph" style:parent-style-name="Method_20_Body" style:list-style-name="L2">
      <style:text-properties fo:font-weight="normal" officeooo:rsid="0030cc60" officeooo:paragraph-rsid="0030cc60" style:font-weight-asian="normal" style:font-weight-complex="normal"/>
    </style:style>
    <style:style style:name="P188" style:family="paragraph" style:parent-style-name="Method_20_Body" style:list-style-name="L2">
      <style:text-properties officeooo:paragraph-rsid="0035f1d1"/>
    </style:style>
    <style:style style:name="P189" style:family="paragraph" style:parent-style-name="Method_20_Body" style:list-style-name="L2">
      <style:text-properties officeooo:paragraph-rsid="00386ac9"/>
    </style:style>
    <style:style style:name="P190" style:family="paragraph" style:parent-style-name="Method_20_Body" style:list-style-name="L2">
      <style:text-properties officeooo:paragraph-rsid="003d9199"/>
    </style:style>
    <style:style style:name="P191" style:family="paragraph" style:parent-style-name="Method_20_Body" style:list-style-name="L2">
      <style:text-properties officeooo:paragraph-rsid="003254c3"/>
    </style:style>
    <style:style style:name="P192" style:family="paragraph" style:parent-style-name="Method_20_Body" style:list-style-name="L2">
      <style:text-properties officeooo:paragraph-rsid="003ca766"/>
    </style:style>
    <style:style style:name="P193" style:family="paragraph" style:parent-style-name="Method_20_Body" style:list-style-name="L2">
      <style:text-properties officeooo:paragraph-rsid="003bc787"/>
    </style:style>
    <style:style style:name="P194" style:family="paragraph" style:parent-style-name="Method_20_Body" style:list-style-name="L2">
      <style:text-properties officeooo:paragraph-rsid="003c2e9f"/>
    </style:style>
    <style:style style:name="P195" style:family="paragraph" style:parent-style-name="Method_20_Body" style:list-style-name="L2">
      <style:text-properties officeooo:paragraph-rsid="003e2fc2"/>
    </style:style>
    <style:style style:name="P196" style:family="paragraph" style:parent-style-name="Method_20_Body" style:list-style-name="L2">
      <style:text-properties officeooo:paragraph-rsid="003f95d1"/>
    </style:style>
    <style:style style:name="P197" style:family="paragraph" style:parent-style-name="Method_20_Body" style:list-style-name="L2">
      <style:text-properties officeooo:paragraph-rsid="00408448"/>
    </style:style>
    <style:style style:name="P198" style:family="paragraph" style:parent-style-name="Method_20_Body" style:list-style-name="L2">
      <style:text-properties officeooo:paragraph-rsid="0041bb05"/>
    </style:style>
    <style:style style:name="P199" style:family="paragraph" style:parent-style-name="Method_20_Body" style:list-style-name="L2">
      <style:text-properties officeooo:paragraph-rsid="0043229e"/>
    </style:style>
    <style:style style:name="P200" style:family="paragraph" style:parent-style-name="Method_20_Body" style:list-style-name="L2">
      <style:text-properties officeooo:paragraph-rsid="004551b4"/>
    </style:style>
    <style:style style:name="P201" style:family="paragraph" style:parent-style-name="Method_20_Body" style:list-style-name="L2">
      <style:text-properties officeooo:paragraph-rsid="0044a043"/>
    </style:style>
    <style:style style:name="P202" style:family="paragraph" style:parent-style-name="Method_20_Body" style:list-style-name="L2">
      <style:text-properties officeooo:paragraph-rsid="00474c7f"/>
    </style:style>
    <style:style style:name="P203" style:family="paragraph" style:parent-style-name="Method_20_Body" style:list-style-name="L2">
      <style:text-properties officeooo:paragraph-rsid="0047612e"/>
    </style:style>
    <style:style style:name="P204" style:family="paragraph" style:parent-style-name="Method_20_Body" style:list-style-name="L2">
      <style:text-properties officeooo:paragraph-rsid="00488a73"/>
    </style:style>
    <style:style style:name="P205" style:family="paragraph" style:parent-style-name="Method_20_Body" style:list-style-name="L2">
      <style:text-properties officeooo:paragraph-rsid="0048b683"/>
    </style:style>
    <style:style style:name="P206" style:family="paragraph" style:parent-style-name="Method_20_Body" style:list-style-name="L2">
      <style:text-properties officeooo:paragraph-rsid="004959d5"/>
    </style:style>
    <style:style style:name="P207" style:family="paragraph" style:parent-style-name="Method_20_Body" style:list-style-name="L2">
      <style:text-properties officeooo:paragraph-rsid="004a9de6"/>
    </style:style>
    <style:style style:name="P208" style:family="paragraph" style:parent-style-name="Method_20_Body" style:list-style-name="L2">
      <style:text-properties officeooo:paragraph-rsid="004d3ef3"/>
    </style:style>
    <style:style style:name="P209" style:family="paragraph" style:parent-style-name="Method_20_Body" style:list-style-name="L2">
      <style:text-properties officeooo:paragraph-rsid="004f3e21"/>
    </style:style>
    <style:style style:name="P210" style:family="paragraph" style:parent-style-name="Method_20_Body" style:list-style-name="L2">
      <style:text-properties officeooo:paragraph-rsid="004fa2e0"/>
    </style:style>
    <style:style style:name="P211" style:family="paragraph" style:parent-style-name="Method_20_Body" style:list-style-name="L2">
      <style:text-properties officeooo:paragraph-rsid="00567348"/>
    </style:style>
    <style:style style:name="P212" style:family="paragraph" style:parent-style-name="Method_20_Body" style:list-style-name="L2">
      <style:text-properties officeooo:paragraph-rsid="0056bc9d"/>
    </style:style>
    <style:style style:name="P213" style:family="paragraph" style:parent-style-name="Method_20_Body" style:list-style-name="L2">
      <style:text-properties officeooo:paragraph-rsid="0057605d"/>
    </style:style>
    <style:style style:name="P214" style:family="paragraph" style:parent-style-name="Method_20_Body" style:list-style-name="L2">
      <style:text-properties officeooo:paragraph-rsid="001f92ea"/>
    </style:style>
    <style:style style:name="P215" style:family="paragraph" style:parent-style-name="Method_20_Body" style:list-style-name="L2">
      <style:text-properties officeooo:paragraph-rsid="0022890b"/>
    </style:style>
    <style:style style:name="P216" style:family="paragraph" style:parent-style-name="Method_20_Body" style:list-style-name="L2">
      <style:text-properties officeooo:paragraph-rsid="00253a72"/>
    </style:style>
    <style:style style:name="P217" style:family="paragraph" style:parent-style-name="Method_20_Body" style:list-style-name="L2">
      <style:text-properties officeooo:paragraph-rsid="0024bcd9"/>
    </style:style>
    <style:style style:name="P218" style:family="paragraph" style:parent-style-name="Method_20_Body" style:list-style-name="L2">
      <style:text-properties officeooo:paragraph-rsid="0027b0be"/>
    </style:style>
    <style:style style:name="P219" style:family="paragraph" style:parent-style-name="Method_20_Body" style:list-style-name="L2">
      <style:text-properties officeooo:paragraph-rsid="002aa116"/>
    </style:style>
    <style:style style:name="P220" style:family="paragraph" style:parent-style-name="Method_20_Body" style:list-style-name="L2">
      <style:text-properties officeooo:paragraph-rsid="002c67b9"/>
    </style:style>
    <style:style style:name="P221" style:family="paragraph" style:parent-style-name="Method_20_Body" style:list-style-name="L2">
      <style:text-properties officeooo:paragraph-rsid="0059b1a2"/>
    </style:style>
    <style:style style:name="P222" style:family="paragraph" style:parent-style-name="Method_20_Body" style:list-style-name="L2">
      <style:text-properties officeooo:paragraph-rsid="005a611f"/>
    </style:style>
    <style:style style:name="P223" style:family="paragraph" style:parent-style-name="Method_20_Body" style:list-style-name="L2">
      <style:text-properties officeooo:rsid="0032e6a4" officeooo:paragraph-rsid="0035f1d1"/>
    </style:style>
    <style:style style:name="P224" style:family="paragraph" style:parent-style-name="Method_20_Body" style:list-style-name="L2">
      <style:text-properties officeooo:rsid="0032e6a4" officeooo:paragraph-rsid="0032e6a4"/>
    </style:style>
    <style:style style:name="P225" style:family="paragraph" style:parent-style-name="Method_20_Body" style:list-style-name="L2">
      <style:text-properties officeooo:rsid="0032e6a4" officeooo:paragraph-rsid="003bc787"/>
    </style:style>
    <style:style style:name="P226" style:family="paragraph" style:parent-style-name="Method_20_Body" style:list-style-name="L8">
      <style:text-properties officeooo:rsid="0032e6a4" officeooo:paragraph-rsid="0032e6a4"/>
    </style:style>
    <style:style style:name="P227" style:family="paragraph" style:parent-style-name="Method_20_Body" style:list-style-name="L2">
      <style:text-properties officeooo:rsid="003412b0" officeooo:paragraph-rsid="0035f1d1"/>
    </style:style>
    <style:style style:name="P228" style:family="paragraph" style:parent-style-name="Method_20_Body" style:list-style-name="L2">
      <style:text-properties officeooo:rsid="003412b0" officeooo:paragraph-rsid="00386ac9"/>
    </style:style>
    <style:style style:name="P229" style:family="paragraph" style:parent-style-name="Method_20_Body" style:list-style-name="L2">
      <style:text-properties officeooo:rsid="003412b0" officeooo:paragraph-rsid="00366c7f"/>
    </style:style>
    <style:style style:name="P230" style:family="paragraph" style:parent-style-name="Method_20_Body" style:list-style-name="L2">
      <style:text-properties officeooo:rsid="003412b0" officeooo:paragraph-rsid="003412b0"/>
    </style:style>
    <style:style style:name="P231" style:family="paragraph" style:parent-style-name="Method_20_Body" style:list-style-name="L3">
      <style:text-properties officeooo:rsid="003412b0" officeooo:paragraph-rsid="0035f1d1"/>
    </style:style>
    <style:style style:name="P232" style:family="paragraph" style:parent-style-name="Method_20_Body" style:list-style-name="L9">
      <style:text-properties officeooo:rsid="003412b0" officeooo:paragraph-rsid="003412b0"/>
    </style:style>
    <style:style style:name="P233" style:family="paragraph" style:parent-style-name="Method_20_Body" style:list-style-name="L2">
      <style:text-properties officeooo:rsid="00366c7f" officeooo:paragraph-rsid="00366c7f"/>
    </style:style>
    <style:style style:name="P234" style:family="paragraph" style:parent-style-name="Method_20_Body" style:list-style-name="L4">
      <style:text-properties officeooo:rsid="00366c7f" officeooo:paragraph-rsid="00366c7f"/>
    </style:style>
    <style:style style:name="P235" style:family="paragraph" style:parent-style-name="Method_20_Body" style:list-style-name="L5">
      <style:text-properties officeooo:paragraph-rsid="00386ac9"/>
    </style:style>
    <style:style style:name="P236" style:family="paragraph" style:parent-style-name="Method_20_Body" style:list-style-name="L6">
      <style:text-properties officeooo:paragraph-rsid="00366c7f"/>
    </style:style>
    <style:style style:name="P237" style:family="paragraph" style:parent-style-name="Method_20_Body" style:list-style-name="L6">
      <style:text-properties officeooo:paragraph-rsid="0039f438"/>
    </style:style>
    <style:style style:name="P238" style:family="paragraph" style:parent-style-name="Method_20_Body" style:list-style-name="L6">
      <style:text-properties officeooo:rsid="0039f438" officeooo:paragraph-rsid="0039f438"/>
    </style:style>
    <style:style style:name="P239" style:family="paragraph" style:parent-style-name="Method_20_Body" style:list-style-name="L7">
      <style:text-properties officeooo:paragraph-rsid="00366c7f"/>
    </style:style>
    <style:style style:name="P240" style:family="paragraph" style:parent-style-name="Method_20_Body" style:list-style-name="L2">
      <style:text-properties officeooo:rsid="003d9199" officeooo:paragraph-rsid="003d9199"/>
    </style:style>
    <style:style style:name="P241" style:family="paragraph" style:parent-style-name="Method_20_Body" style:list-style-name="L2">
      <style:text-properties officeooo:rsid="003bc787" officeooo:paragraph-rsid="003bc787"/>
    </style:style>
    <style:style style:name="P242" style:family="paragraph" style:parent-style-name="Method_20_Body" style:list-style-name="L2">
      <style:text-properties officeooo:rsid="003bc787" officeooo:paragraph-rsid="003e2fc2"/>
    </style:style>
    <style:style style:name="P243" style:family="paragraph" style:parent-style-name="Method_20_Body" style:list-style-name="L2">
      <style:text-properties officeooo:rsid="003bc787" officeooo:paragraph-rsid="003f95d1"/>
    </style:style>
    <style:style style:name="P244" style:family="paragraph" style:parent-style-name="Method_20_Body" style:list-style-name="L2">
      <style:text-properties officeooo:rsid="003c2e9f" officeooo:paragraph-rsid="003c2e9f"/>
    </style:style>
    <style:style style:name="P245" style:family="paragraph" style:parent-style-name="Method_20_Body" style:list-style-name="L2">
      <style:text-properties officeooo:rsid="003c2e9f" officeooo:paragraph-rsid="003e2fc2"/>
    </style:style>
    <style:style style:name="P246" style:family="paragraph" style:parent-style-name="Method_20_Body" style:list-style-name="L2">
      <style:text-properties officeooo:rsid="003c2e9f" officeooo:paragraph-rsid="003f95d1"/>
    </style:style>
    <style:style style:name="P247" style:family="paragraph" style:parent-style-name="Method_20_Body" style:list-style-name="L2">
      <style:text-properties officeooo:rsid="003c2e9f" officeooo:paragraph-rsid="00408448"/>
    </style:style>
    <style:style style:name="P248" style:family="paragraph" style:parent-style-name="Method_20_Body" style:list-style-name="L2">
      <style:text-properties officeooo:rsid="003c2e9f" officeooo:paragraph-rsid="0041bb05"/>
    </style:style>
    <style:style style:name="P249" style:family="paragraph" style:parent-style-name="Method_20_Body" style:list-style-name="L2">
      <style:text-properties officeooo:rsid="003c2e9f" officeooo:paragraph-rsid="00474c7f"/>
    </style:style>
    <style:style style:name="P250" style:family="paragraph" style:parent-style-name="Method_20_Body" style:list-style-name="L2">
      <style:text-properties officeooo:rsid="003c2e9f" officeooo:paragraph-rsid="0047612e"/>
    </style:style>
    <style:style style:name="P251" style:family="paragraph" style:parent-style-name="Method_20_Body" style:list-style-name="L2">
      <style:text-properties officeooo:rsid="003c2e9f" officeooo:paragraph-rsid="00488a73"/>
    </style:style>
    <style:style style:name="P252" style:family="paragraph" style:parent-style-name="Method_20_Body" style:list-style-name="L2">
      <style:text-properties officeooo:rsid="003c2e9f" officeooo:paragraph-rsid="0048b683"/>
    </style:style>
    <style:style style:name="P253" style:family="paragraph" style:parent-style-name="Method_20_Body" style:list-style-name="L2">
      <style:text-properties officeooo:rsid="003f95d1" officeooo:paragraph-rsid="003f95d1"/>
    </style:style>
    <style:style style:name="P254" style:family="paragraph" style:parent-style-name="Method_20_Body" style:list-style-name="L2">
      <style:text-properties officeooo:rsid="003fff49" officeooo:paragraph-rsid="003fff49"/>
    </style:style>
    <style:style style:name="P255" style:family="paragraph" style:parent-style-name="Method_20_Body" style:list-style-name="L2">
      <style:text-properties officeooo:rsid="0043229e" officeooo:paragraph-rsid="0043229e"/>
    </style:style>
    <style:style style:name="P256" style:family="paragraph" style:parent-style-name="Method_20_Body" style:list-style-name="L2">
      <style:text-properties officeooo:rsid="0043229e" officeooo:paragraph-rsid="0044a043"/>
    </style:style>
    <style:style style:name="P257" style:family="paragraph" style:parent-style-name="Method_20_Body" style:list-style-name="L2">
      <style:text-properties officeooo:rsid="0044a043" officeooo:paragraph-rsid="0044a043"/>
    </style:style>
    <style:style style:name="P258" style:family="paragraph" style:parent-style-name="Method_20_Body" style:list-style-name="L2">
      <style:text-properties officeooo:rsid="0044a043" officeooo:paragraph-rsid="004551b4"/>
    </style:style>
    <style:style style:name="P259" style:family="paragraph" style:parent-style-name="Method_20_Body" style:list-style-name="L10">
      <style:text-properties officeooo:rsid="004551b4" officeooo:paragraph-rsid="004551b4"/>
    </style:style>
    <style:style style:name="P260" style:family="paragraph" style:parent-style-name="Method_20_Body" style:list-style-name="L2">
      <style:text-properties officeooo:rsid="004551b4" officeooo:paragraph-rsid="004551b4"/>
    </style:style>
    <style:style style:name="P261" style:family="paragraph" style:parent-style-name="Method_20_Body" style:list-style-name="L2">
      <style:text-properties officeooo:rsid="004959d5" officeooo:paragraph-rsid="004959d5"/>
    </style:style>
    <style:style style:name="P262" style:family="paragraph" style:parent-style-name="Method_20_Body" style:list-style-name="L11">
      <style:text-properties officeooo:rsid="004959d5" officeooo:paragraph-rsid="004959d5"/>
    </style:style>
    <style:style style:name="P263" style:family="paragraph" style:parent-style-name="Method_20_Body" style:list-style-name="L2">
      <style:text-properties officeooo:rsid="004a9de6" officeooo:paragraph-rsid="004a9de6"/>
    </style:style>
    <style:style style:name="P264" style:family="paragraph" style:parent-style-name="Method_20_Body" style:list-style-name="L2">
      <style:text-properties officeooo:rsid="004a9de6" officeooo:paragraph-rsid="004d3ef3"/>
    </style:style>
    <style:style style:name="P265" style:family="paragraph" style:parent-style-name="Method_20_Body" style:list-style-name="L2">
      <style:text-properties officeooo:rsid="004a9de6" officeooo:paragraph-rsid="004f3e21"/>
    </style:style>
    <style:style style:name="P266" style:family="paragraph" style:parent-style-name="Method_20_Body" style:list-style-name="L2">
      <style:text-properties officeooo:rsid="004a9de6" officeooo:paragraph-rsid="004fa2e0"/>
    </style:style>
    <style:style style:name="P267" style:family="paragraph" style:parent-style-name="Method_20_Body" style:list-style-name="L2">
      <style:text-properties officeooo:rsid="004a9de6" officeooo:paragraph-rsid="00526e22"/>
    </style:style>
    <style:style style:name="P268" style:family="paragraph" style:parent-style-name="Method_20_Body" style:list-style-name="L2">
      <style:text-properties officeooo:rsid="004d3ef3" officeooo:paragraph-rsid="004d3ef3"/>
    </style:style>
    <style:style style:name="P269" style:family="paragraph" style:parent-style-name="Method_20_Body" style:list-style-name="L2">
      <style:text-properties officeooo:rsid="004d3ef3" officeooo:paragraph-rsid="004f3e21"/>
    </style:style>
    <style:style style:name="P270" style:family="paragraph" style:parent-style-name="Method_20_Body" style:list-style-name="L2">
      <style:text-properties officeooo:rsid="004f3e21" officeooo:paragraph-rsid="004f3e21"/>
    </style:style>
    <style:style style:name="P271" style:family="paragraph" style:parent-style-name="Method_20_Body" style:list-style-name="L12">
      <style:text-properties officeooo:rsid="004f3e21" officeooo:paragraph-rsid="004f3e21"/>
    </style:style>
    <style:style style:name="P272" style:family="paragraph" style:parent-style-name="Method_20_Body" style:list-style-name="L2">
      <style:text-properties officeooo:rsid="0050188f" officeooo:paragraph-rsid="0050188f"/>
    </style:style>
    <style:style style:name="P273" style:family="paragraph" style:parent-style-name="Method_20_Body" style:list-style-name="L2">
      <style:text-properties officeooo:rsid="0050188f" officeooo:paragraph-rsid="00526e22"/>
    </style:style>
    <style:style style:name="P274" style:family="paragraph" style:parent-style-name="Method_20_Body" style:list-style-name="L2">
      <style:text-properties officeooo:rsid="00516f6a" officeooo:paragraph-rsid="00516f6a"/>
    </style:style>
    <style:style style:name="P275" style:family="paragraph" style:parent-style-name="Method_20_Body" style:list-style-name="L2">
      <style:text-properties officeooo:rsid="0055130f" officeooo:paragraph-rsid="0055130f"/>
    </style:style>
    <style:style style:name="P276" style:family="paragraph" style:parent-style-name="Method_20_Body" style:list-style-name="L13">
      <style:text-properties officeooo:rsid="0055130f" officeooo:paragraph-rsid="0055130f"/>
    </style:style>
    <style:style style:name="P277" style:family="paragraph" style:parent-style-name="Method_20_Body" style:list-style-name="L2">
      <style:text-properties officeooo:rsid="005560a8" officeooo:paragraph-rsid="005560a8"/>
    </style:style>
    <style:style style:name="P278" style:family="paragraph" style:parent-style-name="Method_20_Body" style:list-style-name="L14">
      <style:text-properties officeooo:rsid="005560a8" officeooo:paragraph-rsid="005560a8"/>
    </style:style>
    <style:style style:name="P279" style:family="paragraph" style:parent-style-name="Method_20_Body" style:list-style-name="L2">
      <style:text-properties officeooo:rsid="00567348" officeooo:paragraph-rsid="00567348"/>
    </style:style>
    <style:style style:name="P280" style:family="paragraph" style:parent-style-name="Method_20_Body" style:list-style-name="L15">
      <style:text-properties officeooo:paragraph-rsid="00567348"/>
    </style:style>
    <style:style style:name="P281" style:family="paragraph" style:parent-style-name="Method_20_Body" style:list-style-name="L16">
      <style:text-properties officeooo:paragraph-rsid="00567348"/>
    </style:style>
    <style:style style:name="P282" style:family="paragraph" style:parent-style-name="Method_20_Body" style:list-style-name="L17">
      <style:text-properties officeooo:paragraph-rsid="00567348"/>
    </style:style>
    <style:style style:name="P283" style:family="paragraph" style:parent-style-name="Method_20_Body" style:list-style-name="L18">
      <style:text-properties officeooo:paragraph-rsid="00567348"/>
    </style:style>
    <style:style style:name="P284" style:family="paragraph" style:parent-style-name="Method_20_Body" style:list-style-name="L2">
      <style:text-properties officeooo:rsid="0056bc9d" officeooo:paragraph-rsid="0056bc9d"/>
    </style:style>
    <style:style style:name="P285" style:family="paragraph" style:parent-style-name="Method_20_Body" style:list-style-name="L2">
      <style:text-properties officeooo:rsid="0056bc9d" officeooo:paragraph-rsid="0057605d"/>
    </style:style>
    <style:style style:name="P286" style:family="paragraph" style:parent-style-name="Method_20_Body">
      <style:text-properties fo:color="#000080" officeooo:paragraph-rsid="0056bc9d"/>
    </style:style>
    <style:style style:name="P287" style:family="paragraph" style:parent-style-name="Method_20_Body">
      <style:text-properties fo:color="#000080" officeooo:paragraph-rsid="0057605d"/>
    </style:style>
    <style:style style:name="P288" style:family="paragraph" style:parent-style-name="Method_20_Body" style:list-style-name="L2">
      <style:text-properties officeooo:rsid="0057605d" officeooo:paragraph-rsid="0057605d"/>
    </style:style>
    <style:style style:name="P289" style:family="paragraph" style:parent-style-name="Method_20_Body" style:list-style-name="L2">
      <style:text-properties officeooo:rsid="001f92ea" officeooo:paragraph-rsid="0021f321"/>
    </style:style>
    <style:style style:name="P290" style:family="paragraph" style:parent-style-name="Method_20_Body" style:list-style-name="L2">
      <style:text-properties officeooo:rsid="001f92ea" officeooo:paragraph-rsid="001f92ea"/>
    </style:style>
    <style:style style:name="P291" style:family="paragraph" style:parent-style-name="Method_20_Body" style:list-style-name="L2">
      <style:text-properties officeooo:rsid="001f92ea" officeooo:paragraph-rsid="0022890b"/>
    </style:style>
    <style:style style:name="P292" style:family="paragraph" style:parent-style-name="Method_20_Body" style:list-style-name="L2">
      <style:text-properties officeooo:rsid="0023b4ca" officeooo:paragraph-rsid="0023b4ca"/>
    </style:style>
    <style:style style:name="P293" style:family="paragraph" style:parent-style-name="Method_20_Body" style:list-style-name="L2">
      <style:text-properties officeooo:rsid="00253a72" officeooo:paragraph-rsid="00253a72"/>
    </style:style>
    <style:style style:name="P294" style:family="paragraph" style:parent-style-name="Method_20_Body" style:list-style-name="L2">
      <style:text-properties officeooo:rsid="00253a72" officeooo:paragraph-rsid="00273842"/>
    </style:style>
    <style:style style:name="P295" style:family="paragraph" style:parent-style-name="Method_20_Body" style:list-style-name="L2">
      <style:text-properties officeooo:rsid="00253a72" officeooo:paragraph-rsid="0030cc60"/>
    </style:style>
    <style:style style:name="P296" style:family="paragraph" style:parent-style-name="Method_20_Body" style:list-style-name="L2">
      <style:text-properties officeooo:rsid="00273842" officeooo:paragraph-rsid="00273842"/>
    </style:style>
    <style:style style:name="P297" style:family="paragraph" style:parent-style-name="Method_20_Body" style:list-style-name="L2">
      <style:text-properties officeooo:rsid="0027b0be" officeooo:paragraph-rsid="0027b0be"/>
    </style:style>
    <style:style style:name="P298" style:family="paragraph" style:parent-style-name="Method_20_Body" style:list-style-name="L2">
      <style:text-properties officeooo:rsid="0027b0be" officeooo:paragraph-rsid="002aa116"/>
    </style:style>
    <style:style style:name="P299" style:family="paragraph" style:parent-style-name="Method_20_Body" style:list-style-name="L2">
      <style:text-properties officeooo:rsid="0027b0be" officeooo:paragraph-rsid="002c67b9"/>
    </style:style>
    <style:style style:name="P300" style:family="paragraph" style:parent-style-name="Method_20_Body" style:list-style-name="L2">
      <style:text-properties officeooo:rsid="0027b0be" officeooo:paragraph-rsid="002e0a00"/>
    </style:style>
    <style:style style:name="P301" style:family="paragraph" style:parent-style-name="Method_20_Body" style:list-style-name="L2">
      <style:text-properties officeooo:rsid="0027b0be" officeooo:paragraph-rsid="002ed2fb"/>
    </style:style>
    <style:style style:name="P302" style:family="paragraph" style:parent-style-name="Method_20_Body" style:list-style-name="L2">
      <style:text-properties officeooo:rsid="0027b0be" officeooo:paragraph-rsid="0059b1a2"/>
    </style:style>
    <style:style style:name="P303" style:family="paragraph" style:parent-style-name="Method_20_Body" style:list-style-name="L2">
      <style:text-properties officeooo:rsid="0027b0be" officeooo:paragraph-rsid="005a611f"/>
    </style:style>
    <style:style style:name="P304" style:family="paragraph" style:parent-style-name="Method_20_Body" style:list-style-name="L2">
      <style:text-properties officeooo:rsid="002971c8" officeooo:paragraph-rsid="002971c8"/>
    </style:style>
    <style:style style:name="P305" style:family="paragraph" style:parent-style-name="Method_20_Body" style:list-style-name="L2">
      <style:text-properties officeooo:rsid="002971c8" officeooo:paragraph-rsid="002aa116"/>
    </style:style>
    <style:style style:name="P306" style:family="paragraph" style:parent-style-name="Method_20_Body" style:list-style-name="L2">
      <style:text-properties officeooo:rsid="002971c8" officeooo:paragraph-rsid="002c67b9"/>
    </style:style>
    <style:style style:name="P307" style:family="paragraph" style:parent-style-name="Method_20_Body" style:list-style-name="L2">
      <style:text-properties officeooo:rsid="002971c8" officeooo:paragraph-rsid="002e0a00"/>
    </style:style>
    <style:style style:name="P308" style:family="paragraph" style:parent-style-name="Method_20_Body" style:list-style-name="L2">
      <style:text-properties officeooo:rsid="002971c8" officeooo:paragraph-rsid="0059b1a2"/>
    </style:style>
    <style:style style:name="P309" style:family="paragraph" style:parent-style-name="Method_20_Body" style:list-style-name="L2">
      <style:text-properties officeooo:rsid="002971c8" officeooo:paragraph-rsid="005a611f"/>
    </style:style>
    <style:style style:name="P310" style:family="paragraph" style:parent-style-name="Method_20_Body" style:list-style-name="L2">
      <style:text-properties officeooo:rsid="002c67b9" officeooo:paragraph-rsid="002c67b9"/>
    </style:style>
    <style:style style:name="P311" style:family="paragraph" style:parent-style-name="Method_20_Body" style:list-style-name="L2">
      <style:text-properties officeooo:rsid="002c67b9" officeooo:paragraph-rsid="002ed2fb"/>
    </style:style>
    <style:style style:name="P312" style:family="paragraph" style:parent-style-name="Method_20_Body" style:list-style-name="L19">
      <style:text-properties officeooo:paragraph-rsid="002c67b9"/>
    </style:style>
    <style:style style:name="P313" style:family="paragraph" style:parent-style-name="Method_20_Body" style:list-style-name="L20">
      <style:text-properties officeooo:paragraph-rsid="002c67b9"/>
    </style:style>
    <style:style style:name="P314" style:family="paragraph" style:parent-style-name="Method_20_Body" style:list-style-name="L21">
      <style:text-properties officeooo:paragraph-rsid="002c67b9"/>
    </style:style>
    <style:style style:name="P315" style:family="paragraph" style:parent-style-name="Method_20_Body" style:list-style-name="L22">
      <style:text-properties officeooo:paragraph-rsid="002e0a00"/>
    </style:style>
    <style:style style:name="P316" style:family="paragraph" style:parent-style-name="Method_20_Body" style:list-style-name="L23">
      <style:text-properties officeooo:paragraph-rsid="002e0a00"/>
    </style:style>
    <style:style style:name="P317" style:family="paragraph" style:parent-style-name="Method_20_Body" style:list-style-name="L2">
      <style:text-properties officeooo:rsid="002e0a00" officeooo:paragraph-rsid="002e0a00"/>
    </style:style>
    <style:style style:name="P318" style:family="paragraph" style:parent-style-name="Method_20_Body" style:list-style-name="L24">
      <style:text-properties officeooo:paragraph-rsid="002e0a00"/>
    </style:style>
    <style:style style:name="P319" style:family="paragraph" style:parent-style-name="Method_20_Body" style:list-style-name="L25">
      <style:text-properties officeooo:paragraph-rsid="002e0a00"/>
    </style:style>
    <style:style style:name="P320" style:family="paragraph" style:parent-style-name="Method_20_Body" style:list-style-name="L26">
      <style:text-properties officeooo:paragraph-rsid="002ed2fb"/>
    </style:style>
    <style:style style:name="P321" style:family="paragraph" style:parent-style-name="Method_20_Body" style:list-style-name="L2">
      <style:text-properties officeooo:rsid="002ed2fb" officeooo:paragraph-rsid="002ed2fb"/>
    </style:style>
    <style:style style:name="P322" style:family="paragraph" style:parent-style-name="Method_20_Body" style:list-style-name="L2">
      <style:text-properties officeooo:rsid="002ed2fb" officeooo:paragraph-rsid="0030cc60"/>
    </style:style>
    <style:style style:name="P323" style:family="paragraph" style:parent-style-name="Method_20_Body" style:list-style-name="L2">
      <style:text-properties officeooo:rsid="0030cc60" officeooo:paragraph-rsid="0030cc60"/>
    </style:style>
    <style:style style:name="P324" style:family="paragraph" style:parent-style-name="Method_20_Body">
      <style:text-properties officeooo:paragraph-rsid="005ebd71"/>
    </style:style>
    <style:style style:name="P325" style:family="paragraph" style:parent-style-name="Method_20_Body">
      <style:text-properties officeooo:paragraph-rsid="0060f5fe"/>
    </style:style>
    <style:style style:name="P326" style:family="paragraph" style:parent-style-name="Method_20_Body">
      <style:paragraph-properties fo:margin-left="0in" fo:margin-right="0in" fo:text-indent="0in" style:auto-text-indent="false"/>
    </style:style>
    <style:style style:name="P327" style:family="paragraph" style:parent-style-name="Method_20_Body" style:list-style-name="L1">
      <style:paragraph-properties fo:margin-left="0in" fo:margin-right="0in" fo:text-indent="0in" style:auto-text-indent="false"/>
    </style:style>
    <style:style style:name="P328" style:family="paragraph" style:parent-style-name="Method_20_Body" style:list-style-name="L10">
      <style:paragraph-properties fo:margin-left="0in" fo:margin-right="0in" fo:text-indent="0in" style:auto-text-indent="false"/>
      <style:text-properties officeooo:rsid="004551b4" officeooo:paragraph-rsid="004551b4"/>
    </style:style>
    <style:style style:name="P329" style:family="paragraph" style:parent-style-name="Method_20_Body" style:list-style-name="L14">
      <style:paragraph-properties fo:margin-left="0in" fo:margin-right="0in" fo:text-indent="0in" style:auto-text-indent="false"/>
      <style:text-properties officeooo:rsid="005560a8" officeooo:paragraph-rsid="005560a8"/>
    </style:style>
    <style:style style:name="P330" style:family="paragraph" style:parent-style-name="Method_20_Body" style:list-style-name="L2">
      <style:paragraph-properties fo:margin-left="0in" fo:margin-right="0in" fo:text-indent="0in" style:auto-text-indent="false"/>
      <style:text-properties officeooo:paragraph-rsid="00567348"/>
    </style:style>
    <style:style style:name="P331" style:family="paragraph" style:parent-style-name="Method_20_Body">
      <style:paragraph-properties fo:margin-left="0in" fo:margin-right="0in" fo:text-indent="0in" style:auto-text-indent="false"/>
      <style:text-properties officeooo:paragraph-rsid="005f589c"/>
    </style:style>
    <style:style style:name="P332" style:family="paragraph" style:parent-style-name="Method_20_Body">
      <style:paragraph-properties fo:margin-left="0in" fo:margin-right="0in" fo:text-indent="0in" style:auto-text-indent="false"/>
      <style:text-properties officeooo:rsid="005f589c" officeooo:paragraph-rsid="005f589c"/>
    </style:style>
    <style:style style:name="P333" style:family="paragraph" style:parent-style-name="Method_20_Body">
      <style:paragraph-properties fo:margin-left="0in" fo:margin-right="0in" fo:text-indent="0in" style:auto-text-indent="false"/>
      <style:text-properties officeooo:rsid="005f589c" officeooo:paragraph-rsid="0060f5fe"/>
    </style:style>
    <style:style style:name="P334" style:family="paragraph" style:parent-style-name="Method_20_Body">
      <style:paragraph-properties fo:margin-left="0in" fo:margin-right="0in" fo:text-indent="0in" style:auto-text-indent="false"/>
      <style:text-properties fo:color="#0000ff" officeooo:paragraph-rsid="0060f5fe"/>
    </style:style>
    <style:style style:name="P335" style:family="paragraph" style:parent-style-name="Method_20_Body">
      <style:paragraph-properties fo:margin-left="0in" fo:margin-right="0in" fo:text-indent="0in" style:auto-text-indent="false"/>
      <style:text-properties officeooo:paragraph-rsid="0060f5fe"/>
    </style:style>
    <style:style style:name="P336" style:family="paragraph" style:parent-style-name="Method_20_Code_20_Listing">
      <style:text-properties fo:color="#000080" officeooo:paragraph-rsid="0035f1d1"/>
    </style:style>
    <style:style style:name="P337" style:family="paragraph" style:parent-style-name="Method_20_Code_20_Listing">
      <style:text-properties fo:color="#000080" officeooo:paragraph-rsid="00474c7f"/>
    </style:style>
    <style:style style:name="P338" style:family="paragraph" style:parent-style-name="Method_20_Code_20_Listing">
      <style:text-properties fo:color="#000080" officeooo:paragraph-rsid="0047612e"/>
    </style:style>
    <style:style style:name="P339" style:family="paragraph" style:parent-style-name="Method_20_Code_20_Listing">
      <style:text-properties fo:color="#000080" officeooo:paragraph-rsid="00488a73"/>
    </style:style>
    <style:style style:name="P340" style:family="paragraph" style:parent-style-name="Method_20_Code_20_Listing">
      <style:text-properties fo:color="#000080" officeooo:paragraph-rsid="004a9de6"/>
    </style:style>
    <style:style style:name="P341" style:family="paragraph" style:parent-style-name="Method_20_Code_20_Listing">
      <style:text-properties fo:color="#000080" officeooo:paragraph-rsid="004d3ef3"/>
    </style:style>
    <style:style style:name="P342" style:family="paragraph" style:parent-style-name="Method_20_Code_20_Listing">
      <style:text-properties fo:color="#000080" officeooo:paragraph-rsid="004f3e21"/>
    </style:style>
    <style:style style:name="P343" style:family="paragraph" style:parent-style-name="Method_20_Code_20_Listing">
      <style:text-properties fo:color="#000080" officeooo:paragraph-rsid="00526e22"/>
    </style:style>
    <style:style style:name="P344" style:family="paragraph" style:parent-style-name="Method_20_Code_20_Listing" style:list-style-name="L2">
      <style:text-properties fo:color="#000080" officeooo:paragraph-rsid="0030cc60"/>
    </style:style>
    <style:style style:name="P345" style:family="paragraph" style:parent-style-name="Method_20_Code_20_Listing">
      <style:text-properties fo:color="#000080" officeooo:paragraph-rsid="0059b1a2"/>
    </style:style>
    <style:style style:name="P346" style:family="paragraph" style:parent-style-name="Method_20_Code_20_Listing">
      <style:text-properties fo:color="#000080" officeooo:paragraph-rsid="005a611f"/>
    </style:style>
    <style:style style:name="P347" style:family="paragraph" style:parent-style-name="Method_20_Table_20_Description">
      <style:text-properties officeooo:paragraph-rsid="0060f5fe"/>
    </style:style>
    <style:style style:name="P348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349" style:family="paragraph" style:parent-style-name="Table_20_Contents">
      <style:text-properties fo:color="#00ae00" fo:font-size="11pt" fo:font-weight="bold" officeooo:paragraph-rsid="0060f5fe" fo:background-color="transparent" style:font-size-asian="11pt" style:font-weight-asian="bold" style:font-size-complex="11pt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5ebd71" fo:background-color="#0000ff" style:font-weight-asian="normal" style:font-weight-complex="bold"/>
    </style:style>
    <style:style style:name="P35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60f5fe" fo:background-color="#0000ff" style:font-weight-asian="normal" style:font-weight-complex="bold"/>
    </style:style>
    <style:style style:name="P352" style:family="paragraph" style:parent-style-name="Table_20_Contents">
      <style:text-properties fo:font-size="11pt" fo:font-weight="bold" officeooo:paragraph-rsid="005f589c" fo:background-color="transparent" style:font-size-asian="11pt" style:font-weight-asian="bold" style:font-size-complex="11pt" style:font-weight-complex="bold"/>
    </style:style>
    <style:style style:name="P353" style:family="paragraph" style:parent-style-name="Table_20_Contents">
      <style:text-properties fo:font-size="11pt" fo:font-weight="bold" officeooo:rsid="005f589c" officeooo:paragraph-rsid="005f589c" fo:background-color="transparent" style:font-size-asian="11pt" style:font-weight-asian="bold" style:font-size-complex="11pt" style:font-weight-complex="bold"/>
    </style:style>
    <style:style style:name="P354" style:family="paragraph" style:parent-style-name="Table_20_Contents">
      <style:text-properties fo:font-size="11pt" fo:font-weight="bold" officeooo:rsid="005f589c" officeooo:paragraph-rsid="0060f5fe" fo:background-color="transparent" style:font-size-asian="11pt" style:font-weight-asian="bold" style:font-size-complex="11pt" style:font-weight-complex="bold"/>
    </style:style>
    <style:style style:name="P355" style:family="paragraph" style:parent-style-name="Table_20_Contents">
      <style:text-properties fo:font-size="11pt" fo:font-weight="bold" officeooo:paragraph-rsid="0060f5fe" fo:background-color="transparent" style:font-size-asian="11pt" style:font-weight-asian="bold" style:font-size-complex="11pt" style:font-weight-complex="bold"/>
    </style:style>
    <style:style style:name="P356" style:family="paragraph" style:parent-style-name="Method_20_Listing_20_Title">
      <style:text-properties officeooo:paragraph-rsid="005ebd71"/>
    </style:style>
    <style:style style:name="P357" style:family="paragraph" style:parent-style-name="Method_20_Listing_20_Title">
      <style:text-properties officeooo:paragraph-rsid="0060f5fe"/>
    </style:style>
    <style:style style:name="P358" style:family="paragraph" style:parent-style-name="Method_20_Listing_20_Title">
      <style:paragraph-properties fo:break-before="page"/>
      <style:text-properties officeooo:paragraph-rsid="0060f5f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92ea" style:font-weight-asian="bold" style:font-weight-complex="bold"/>
    </style:style>
    <style:style style:name="T4" style:family="text">
      <style:text-properties fo:font-weight="bold" officeooo:rsid="00273842" style:font-weight-asian="bold" style:font-weight-complex="bold"/>
    </style:style>
    <style:style style:name="T5" style:family="text">
      <style:text-properties fo:font-weight="bold" officeooo:rsid="002aa116" style:font-weight-asian="bold" style:font-weight-complex="bold"/>
    </style:style>
    <style:style style:name="T6" style:family="text">
      <style:text-properties fo:font-weight="bold" officeooo:rsid="002c67b9" style:font-weight-asian="bold" style:font-weight-complex="bold"/>
    </style:style>
    <style:style style:name="T7" style:family="text">
      <style:text-properties fo:font-weight="bold" officeooo:rsid="002e0a00" style:font-weight-asian="bold" style:font-weight-complex="bold"/>
    </style:style>
    <style:style style:name="T8" style:family="text">
      <style:text-properties fo:font-weight="bold" officeooo:rsid="0027b0be" style:font-weight-asian="bold" style:font-weight-complex="bold"/>
    </style:style>
    <style:style style:name="T9" style:family="text">
      <style:text-properties fo:font-weight="bold" officeooo:rsid="00303ac0" style:font-weight-asian="bold" style:font-weight-complex="bold"/>
    </style:style>
    <style:style style:name="T10" style:family="text">
      <style:text-properties fo:font-weight="bold" officeooo:rsid="002971c8" style:font-weight-asian="bold" style:font-weight-complex="bold"/>
    </style:style>
    <style:style style:name="T11" style:family="text">
      <style:text-properties fo:font-weight="bold" officeooo:rsid="0030cc60" style:font-weight-asian="bold" style:font-weight-complex="bold"/>
    </style:style>
    <style:style style:name="T12" style:family="text">
      <style:text-properties fo:font-weight="bold" officeooo:rsid="003412b0" style:font-weight-asian="bold" style:font-weight-complex="bold"/>
    </style:style>
    <style:style style:name="T13" style:family="text">
      <style:text-properties fo:font-weight="bold" officeooo:rsid="0035f1d1" style:font-weight-asian="bold" style:font-weight-complex="bold"/>
    </style:style>
    <style:style style:name="T14" style:family="text">
      <style:text-properties fo:font-weight="bold" officeooo:rsid="00366c7f" style:font-weight-asian="bold" style:font-weight-complex="bold"/>
    </style:style>
    <style:style style:name="T15" style:family="text">
      <style:text-properties fo:font-weight="bold" officeooo:rsid="0032e6a4" style:font-weight-asian="bold" style:font-weight-complex="bold"/>
    </style:style>
    <style:style style:name="T16" style:family="text">
      <style:text-properties fo:font-weight="bold" officeooo:rsid="003b3479" style:font-weight-asian="bold" style:font-weight-complex="bold"/>
    </style:style>
    <style:style style:name="T17" style:family="text">
      <style:text-properties fo:font-weight="bold" officeooo:rsid="003c2e9f" style:font-weight-asian="bold" style:font-weight-complex="bold"/>
    </style:style>
    <style:style style:name="T18" style:family="text">
      <style:text-properties fo:font-weight="bold" officeooo:rsid="003ca766" style:font-weight-asian="bold" style:font-weight-complex="bold"/>
    </style:style>
    <style:style style:name="T19" style:family="text">
      <style:text-properties fo:font-weight="bold" officeooo:rsid="003e2fc2" style:font-weight-asian="bold" style:font-weight-complex="bold"/>
    </style:style>
    <style:style style:name="T20" style:family="text">
      <style:text-properties fo:font-weight="bold" officeooo:rsid="003f95d1" style:font-weight-asian="bold" style:font-weight-complex="bold"/>
    </style:style>
    <style:style style:name="T21" style:family="text">
      <style:text-properties fo:font-weight="bold" officeooo:rsid="003fff49" style:font-weight-asian="bold" style:font-weight-complex="bold"/>
    </style:style>
    <style:style style:name="T22" style:family="text">
      <style:text-properties fo:font-weight="bold" officeooo:rsid="004551b4" style:font-weight-asian="bold" style:font-weight-complex="bold"/>
    </style:style>
    <style:style style:name="T23" style:family="text">
      <style:text-properties fo:font-weight="bold" officeooo:rsid="0047612e" style:font-weight-asian="bold" style:font-weight-complex="bold"/>
    </style:style>
    <style:style style:name="T24" style:family="text">
      <style:text-properties fo:font-weight="bold" officeooo:rsid="0048b683" style:font-weight-asian="bold" style:font-weight-complex="bold"/>
    </style:style>
    <style:style style:name="T25" style:family="text">
      <style:text-properties fo:font-weight="bold" officeooo:rsid="004f3e21" style:font-weight-asian="bold" style:font-weight-complex="bold"/>
    </style:style>
    <style:style style:name="T26" style:family="text">
      <style:text-properties fo:font-weight="bold" officeooo:rsid="00567348" style:font-weight-asian="bold" style:font-weight-complex="bold"/>
    </style:style>
    <style:style style:name="T27" style:family="text">
      <style:text-properties fo:font-weight="bold" officeooo:rsid="0059b1a2" style:font-weight-asian="bold" style:font-weight-complex="bold"/>
    </style:style>
    <style:style style:name="T28" style:family="text">
      <style:text-properties fo:font-weight="bold" officeooo:rsid="006294cf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DejaVu Serif2" fo:font-size="11pt" style:font-name-asian="Monospace1" style:font-size-asian="11pt" style:font-name-complex="Monospace1" style:font-size-complex="11pt"/>
    </style:style>
    <style:style style:name="T31" style:family="text">
      <style:text-properties fo:color="#0000ff"/>
    </style:style>
    <style:style style:name="T32" style:family="text">
      <style:text-properties fo:color="#0000ff" style:font-name="DejaVu Serif2" fo:font-size="11pt" style:font-name-asian="Monospace1" style:font-size-asian="11pt" style:font-name-complex="Monospace1" style:font-size-complex="11pt"/>
    </style:style>
    <style:style style:name="T33" style:family="text">
      <style:text-properties fo:color="#0000ff" style:font-name="DejaVu Serif2" fo:font-size="11pt" officeooo:rsid="0024bcd9" style:font-name-asian="Monospace1" style:font-size-asian="11pt" style:font-name-complex="Monospace1" style:font-size-complex="11pt"/>
    </style:style>
    <style:style style:name="T34" style:family="text">
      <style:text-properties fo:color="#0000ff" style:font-name="DejaVu Serif2" fo:font-size="11pt" officeooo:rsid="00273842" style:font-name-asian="Monospace1" style:font-size-asian="11pt" style:font-name-complex="Monospace1" style:font-size-complex="11pt"/>
    </style:style>
    <style:style style:name="T35" style:family="text">
      <style:text-properties fo:color="#0000ff" style:font-name="DejaVu Serif2" fo:font-size="11pt" fo:font-style="italic" style:font-name-asian="Monospace1" style:font-size-asian="11pt" style:font-style-asian="italic" style:font-name-complex="Monospace1" style:font-size-complex="11pt" style:font-style-complex="italic"/>
    </style:style>
    <style:style style:name="T36" style:family="text">
      <style:text-properties fo:color="#0000ff" style:font-name="DejaVu Serif2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1f92ea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234026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aa116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2c67b9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2e0a00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27b0be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30cc60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32e6a4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35f1d1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66c7f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39f438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3bc787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3ca766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3e2fc2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3f95d1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408448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44a043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4551b4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474c7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488a73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4fa2e0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567348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57605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59b1a2" style:font-style-asian="italic" style:font-weight-asian="bold" style:font-style-complex="italic" style:font-weight-complex="bold"/>
    </style:style>
    <style:style style:name="T63" style:family="text">
      <style:text-properties fo:font-style="italic" fo:font-weight="normal" officeooo:rsid="002c67b9" style:font-style-asian="italic" style:font-weight-asian="normal" style:font-style-complex="italic" style:font-weight-complex="normal"/>
    </style:style>
    <style:style style:name="T64" style:family="text">
      <style:text-properties fo:color="#000000"/>
    </style:style>
    <style:style style:name="T65" style:family="text">
      <style:text-properties style:font-name-asian="Monospace1" style:font-size-asian="11pt" style:font-name-complex="Monospace1" style:font-size-complex="11pt"/>
    </style:style>
    <style:style style:name="T66" style:family="text">
      <style:text-properties fo:color="#000080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style:font-style-asian="normal" style:font-style-complex="normal"/>
    </style:style>
    <style:style style:name="T70" style:family="text">
      <style:text-properties fo:color="#00ae00"/>
    </style:style>
    <style:style style:name="T71" style:family="text">
      <style:text-properties officeooo:rsid="001f92ea"/>
    </style:style>
    <style:style style:name="T72" style:family="text">
      <style:text-properties officeooo:rsid="0022890b"/>
    </style:style>
    <style:style style:name="T73" style:family="text">
      <style:text-properties officeooo:rsid="00234026"/>
    </style:style>
    <style:style style:name="T74" style:family="text">
      <style:text-properties officeooo:rsid="0024bcd9"/>
    </style:style>
    <style:style style:name="T75" style:family="text">
      <style:text-properties officeooo:rsid="00273842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971c8" style:font-weight-asian="normal" style:font-weight-complex="normal"/>
    </style:style>
    <style:style style:name="T78" style:family="text">
      <style:text-properties fo:font-weight="normal" officeooo:rsid="0030cc60" style:font-weight-asian="normal" style:font-weight-complex="normal"/>
    </style:style>
    <style:style style:name="T79" style:family="text">
      <style:text-properties fo:font-weight="normal" officeooo:rsid="0035f1d1" style:font-weight-asian="normal" style:font-weight-complex="normal"/>
    </style:style>
    <style:style style:name="T80" style:family="text">
      <style:text-properties fo:font-weight="normal" officeooo:rsid="003e2fc2" style:font-weight-asian="normal" style:font-weight-complex="normal"/>
    </style:style>
    <style:style style:name="T81" style:family="text">
      <style:text-properties fo:font-weight="normal" officeooo:rsid="0057605d" style:font-weight-asian="normal" style:font-weight-complex="normal"/>
    </style:style>
    <style:style style:name="T82" style:family="text">
      <style:text-properties officeooo:rsid="0027b0be"/>
    </style:style>
    <style:style style:name="T83" style:family="text">
      <style:text-properties officeooo:rsid="002971c8"/>
    </style:style>
    <style:style style:name="T84" style:family="text">
      <style:text-properties officeooo:rsid="002c67b9"/>
    </style:style>
    <style:style style:name="T85" style:family="text">
      <style:text-properties officeooo:rsid="002e0a00"/>
    </style:style>
    <style:style style:name="T86" style:family="text">
      <style:text-properties officeooo:rsid="00303ac0"/>
    </style:style>
    <style:style style:name="T87" style:family="text">
      <style:text-properties officeooo:rsid="0030cc60"/>
    </style:style>
    <style:style style:name="T88" style:family="text">
      <style:text-properties officeooo:rsid="0032e6a4"/>
    </style:style>
    <style:style style:name="T89" style:family="text">
      <style:text-properties officeooo:rsid="0035f1d1"/>
    </style:style>
    <style:style style:name="T90" style:family="text">
      <style:text-properties officeooo:rsid="00366c7f"/>
    </style:style>
    <style:style style:name="T91" style:family="text">
      <style:text-properties officeooo:rsid="0039f438"/>
    </style:style>
    <style:style style:name="T92" style:family="text">
      <style:text-properties officeooo:rsid="003bc787"/>
    </style:style>
    <style:style style:name="T93" style:family="text">
      <style:text-properties officeooo:rsid="003ca766"/>
    </style:style>
    <style:style style:name="T94" style:family="text">
      <style:text-properties officeooo:rsid="003e2fc2"/>
    </style:style>
    <style:style style:name="T95" style:family="text">
      <style:text-properties officeooo:rsid="003f95d1"/>
    </style:style>
    <style:style style:name="T96" style:family="text">
      <style:text-properties officeooo:rsid="00408448"/>
    </style:style>
    <style:style style:name="T97" style:family="text">
      <style:text-properties officeooo:rsid="0044a043"/>
    </style:style>
    <style:style style:name="T98" style:family="text">
      <style:text-properties officeooo:rsid="004551b4"/>
    </style:style>
    <style:style style:name="T99" style:family="text">
      <style:text-properties officeooo:rsid="0047612e"/>
    </style:style>
    <style:style style:name="T100" style:family="text">
      <style:text-properties officeooo:rsid="0048b683"/>
    </style:style>
    <style:style style:name="T101" style:family="text">
      <style:text-properties officeooo:rsid="004bea14"/>
    </style:style>
    <style:style style:name="T102" style:family="text">
      <style:text-properties officeooo:rsid="004fa2e0"/>
    </style:style>
    <style:style style:name="T103" style:family="text">
      <style:text-properties officeooo:rsid="00567348"/>
    </style:style>
    <style:style style:name="T104" style:family="text">
      <style:text-properties officeooo:rsid="0057605d"/>
    </style:style>
    <style:style style:name="T105" style:family="text">
      <style:text-properties officeooo:rsid="0059b1a2"/>
    </style:style>
    <style:style style:name="T106" style:family="text">
      <style:text-properties officeooo:rsid="005a611f"/>
    </style:style>
    <style:style style:name="T107" style:family="text">
      <style:text-properties officeooo:rsid="005e6196"/>
    </style:style>
    <style:style style:name="T108" style:family="text">
      <style:text-properties officeooo:rsid="005ebd71"/>
    </style:style>
    <style:style style:name="T109" style:family="text">
      <style:text-properties officeooo:rsid="005f589c"/>
    </style:style>
    <style:style style:name="T110" style:family="text">
      <style:text-properties officeooo:rsid="00605464"/>
    </style:style>
    <style:style style:name="T111" style:family="text">
      <style:text-properties officeooo:rsid="006294cf"/>
    </style:style>
    <style:style style:name="T112" style:family="text">
      <style:text-properties officeooo:rsid="0063d4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LRBTree</text:h>
      <text:p text:style-name="Class_20_Description"/>
      <text:p text:style-name="Class_20_Description">The <text:span text:style-name="Class_20_Variables"><text:span text:style-name="T29">LLRBTree</text:span></text:span> class is a<text:span text:style-name="T111">n implementation of the </text:span><text:span text:style-name="T28">LLRBTree\bTree</text:span><text:span text:style-name="T111"> abstract</text:span> base class <text:span text:style-name="T111">to create and manage a </text:span><text:span text:style-name="T28">Left-Leaning Red-Black Tree</text:span><text:span text:style-name="T111"> data structure.</text:span>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<text:span text:style-name="T67">LLRBTree</text:span></text:span> class are:</text:p>
      <text:p text:style-name="Criteria_20_Body"/>
      <text:list xml:id="list3272562120184871276" text:style-name="L1">
        <text:list-item>
          <text:p text:style-name="P151">Extends the <text:span text:style-name="Class_20_Variables"><text:span text:style-name="T67">LLRBTree\bTree</text:span></text:span> class;</text:p>
        </text:list-item>
        <text:list-item>
          <text:p text:style-name="P150">Uses the <text:span text:style-name="T2">LLRBTree\LLRBNode</text:span> class;</text:p>
        </text:list-item>
        <text:list-item>
          <text:p text:style-name="P151">Uses the <text:span text:style-name="Class_20_Variables"><text:span text:style-name="T67">Library</text:span></text:span> namespace;</text:p>
        </text:list-item>
        <text:list-item>
          <text:p text:style-name="P147">Uses <text:span text:style-name="Class_20_Variables"><text:span text:style-name="T67">Library\Error</text:span></text:span> class for error and exception codes.</text:p>
          <text:p text:style-name="P327"/>
        </text:list-item>
      </text:list>
      <text:p text:style-name="Standard"/>
      <text:h text:style-name="P358" text:outline-level="4">Inherited Class Properties</text:h>
      <text:p text:style-name="P325"/>
      <text:p text:style-name="P325">The <text:span text:style-name="Class_20_Variables">LLRBTree</text:span> class extends the <text:span text:style-name="Class_20_Variables">LLRBTree</text:span><text:span text:style-name="Class_20_Variables"><text:span text:style-name="T112">\</text:span></text:span><text:span text:style-name="Class_20_Variables">bTree</text:span> class and inherits the following properties:</text:p>
      <text:p text:style-name="P32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1">Property</text:p>
          </table:table-cell>
          <table:table-cell table:style-name="Table10.B1" office:value-type="string">
            <text:p text:style-name="P351">Description</text:p>
          </table:table-cell>
        </table:table-row>
        <table:table-row>
          <table:table-cell table:style-name="Table10.A2" office:value-type="string">
            <text:p text:style-name="P349">$root</text:p>
          </table:table-cell>
          <table:table-cell table:style-name="Table10.B3" office:value-type="string">
            <text:p text:style-name="P334"><text:span text:style-name="T30">The current root node number</text:span>.</text:p>
          </table:table-cell>
        </table:table-row>
        <table:table-row>
          <table:table-cell table:style-name="Table10.A2" office:value-type="string">
            <text:p text:style-name="P349">$current</text:p>
          </table:table-cell>
          <table:table-cell table:style-name="Table10.B3" office:value-type="string">
            <text:p text:style-name="P347">The current node number.</text:p>
          </table:table-cell>
        </table:table-row>
        <table:table-row>
          <table:table-cell table:style-name="Table10.A2" office:value-type="string">
            <text:p text:style-name="P349">$nodes</text:p>
          </table:table-cell>
          <table:table-cell table:style-name="Table10.B4" office:value-type="string">
            <text:p text:style-name="P335">Count of the current number of nodes.</text:p>
          </table:table-cell>
        </table:table-row>
      </table:table>
      <text:p text:style-name="P149"/>
      <text:h text:style-name="P357" text:outline-level="4">Inherited Class Methods</text:h>
      <text:p text:style-name="P325"/>
      <text:p text:style-name="P325">The <text:span text:style-name="Class_20_Variables">LLRBTree</text:span> class extends the <text:span text:style-name="Class_20_Variables">LLRBTree</text:span><text:span text:style-name="Class_20_Variables"><text:span text:style-name="T112">\</text:span></text:span><text:span text:style-name="Class_20_Variables">bTree</text:span> class and inherits the following methods, <text:span text:style-name="T110">which must be over-ridden in order to be useful</text:span>:</text:p>
      <text:p text:style-name="P325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351">Method</text:p>
            </table:table-cell>
            <table:table-cell table:style-name="Table7.B1" office:value-type="string">
              <text:p text:style-name="P351">Description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355"><text:a xlink:type="simple" xlink:href="#rewind" text:style-name="Internet_20_link" text:visited-style-name="Visited_20_Internet_20_Link">rewind</text:a></text:p>
          </table:table-cell>
          <table:table-cell table:style-name="Table7.B11" office:value-type="string">
            <text:p text:style-name="P335">Moves the current node pointer to the first item in the tree.</text:p>
          </table:table-cell>
        </table:table-row>
        <table:table-row table:style-name="Table7.3">
          <table:table-cell table:style-name="Table7.A2" office:value-type="string">
            <text:p text:style-name="P355">current</text:p>
          </table:table-cell>
          <table:table-cell table:style-name="Table7.B11" office:value-type="string">
            <text:p text:style-name="P335">Returns the current tree node data.</text:p>
          </table:table-cell>
        </table:table-row>
        <table:table-row table:style-name="Table7.4">
          <table:table-cell table:style-name="Table7.A2" office:value-type="string">
            <text:p text:style-name="P355"><text:a xlink:type="simple" xlink:href="#key" text:style-name="Internet_20_link" text:visited-style-name="Visited_20_Internet_20_Link">key</text:a></text:p>
          </table:table-cell>
          <table:table-cell table:style-name="Table7.B11" office:value-type="string">
            <text:p text:style-name="P335">Returns the current tree node key value.</text:p>
          </table:table-cell>
        </table:table-row>
        <table:table-row table:style-name="Table7.5">
          <table:table-cell table:style-name="Table7.A2" office:value-type="string">
            <text:p text:style-name="P355"><text:a xlink:type="simple" xlink:href="#next" text:style-name="Internet_20_link" text:visited-style-name="Visited_20_Internet_20_Link">next</text:a></text:p>
          </table:table-cell>
          <table:table-cell table:style-name="Table7.B11" office:value-type="string">
            <text:p text:style-name="P335">Moves current to the next node in the tree in In-Order Traversal.</text:p>
          </table:table-cell>
        </table:table-row>
        <table:table-row table:style-name="Table7.6">
          <table:table-cell table:style-name="Table7.A2" office:value-type="string">
            <text:p text:style-name="P355"><text:a xlink:type="simple" xlink:href="#valid" text:style-name="Internet_20_link" text:visited-style-name="Visited_20_Internet_20_Link">valid</text:a></text:p>
          </table:table-cell>
          <table:table-cell table:style-name="Table7.B11" office:value-type="string">
            <text:p text:style-name="P335">Returns the validity of the current node pointer.</text:p>
          </table:table-cell>
        </table:table-row>
        <table:table-row table:style-name="Table7.7">
          <table:table-cell table:style-name="Table7.A2" office:value-type="string">
            <text:p text:style-name="P355"><text:a xlink:type="simple" xlink:href="#count" text:style-name="Internet_20_link" text:visited-style-name="Visited_20_Internet_20_Link">count</text:a></text:p>
          </table:table-cell>
          <table:table-cell table:style-name="Table7.B11" office:value-type="string">
            <text:p text:style-name="P335">Returns the number of unique nodes in the tree.</text:p>
          </table:table-cell>
        </table:table-row>
        <table:table-row table:style-name="Table7.8">
          <table:table-cell table:style-name="Table7.A2" office:value-type="string">
            <text:p text:style-name="P355"><text:a xlink:type="simple" xlink:href="#offsetSet" text:style-name="Internet_20_link" text:visited-style-name="Visited_20_Internet_20_Link">offsetSet</text:a></text:p>
          </table:table-cell>
          <table:table-cell table:style-name="Table7.B11" office:value-type="string">
            <text:p text:style-name="P335">Set the value at the indicated offset.</text:p>
          </table:table-cell>
        </table:table-row>
        <table:table-row table:style-name="Table7.9">
          <table:table-cell table:style-name="Table7.A2" office:value-type="string">
            <text:p text:style-name="P355"><text:a xlink:type="simple" xlink:href="#offsetGet" text:style-name="Internet_20_link" text:visited-style-name="Visited_20_Internet_20_Link">offsetGet</text:a></text:p>
          </table:table-cell>
          <table:table-cell table:style-name="Table7.B11" office:value-type="string">
            <text:p text:style-name="P335">Returns the value at the indicated offset.</text:p>
          </table:table-cell>
        </table:table-row>
        <table:table-row table:style-name="Table7.10">
          <table:table-cell table:style-name="Table7.A2" office:value-type="string">
            <text:p text:style-name="P355"><text:a xlink:type="simple" xlink:href="#offsetExists" text:style-name="Internet_20_link" text:visited-style-name="Visited_20_Internet_20_Link">offsetExists</text:a></text:p>
          </table:table-cell>
          <table:table-cell table:style-name="Table7.B11" office:value-type="string">
            <text:p text:style-name="P335">Returns true if the offset exists, false if not.</text:p>
          </table:table-cell>
        </table:table-row>
        <table:table-row table:style-name="Table7.11">
          <table:table-cell table:style-name="Table7.A2" office:value-type="string">
            <text:p text:style-name="P355"><text:a xlink:type="simple" xlink:href="#offsetUnset" text:style-name="Internet_20_link" text:visited-style-name="Visited_20_Internet_20_Link">offsetUnset</text:a></text:p>
          </table:table-cell>
          <table:table-cell table:style-name="Table7.B11" office:value-type="string">
            <text:p text:style-name="P335">Unset the provided offset.</text:p>
          </table:table-cell>
        </table:table-row>
      </table:table>
      <text:p text:style-name="P149"/>
      <text:h text:style-name="P357" text:outline-level="4">Inherited <text:span text:style-name="T108">Abstract</text:span> Methods</text:h>
      <text:p text:style-name="P325"/>
      <text:p text:style-name="P325">The <text:span text:style-name="Class_20_Variables">LLRBTree</text:span> class extends the <text:span text:style-name="Class_20_Variables">LLRBTree</text:span><text:span text:style-name="Class_20_Variables"><text:span text:style-name="T112">\</text:span></text:span><text:span text:style-name="Class_20_Variables">bTree</text:span> class and inherits the following <text:span text:style-name="T108">abstract</text:span> methods:</text:p>
      <text:p text:style-name="P325"/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351">Method</text:p>
            </table:table-cell>
            <table:table-cell table:style-name="Table11.B1" office:value-type="string">
              <text:p text:style-name="P351">Description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355"><text:a xlink:type="simple" xlink:href="#rewind" text:style-name="Internet_20_link" text:visited-style-name="Visited_20_Internet_20_Link"><text:span text:style-name="T109">i</text:span></text:a><text:span text:style-name="T109">nsert</text:span></text:p>
          </table:table-cell>
          <table:table-cell table:style-name="Table11.B11" office:value-type="string">
            <text:p text:style-name="P335">Insert a key node in the tree.</text:p>
          </table:table-cell>
        </table:table-row>
        <table:table-row table:style-name="Table11.3">
          <table:table-cell table:style-name="Table11.A2" office:value-type="string">
            <text:p text:style-name="P354">search</text:p>
          </table:table-cell>
          <table:table-cell table:style-name="Table11.B11" office:value-type="string">
            <text:p text:style-name="P333">Search for a key and optionally add it.</text:p>
          </table:table-cell>
        </table:table-row>
        <table:table-row table:style-name="Table11.4">
          <table:table-cell table:style-name="Table11.A2" office:value-type="string">
            <text:p text:style-name="P355"><text:a xlink:type="simple" xlink:href="#key" text:style-name="Internet_20_link" text:visited-style-name="Visited_20_Internet_20_Link"><text:span text:style-name="T109">t</text:span></text:a><text:span text:style-name="T109">reeTop</text:span></text:p>
          </table:table-cell>
          <table:table-cell table:style-name="Table11.B11" office:value-type="string">
            <text:p text:style-name="P333">Returns the top node of the tree (the root).</text:p>
          </table:table-cell>
        </table:table-row>
        <table:table-row table:style-name="Table11.5">
          <table:table-cell table:style-name="Table11.A2" office:value-type="string">
            <text:p text:style-name="P355"><text:a xlink:type="simple" xlink:href="#next" text:style-name="Internet_20_link" text:visited-style-name="Visited_20_Internet_20_Link"><text:span text:style-name="T109">l</text:span></text:a><text:span text:style-name="T109">eaf</text:span></text:p>
          </table:table-cell>
          <table:table-cell table:style-name="Table11.B11" office:value-type="string">
            <text:p text:style-name="P333">Finds the leftmost node in the branch.</text:p>
          </table:table-cell>
        </table:table-row>
        <table:table-row table:style-name="Table11.6">
          <table:table-cell table:style-name="Table11.A2" office:value-type="string">
            <text:p text:style-name="P355"><text:a xlink:type="simple" xlink:href="#valid" text:style-name="Internet_20_link" text:visited-style-name="Visited_20_Internet_20_Link"><text:span text:style-name="T109">d</text:span></text:a><text:span text:style-name="T109">eleteMin</text:span></text:p>
          </table:table-cell>
          <table:table-cell table:style-name="Table11.B11" office:value-type="string">
            <text:p text:style-name="P333">Deletes the minimum node key in the branch.</text:p>
          </table:table-cell>
        </table:table-row>
        <table:table-row table:style-name="Table11.7">
          <table:table-cell table:style-name="Table11.A2" office:value-type="string">
            <text:p text:style-name="P354">delete</text:p>
          </table:table-cell>
          <table:table-cell table:style-name="Table11.B11" office:value-type="string">
            <text:p text:style-name="P333">Deletes a node.</text:p>
          </table:table-cell>
        </table:table-row>
        <text:soft-page-break/>
        <table:table-row table:style-name="Table11.8">
          <table:table-cell table:style-name="Table11.A2" office:value-type="string">
            <text:p text:style-name="P355"><text:a xlink:type="simple" xlink:href="#offsetSet" text:style-name="Internet_20_link" text:visited-style-name="Visited_20_Internet_20_Link"><text:span text:style-name="T109">r</text:span></text:a><text:span text:style-name="T109">oot</text:span></text:p>
          </table:table-cell>
          <table:table-cell table:style-name="Table11.B11" office:value-type="string">
            <text:p text:style-name="P333">Returns the root node.</text:p>
          </table:table-cell>
        </table:table-row>
        <table:table-row table:style-name="Table11.9">
          <table:table-cell table:style-name="Table11.A2" office:value-type="string">
            <text:p text:style-name="P355"><text:a xlink:type="simple" xlink:href="#offsetGet" text:style-name="Internet_20_link" text:visited-style-name="Visited_20_Internet_20_Link"><text:span text:style-name="T109">n</text:span></text:a><text:span text:style-name="T109">odes</text:span></text:p>
          </table:table-cell>
          <table:table-cell table:style-name="Table11.B11" office:value-type="string">
            <text:p text:style-name="P333">Returns the number of nodes in the tree.</text:p>
          </table:table-cell>
        </table:table-row>
        <table:table-row table:style-name="Table11.10">
          <table:table-cell table:style-name="Table11.A2" office:value-type="string">
            <text:p text:style-name="P355"><text:a xlink:type="simple" xlink:href="#offsetExists" text:style-name="Internet_20_link" text:visited-style-name="Visited_20_Internet_20_Link"><text:span text:style-name="T109">f</text:span></text:a><text:span text:style-name="T109">irstNode</text:span></text:p>
          </table:table-cell>
          <table:table-cell table:style-name="Table11.B11" office:value-type="string">
            <text:p text:style-name="P333">Rewinds the tree pointer and returns the first node.</text:p>
          </table:table-cell>
        </table:table-row>
        <table:table-row table:style-name="Table11.12">
          <table:table-cell table:style-name="Table11.A2" office:value-type="string">
            <text:p text:style-name="P355"><text:a xlink:type="simple" xlink:href="#offsetUnset" text:style-name="Internet_20_link" text:visited-style-name="Visited_20_Internet_20_Link"><text:span text:style-name="T109">n</text:span></text:a><text:span text:style-name="T109">extNode</text:span></text:p>
          </table:table-cell>
          <table:table-cell table:style-name="Table11.B11" office:value-type="string">
            <text:p text:style-name="P333">Returns the next node in tree-order.</text:p>
          </table:table-cell>
        </table:table-row>
        <table:table-row table:style-name="Table11.12">
          <table:table-cell table:style-name="Table11.A2" office:value-type="string">
            <text:p text:style-name="P354">CurentNode</text:p>
          </table:table-cell>
          <table:table-cell table:style-name="Table11.B12" office:value-type="string">
            <text:p text:style-name="P333">Returns the current node.</text:p>
          </table:table-cell>
        </table:table-row>
      </table:table>
      <text:p text:style-name="P149"/>
      <text:h text:style-name="P357" text:outline-level="4"/>
      <text:h text:style-name="P357" text:outline-level="4">Class Properties</text:h>
      <text:p text:style-name="Method_20_Body"/>
      <text:p text:style-name="Method_20_Body">The <text:span text:style-name="Class_20_Variables">LLRBTree</text:span> class defines the following propertie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Property</text:p>
          </table:table-cell>
          <table:table-cell table:style-name="Table4.B1" office:value-type="string">
            <text:p text:style-name="P32">Description</text:p>
          </table:table-cell>
        </table:table-row>
        <table:table-row>
          <table:table-cell table:style-name="Table4.A2" office:value-type="string">
            <text:p text:style-name="P37">$keyNode</text:p>
          </table:table-cell>
          <table:table-cell table:style-name="Table4.B4" office:value-type="string">
            <text:p text:style-name="P2">A LLRBNode temporary node.</text:p>
          </table:table-cell>
        </table:table-row>
        <table:table-row>
          <table:table-cell table:style-name="Table4.A2" office:value-type="string">
            <text:p text:style-name="P36">$traversal</text:p>
          </table:table-cell>
          <table:table-cell table:style-name="Table4.B4" office:value-type="string">
            <text:p text:style-name="P2">Traversal array - is maintained only when enumerating the tree</text:p>
          </table:table-cell>
        </table:table-row>
        <table:table-row>
          <table:table-cell table:style-name="Table4.A2" office:value-type="string">
            <text:p text:style-name="P36">$tdetail</text:p>
          </table:table-cell>
          <table:table-cell table:style-name="Table4.B4" office:value-type="string">
            <text:p text:style-name="P2">Detail flag - true = additional node linkage displayed, false = no additional info.</text:p>
          </table:table-cell>
        </table:table-row>
        <table:table-row>
          <table:table-cell table:style-name="Table4.A2" office:value-type="string">
            <text:p text:style-name="P36">$tshowRoot</text:p>
          </table:table-cell>
          <table:table-cell table:style-name="Table4.B5" office:value-type="string">
            <text:p text:style-name="P2">Show root name flag - true = show root name, false = show nothing</text:p>
          </table:table-cell>
        </table:table-row>
      </table:table>
      <text:p text:style-name="Standard"/>
      <text:h text:style-name="Method_20_Listing_20_Title" text:outline-level="4">Class Methods</text:h>
      <text:p text:style-name="Method_20_Body"/>
      <text:p text:style-name="Method_20_Body">The <text:span text:style-name="Class_20_Variables">LLRBTree</text:span> class define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32">Method</text:p>
            </table:table-cell>
            <table:table-cell table:style-name="Table3.B1" office:value-type="string">
              <text:p text:style-name="P32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34"><text:a xlink:type="simple" xlink:href="#__construct" text:style-name="Internet_20_link" text:visited-style-name="Visited_20_Internet_20_Link">__construct</text:a></text:p>
          </table:table-cell>
          <table:table-cell table:style-name="Table3.B39" office:value-type="string">
            <text:p text:style-name="Method_20_Table_20_Description">Class constructor</text:p>
          </table:table-cell>
        </table:table-row>
        <table:table-row table:style-name="Table3.3">
          <table:table-cell table:style-name="Table3.A2" office:value-type="string">
            <text:p text:style-name="P34"><text:a xlink:type="simple" xlink:href="#__destruct" text:style-name="Internet_20_link" text:visited-style-name="Visited_20_Internet_20_Link">__destruct</text:a></text:p>
          </table:table-cell>
          <table:table-cell table:style-name="Table3.B39" office:value-type="string">
            <text:p text:style-name="Method_20_Table_20_Description">Class destructor</text:p>
          </table:table-cell>
        </table:table-row>
        <table:table-row table:style-name="Table3.4">
          <table:table-cell table:style-name="Table3.A2" office:value-type="string">
            <text:p text:style-name="P34"><text:a xlink:type="simple" xlink:href="#__get" text:style-name="Internet_20_link" text:visited-style-name="Visited_20_Internet_20_Link">__get</text:a></text:p>
          </table:table-cell>
          <table:table-cell table:style-name="Table3.B39" office:value-type="string">
            <text:p text:style-name="P2">Override the default routine to get the data from the given key.</text:p>
          </table:table-cell>
        </table:table-row>
        <table:table-row table:style-name="Table3.5">
          <table:table-cell table:style-name="Table3.A2" office:value-type="string">
            <text:p text:style-name="P34"><text:a xlink:type="simple" xlink:href="#__set" text:style-name="Internet_20_link" text:visited-style-name="Visited_20_Internet_20_Link">__set</text:a></text:p>
          </table:table-cell>
          <table:table-cell table:style-name="Table3.B39" office:value-type="string">
            <text:p text:style-name="P2">Override default routine to set the given data in the provided key.</text:p>
          </table:table-cell>
        </table:table-row>
        <table:table-row table:style-name="Table3.6">
          <table:table-cell table:style-name="Table3.A2" office:value-type="string">
            <text:p text:style-name="P34"><text:a xlink:type="simple" xlink:href="#__toString" text:style-name="Internet_20_link" text:visited-style-name="Visited_20_Internet_20_Link">__toString</text:a></text:p>
          </table:table-cell>
          <table:table-cell table:style-name="Table3.B39" office:value-type="string">
            <text:p text:style-name="P2">Return a printable buffer containing a representation of the tree structure.</text:p>
          </table:table-cell>
        </table:table-row>
        <table:table-row table:style-name="Table3.7">
          <table:table-cell table:style-name="Table3.A2" office:value-type="string">
            <text:p text:style-name="P34"><text:a xlink:type="simple" xlink:href="#insert" text:style-name="Internet_20_link" text:visited-style-name="Visited_20_Internet_20_Link">insert</text:a></text:p>
          </table:table-cell>
          <table:table-cell table:style-name="Table3.B39" office:value-type="string">
            <text:p text:style-name="P2">Insert a key node in the tree.</text:p>
          </table:table-cell>
        </table:table-row>
        <table:table-row table:style-name="Table3.8">
          <table:table-cell table:style-name="Table3.A2" office:value-type="string">
            <text:p text:style-name="P34"><text:a xlink:type="simple" xlink:href="#allocateKeynode" text:style-name="Internet_20_link" text:visited-style-name="Visited_20_Internet_20_Link"><text:span text:style-name="T70">allocateKeynode</text:span></text:a></text:p>
          </table:table-cell>
          <table:table-cell table:style-name="Table3.B39" office:value-type="string">
            <text:p text:style-name="P2">Create a new class keynode if none exists. <text:s/>Add key and data to the keynode.</text:p>
          </table:table-cell>
        </table:table-row>
        <table:table-row table:style-name="Table3.9">
          <table:table-cell table:style-name="Table3.A2" office:value-type="string">
            <text:p text:style-name="P34"><text:a xlink:type="simple" xlink:href="#search" text:style-name="Internet_20_link" text:visited-style-name="Visited_20_Internet_20_Link">search</text:a></text:p>
          </table:table-cell>
          <table:table-cell table:style-name="Table3.B39" office:value-type="string">
            <text:p text:style-name="P2">Look-up a key in the tree.</text:p>
          </table:table-cell>
        </table:table-row>
        <table:table-row table:style-name="Table3.10">
          <table:table-cell table:style-name="Table3.A2" office:value-type="string">
            <text:p text:style-name="P33"><text:a xlink:type="simple" xlink:href="#treeTop" text:style-name="Internet_20_link" text:visited-style-name="Visited_20_Internet_20_Link"><text:span text:style-name="T1">treeTop</text:span></text:a></text:p>
          </table:table-cell>
          <table:table-cell table:style-name="Table3.B39" office:value-type="string">
            <text:p text:style-name="P2">Return the minimum item in the tree (the top).</text:p>
          </table:table-cell>
        </table:table-row>
        <table:table-row table:style-name="Table3.11">
          <table:table-cell table:style-name="Table3.A2" office:value-type="string">
            <text:p text:style-name="P34"><text:a xlink:type="simple" xlink:href="#leaf" text:style-name="Internet_20_link" text:visited-style-name="Visited_20_Internet_20_Link">leaf</text:a></text:p>
          </table:table-cell>
          <table:table-cell table:style-name="Table3.B39" office:value-type="string">
            <text:p text:style-name="P2">Return the left leaf in the supplied branch.</text:p>
          </table:table-cell>
        </table:table-row>
        <text:soft-page-break/>
        <table:table-row table:style-name="Table3.12">
          <table:table-cell table:style-name="Table3.A2" office:value-type="string">
            <text:p text:style-name="P34"><text:a xlink:type="simple" xlink:href="#root" text:style-name="Internet_20_link" text:visited-style-name="Visited_20_Internet_20_Link">root</text:a></text:p>
          </table:table-cell>
          <table:table-cell table:style-name="Table3.B39" office:value-type="string">
            <text:p text:style-name="P2">Return the current tree root.</text:p>
          </table:table-cell>
        </table:table-row>
        <table:table-row table:style-name="Table3.13">
          <table:table-cell table:style-name="Table3.A2" office:value-type="string">
            <text:p text:style-name="P34"><text:a xlink:type="simple" xlink:href="#nodes" text:style-name="Internet_20_link" text:visited-style-name="Visited_20_Internet_20_Link">nodes</text:a></text:p>
          </table:table-cell>
          <table:table-cell table:style-name="Table3.B39" office:value-type="string">
            <text:p text:style-name="P2">Return the number of unique nodes in the tree.</text:p>
          </table:table-cell>
        </table:table-row>
        <table:table-row table:style-name="Table3.14">
          <table:table-cell table:style-name="Table3.A2" office:value-type="string">
            <text:p text:style-name="P34"><text:a xlink:type="simple" xlink:href="#deleteMin" text:style-name="Internet_20_link" text:visited-style-name="Visited_20_Internet_20_Link">deleteMin</text:a></text:p>
          </table:table-cell>
          <table:table-cell table:style-name="Table3.B39" office:value-type="string">
            <text:p text:style-name="P2">Delete the smallest item in the tree.</text:p>
          </table:table-cell>
        </table:table-row>
        <table:table-row table:style-name="Table3.15">
          <table:table-cell table:style-name="Table3.A2" office:value-type="string">
            <text:p text:style-name="P34">delete</text:p>
          </table:table-cell>
          <table:table-cell table:style-name="Table3.B39" office:value-type="string">
            <text:p text:style-name="P2">Delete a node in the tree.</text:p>
          </table:table-cell>
        </table:table-row>
        <table:table-row table:style-name="Table3.16">
          <table:table-cell table:style-name="Table3.A2" office:value-type="string">
            <text:p text:style-name="P34"><text:a xlink:type="simple" xlink:href="#deleteNode" text:style-name="Internet_20_link" text:visited-style-name="Visited_20_Internet_20_Link"><text:span text:style-name="T70">deleteNode</text:span></text:a></text:p>
          </table:table-cell>
          <table:table-cell table:style-name="Table3.B39" office:value-type="string">
            <text:p text:style-name="P2">Delete a node in the tree.</text:p>
          </table:table-cell>
        </table:table-row>
        <table:table-row table:style-name="Table3.17">
          <table:table-cell table:style-name="Table3.A2" office:value-type="string">
            <text:p text:style-name="P34"><text:a xlink:type="simple" xlink:href="#insertNode" text:style-name="Internet_20_link" text:visited-style-name="Visited_20_Internet_20_Link"><text:span text:style-name="T70">insertNode</text:span></text:a></text:p>
          </table:table-cell>
          <table:table-cell table:style-name="Table3.B39" office:value-type="string">
            <text:p text:style-name="P2">A recursive method to insert the node into the tree at the proper place and then balance the tree.</text:p>
          </table:table-cell>
        </table:table-row>
        <table:table-row table:style-name="Table3.18">
          <table:table-cell table:style-name="Table3.A2" office:value-type="string">
            <text:p text:style-name="P34"><text:a xlink:type="simple" xlink:href="#firstNode" text:style-name="Internet_20_link" text:visited-style-name="Visited_20_Internet_20_Link">firstNode</text:a></text:p>
          </table:table-cell>
          <table:table-cell table:style-name="Table3.B39" office:value-type="string">
            <text:p text:style-name="P2">Return the first item in the tree (in key order).</text:p>
          </table:table-cell>
        </table:table-row>
        <table:table-row table:style-name="Table3.19">
          <table:table-cell table:style-name="Table3.A2" office:value-type="string">
            <text:p text:style-name="P34"><text:a xlink:type="simple" xlink:href="#nextNode" text:style-name="Internet_20_link" text:visited-style-name="Visited_20_Internet_20_Link">nextNode</text:a></text:p>
          </table:table-cell>
          <table:table-cell table:style-name="Table3.B39" office:value-type="string">
            <text:p text:style-name="P2">Return the next item in the tree (in key order).</text:p>
          </table:table-cell>
        </table:table-row>
        <table:table-row table:style-name="Table3.20">
          <table:table-cell table:style-name="Table3.A2" office:value-type="string">
            <text:p text:style-name="P34"><text:a xlink:type="simple" xlink:href="#currentNode" text:style-name="Internet_20_link" text:visited-style-name="Visited_20_Internet_20_Link">currentNode</text:a></text:p>
          </table:table-cell>
          <table:table-cell table:style-name="Table3.B39" office:value-type="string">
            <text:p text:style-name="P2">Returns the current tree node.</text:p>
          </table:table-cell>
        </table:table-row>
        <table:table-row table:style-name="Table3.21">
          <table:table-cell table:style-name="Table3.A2" office:value-type="string">
            <text:p text:style-name="P34"><text:a xlink:type="simple" xlink:href="#rewind" text:style-name="Internet_20_link" text:visited-style-name="Visited_20_Internet_20_Link">rewind</text:a></text:p>
          </table:table-cell>
          <table:table-cell table:style-name="Table3.B39" office:value-type="string">
            <text:p text:style-name="P2">Moves the current node pointer to the first item in the tree.</text:p>
          </table:table-cell>
        </table:table-row>
        <table:table-row table:style-name="Table3.22">
          <table:table-cell table:style-name="Table3.A2" office:value-type="string">
            <text:p text:style-name="P34"><text:a xlink:type="simple" xlink:href="#current" text:style-name="Internet_20_link" text:visited-style-name="Visited_20_Internet_20_Link">current</text:a></text:p>
          </table:table-cell>
          <table:table-cell table:style-name="Table3.B39" office:value-type="string">
            <text:p text:style-name="P2">Returns the current tree node data.</text:p>
          </table:table-cell>
        </table:table-row>
        <table:table-row table:style-name="Table3.23">
          <table:table-cell table:style-name="Table3.A2" office:value-type="string">
            <text:p text:style-name="P34"><text:a xlink:type="simple" xlink:href="#key" text:style-name="Internet_20_link" text:visited-style-name="Visited_20_Internet_20_Link">key</text:a></text:p>
          </table:table-cell>
          <table:table-cell table:style-name="Table3.B39" office:value-type="string">
            <text:p text:style-name="P2">Returns the current tree node key value.</text:p>
          </table:table-cell>
        </table:table-row>
        <table:table-row table:style-name="Table3.24">
          <table:table-cell table:style-name="Table3.A2" office:value-type="string">
            <text:p text:style-name="P34"><text:a xlink:type="simple" xlink:href="#next" text:style-name="Internet_20_link" text:visited-style-name="Visited_20_Internet_20_Link">next</text:a></text:p>
          </table:table-cell>
          <table:table-cell table:style-name="Table3.B39" office:value-type="string">
            <text:p text:style-name="P2">Moves current to the next node in the tree in In-Order Traversal.</text:p>
          </table:table-cell>
        </table:table-row>
        <table:table-row table:style-name="Table3.25">
          <table:table-cell table:style-name="Table3.A2" office:value-type="string">
            <text:p text:style-name="P34"><text:a xlink:type="simple" xlink:href="#valid" text:style-name="Internet_20_link" text:visited-style-name="Visited_20_Internet_20_Link">valid</text:a></text:p>
          </table:table-cell>
          <table:table-cell table:style-name="Table3.B39" office:value-type="string">
            <text:p text:style-name="P2">Returns the validity of the current node pointer.</text:p>
          </table:table-cell>
        </table:table-row>
        <table:table-row table:style-name="Table3.26">
          <table:table-cell table:style-name="Table3.A2" office:value-type="string">
            <text:p text:style-name="P34"><text:a xlink:type="simple" xlink:href="#count" text:style-name="Internet_20_link" text:visited-style-name="Visited_20_Internet_20_Link">count</text:a></text:p>
          </table:table-cell>
          <table:table-cell table:style-name="Table3.B39" office:value-type="string">
            <text:p text:style-name="P2">Returns the number of unique nodes in the tree.</text:p>
          </table:table-cell>
        </table:table-row>
        <table:table-row table:style-name="Table3.27">
          <table:table-cell table:style-name="Table3.A2" office:value-type="string">
            <text:p text:style-name="P34"><text:a xlink:type="simple" xlink:href="#offsetSet" text:style-name="Internet_20_link" text:visited-style-name="Visited_20_Internet_20_Link">offsetSet</text:a></text:p>
          </table:table-cell>
          <table:table-cell table:style-name="Table3.B39" office:value-type="string">
            <text:p text:style-name="P2">Set the value at the indicated offset.</text:p>
          </table:table-cell>
        </table:table-row>
        <table:table-row table:style-name="Table3.28">
          <table:table-cell table:style-name="Table3.A2" office:value-type="string">
            <text:p text:style-name="P34"><text:a xlink:type="simple" xlink:href="#offsetGet" text:style-name="Internet_20_link" text:visited-style-name="Visited_20_Internet_20_Link">offsetGet</text:a></text:p>
          </table:table-cell>
          <table:table-cell table:style-name="Table3.B39" office:value-type="string">
            <text:p text:style-name="P2">Returns the value at the indicated offset.</text:p>
          </table:table-cell>
        </table:table-row>
        <table:table-row table:style-name="Table3.29">
          <table:table-cell table:style-name="Table3.A2" office:value-type="string">
            <text:p text:style-name="P34"><text:a xlink:type="simple" xlink:href="#offsetExists" text:style-name="Internet_20_link" text:visited-style-name="Visited_20_Internet_20_Link">offsetExists</text:a></text:p>
          </table:table-cell>
          <table:table-cell table:style-name="Table3.B39" office:value-type="string">
            <text:p text:style-name="P2">Returns true if the offset exists, false if not.</text:p>
          </table:table-cell>
        </table:table-row>
        <table:table-row table:style-name="Table3.30">
          <table:table-cell table:style-name="Table3.A2" office:value-type="string">
            <text:p text:style-name="P34"><text:a xlink:type="simple" xlink:href="#offsetUnset" text:style-name="Internet_20_link" text:visited-style-name="Visited_20_Internet_20_Link">offsetUnset</text:a></text:p>
          </table:table-cell>
          <table:table-cell table:style-name="Table3.B39" office:value-type="string">
            <text:p text:style-name="P2">Unset the provided offset.</text:p>
          </table:table-cell>
        </table:table-row>
        <table:table-row table:style-name="Table3.31">
          <table:table-cell table:style-name="Table3.A2" office:value-type="string">
            <text:p text:style-name="P34"><text:a xlink:type="simple" xlink:href="#traverseBranch" text:style-name="Internet_20_link" text:visited-style-name="Visited_20_Internet_20_Link"><text:span text:style-name="T70">traverseBranch</text:span></text:a></text:p>
          </table:table-cell>
          <table:table-cell table:style-name="Table3.B39" office:value-type="string">
            <text:p text:style-name="P2">Traverse the supplied branch to the left leaf, storing the nodes met along the way.</text:p>
          </table:table-cell>
        </table:table-row>
        <table:table-row table:style-name="Table3.32">
          <table:table-cell table:style-name="Table3.A2" office:value-type="string">
            <text:p text:style-name="P34"><text:a xlink:type="simple" xlink:href="#fixUp" text:style-name="Internet_20_link" text:visited-style-name="Visited_20_Internet_20_Link"><text:span text:style-name="T70">fixUp</text:span></text:a></text:p>
          </table:table-cell>
          <table:table-cell table:style-name="Table3.B39" office:value-type="string">
            <text:p text:style-name="P2">Balance the tree and fix up the colors on the way up the tree.</text:p>
          </table:table-cell>
        </table:table-row>
        <table:table-row table:style-name="Table3.33">
          <table:table-cell table:style-name="Table3.A2" office:value-type="string">
            <text:p text:style-name="P34"><text:a xlink:type="simple" xlink:href="#isRed" text:style-name="Internet_20_link" text:visited-style-name="Visited_20_Internet_20_Link"><text:span text:style-name="T70">isRed</text:span></text:a></text:p>
          </table:table-cell>
          <table:table-cell table:style-name="Table3.B39" office:value-type="string">
            <text:p text:style-name="P2">Return true if the node is valid and colored red.</text:p>
          </table:table-cell>
        </table:table-row>
        <table:table-row table:style-name="Table3.34">
          <table:table-cell table:style-name="Table3.A2" office:value-type="string">
            <text:p text:style-name="P34"><text:a xlink:type="simple" xlink:href="#rotateLeft" text:style-name="Internet_20_link" text:visited-style-name="Visited_20_Internet_20_Link"><text:span text:style-name="T70">rotateLeft</text:span></text:a></text:p>
          </table:table-cell>
          <table:table-cell table:style-name="Table3.B39" office:value-type="string">
            <text:p text:style-name="P2">Perform a rotate left operation around the node.</text:p>
          </table:table-cell>
        </table:table-row>
        <table:table-row table:style-name="Table3.35">
          <table:table-cell table:style-name="Table3.A2" office:value-type="string">
            <text:p text:style-name="P34"><text:a xlink:type="simple" xlink:href="#rotateRight" text:style-name="Internet_20_link" text:visited-style-name="Visited_20_Internet_20_Link"><text:span text:style-name="T70">rotateRight</text:span></text:a></text:p>
          </table:table-cell>
          <table:table-cell table:style-name="Table3.B39" office:value-type="string">
            <text:p text:style-name="P2">Perform a rotate right operation around the node.</text:p>
          </table:table-cell>
        </table:table-row>
        <table:table-row table:style-name="Table3.36">
          <table:table-cell table:style-name="Table3.A2" office:value-type="string">
            <text:p text:style-name="P34"><text:a xlink:type="simple" xlink:href="#flipColors" text:style-name="Internet_20_link" text:visited-style-name="Visited_20_Internet_20_Link"><text:span text:style-name="T70">flipColors</text:span></text:a></text:p>
          </table:table-cell>
          <table:table-cell table:style-name="Table3.B39" office:value-type="string">
            <text:p text:style-name="P2">Flip the colors of the current node and its (2) children.</text:p>
          </table:table-cell>
        </table:table-row>
        <table:table-row table:style-name="Table3.37">
          <table:table-cell table:style-name="Table3.A2" office:value-type="string">
            <text:p text:style-name="P34"><text:a xlink:type="simple" xlink:href="#deleteMinNode" text:style-name="Internet_20_link" text:visited-style-name="Visited_20_Internet_20_Link"><text:span text:style-name="T70">deleteMinNode</text:span></text:a></text:p>
          </table:table-cell>
          <table:table-cell table:style-name="Table3.B39" office:value-type="string">
            <text:p text:style-name="P2">Recursive method to delete the minimum node in the branch.</text:p>
          </table:table-cell>
        </table:table-row>
        <table:table-row table:style-name="Table3.38">
          <table:table-cell table:style-name="Table3.A2" office:value-type="string">
            <text:p text:style-name="P34"><text:a xlink:type="simple" xlink:href="#moveRedLeft" text:style-name="Internet_20_link" text:visited-style-name="Visited_20_Internet_20_Link"><text:span text:style-name="T70">moveRedLeft</text:span></text:a></text:p>
          </table:table-cell>
          <table:table-cell table:style-name="Table3.B39" office:value-type="string">
            <text:p text:style-name="P2">Move the left red node.</text:p>
          </table:table-cell>
        </table:table-row>
        <table:table-row table:style-name="Table3.39">
          <table:table-cell table:style-name="Table3.A2" office:value-type="string">
            <text:p text:style-name="P34"><text:a xlink:type="simple" xlink:href="#moveRedRight" text:style-name="Internet_20_link" text:visited-style-name="Visited_20_Internet_20_Link"><text:span text:style-name="T70">moveRedRight</text:span></text:a></text:p>
          </table:table-cell>
          <table:table-cell table:style-name="Table3.B39" office:value-type="string">
            <text:p text:style-name="P2">Move the right red node.</text:p>
          </table:table-cell>
        </table:table-row>
      </table:table>
      <text:p text:style-name="Standard"/>
      <text:h text:style-name="Method_20_Title" text:outline-level="5"><text:bookmark-start text:name="__construct"/><text:soft-page-break/>__construct<text:bookmark-end text:name="__construct"/></text:h>
      <text:p text:style-name="Method_20_Body"/>
      <text:p text:style-name="Method_20_Body">Class constructor.</text:p>
      <text:p text:style-name="Method_20_Body"/>
      <text:p text:style-name="P25">/**</text:p>
      <text:p text:style-name="P25"><text:s/>* __construct</text:p>
      <text:p text:style-name="P25"><text:s/>*</text:p>
      <text:p text:style-name="P25"><text:s/>* Class constructor</text:p>
      <text:p text:style-name="P25"><text:s/>*/</text:p>
      <text:p text:style-name="P25">public function __construct()</text:p>
      <text:p text:style-name="P25">{</text:p>
      <text:p text:style-name="Method_20_Code_20_Listing"><text:span text:style-name="T64"><text:tab/></text:span><text:span text:style-name="T66">parent::__construct();</text:span></text:p>
      <text:p text:style-name="P25"/>
      <text:p text:style-name="P25"><text:tab/>$this-&gt;tdetail = false;</text:p>
      <text:p text:style-name="P25"><text:tab/>$this-&gt;tshowRoot = false;</text:p>
      <text:p text:style-name="P25"/>
      <text:p text:style-name="P25"><text:tab/>$this-&gt;keyNode = null;</text:p>
      <text:p text:style-name="P25"><text:tab/>$this-&gt;traversal = array();</text:p>
      <text:p text:style-name="Method_20_Code_20_Listing">}</text:p>
      <text:p text:style-name="P155"/>
      <text:p text:style-name="P155">Narrative</text:p>
      <text:p text:style-name="P141"/>
      <text:p text:style-name="P141">The <text:span text:style-name="Class_20_Variables">__construct</text:span> method calls the parent class <text:span text:style-name="Class_20_Variables">__construct</text:span> method to set the <text:s/><text:span text:style-name="Class_20_Variables">$nodes</text:span>, <text:span text:style-name="Class_20_Variables">$root</text:span> and <text:span text:style-name="Class_20_Variables">$current</text:span> class properties to their default values.</text:p>
      <text:p text:style-name="P141"/>
      <text:p text:style-name="P142">The additional class properties <text:span text:style-name="T38">tdetail</text:span>, <text:span text:style-name="T38">tshowRoot</text:span>, <text:span text:style-name="T38">keyNode</text:span>, and <text:span text:style-name="T38">traversal</text:span> are set to their default values.</text:p>
      <text:p text:style-name="Method_20_Body"/>
      <text:p text:style-name="Method_20_Body"/>
      <text:h text:style-name="P153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25">/**</text:p>
      <text:p text:style-name="P25"><text:s/>* __destruct</text:p>
      <text:p text:style-name="P25"><text:s/>*</text:p>
      <text:p text:style-name="P25"><text:s/>* Class destructor</text:p>
      <text:p text:style-name="P25"><text:s/>*/</text:p>
      <text:p text:style-name="P25">public function __destruct()</text:p>
      <text:p text:style-name="P25">{</text:p>
      <text:p text:style-name="P25"><text:tab/>parent::__destruct();</text:p>
      <text:p text:style-name="P25">}</text:p>
      <text:p text:style-name="P156"/>
      <text:p text:style-name="P156">Narrative</text:p>
      <text:p text:style-name="P143"/>
      <text:p text:style-name="P143">The <text:span text:style-name="Class_20_Variables">__destruct</text:span> method calls the parent class <text:span text:style-name="Class_20_Variables">__destruct</text:span> method to perform cleanup, if necessary.</text:p>
      <text:p text:style-name="Method_20_Body"/>
      <text:p text:style-name="Method_20_Body"/>
      <text:h text:style-name="P153" text:outline-level="5"><text:bookmark-start text:name="insert"/>insert<text:bookmark-end text:name="insert"/></text:h>
      <text:p text:style-name="Method_20_Body"/>
      <text:p text:style-name="Method_20_Body">Insert a key node in the tree.</text:p>
      <text:p text:style-name="P88"/>
      <text:p text:style-name="P57">Algorithm</text:p>
      <text:p text:style-name="P183"/>
      <text:list xml:id="list661336024193810441" text:style-name="L2">
        <text:list-item>
          <text:p text:style-name="P188">Accept the parameter <text:span text:style-name="T46">key</text:span> <text:span text:style-name="T82">as the key to search for in the tree, the parameter </text:span><text:span text:style-name="T8">data</text:span><text:span text:style-name="T82"> as the value to store;</text:span></text:p>
        </text:list-item>
        <text:list-item>
          <text:p text:style-name="P223">pass the <text:span text:style-name="T38">key</text:span> and <text:span text:style-name="T38">data</text:span> parameters to the <text:span text:style-name="T2">allocateKeynode</text:span> class method to create the <text:span text:style-name="T38">keyNode</text:span> class property;</text:p>
          <text:p text:style-name="P223"/>
        </text:list-item>
        <text:list-item>
          <text:p text:style-name="P223"><text:span text:style-name="T89">pass</text:span> the <text:span text:style-name="T47">root</text:span><text:span text:style-name="T89"> and </text:span><text:span text:style-name="T47">keyN</text:span><text:span text:style-name="T38">ode</text:span> <text:span text:style-name="T89">class properties</text:span> to the <text:span text:style-name="T13">insertNode</text:span><text:span text:style-name="T89"> class method and assign the result to the </text:span><text:span text:style-name="T47">root</text:span><text:span text:style-name="T89"> class property</text:span>;</text:p>
          <text:p text:style-name="P223"/>
        </text:list-item>
        <text:list-item>
          <text:p text:style-name="P223">if the <text:span text:style-name="T47">root</text:span> <text:span text:style-name="T89">class</text:span> property is <text:span text:style-name="T89">not </text:span>null, go to step <text:span text:style-name="T12">6</text:span>;</text:p>
          <text:p text:style-name="P223"/>
        </text:list-item>
        <text:list-item>
          <text:p text:style-name="P227"><text:span text:style-name="T89">set</text:span> the <text:s/><text:span text:style-name="T47">flag</text:span> <text:span text:style-name="T79">value of the </text:span><text:span text:style-name="T47">root</text:span><text:span text:style-name="T79"> class property to the constant for BLACK;</text:span></text:p>
          <text:p text:style-name="P227"/>
        </text:list-item>
        <text:list-item>
          <text:p text:style-name="P227">pass the <text:span text:style-name="T38">key</text:span> parameter to the <text:span text:style-name="T13">search</text:span> class method</text:p>
        </text:list-item>
      </text:list>
      <text:list xml:id="list1021832123461904502" text:style-name="L3">
        <text:list-item>
          <text:list>
            <text:list-item>
              <text:p text:style-name="P231">return the result.</text:p>
            </text:list-item>
          </text:list>
        </text:list-item>
      </text:list>
      <text:list xml:id="list173538432031315" text:continue-list="list661336024193810441" text:style-name="L2">
        <text:list-header>
          <text:p text:style-name="P188"/>
        </text:list-header>
      </text:list>
      <text:p text:style-name="P57">Implementation</text:p>
      <text:p text:style-name="P117"/>
      <text:p text:style-name="P25">/**</text:p>
      <text:p text:style-name="P25"><text:s/>* insert.</text:p>
      <text:p text:style-name="P25"><text:s/>*</text:p>
      <text:p text:style-name="P25"><text:s/>* insert a key node in the tree.</text:p>
      <text:p text:style-name="P25"><text:s/>* <text:span text:style-name="T2">@param</text:span> $key is the key to add to the tree.</text:p>
      <text:p text:style-name="P25"><text:s/>* <text:span text:style-name="T2">@param</text:span> $data is the (optional) data to add to the key node.</text:p>
      <text:p text:style-name="P25"><text:s/>* <text:span text:style-name="T2">@return</text:span> $node = pointer to the inserted key node.</text:p>
      <text:p text:style-name="P25"><text:s/>*/</text:p>
      <text:p text:style-name="P25">public function insert($key, $data=null)</text:p>
      <text:p text:style-name="P25">{</text:p>
      <text:p text:style-name="P25"><text:tab/>$this-&gt;allocateKeynode($key, $data);</text:p>
      <text:p text:style-name="P25"><text:tab/>$this-&gt;root = $this-&gt;insertNode($this-&gt;root, $this-&gt;keyNode);</text:p>
      <text:p text:style-name="P25"><text:tab/>if ($this-&gt;root != null)</text:p>
      <text:p text:style-name="P25"><text:tab/>{</text:p>
      <text:p text:style-name="P25"><text:tab/><text:tab/>$this-&gt;root-&gt;flag(LLRBTree\LLRBNode::BLACK);</text:p>
      <text:p text:style-name="P25"><text:tab/>}</text:p>
      <text:p text:style-name="P25"/>
      <text:p text:style-name="P25"><text:tab/>return $this-&gt;search($key);</text:p>
      <text:p text:style-name="P25">}</text:p>
      <text:p text:style-name="P57"/>
      <text:p text:style-name="P57">Narrative</text:p>
      <text:p text:style-name="P88"/>
      <text:p text:style-name="Method_20_Body">The <text:span text:style-name="T2">insert</text:span> method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Properties</text:p>
          </table:table-cell>
          <table:table-cell table:style-name="Table1.B1" office:value-type="string">
            <text:p text:style-name="P32">Description</text:p>
          </table:table-cell>
        </table:table-row>
        <table:table-row>
          <table:table-cell table:style-name="Table1.A2" office:value-type="string">
            <text:p text:style-name="P35">$key</text:p>
          </table:table-cell>
          <table:table-cell table:style-name="Table1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2">Properties</text:p>
          </table:table-cell>
          <table:table-cell table:style-name="Table2.B1" office:value-type="string">
            <text:p text:style-name="P32">Description</text:p>
          </table:table-cell>
        </table:table-row>
        <table:table-row>
          <table:table-cell table:style-name="Table2.A2" office:value-type="string">
            <text:p text:style-name="P35">$data</text:p>
          </table:table-cell>
          <table:table-cell table:style-name="Table2.B2" office:value-type="string">
            <text:p text:style-name="P4">The data to add to the key node.</text:p>
          </table:table-cell>
        </table:table-row>
      </table:table>
      <text:p text:style-name="Method_20_Body"><text:line-break/>The <text:span text:style-name="Class_20_Variables">$key</text:span> and <text:span text:style-name="Class_20_Variables">$data</text:span> parameters are passed to the <text:span text:style-name="Class_20_Variables">allocateKeynode</text:span> method to create a <text:span text:style-name="T37">temporary</text:span> node for the <text:span text:style-name="Class_20_Variables">comparison</text:span> method (and stores the result in the <text:span text:style-name="Class_20_Variables">$keyNode</text:span> class property).</text:p>
      <text:p text:style-name="Method_20_Body"/>
      <text:p text:style-name="Method_20_Body">The <text:span text:style-name="Class_20_Variables">$root</text:span> and <text:span text:style-name="Class_20_Variables">$keyNode</text:span> class properties are passed to the <text:span text:style-name="Class_20_Variables">insertNode</text:span> method to place the <text:span text:style-name="Class_20_Variables">$keyNode</text:span> class property properly in the tree. <text:s/>The result is assigned to the <text:span text:style-name="Class_20_Variables">$root</text:span> class property.</text:p>
      <text:p text:style-name="Method_20_Body"/>
      <text:p text:style-name="Method_20_Body">The <text:span text:style-name="Class_20_Variables">$key</text:span> parameter is passed to the <text:span text:style-name="Class_20_Variables">search</text:span> method and the result is returned.</text:p>
      <text:p text:style-name="Method_20_Body"/>
      <text:p text:style-name="Method_20_Body"/>
      <text:h text:style-name="P153" text:outline-level="5"><text:bookmark-start text:name="insertNode"/>insertNode<text:bookmark-end text:name="insertNode"/></text:h>
      <text:p text:style-name="Method_20_Body"/>
      <text:p text:style-name="Method_20_Body">A recursive method to insert the node into the tree at the proper place and then balance the tree.</text:p>
      <text:p text:style-name="P88"/>
      <text:p text:style-name="P57">Algorithm</text:p>
      <text:p text:style-name="P183"/>
      <text:list xml:id="list173539520237603" text:continue-list="list173538432031315" text:style-name="L2">
        <text:list-item text:start-value="1">
          <text:p text:style-name="P188">Accept the parameter <text:span text:style-name="T47">node</text:span><text:span text:style-name="T89"> as the root of the tree and parameter</text:span> <text:span text:style-name="T47">keyNode</text:span> <text:span text:style-name="T82">as the node to insert into the tree;</text:span></text:p>
        </text:list-item>
        <text:list-item>
          <text:p text:style-name="P233">if the <text:span text:style-name="T38">node</text:span> parameter is not null, goto step <text:span text:style-name="T2">5</text:span>;</text:p>
          <text:p text:style-name="P233"/>
        </text:list-item>
        <text:list-item>
          <text:p text:style-name="P233">pass the <text:span text:style-name="T38">key</text:span> and <text:span text:style-name="T38">data</text:span> values of the <text:span text:style-name="T38">keyNode</text:span> parameter to the <text:span text:style-name="T2">__construct</text:span> method of the <text:span text:style-name="T2">LLRBNode</text:span> class to create a new class instance</text:p>
        </text:list-item>
      </text:list>
      <text:list xml:id="list5946074365696903564" text:style-name="L4">
        <text:list-item>
          <text:list>
            <text:list-item>
              <text:p text:style-name="P234">assign the new class instance to the <text:span text:style-name="T38">node</text:span> parameter;</text:p>
            </text:list-item>
          </text:list>
        </text:list-item>
      </text:list>
      <text:list xml:id="list173538851990946" text:continue-list="list173539520237603" text:style-name="L2">
        <text:list-header>
          <text:p text:style-name="P233"/>
        </text:list-header>
        <text:list-item>
          <text:p text:style-name="P233">return the <text:span text:style-name="T38">node</text:span> parameter;</text:p>
          <text:p text:style-name="P233"/>
        </text:list-item>
        <text:list-item>
          <text:p text:style-name="P189"><text:span text:style-name="T88">pass the </text:span><text:span text:style-name="T46">keyNode</text:span><text:span text:style-name="T88"> parameter to the </text:span><text:span text:style-name="T15">compare</text:span><text:span text:style-name="T88"> method of the </text:span><text:span text:style-name="T46">node</text:span><text:span text:style-name="T88"> parameter</text:span></text:p>
        </text:list-item>
      </text:list>
      <text:list xml:id="list4885811499342254548" text:style-name="L5">
        <text:list-item>
          <text:list>
            <text:list-item>
              <text:p text:style-name="P235"><text:span text:style-name="T88">if the returned value is 0, goto step </text:span><text:span text:style-name="T14">6</text:span><text:span text:style-name="T88">;</text:span></text:p>
            </text:list-item>
          </text:list>
        </text:list-item>
      </text:list>
      <text:list xml:id="list3588056570189663935" text:style-name="L6">
        <text:list-item>
          <text:list>
            <text:list-header>
              <text:p text:style-name="P236"/>
            </text:list-header>
            <text:list-item>
              <text:p text:style-name="P236"><text:span text:style-name="T88">if the returned value is -1, pass the </text:span><text:span text:style-name="T46">left</text:span><text:span text:style-name="T88"> child of the </text:span><text:span text:style-name="T46">node</text:span><text:span text:style-name="T88"> parameter, and the </text:span><text:span text:style-name="T46">keyNode</text:span><text:span text:style-name="T88"> parameter to the </text:span><text:span text:style-name="T15">insertNode</text:span><text:span text:style-name="T88"> class method (recurse)</text:span></text:p>
              <text:list>
                <text:list-item>
                  <text:p text:style-name="P237"><text:span text:style-name="T90">assign the result to the </text:span><text:span text:style-name="T48">left</text:span><text:span text:style-name="T90"> child of the </text:span><text:span text:style-name="T46">node</text:span><text:span text:style-name="T88"> parameter;</text:span></text:p>
                </text:list-item>
                <text:list-item>
                  <text:p text:style-name="P238">go to step <text:span text:style-name="T16">7</text:span>;</text:p>
                  <text:p text:style-name="P238"/>
                </text:list-item>
              </text:list>
            </text:list-item>
            <text:list-item>
              <text:p text:style-name="P237"><text:span text:style-name="T88">pass the </text:span><text:span text:style-name="T49">right</text:span><text:span text:style-name="T88"> child of the </text:span><text:span text:style-name="T46">node</text:span><text:span text:style-name="T88"> parameter and the </text:span><text:span text:style-name="T46">keyNode</text:span><text:span text:style-name="T88"> parameter to the </text:span><text:span text:style-name="T15">insertNode</text:span><text:span text:style-name="T88"> class method (recurse)</text:span></text:p>
              <text:list>
                <text:list-item>
                  <text:p text:style-name="P237"><text:span text:style-name="T90">assign the result to the </text:span><text:span text:style-name="T48">right</text:span><text:span text:style-name="T90"> child of the </text:span><text:span text:style-name="T46">node</text:span><text:span text:style-name="T88"> parameter;</text:span></text:p>
                </text:list-item>
                <text:list-item>
                  <text:p text:style-name="P237"><text:span text:style-name="T91">go to step </text:span><text:span text:style-name="T16">7</text:span><text:span text:style-name="T91">;</text:span></text:p>
                </text:list-item>
              </text:list>
            </text:list-item>
          </text:list>
        </text:list-item>
      </text:list>
      <text:list xml:id="list1036963188267818998" text:style-name="L7">
        <text:list-item>
          <text:list>
            <text:list-header>
              <text:p text:style-name="P239"/>
            </text:list-header>
          </text:list>
        </text:list-item>
      </text:list>
      <text:list xml:id="list173538871380298" text:continue-list="list173538851990946" text:style-name="L2">
        <text:list-item>
          <text:p text:style-name="P228"><text:span text:style-name="T90">assign the value of </text:span><text:span text:style-name="T48">data</text:span><text:span text:style-name="T90"> from the </text:span><text:span text:style-name="T48">keyNode</text:span><text:span text:style-name="T90"> parameter to the </text:span><text:span text:style-name="T48">data</text:span><text:span text:style-name="T90"> value of the </text:span><text:span text:style-name="T48">node</text:span><text:span text:style-name="T90"> parameter;</text:span></text:p>
          <text:p text:style-name="P229"/>
        </text:list-item>
        <text:list-item>
          <text:p text:style-name="P229"><text:span text:style-name="T90">pass the </text:span><text:span text:style-name="T48">node</text:span><text:span text:style-name="T90"> parameter to the </text:span><text:span text:style-name="T14">fixUp</text:span><text:span text:style-name="T90"> class method and return the result</text:span>;</text:p>
          <text:p text:style-name="P188"/>
        </text:list-item>
      </text:list>
      <text:p text:style-name="P57">Implementation</text:p>
      <text:p text:style-name="P117"/>
      <text:p text:style-name="P336">/**</text:p>
      <text:p text:style-name="P25"><text:s/>* insertNode.</text:p>
      <text:p text:style-name="P25"><text:s/>*</text:p>
      <text:p text:style-name="P25"><text:s/>* Insert the node into the tree at the proper place, then balance the tree.</text:p>
      <text:p text:style-name="P25"><text:s/>* <text:span text:style-name="T2">@param</text:span> object node = the tree root node.</text:p>
      <text:p text:style-name="P47"><text:s/>* <text:span text:style-name="T2">@param</text:span> object $keyNode = node containing the key to insert.</text:p>
      <text:p text:style-name="P25"><text:s/>* <text:span text:style-name="T2">@return</text:span> object $node = the inserted node</text:p>
      <text:p text:style-name="P25"><text:s/>*/</text:p>
      <text:p text:style-name="P25">protected function insertNode($node, $keyNode)</text:p>
      <text:p text:style-name="P25">{</text:p>
      <text:p text:style-name="P25"><text:tab/>if ($node == null)</text:p>
      <text:p text:style-name="P25"><text:tab/>{</text:p>
      <text:p text:style-name="P25"><text:tab/><text:tab/>$this-&gt;nodes++;</text:p>
      <text:p text:style-name="P25"><text:tab/><text:tab/>return new LLRBTree\LLRBNode($keyNode-&gt;key(), $keyNode-&gt;data());</text:p>
      <text:p text:style-name="P25"><text:tab/>}</text:p>
      <text:p text:style-name="P25"><text:soft-page-break/></text:p>
      <text:p text:style-name="P25"><text:tab/>switch($node-&gt;compare($keyNode))</text:p>
      <text:p text:style-name="P25"><text:tab/>{</text:p>
      <text:p text:style-name="P25"><text:tab/>case 0:</text:p>
      <text:p text:style-name="P25"><text:tab/><text:tab/>$node-&gt;data($keyNode-&gt;data());</text:p>
      <text:p text:style-name="P25"><text:tab/><text:tab/>break;</text:p>
      <text:p text:style-name="P25"/>
      <text:p text:style-name="P25"><text:tab/>case -1:</text:p>
      <text:p text:style-name="P25"><text:tab/><text:tab/>$node-&gt;left($this-&gt;insertNode($node-&gt;left(), $keyNode));</text:p>
      <text:p text:style-name="P25"><text:tab/><text:tab/>break;</text:p>
      <text:p text:style-name="P25"/>
      <text:p text:style-name="P25"><text:tab/>case 1:</text:p>
      <text:p text:style-name="P25"><text:tab/><text:tab/>$node-&gt;right($this-&gt;insertNode($node-&gt;right(), $keyNode));</text:p>
      <text:p text:style-name="P25"><text:tab/><text:tab/>break;</text:p>
      <text:p text:style-name="P25"><text:tab/>}</text:p>
      <text:p text:style-name="P25"/>
      <text:p text:style-name="P25"><text:tab/>return $this-&gt;fixUp($node);</text:p>
      <text:p text:style-name="P25">}</text:p>
      <text:p text:style-name="P57"/>
      <text:p text:style-name="P57">Narrative</text:p>
      <text:p text:style-name="P88"/>
      <text:p text:style-name="P88">The <text:span text:style-name="T2">insertNode</text:span> method expects a two, mandatory parameter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">Properties</text:p>
          </table:table-cell>
          <table:table-cell table:style-name="Table14.B1" office:value-type="string">
            <text:p text:style-name="P32">Description</text:p>
          </table:table-cell>
        </table:table-row>
        <table:table-row>
          <table:table-cell table:style-name="Table14.A2" office:value-type="string">
            <text:p text:style-name="P35">$node</text:p>
            <text:p text:style-name="P35"/>
          </table:table-cell>
          <table:table-cell table:style-name="Table14.B3" office:value-type="string">
            <text:p text:style-name="P4">The key to add to the tree.</text:p>
          </table:table-cell>
        </table:table-row>
        <table:table-row>
          <table:table-cell table:style-name="Table14.A2" office:value-type="string">
            <text:p text:style-name="P35">$keyNode</text:p>
          </table:table-cell>
          <table:table-cell table:style-name="Table14.B3" office:value-type="string">
            <text:p text:style-name="P4">Node to insert.</text:p>
          </table:table-cell>
        </table:table-row>
      </table:table>
      <text:p text:style-name="Method_20_Body"/>
      <text:p text:style-name="Method_20_Body">If the <text:span text:style-name="Class_20_Variables">$node</text:span> parameter is null, </text:p>
      <text:p text:style-name="Method_20_Body"/>
      <text:p text:style-name="P38">The <text:span text:style-name="Class_20_Variables">$nodes</text:span> class property is incremented;</text:p>
      <text:p text:style-name="P38"/>
      <text:p text:style-name="P38">The results from the <text:span text:style-name="Class_20_Variables">key</text:span> and the <text:span text:style-name="Class_20_Variables">data</text:span> methods of the <text:span text:style-name="Class_20_Variables">$keyNode</text:span> parameter are passed to the _<text:span text:style-name="Class_20_Variables">_construct</text:span> method of the <text:span text:style-name="Class_20_Variables">LLRBTree\LLRBNode</text:span> class via the PHP <text:span text:style-name="T2">new</text:span> directive, and the result is returned.</text:p>
      <text:p text:style-name="P38"/>
      <text:p text:style-name="Method_20_Body">The<text:span text:style-name="Class_20_Variables"> $keyNode</text:span> parameter is passed to the compare method of the <text:span text:style-name="Class_20_Variables">$node</text:span> method variable. <text:s/>The result returned from the <text:span text:style-name="Class_20_Variables">compare</text:span> method is passed to the PHP <text:span text:style-name="T2">switch</text:span> statement:</text:p>
      <text:p text:style-name="Method_20_Body"/>
      <text:p text:style-name="P38">If the switch value is <text:span text:style-name="Class_20_Variables">0</text:span>, the node keys are equal, and the result of <text:span text:style-name="Class_20_Variables">data</text:span> method of the <text:span text:style-name="Class_20_Variables">$keyNode</text:span> parameter is passed to the <text:span text:style-name="Class_20_Variables">data</text:span> method of the <text:span text:style-name="Class_20_Variables">$node</text:span> parameter, and the PHP <text:span text:style-name="T2">switch</text:span> statement is exited via a PHP <text:span text:style-name="Class_20_Variables">break</text:span> statement;</text:p>
      <text:p text:style-name="P38"/>
      <text:p text:style-name="P38">If the switch value is -<text:span text:style-name="Class_20_Variables">1</text:span>, the <text:span text:style-name="Class_20_Variables">$key</text:span><text:span text:style-name="T32"> property of the </text:span><text:span text:style-name="Class_20_Variables"><text:span text:style-name="T65">$keyNode</text:span></text:span><text:span text:style-name="T32"> class property is </text:span><text:span text:style-name="T35">less than</text:span><text:span text:style-name="T32"> the </text:span><text:span text:style-name="Class_20_Variables"><text:span text:style-name="T65">$key </text:span></text:span><text:span text:style-name="T32">in the </text:span><text:span text:style-name="Class_20_Variables"><text:span text:style-name="T65">$node</text:span></text:span><text:span text:style-name="T32"> method variable:</text:span></text:p>
      <text:p text:style-name="P38"/>
      <text:p text:style-name="P40"><text:span text:style-name="T32">The results of calling the </text:span><text:span text:style-name="Class_20_Variables"><text:span text:style-name="T65">left</text:span></text:span><text:span text:style-name="T32"> method of the </text:span><text:span text:style-name="Class_20_Variables"><text:span text:style-name="T65">$node</text:span></text:span><text:span text:style-name="T32"> parameter, along with the </text:span><text:span text:style-name="Class_20_Variables"><text:span text:style-name="T65">$keyNode</text:span></text:span><text:span text:style-name="T32"> parameter, are passed to the </text:span><text:span text:style-name="Class_20_Variables"><text:span text:style-name="T65">insertNode</text:span></text:span><text:span text:style-name="T32"> method;</text:span></text:p>
      <text:p text:style-name="P42"/>
      <text:p text:style-name="P40"><text:span text:style-name="T32">the results are passed to the </text:span><text:span text:style-name="Class_20_Variables"><text:span text:style-name="T65">left</text:span></text:span><text:span text:style-name="T32"> method of the </text:span><text:span text:style-name="Class_20_Variables"><text:span text:style-name="T65">$node</text:span></text:span><text:span text:style-name="T32"> parameter;</text:span></text:p>
      <text:p text:style-name="P42"/>
      <text:p text:style-name="P40"><text:soft-page-break/><text:span text:style-name="T32">the PHP </text:span><text:span text:style-name="T36">switch</text:span><text:span text:style-name="T32"> statement is exited via the PHP </text:span><text:span text:style-name="T36">break</text:span><text:span text:style-name="T32"> statement.</text:span></text:p>
      <text:p text:style-name="P38"/>
      <text:p text:style-name="P38">Otherwise, if the switch value is <text:span text:style-name="Class_20_Variables">1</text:span>, the <text:span text:style-name="Class_20_Variables">$key</text:span><text:span text:style-name="T32"> property of the </text:span><text:span text:style-name="Class_20_Variables"><text:span text:style-name="T65">$keyNode</text:span></text:span><text:span text:style-name="T32"> class property is </text:span><text:span text:style-name="T35">greater than</text:span><text:span text:style-name="T32"> the </text:span><text:span text:style-name="Class_20_Variables"><text:span text:style-name="T65">$key</text:span></text:span><text:span text:style-name="T32"> in the </text:span><text:span text:style-name="Class_20_Variables"><text:span text:style-name="T65">$node</text:span></text:span><text:span text:style-name="T32"> method variable. <text:s/></text:span></text:p>
      <text:p text:style-name="P38"/>
      <text:p text:style-name="P40"><text:span text:style-name="T32">The results of calling the </text:span><text:span text:style-name="Class_20_Variables"><text:span text:style-name="T65">right</text:span></text:span><text:span text:style-name="T32"> method of the </text:span><text:span text:style-name="Class_20_Variables"><text:span text:style-name="T65">$node</text:span></text:span><text:span text:style-name="T32"> parameter, along with the </text:span><text:span text:style-name="Class_20_Variables"><text:span text:style-name="T65">$keyNode</text:span></text:span><text:span text:style-name="T32"> parameter, are passed to the </text:span><text:span text:style-name="Class_20_Variables"><text:span text:style-name="T65">insertNode</text:span></text:span><text:span text:style-name="T32"> method;</text:span></text:p>
      <text:p text:style-name="P42"/>
      <text:p text:style-name="P40"><text:span text:style-name="T32">the results are passed to the </text:span><text:span text:style-name="Class_20_Variables"><text:span text:style-name="T65">right</text:span></text:span><text:span text:style-name="T32"> method of the </text:span><text:span text:style-name="Class_20_Variables"><text:span text:style-name="T65">$node</text:span></text:span><text:span text:style-name="T32"> parameter;</text:span></text:p>
      <text:p text:style-name="P42"/>
      <text:p text:style-name="P40"><text:span text:style-name="T32">the PHP </text:span><text:span text:style-name="T36">switch</text:span><text:span text:style-name="T32"> statement is exited via the PHP </text:span><text:span text:style-name="T36">break</text:span><text:span text:style-name="T32"> statement.</text:span></text:p>
      <text:p text:style-name="P42"/>
      <text:p text:style-name="Method_20_Body"><text:span text:style-name="T32">The </text:span><text:span text:style-name="Class_20_Variables"><text:span text:style-name="T65">$node</text:span></text:span><text:span text:style-name="T32"> parameter is passed to the </text:span><text:span text:style-name="Class_20_Variables"><text:span text:style-name="T65">fixUp </text:span></text:span><text:span text:style-name="T32">method and the result is returned.</text:span></text:p>
      <text:p text:style-name="P49"/>
      <text:p text:style-name="Method_20_Body"/>
      <text:h text:style-name="P153" text:outline-level="5"><text:bookmark-start text:name="allocateKeynode"/>allocateKeynode<text:bookmark-end text:name="allocateKeynode"/></text:h>
      <text:p text:style-name="Method_20_Body"/>
      <text:p text:style-name="Method_20_Body">Create a new class keynode if none exists. <text:s/>Add key and data to the keynode.</text:p>
      <text:p text:style-name="Method_20_Body"/>
      <text:p text:style-name="P60">Algorithm</text:p>
      <text:p text:style-name="P184"/>
      <text:list xml:id="list173538565411729" text:continue-list="list173538871380298" text:style-name="L2">
        <text:list-item text:start-value="1">
          <text:p text:style-name="P240">Accept the parameter <text:span text:style-name="T38">key</text:span> as the key for the new node and the parameter <text:span text:style-name="T38">data</text:span> as the value of the new node;</text:p>
          <text:p text:style-name="P240"/>
        </text:list-item>
        <text:list-item>
          <text:p text:style-name="P240">if the <text:span text:style-name="T38">keyNode</text:span> class property is not null, go to step <text:span text:style-name="T2">5</text:span>;</text:p>
        </text:list-item>
        <text:list-item>
          <text:p text:style-name="P240">pass the <text:span text:style-name="T38">key</text:span> and <text:span text:style-name="T38">data</text:span> parameters to the <text:span text:style-name="T2">__construct</text:span> method of the <text:span text:style-name="T2">LLRBNode</text:span> class and assign the new class instance to the <text:span text:style-name="T38">keyNode</text:span> class property;</text:p>
        </text:list-item>
        <text:list-item>
          <text:p text:style-name="P240">go to step <text:span text:style-name="T2">7</text:span>;</text:p>
          <text:p text:style-name="P240"/>
        </text:list-item>
        <text:list-item>
          <text:p text:style-name="P240">assign the value of the <text:span text:style-name="T38">key</text:span> parameter to the <text:span text:style-name="T38">key</text:span> property of the <text:span text:style-name="T38">keyNode</text:span> class property;</text:p>
        </text:list-item>
        <text:list-item>
          <text:p text:style-name="P240">assign the value of the <text:span text:style-name="T38">data </text:span>parameter to the <text:span text:style-name="T38">data</text:span> property of the <text:span text:style-name="T38">keyNode</text:span> class property;</text:p>
          <text:p text:style-name="P240"/>
        </text:list-item>
        <text:list-item>
          <text:p text:style-name="P240">exit. </text:p>
          <text:p text:style-name="P190"/>
        </text:list-item>
      </text:list>
      <text:p text:style-name="P60">Implementation</text:p>
      <text:p text:style-name="P120"/>
      <text:p text:style-name="P26">/**</text:p>
      <text:p text:style-name="P25"><text:s/>* allocateKeynode.</text:p>
      <text:p text:style-name="P25"><text:s/>*</text:p>
      <text:p text:style-name="P25"><text:s/>* Create a new class keynode if none exists. <text:s/>Add key and data to the keynode.</text:p>
      <text:p text:style-name="P25"><text:s/>* <text:span text:style-name="T2">@param</text:span> string $key = node key</text:p>
      <text:p text:style-name="P25"><text:s/>* <text:span text:style-name="T2">@param</text:span> mixed $data = (optional) node value, default = null</text:p>
      <text:p text:style-name="P25"><text:s/>* <text:span text:style-name="T2">@return</text:span> none</text:p>
      <text:p text:style-name="P25"><text:s/>*/</text:p>
      <text:p text:style-name="P25">protected function allocateKeynode($key, $data=null)</text:p>
      <text:p text:style-name="P25">{</text:p>
      <text:p text:style-name="P25"><text:tab/>if ($this-&gt;keyNode == null)</text:p>
      <text:p text:style-name="P25"><text:tab/>{</text:p>
      <text:p text:style-name="P25"><text:tab/><text:tab/>$this-&gt;keyNode = new LLRBTree\LLRBNode($key, $data);</text:p>
      <text:p text:style-name="P25"><text:tab/>}</text:p>
      <text:p text:style-name="P25"><text:tab/>else</text:p>
      <text:p text:style-name="P25"><text:tab/>{</text:p>
      <text:p text:style-name="P25"><text:tab/><text:tab/>$this-&gt;keyNode-&gt;key($key);</text:p>
      <text:p text:style-name="P25"><text:tab/><text:tab/>$this-&gt;keyNode-&gt;data($data);</text:p>
      <text:p text:style-name="P25"><text:tab/>}</text:p>
      <text:p text:style-name="P25">}</text:p>
      <text:p text:style-name="P60"/>
      <text:p text:style-name="P60">Narrative</text:p>
      <text:p text:style-name="P91"/>
      <text:p text:style-name="Method_20_Body">The <text:span text:style-name="Class_20_Variables">allocateKeynode</text:span> method expects a single, mandatory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Properties</text:p>
          </table:table-cell>
          <table:table-cell table:style-name="Table12.B1" office:value-type="string">
            <text:p text:style-name="P32">Description</text:p>
          </table:table-cell>
        </table:table-row>
        <table:table-row>
          <table:table-cell table:style-name="Table12.A2" office:value-type="string">
            <text:p text:style-name="P35">$key</text:p>
          </table:table-cell>
          <table:table-cell table:style-name="Table12.B2" office:value-type="string">
            <text:p text:style-name="P4">The node key.</text:p>
          </table:table-cell>
        </table:table-row>
      </table:table>
      <text:p text:style-name="Method_20_Body"/>
      <text:p text:style-name="Method_20_Body">and a single, optional parameter:</text:p>
      <text:p text:style-name="Method_20_Body"><text:soft-page-break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Properties</text:p>
          </table:table-cell>
          <table:table-cell table:style-name="Table13.B1" office:value-type="string">
            <text:p text:style-name="P32">Description</text:p>
          </table:table-cell>
        </table:table-row>
        <table:table-row>
          <table:table-cell table:style-name="Table13.A2" office:value-type="string">
            <text:p text:style-name="P35">$data</text:p>
          </table:table-cell>
          <table:table-cell table:style-name="Table13.B2" office:value-type="string">
            <text:p text:style-name="P4">The data to add to the key node.</text:p>
          </table:table-cell>
        </table:table-row>
      </table:table>
      <text:p text:style-name="Method_20_Body"/>
      <text:p text:style-name="Method_20_Body">If the <text:span text:style-name="Class_20_Variables">$keyNode</text:span> class property is null,</text:p>
      <text:p text:style-name="Method_20_Body"/>
      <text:p text:style-name="P38">the PHP <text:span text:style-name="T2">new</text:span> directive is used to create a new instance of the <text:span text:style-name="Class_20_Variables">LLRBTree\LLRBNode</text:span> class with the <text:span text:style-name="Class_20_Variables">$key</text:span> and <text:span text:style-name="Class_20_Variables">$data</text:span> parameters being passed to the <text:span text:style-name="Class_20_Variables">__construct</text:span> method;</text:p>
      <text:p text:style-name="P38"/>
      <text:p text:style-name="P38">the result is assigned to the <text:span text:style-name="Class_20_Variables">$keyNode</text:span> class property.</text:p>
      <text:p text:style-name="P38"/>
      <text:p text:style-name="Method_20_Body">Otherwise, </text:p>
      <text:p text:style-name="Method_20_Body"/>
      <text:p text:style-name="P38">the <text:span text:style-name="Class_20_Variables">$key </text:span>parameter is passed to the <text:span text:style-name="Class_20_Variables">key</text:span> method of the <text:span text:style-name="Class_20_Variables">$keyNode</text:span> class property;</text:p>
      <text:p text:style-name="P38"/>
      <text:p text:style-name="P38">the <text:span text:style-name="Class_20_Variables">$data </text:span>parameter is passed to the <text:span text:style-name="Class_20_Variables">data</text:span> method of the <text:span text:style-name="Class_20_Variables">$keyNode</text:span> class property.</text:p>
      <text:p text:style-name="P38"/>
      <text:p text:style-name="Method_20_Body"/>
      <text:p text:style-name="Method_20_Body"/>
      <text:h text:style-name="P153" text:outline-level="5"><text:bookmark-start text:name="search"/>search<text:bookmark-end text:name="search"/></text:h>
      <text:p text:style-name="Method_20_Body"/>
      <text:p text:style-name="Method_20_Body">Look-up <text:span text:style-name="T88">(and/or add)</text:span> a key in the tree.</text:p>
      <text:p text:style-name="P87"/>
      <text:p text:style-name="P56">Algorithm</text:p>
      <text:p text:style-name="P185"/>
      <text:list xml:id="list173540591391427" text:continue-list="list173538565411729" text:style-name="L2">
        <text:list-item text:start-value="1">
          <text:p text:style-name="P191">Accept the parameter <text:span text:style-name="T46">key</text:span> <text:span text:style-name="T82">as the key to search for in the tree, the parameter </text:span><text:span text:style-name="T8">data</text:span><text:span text:style-name="T82"> as the value to store if </text:span><text:span text:style-name="T44">okayToAdd</text:span><text:span text:style-name="T82"> is true, and the parameter </text:span><text:span text:style-name="T44">okayToAdd</text:span><text:span text:style-name="T82"> as a flag allowing the </text:span><text:span text:style-name="T44">key</text:span><text:span text:style-name="T82"> to be added if it does NOT already exist;</text:span></text:p>
          <text:p text:style-name="P191"/>
        </text:list-item>
        <text:list-item>
          <text:p text:style-name="P224">pass the <text:span text:style-name="T38">key</text:span> and <text:span text:style-name="T38">data</text:span> parameters to the <text:span text:style-name="T2">allocateKeynode</text:span> class method to create the <text:span text:style-name="T38">keyNode</text:span> class property;</text:p>
        </text:list-item>
        <text:list-item>
          <text:p text:style-name="P224">set the <text:span text:style-name="T38">node</text:span> method property to the <text:span text:style-name="T38">root</text:span> class property;</text:p>
          <text:p text:style-name="P224"/>
        </text:list-item>
        <text:list-item>
          <text:p text:style-name="P224">if the <text:span text:style-name="T38">node</text:span> method property is null, go to step <text:span text:style-name="T12">6</text:span>;</text:p>
          <text:p text:style-name="P224"/>
        </text:list-item>
        <text:list-item>
          <text:p text:style-name="P224">pass the <text:span text:style-name="T38">keyNode</text:span> class property to the <text:span text:style-name="T2">compare</text:span> method of the <text:span text:style-name="T38">node</text:span> method property</text:p>
        </text:list-item>
      </text:list>
      <text:list xml:id="list6196958379046009763" text:style-name="L8">
        <text:list-item>
          <text:list>
            <text:list-item>
              <text:p text:style-name="P226">if the returned value is 0, goto step <text:span text:style-name="T12">7</text:span>;</text:p>
            </text:list-item>
            <text:list-item>
              <text:p text:style-name="P226">if the returned value is -1, assign the <text:span text:style-name="T38">left</text:span> child of the <text:span text:style-name="T38">node</text:span> method property to the <text:span text:style-name="T38">node</text:span> method property and go to step <text:span text:style-name="T2">4</text:span>;</text:p>
            </text:list-item>
            <text:list-item>
              <text:p text:style-name="P226">assign the <text:span text:style-name="T38">right</text:span> child of the <text:span text:style-name="T38">node</text:span> method property to the <text:span text:style-name="T38">node</text:span> method property and go to step <text:span text:style-name="T2">4</text:span>;</text:p>
              <text:p text:style-name="P226"/>
            </text:list-item>
          </text:list>
        </text:list-item>
      </text:list>
      <text:list xml:id="list173539132022230" text:continue-list="list173540591391427" text:style-name="L2">
        <text:list-item>
          <text:p text:style-name="P230">if the value of the <text:span text:style-name="T38">okayToAdd</text:span> parameter is true, go to step <text:span text:style-name="T2">8</text:span>;</text:p>
          <text:p text:style-name="P230"/>
        </text:list-item>
        <text:list-item>
          <text:p text:style-name="P230">return the value of the <text:span text:style-name="T38">node</text:span> method property;</text:p>
          <text:p text:style-name="P230"/>
        </text:list-item>
        <text:list-item>
          <text:p text:style-name="P230">pass the <text:span text:style-name="T38">key</text:span> and <text:span text:style-name="T38">data</text:span> parameters to the <text:span text:style-name="T2">insert</text:span> class method</text:p>
        </text:list-item>
      </text:list>
      <text:list xml:id="list3423660289217360169" text:style-name="L9">
        <text:list-item>
          <text:list>
            <text:list-item>
              <text:p text:style-name="P232">return the result.</text:p>
            </text:list-item>
          </text:list>
        </text:list-item>
      </text:list>
      <text:list xml:id="list173539987437628" text:continue-list="list173539132022230" text:style-name="L2">
        <text:list-header>
          <text:p text:style-name="P191"/>
        </text:list-header>
      </text:list>
      <text:p text:style-name="P56">Implementation</text:p>
      <text:p text:style-name="P116"/>
      <text:p text:style-name="P25">/**</text:p>
      <text:p text:style-name="P25"><text:s/>* search.</text:p>
      <text:p text:style-name="P25"><text:s/>*</text:p>
      <text:p text:style-name="P25"><text:s/>* lookup a key in the tree.</text:p>
      <text:p text:style-name="P25"><text:s/>* <text:span text:style-name="T2">@param</text:span> $key is the key to lookup in the tree.</text:p>
      <text:p text:style-name="P25"><text:s/>* <text:span text:style-name="T2">@param</text:span> $data is the value to store in the key-ed node.</text:p>
      <text:p text:style-name="P25"><text:s/>* <text:span text:style-name="T2">@param</text:span> $okayToAdd = true to add unfound node, false to return null if not found.</text:p>
      <text:p text:style-name="P25"><text:s/>* <text:span text:style-name="T2">@return</text:span> $node = pointer to the node, null if not found.</text:p>
      <text:p text:style-name="P25"><text:s/>*/</text:p>
      <text:p text:style-name="P25">public function search($key, $data=null, $okayToAdd=false)</text:p>
      <text:p text:style-name="P25">{</text:p>
      <text:p text:style-name="P25"><text:tab/>$this-&gt;allocateKeynode($key, $data);</text:p>
      <text:p text:style-name="P25"><text:tab/>$node = $this-&gt;root;</text:p>
      <text:p text:style-name="P25"><text:tab/>while ($node != null)</text:p>
      <text:p text:style-name="P25"><text:tab/>{</text:p>
      <text:p text:style-name="P25"><text:tab/><text:tab/>switch($node-&gt;compare($this-&gt;keyNode))</text:p>
      <text:p text:style-name="P25"><text:tab/><text:tab/>{</text:p>
      <text:p text:style-name="P25"><text:tab/><text:tab/>case 0:</text:p>
      <text:p text:style-name="P25"><text:tab/><text:tab/><text:tab/>return $node;</text:p>
      <text:p text:style-name="P25"><text:soft-page-break/></text:p>
      <text:p text:style-name="P25"><text:tab/><text:tab/>case -1:</text:p>
      <text:p text:style-name="P25"><text:tab/><text:tab/><text:tab/>$node = $node-&gt;left();</text:p>
      <text:p text:style-name="P25"><text:tab/><text:tab/><text:tab/>break;</text:p>
      <text:p text:style-name="P25"/>
      <text:p text:style-name="P25"><text:tab/><text:tab/>case 1:</text:p>
      <text:p text:style-name="P25"><text:tab/><text:tab/><text:tab/>$node = $node-&gt;right();</text:p>
      <text:p text:style-name="P25"><text:tab/><text:tab/><text:tab/>break;</text:p>
      <text:p text:style-name="P25"><text:tab/><text:tab/>}</text:p>
      <text:p text:style-name="P25"><text:tab/>}</text:p>
      <text:p text:style-name="P25"/>
      <text:p text:style-name="P25"><text:tab/>if (! $okayToAdd)</text:p>
      <text:p text:style-name="P25"><text:tab/>{</text:p>
      <text:p text:style-name="P25"><text:tab/><text:tab/>return null;</text:p>
      <text:p text:style-name="P25"><text:tab/>}</text:p>
      <text:p text:style-name="P25"/>
      <text:p text:style-name="P25"><text:tab/>return $this-&gt;insert($key, $data);</text:p>
      <text:p text:style-name="P25">}</text:p>
      <text:p text:style-name="P56"/>
      <text:p text:style-name="P56">Narrative</text:p>
      <text:p text:style-name="P87"/>
      <text:p text:style-name="P87">The <text:span text:style-name="T2">search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Properties</text:p>
          </table:table-cell>
          <table:table-cell table:style-name="Table5.B1" office:value-type="string">
            <text:p text:style-name="P32">Description</text:p>
          </table:table-cell>
        </table:table-row>
        <table:table-row>
          <table:table-cell table:style-name="Table5.A2" office:value-type="string">
            <text:p text:style-name="P35">$key</text:p>
          </table:table-cell>
          <table:table-cell table:style-name="Table5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2">Properties</text:p>
          </table:table-cell>
          <table:table-cell table:style-name="Table6.B1" office:value-type="string">
            <text:p text:style-name="P32">Description</text:p>
          </table:table-cell>
        </table:table-row>
        <table:table-row>
          <table:table-cell table:style-name="Table6.A2" office:value-type="string">
            <text:p text:style-name="P35">$data</text:p>
          </table:table-cell>
          <table:table-cell table:style-name="Table6.B3" office:value-type="string">
            <text:p text:style-name="P4">The data to add to the key node.</text:p>
          </table:table-cell>
        </table:table-row>
        <table:table-row>
          <table:table-cell table:style-name="Table6.A2" office:value-type="string">
            <text:p text:style-name="P35">$okayToAdd</text:p>
          </table:table-cell>
          <table:table-cell table:style-name="Table6.B3" office:value-type="string">
            <text:p text:style-name="P4">true = add unfound node,</text:p>
            <text:p text:style-name="P4">false = return null if not found.</text:p>
          </table:table-cell>
        </table:table-row>
      </table:table>
      <text:p text:style-name="Method_20_Body"/>
      <text:p text:style-name="Method_20_Body">The <text:span text:style-name="Class_20_Variables">$key</text:span> and <text:span text:style-name="Class_20_Variables">$data</text:span> parameters are passed to the <text:span text:style-name="Class_20_Variables">allocateKeynode</text:span> method to create a <text:span text:style-name="T37">temporary</text:span> node for the <text:span text:style-name="Class_20_Variables">comparison</text:span> method. <text:s/></text:p>
      <text:p text:style-name="Method_20_Body"/>
      <text:p text:style-name="Method_20_Body">The <text:span text:style-name="Class_20_Variables">$node</text:span> method variable is assigned the <text:span text:style-name="Class_20_Variables">$root</text:span> class property as a starting point for the search.</text:p>
      <text:p text:style-name="Method_20_Body"/>
      <text:p text:style-name="Method_20_Body">A control loop is entered,</text:p>
      <text:p text:style-name="Method_20_Body"/>
      <text:p text:style-name="P38">If the <text:span text:style-name="Class_20_Variables">$node</text:span> method variable is null, the control loop is exited;</text:p>
      <text:p text:style-name="P38"/>
      <text:p text:style-name="P38">The<text:span text:style-name="Class_20_Variables"> $keyNode</text:span> parameter is passed to the compare method of the <text:span text:style-name="Class_20_Variables">$node</text:span> method variable. <text:s/>The result returned from the compare method is passed to the PHP <text:span text:style-name="T2">switch</text:span> statement:</text:p>
      <text:p text:style-name="P38"/>
      <text:p text:style-name="P40">If the switch value is <text:span text:style-name="Class_20_Variables">0</text:span>, the node keys are equal, and the <text:span text:style-name="Class_20_Variables">$node</text:span> method variable is returned;</text:p>
      <text:p text:style-name="P40"/>
      <text:p text:style-name="P40">If the switch value is -<text:span text:style-name="Class_20_Variables">1</text:span>, the <text:span text:style-name="Class_20_Variables">$key</text:span><text:span text:style-name="T32"> property of the </text:span><text:span text:style-name="Class_20_Variables"><text:span text:style-name="T65">$keyNode</text:span></text:span><text:span text:style-name="T32"> class property </text:span><text:soft-page-break/><text:span text:style-name="T32">is </text:span><text:span text:style-name="T35">less than</text:span><text:span text:style-name="T32"> the </text:span><text:span text:style-name="Class_20_Variables"><text:span text:style-name="T65">$key </text:span></text:span><text:span text:style-name="T32">in the </text:span><text:span text:style-name="Class_20_Variables"><text:span text:style-name="T65">$node</text:span></text:span><text:span text:style-name="T32"> method variable;</text:span></text:p>
      <text:p text:style-name="P42"/>
      <text:p text:style-name="P46"><text:span text:style-name="T32">The </text:span><text:span text:style-name="Class_20_Variables"><text:span text:style-name="T65">$node</text:span></text:span><text:span text:style-name="T32"> method variable is assigned the result returned from calling the </text:span><text:span text:style-name="Class_20_Variables"><text:span text:style-name="T65">left</text:span></text:span><text:span text:style-name="T32"> method of the </text:span><text:span text:style-name="Class_20_Variables"><text:span text:style-name="T65">$node </text:span></text:span><text:span text:style-name="T32">method variable;</text:span></text:p>
      <text:p text:style-name="P42"/>
      <text:p text:style-name="P40">Otherwise, if the switch value is <text:span text:style-name="Class_20_Variables">1</text:span>, the <text:span text:style-name="Class_20_Variables">$key</text:span><text:span text:style-name="T32"> property of the </text:span><text:span text:style-name="Class_20_Variables"><text:span text:style-name="T65">$keyNode</text:span></text:span><text:span text:style-name="T32"> class property is </text:span><text:span text:style-name="T35">greater than</text:span><text:span text:style-name="T32"> the </text:span><text:span text:style-name="Class_20_Variables"><text:span text:style-name="T65">$key</text:span></text:span><text:span text:style-name="T32"> in the </text:span><text:span text:style-name="Class_20_Variables"><text:span text:style-name="T65">$node</text:span></text:span><text:span text:style-name="T32"> method variable. <text:s/></text:span></text:p>
      <text:p text:style-name="P42"/>
      <text:p text:style-name="P46"><text:span text:style-name="T32">The </text:span><text:span text:style-name="Class_20_Variables"><text:span text:style-name="T65">$node</text:span></text:span><text:span text:style-name="T32"> method variable is assigned the result returned from calling the </text:span><text:span text:style-name="Class_20_Variables"><text:span text:style-name="T65">right</text:span></text:span><text:span text:style-name="T32"> method of the </text:span><text:span text:style-name="Class_20_Variables"><text:span text:style-name="T65">$node </text:span></text:span><text:span text:style-name="T32">method variable;</text:span></text:p>
      <text:p text:style-name="P42"/>
      <text:p text:style-name="Method_20_Body">If <text:span text:style-name="Class_20_Variables">$okayToAdd</text:span> parameter is false, <text:s/>a null value is returned.</text:p>
      <text:p text:style-name="P38"/>
      <text:p text:style-name="Method_20_Body">The <text:span text:style-name="Class_20_Variables">$key</text:span> and <text:span text:style-name="Class_20_Variables">$data</text:span> parameter are passed to the <text:span text:style-name="Class_20_Variables">insert</text:span> method and the result is returned.</text:p>
      <text:p text:style-name="Method_20_Body"/>
      <text:p text:style-name="Method_20_Body"/>
      <text:h text:style-name="P153" text:outline-level="5"><text:bookmark-start text:name="treeTop"/>treeTop<text:bookmark-end text:name="treeTop"/></text:h>
      <text:p text:style-name="Method_20_Body"/>
      <text:p text:style-name="Method_20_Body">Return the minimum item in the tree (the top).</text:p>
      <text:p text:style-name="P90"/>
      <text:p text:style-name="P59">Algorithm</text:p>
      <text:p text:style-name="P186"/>
      <text:list xml:id="list173539879215467" text:continue-list="list173539987437628" text:style-name="L2">
        <text:list-item text:start-value="1">
          <text:p text:style-name="P192"><text:span text:style-name="T93">pass the value of the </text:span><text:span text:style-name="T51">root</text:span><text:span text:style-name="T93"> class property to the </text:span><text:span text:style-name="T18">leaf</text:span><text:span text:style-name="T93"> class method and return the result.</text:span></text:p>
          <text:p text:style-name="P192"/>
        </text:list-item>
      </text:list>
      <text:p text:style-name="P59">Implementation</text:p>
      <text:p text:style-name="P119"/>
      <text:p text:style-name="P25">/**</text:p>
      <text:p text:style-name="P25"><text:s/>* treeTop.</text:p>
      <text:p text:style-name="P25"><text:s/>*</text:p>
      <text:p text:style-name="P25"><text:s/>* Return the minimum item in the tree (the top).</text:p>
      <text:p text:style-name="P25"><text:s/>* <text:span text:style-name="T2">@return</text:span> $node = node containing the smallest item.</text:p>
      <text:p text:style-name="P25"><text:s/>*/</text:p>
      <text:p text:style-name="P25">public function treeTop()</text:p>
      <text:p text:style-name="P25">{</text:p>
      <text:p text:style-name="P25"><text:tab/>return $this-&gt;leaf($this-&gt;root);</text:p>
      <text:p text:style-name="P25">}</text:p>
      <text:p text:style-name="P59"/>
      <text:p text:style-name="P59">Narrative</text:p>
      <text:p text:style-name="P90"/>
      <text:p text:style-name="Method_20_Body">The <text:span text:style-name="Class_20_Variables">$root</text:span> class property is passed to the <text:span text:style-name="Class_20_Variables">leaf </text:span>method the result is returned.</text:p>
      <text:p text:style-name="Method_20_Body"/>
      <text:p text:style-name="Method_20_Body"/>
      <text:h text:style-name="P153" text:outline-level="5"><text:bookmark-start text:name="leaf"/>leaf<text:bookmark-end text:name="leaf"/></text:h>
      <text:p text:style-name="Method_20_Body"/>
      <text:p text:style-name="Method_20_Body">Return the left leaf in the supplied branch.</text:p>
      <text:p text:style-name="P89"/>
      <text:p text:style-name="P58">Algorithm</text:p>
      <text:p text:style-name="P144"/>
      <text:list xml:id="list173539917677087" text:continue-list="list173539879215467" text:style-name="L2">
        <text:list-item text:start-value="1">
          <text:p text:style-name="P193">Accept the parameter <text:span text:style-name="T50">node</text:span> <text:span text:style-name="T82">as the root of the branch to get the left leaf from;</text:span></text:p>
        </text:list-item>
        <text:list-item>
          <text:p text:style-name="P193"><text:span text:style-name="T92">if the </text:span><text:span text:style-name="T50">node</text:span><text:span text:style-name="T92"> parameter is null, go to step </text:span><text:span text:style-name="T17">5</text:span><text:span text:style-name="T92">;</text:span></text:p>
          <text:p text:style-name="P241"/>
        </text:list-item>
        <text:list-item>
          <text:p text:style-name="P225"><text:span text:style-name="T92">if the </text:span><text:span text:style-name="T50">left</text:span><text:span text:style-name="T92"> child of the </text:span><text:span text:style-name="T50">node</text:span><text:span text:style-name="T92"> parameter is null, go to step </text:span><text:span text:style-name="T17">5</text:span>;</text:p>
        </text:list-item>
        <text:list-item>
          <text:p text:style-name="P194"><text:span text:style-name="T92">assign the value of the </text:span><text:span text:style-name="T50">left</text:span><text:span text:style-name="T92"> child of the </text:span><text:span text:style-name="T50">node</text:span><text:span text:style-name="T92"> parameter to the </text:span><text:span text:style-name="T50">node</text:span><text:span text:style-name="T92"> parameter and go to to step </text:span><text:span text:style-name="T17">3</text:span><text:span text:style-name="T92">;</text:span></text:p>
          <text:p text:style-name="P241"/>
        </text:list-item>
        <text:list-item>
          <text:p text:style-name="P244">return the <text:span text:style-name="T38">node</text:span> parameter.</text:p>
          <text:p text:style-name="P193"/>
        </text:list-item>
      </text:list>
      <text:p text:style-name="P58">Implementation</text:p>
      <text:p text:style-name="P118"/>
      <text:p text:style-name="P25">/**</text:p>
      <text:p text:style-name="P25"><text:s/>* leaf.</text:p>
      <text:p text:style-name="P25"><text:s/>* </text:p>
      <text:p text:style-name="P25"><text:s/>* Return the left leaf in the supplied branch.</text:p>
      <text:p text:style-name="P25"><text:s/>* <text:span text:style-name="T2">@param</text:span> $node = branch to get the left leaf from</text:p>
      <text:p text:style-name="P25"><text:s/>* <text:span text:style-name="T2">@return</text:span> $node = node containing the smallest item.</text:p>
      <text:p text:style-name="P25"><text:s/>*/</text:p>
      <text:p text:style-name="P25">public function leaf($node)</text:p>
      <text:p text:style-name="P25">{</text:p>
      <text:p text:style-name="P25"><text:tab/>if ($node != null)</text:p>
      <text:p text:style-name="P25"><text:tab/>{</text:p>
      <text:p text:style-name="P25"><text:tab/><text:tab/>while($node-&gt;left() !== null)</text:p>
      <text:p text:style-name="P25"><text:tab/><text:tab/>{</text:p>
      <text:p text:style-name="P25"><text:tab/><text:tab/><text:tab/>$node = $node-&gt;left();</text:p>
      <text:p text:style-name="P25"><text:tab/><text:tab/>}</text:p>
      <text:p text:style-name="P25"><text:tab/>}</text:p>
      <text:p text:style-name="P25"><text:tab/>return $node;</text:p>
      <text:p text:style-name="P25">}</text:p>
      <text:p text:style-name="P58"/>
      <text:p text:style-name="P58">Narrative</text:p>
      <text:p text:style-name="P5"/>
      <text:p text:style-name="Method_20_Body">The <text:span text:style-name="T2">leaf</text:span> method expects a single, mandatory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Properties</text:p>
          </table:table-cell>
          <table:table-cell table:style-name="Table8.B1" office:value-type="string">
            <text:p text:style-name="P32">Description</text:p>
          </table:table-cell>
        </table:table-row>
        <table:table-row>
          <table:table-cell table:style-name="Table8.A2" office:value-type="string">
            <text:p text:style-name="P35">$node</text:p>
          </table:table-cell>
          <table:table-cell table:style-name="Table8.B2" office:value-type="string">
            <text:p text:style-name="P4">The branch to get the leftmost leaf from.</text:p>
          </table:table-cell>
        </table:table-row>
      </table:table>
      <text:p text:style-name="Method_20_Body"/>
      <text:p text:style-name="Method_20_Body">If the <text:span text:style-name="Class_20_Variables">$node</text:span> parameter is not null, <text:span text:style-name="T107">a</text:span> control loop is entered,</text:p>
      <text:p text:style-name="P38"/>
      <text:p text:style-name="P40">If the result of calling the <text:span text:style-name="Class_20_Variables">left</text:span> method of the <text:span text:style-name="Class_20_Variables">$node</text:span> parameter, <text:s/>the control loop is exited;</text:p>
      <text:p text:style-name="P40"/>
      <text:p text:style-name="P40">The result of calling the <text:span text:style-name="Class_20_Variables">left</text:span> method of the <text:span text:style-name="Class_20_Variables">$node</text:span> parameter is assigned to the <text:span text:style-name="Class_20_Variables">$node</text:span> parameter.</text:p>
      <text:p text:style-name="P40"/>
      <text:p text:style-name="Method_20_Body">The <text:span text:style-name="Class_20_Variables">$node</text:span> (the node containing the leftmost leaf of the branch) parameter is returned.</text:p>
      <text:h text:style-name="P153" text:outline-level="5"><text:bookmark-start text:name="deleteMin"/>deleteMin<text:bookmark-end text:name="deleteMin"/></text:h>
      <text:p text:style-name="Method_20_Body"/>
      <text:p text:style-name="Method_20_Body">Delete the smallest item in the tree.</text:p>
      <text:p text:style-name="Method_20_Body"/>
      <text:p text:style-name="P61">Algorithm</text:p>
      <text:list xml:id="list173540094756297" text:continue-numbering="true" text:style-name="L2">
        <text:list-header>
          <text:p text:style-name="P195"/>
        </text:list-header>
        <text:list-item text:start-value="1">
          <text:p text:style-name="P195"><text:span text:style-name="T94">Pass the </text:span><text:span text:style-name="T52">root</text:span><text:span text:style-name="T94"> class property to the </text:span><text:span text:style-name="T19">deleteMinNode</text:span><text:span text:style-name="T94"> class method and assign the result to the </text:span><text:span text:style-name="T52">root</text:span><text:span text:style-name="T94"> class property;</text:span></text:p>
        </text:list-item>
        <text:list-item>
          <text:p text:style-name="P195"><text:span text:style-name="T92">if the </text:span><text:span text:style-name="T52">root</text:span><text:span text:style-name="T92"> class property is null, go to step </text:span><text:span text:style-name="T19">4</text:span><text:span text:style-name="T92">;</text:span></text:p>
          <text:p text:style-name="P242"/>
        </text:list-item>
        <text:list-item>
          <text:p text:style-name="P195"><text:span text:style-name="T80">set the value of the </text:span><text:span text:style-name="T52">flag</text:span><text:span text:style-name="T80"> property of the </text:span><text:span text:style-name="T52">root</text:span><text:span text:style-name="T80"> class property to the constant for BLACK</text:span><text:span text:style-name="T92">;</text:span></text:p>
          <text:p text:style-name="P242"/>
        </text:list-item>
        <text:list-item>
          <text:p text:style-name="P245"><text:span text:style-name="T94">exit</text:span>.</text:p>
          <text:p text:style-name="P195"/>
        </text:list-item>
      </text:list>
      <text:p text:style-name="P61">Implementation</text:p>
      <text:p text:style-name="P121"/>
      <text:p text:style-name="P27">/**</text:p>
      <text:p text:style-name="P25"><text:s/>* deleteMin.</text:p>
      <text:p text:style-name="P25"><text:s/>* </text:p>
      <text:p text:style-name="P25"><text:s/>* Delete the smallest item in the tree.</text:p>
      <text:p text:style-name="P25"><text:s/>*/</text:p>
      <text:p text:style-name="P25">public function deleteMin()</text:p>
      <text:p text:style-name="P25">{</text:p>
      <text:p text:style-name="P25"><text:tab/>$this-&gt;root = $this-&gt;deleteMinNode($this-&gt;root);</text:p>
      <text:p text:style-name="P25"><text:tab/>if ($this-&gt;root != null)</text:p>
      <text:p text:style-name="P25"><text:tab/>{</text:p>
      <text:p text:style-name="P25"><text:tab/><text:tab/>$this-&gt;root-&gt;flag(LLRBTree\LLRBNode::BLACK);</text:p>
      <text:p text:style-name="P25"><text:tab/>}</text:p>
      <text:p text:style-name="P25">}</text:p>
      <text:p text:style-name="P154"/>
      <text:p text:style-name="P61">Narrative</text:p>
      <text:p text:style-name="P6"/>
      <text:p text:style-name="P92">The <text:span text:style-name="Class_20_Variables">$root</text:span> class property is passed to the <text:span text:style-name="Class_20_Variables">deleteMinNode</text:span> method, and the returned result is assigned to the <text:span text:style-name="Class_20_Variables">$root</text:span> class property.</text:p>
      <text:p text:style-name="Method_20_Body"/>
      <text:p text:style-name="Method_20_Body">If the <text:span text:style-name="Class_20_Variables">$root</text:span> class property is not null, the <text:span text:style-name="Class_20_Variables">flag</text:span> method of the <text:span text:style-name="Class_20_Variables">$root</text:span> class property is passed the <text:span text:style-name="Class_20_Variables">BLACK</text:span> constant, to set the color of the root node to black.</text:p>
      <text:p text:style-name="Method_20_Body"/>
      <text:h text:style-name="P153" text:outline-level="5">delete</text:h>
      <text:p text:style-name="Method_20_Body"/>
      <text:p text:style-name="Method_20_Body">Delete a node in the tree.</text:p>
      <text:p text:style-name="P93"/>
      <text:p text:style-name="P62">Algorithm</text:p>
      <text:p text:style-name="P62"/>
      <text:list xml:id="list173539869663739" text:continue-list="list173540094756297" text:style-name="L2">
        <text:list-item text:start-value="1">
          <text:p text:style-name="P253">Accept the parameter <text:span text:style-name="T38">key</text:span> as the key to delete from the tree;</text:p>
        </text:list-item>
        <text:list-item>
          <text:p text:style-name="P196"><text:span text:style-name="T95">pass the </text:span><text:span text:style-name="T53">key</text:span><text:span text:style-name="T95"> parameter to the </text:span><text:span text:style-name="T20">allocateKey</text:span><text:span text:style-name="T19">Node</text:span><text:span text:style-name="T94"> class method to create a new </text:span><text:span text:style-name="T19">LLRBNode </text:span><text:span text:style-name="T94">object;</text:span></text:p>
        </text:list-item>
        <text:list-item>
          <text:p text:style-name="P254">pass the <text:span text:style-name="T38">root</text:span> and <text:span text:style-name="T38">keyNode</text:span> class properties to the <text:span text:style-name="T2">deleteNode</text:span> class method and assign the result to the <text:span text:style-name="T38">root</text:span> class property;</text:p>
        </text:list-item>
        <text:list-item>
          <text:p text:style-name="P196"><text:span text:style-name="T92">if the </text:span><text:span text:style-name="T52">root</text:span><text:span text:style-name="T92"> class property is null, go to step </text:span><text:span text:style-name="T21">6</text:span><text:span text:style-name="T92">;</text:span></text:p>
          <text:p text:style-name="P243"/>
        </text:list-item>
        <text:list-item>
          <text:p text:style-name="P196"><text:span text:style-name="T80">set the value of the </text:span><text:span text:style-name="T52">flag</text:span><text:span text:style-name="T80"> property of the </text:span><text:span text:style-name="T52">root</text:span><text:span text:style-name="T80"> class property to the constant for BLACK</text:span><text:span text:style-name="T92">;</text:span></text:p>
          <text:p text:style-name="P243"/>
        </text:list-item>
        <text:list-item>
          <text:p text:style-name="P246"><text:span text:style-name="T94">exit</text:span>.</text:p>
          <text:p text:style-name="P196"/>
        </text:list-item>
      </text:list>
      <text:p text:style-name="P62">Implementation</text:p>
      <text:p text:style-name="P122"/>
      <text:p text:style-name="P25">/**</text:p>
      <text:p text:style-name="P25"><text:s/>* delete.</text:p>
      <text:p text:style-name="P25"><text:s/>* </text:p>
      <text:p text:style-name="P25"><text:s/>* Delete a node in the tree.</text:p>
      <text:p text:style-name="P25"><text:s/>* <text:span text:style-name="T2">@param</text:span> $key = name of the key to delete</text:p>
      <text:p text:style-name="P25"><text:s/>* <text:span text:style-name="T2">@return</text:span> null</text:p>
      <text:p text:style-name="P25"><text:s/>*/</text:p>
      <text:p text:style-name="P25">public function delete($key)</text:p>
      <text:p text:style-name="P25">{</text:p>
      <text:p text:style-name="P25"><text:tab/>$this-&gt;allocateKeynode($key);</text:p>
      <text:p text:style-name="P25"><text:tab/>$this-&gt;root = $this-&gt;deleteNode($this-&gt;root, $this-&gt;keyNode);</text:p>
      <text:p text:style-name="P25"><text:tab/>if ($this-&gt;root != null)</text:p>
      <text:p text:style-name="P25"><text:tab/>{</text:p>
      <text:p text:style-name="P25"><text:tab/><text:tab/>$this-&gt;root-&gt;flag(LLRBTree\LLRBNode::BLACK);</text:p>
      <text:p text:style-name="P25"><text:tab/>}</text:p>
      <text:p text:style-name="P25">}</text:p>
      <text:p text:style-name="P62"/>
      <text:p text:style-name="P62">Narrative</text:p>
      <text:p text:style-name="P7"/>
      <text:p text:style-name="Method_20_Body">The <text:span text:style-name="T2">delete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2">Properties</text:p>
          </table:table-cell>
          <table:table-cell table:style-name="Table9.B1" office:value-type="string">
            <text:p text:style-name="P32">Description</text:p>
          </table:table-cell>
        </table:table-row>
        <table:table-row>
          <table:table-cell table:style-name="Table9.A2" office:value-type="string">
            <text:p text:style-name="P35">$key</text:p>
          </table:table-cell>
          <table:table-cell table:style-name="Table9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The <text:span text:style-name="Class_20_Variables">$key</text:span> parameter is passed to the <text:span text:style-name="Class_20_Variables">allocateKeynode</text:span> to create a <text:span text:style-name="Class_20_Variables">$keyNode</text:span> class property based upon the <text:span text:style-name="Class_20_Variables">$key</text:span> parameter.</text:p>
      <text:p text:style-name="Method_20_Body"/>
      <text:p text:style-name="Method_20_Body">The <text:span text:style-name="Class_20_Variables">$root</text:span> and the <text:span text:style-name="Class_20_Variables">$keyNode</text:span> class properties are passed to the <text:span text:style-name="Class_20_Variables">deleteMinNode</text:span> method, and the returned result is assigned to the <text:span text:style-name="Class_20_Variables">$root</text:span> class property.</text:p>
      <text:p text:style-name="Method_20_Body"/>
      <text:p text:style-name="Method_20_Body">If the <text:span text:style-name="Class_20_Variables">$root</text:span> class property is not null, the <text:span text:style-name="Class_20_Variables">flag</text:span> method of the <text:span text:style-name="Class_20_Variables">$root</text:span> class property is passed the <text:span text:style-name="Class_20_Variables">BLACK</text:span> constant, to set the color of the root node to black.</text:p>
      <text:h text:style-name="P153" text:outline-level="5"><text:bookmark-start text:name="root"/>root<text:bookmark-end text:name="root"/></text:h>
      <text:p text:style-name="Method_20_Body"/>
      <text:p text:style-name="Method_20_Body">Returns the current tree root.</text:p>
      <text:p text:style-name="P94"/>
      <text:p text:style-name="P63">Algorithm</text:p>
      <text:p text:style-name="P63"/>
      <text:list xml:id="list173539121783871" text:continue-list="list173539869663739" text:style-name="L2">
        <text:list-item text:start-value="1">
          <text:p text:style-name="P247"><text:span text:style-name="T96">Return the root class property</text:span>.</text:p>
          <text:p text:style-name="P197"/>
        </text:list-item>
      </text:list>
      <text:p text:style-name="P63">Implementation</text:p>
      <text:p text:style-name="P123"/>
      <text:p text:style-name="P25">/**</text:p>
      <text:p text:style-name="P25"><text:s/>* root.</text:p>
      <text:p text:style-name="P25"><text:s/>* </text:p>
      <text:p text:style-name="P25"><text:s/>* Return the current tree root.</text:p>
      <text:p text:style-name="P25"><text:s/>* <text:span text:style-name="T2">@return</text:span> $root = current tree root.</text:p>
      <text:p text:style-name="P25"><text:s/>*/</text:p>
      <text:p text:style-name="P25">public function root()</text:p>
      <text:p text:style-name="P25">{</text:p>
      <text:p text:style-name="P25"><text:tab/>return $this-&gt;root;</text:p>
      <text:p text:style-name="P25">}</text:p>
      <text:p text:style-name="Method_20_Body"/>
      <text:p text:style-name="P63">Narrative</text:p>
      <text:p text:style-name="P8"/>
      <text:p text:style-name="P94">The <text:span text:style-name="Class_20_Variables">$root</text:span> class property is returned.</text:p>
      <text:p text:style-name="Method_20_Body"/>
      <text:p text:style-name="Method_20_Body"/>
      <text:h text:style-name="P153" text:outline-level="5"><text:bookmark-start text:name="nodes"/>nodes<text:bookmark-end text:name="nodes"/></text:h>
      <text:p text:style-name="Method_20_Body"/>
      <text:p text:style-name="Method_20_Body">Return the number of unique nodes in the tree.</text:p>
      <text:p text:style-name="P95"/>
      <text:p text:style-name="P64">Algorithm</text:p>
      <text:p text:style-name="P64"/>
      <text:list xml:id="list173540072977172" text:continue-list="list173539121783871" text:style-name="L2">
        <text:list-item text:start-value="1">
          <text:p text:style-name="P248"><text:span text:style-name="T96">Return the </text:span><text:span text:style-name="T54">nodes</text:span><text:span text:style-name="T96"> class property</text:span>.</text:p>
          <text:p text:style-name="P198"/>
        </text:list-item>
      </text:list>
      <text:p text:style-name="P64">Implementation</text:p>
      <text:p text:style-name="P124"/>
      <text:p text:style-name="P25">/**</text:p>
      <text:p text:style-name="P25"><text:s/>* nodes.</text:p>
      <text:p text:style-name="P25"><text:s/>* </text:p>
      <text:p text:style-name="P25"><text:s/>* Return the number of unique nodes in the tree.</text:p>
      <text:p text:style-name="P25"><text:s/>* <text:span text:style-name="T2">@return</text:span> $nodes = count of the unique nodes.</text:p>
      <text:p text:style-name="P25"><text:s/>*/</text:p>
      <text:p text:style-name="P25">public function nodes()</text:p>
      <text:p text:style-name="P25">{</text:p>
      <text:p text:style-name="P25"><text:tab/>return $this-&gt;nodes;</text:p>
      <text:p text:style-name="P25">}</text:p>
      <text:p text:style-name="Method_20_Body"/>
      <text:p text:style-name="P64">Narrative</text:p>
      <text:p text:style-name="P9"/>
      <text:p text:style-name="P95">The <text:span text:style-name="Class_20_Variables">$nodes</text:span> class property (the number of unique nodes in the tree) is returned.</text:p>
      <text:p text:style-name="Method_20_Body"/>
      <text:p text:style-name="Method_20_Body"/>
      <text:h text:style-name="P153" text:outline-level="5"><text:bookmark-start text:name="firstNode"/>firstNode<text:bookmark-end text:name="firstNode"/></text:h>
      <text:p text:style-name="Method_20_Body"/>
      <text:p text:style-name="Method_20_Body">Return the first item in the tree (in key order).</text:p>
      <text:p text:style-name="P96"/>
      <text:p text:style-name="P65">Algorithm</text:p>
      <text:p text:style-name="P65"/>
      <text:list xml:id="list173539516935168" text:continue-list="list173540072977172" text:style-name="L2">
        <text:list-item text:start-value="1">
          <text:p text:style-name="P255">Set the <text:span text:style-name="T38">traversal</text:span> class property to an empty array;</text:p>
        </text:list-item>
        <text:list-item>
          <text:p text:style-name="P255">pass the <text:span text:style-name="T38">root</text:span> class property to the <text:span text:style-name="T2">traverseBranch</text:span> class method and assign the result to the <text:span text:style-name="T38">current</text:span> class property;</text:p>
        </text:list-item>
        <text:list-item>
          <text:p text:style-name="P255">return the <text:span text:style-name="T38">current</text:span> class property.</text:p>
          <text:p text:style-name="P199"/>
        </text:list-item>
      </text:list>
      <text:p text:style-name="P65">Implementation</text:p>
      <text:p text:style-name="P125"/>
      <text:p text:style-name="P25">/**</text:p>
      <text:p text:style-name="P25"><text:s/>* firstNode.</text:p>
      <text:p text:style-name="P25"><text:s/>* </text:p>
      <text:p text:style-name="P25"><text:s/>* Return the first item in the tree (in key order).</text:p>
      <text:p text:style-name="P25"><text:s/>* <text:span text:style-name="T2">@return</text:span> $node = the first node in the tree, null if the tree is empty.</text:p>
      <text:p text:style-name="P25"><text:s/>*/</text:p>
      <text:p text:style-name="P25">public function firstNode()</text:p>
      <text:p text:style-name="P25">{</text:p>
      <text:p text:style-name="P25"><text:tab/>$this-&gt;traversal = array();</text:p>
      <text:p text:style-name="P25"><text:tab/>$this-&gt;current = $this-&gt;traverseBranch($this-&gt;root);</text:p>
      <text:p text:style-name="P25"><text:tab/>return $this-&gt;current;</text:p>
      <text:p text:style-name="P25">}</text:p>
      <text:p text:style-name="P96"/>
      <text:p text:style-name="P65">Narrative</text:p>
      <text:p text:style-name="P10"/>
      <text:p text:style-name="P96">The <text:span text:style-name="Class_20_Variables">$traversal</text:span> class property is set to an emtpy array.</text:p>
      <text:p text:style-name="Method_20_Body"/>
      <text:p text:style-name="Method_20_Body">The <text:span text:style-name="Class_20_Variables">$root</text:span> class property is passed to the <text:span text:style-name="Class_20_Variables">traverseBranch</text:span> method and the result is stored in the <text:span text:style-name="Class_20_Variables">$current</text:span> class property.</text:p>
      <text:p text:style-name="Method_20_Body"/>
      <text:p text:style-name="Method_20_Body">The <text:span text:style-name="Class_20_Variables">$current</text:span> class property is returned.</text:p>
      <text:p text:style-name="Method_20_Body"/>
      <text:p text:style-name="Method_20_Body"/>
      <text:h text:style-name="P153" text:outline-level="5"><text:bookmark-start text:name="nextNode"/>nextNode<text:bookmark-end text:name="nextNode"/></text:h>
      <text:p text:style-name="Method_20_Body"/>
      <text:p text:style-name="Method_20_Body">Return the next item in the tree (in key order).</text:p>
      <text:p text:style-name="P97"/>
      <text:p text:style-name="P66">Algorithm</text:p>
      <text:p text:style-name="P66"/>
      <text:list xml:id="list173538866023972" text:continue-list="list173539516935168" text:style-name="L2">
        <text:list-item text:start-value="1">
          <text:p text:style-name="P256">Set the <text:span text:style-name="T55">current</text:span> class property to <text:span text:style-name="T97">null</text:span>;</text:p>
        </text:list-item>
        <text:list-item>
          <text:p text:style-name="P256"><text:span text:style-name="T97">if the number of elements in the </text:span><text:span text:style-name="T55">traversal</text:span><text:span text:style-name="T97"> array class property is 0, go to step </text:span><text:span text:style-name="T22">10</text:span>;</text:p>
          <text:p text:style-name="P256"/>
        </text:list-item>
        <text:list-item>
          <text:p text:style-name="P257"><text:span text:style-name="T37">pop</text:span> the end (top) item off of the <text:span text:style-name="T38">traversal</text:span> array class property and assign it to the <text:span text:style-name="T38">current</text:span> class property;</text:p>
        </text:list-item>
        <text:list-item>
          <text:p text:style-name="P257">if the current <text:span text:style-name="T38">class</text:span> property is null, go to step<text:span text:style-name="T2"> </text:span><text:span text:style-name="T22">7</text:span>;</text:p>
        </text:list-item>
      </text:list>
      <text:p text:style-name="P138"/>
      <text:list xml:id="list173540786640483" text:continue-numbering="true" text:style-name="L2">
        <text:list-item>
          <text:p text:style-name="P257">if the <text:span text:style-name="T38">right</text:span> child of the <text:span text:style-name="T38">current</text:span> class property is null, go to step <text:span text:style-name="T22">7</text:span>;</text:p>
        </text:list-item>
        <text:list-item>
          <text:p text:style-name="P257">pass the <text:span text:style-name="T38">right</text:span> child of the <text:span text:style-name="T38">current</text:span> class property to the <text:span text:style-name="T2">traverseBranch</text:span> class method and assign the result to the <text:span text:style-name="T38">current</text:span> class property;</text:p>
          <text:p text:style-name="P257"/>
        </text:list-item>
        <text:list-item>
          <text:p text:style-name="P257">if the number of elements in the <text:span text:style-name="T38">travers</text:span><text:span text:style-name="T56">al</text:span><text:span text:style-name="T98"> array class property is zero,</text:span></text:p>
        </text:list-item>
      </text:list>
      <text:list xml:id="list1268616564025978501" text:style-name="L10">
        <text:list-item>
          <text:list>
            <text:list-item>
              <text:p text:style-name="P259">set the <text:span text:style-name="T38">current</text:span> class property to null;</text:p>
            </text:list-item>
            <text:list-item>
              <text:p text:style-name="P259">go to step <text:span text:style-name="T2">10</text:span>;</text:p>
              <text:p text:style-name="P328"/>
            </text:list-item>
          </text:list>
        </text:list-item>
      </text:list>
      <text:list xml:id="list173539400287084" text:continue-list="list173540786640483" text:style-name="L2">
        <text:list-item>
          <text:p text:style-name="P260">pop (remove) the end element from the <text:span text:style-name="T38">traversal</text:span> array class property and assign the value to the <text:span text:style-name="T38">current</text:span> class property;</text:p>
        </text:list-item>
        <text:list-item>
          <text:p text:style-name="P260">push the value in the <text:span text:style-name="T38">current class</text:span> property onto the end of the <text:span text:style-name="T38">traversal</text:span> array class property;</text:p>
          <text:p text:style-name="P258"/>
        </text:list-item>
        <text:list-item>
          <text:p text:style-name="P200"><text:span text:style-name="T97">return the </text:span><text:span text:style-name="T55">current</text:span><text:span text:style-name="T97"> class property.</text:span></text:p>
          <text:p text:style-name="P201"/>
        </text:list-item>
      </text:list>
      <text:p text:style-name="P66">Implementation</text:p>
      <text:p text:style-name="P126"/>
      <text:p text:style-name="P25">/**</text:p>
      <text:p text:style-name="P25"><text:s/>* nextNode.</text:p>
      <text:p text:style-name="P25"><text:s/>* </text:p>
      <text:p text:style-name="P25"><text:s/>* Return the next item in the tree (in key order).</text:p>
      <text:p text:style-name="P25"><text:s/>* <text:span text:style-name="T2">@return</text:span> $node = the next node in the tree, null if at the tree end.</text:p>
      <text:p text:style-name="P25"><text:s/>*/</text:p>
      <text:p text:style-name="P25">public function nextNode()</text:p>
      <text:p text:style-name="P25">{</text:p>
      <text:p text:style-name="P25"><text:tab/>$this-&gt;current = null;</text:p>
      <text:p text:style-name="P25"><text:tab/>if (count($this-&gt;traversal) &gt; 0)</text:p>
      <text:p text:style-name="P25"><text:tab/>{</text:p>
      <text:p text:style-name="P25"><text:tab/><text:tab/>$this-&gt;current = array_pop($this-&gt;traversal);</text:p>
      <text:p text:style-name="P25"><text:tab/><text:tab/>if ($this-&gt;current != null)</text:p>
      <text:p text:style-name="P25"><text:tab/><text:tab/>{</text:p>
      <text:p text:style-name="P25"><text:tab/><text:tab/><text:tab/>if ($this-&gt;current-&gt;right() != null)</text:p>
      <text:p text:style-name="P25"><text:tab/><text:tab/><text:tab/>{</text:p>
      <text:p text:style-name="P25"><text:tab/><text:tab/><text:tab/><text:tab/>$this-&gt;current = </text:p>
      <text:p text:style-name="P25"><text:tab/><text:tab/><text:tab/><text:tab/><text:tab/>$this-&gt;traverseBranch($this-&gt;current-&gt;right());</text:p>
      <text:p text:style-name="P25"><text:tab/><text:tab/><text:tab/><text:tab/>return $this-&gt;current;</text:p>
      <text:p text:style-name="P25"><text:tab/><text:tab/><text:tab/>}</text:p>
      <text:p text:style-name="P25"><text:tab/><text:tab/>}</text:p>
      <text:p text:style-name="P25"/>
      <text:p text:style-name="P25"><text:tab/><text:tab/>if (count($this-&gt;traversal) &gt; 0)</text:p>
      <text:p text:style-name="P25"><text:soft-page-break/><text:tab/><text:tab/>{</text:p>
      <text:p text:style-name="P25"><text:tab/><text:tab/><text:tab/>$this-&gt;current = array_pop($this-&gt;traversal);</text:p>
      <text:p text:style-name="P25"><text:tab/><text:tab/><text:tab/>array_push($this-&gt;traversal, $this-&gt;current);</text:p>
      <text:p text:style-name="P25"><text:tab/><text:tab/>}</text:p>
      <text:p text:style-name="P25"><text:tab/><text:tab/>else</text:p>
      <text:p text:style-name="P25"><text:tab/><text:tab/>{</text:p>
      <text:p text:style-name="P25"><text:tab/><text:tab/><text:tab/>$this-&gt;current = null;</text:p>
      <text:p text:style-name="P25"><text:tab/><text:tab/>}</text:p>
      <text:p text:style-name="P25"><text:tab/>}</text:p>
      <text:p text:style-name="P25"/>
      <text:p text:style-name="P25"><text:tab/>return $this-&gt;current;</text:p>
      <text:p text:style-name="P25">}</text:p>
      <text:p text:style-name="P97"/>
      <text:p text:style-name="P66">Narrative</text:p>
      <text:p text:style-name="P11"/>
      <text:p text:style-name="P97">The <text:span text:style-name="Class_20_Variables">$current</text:span> class property is set to 0.</text:p>
      <text:p text:style-name="Method_20_Body"/>
      <text:p text:style-name="Method_20_Body">The <text:span text:style-name="Class_20_Variables">$traversal</text:span> class property is passed to the PHP <text:span text:style-name="T2">count</text:span> function. <text:s/>If the returned result is greater than 0,</text:p>
      <text:p text:style-name="Method_20_Body"/>
      <text:p text:style-name="P38">The PHP <text:span text:style-name="T2">array_pop</text:span> function is used to remove the top item of the <text:span text:style-name="Class_20_Variables">$traversal </text:span>class property. <text:s/>The removed item is assigned to the <text:span text:style-name="Class_20_Variables">$current</text:span> class property.</text:p>
      <text:p text:style-name="P38"/>
      <text:p text:style-name="P38">If the <text:span text:style-name="Class_20_Variables">$current</text:span> class property is not null,</text:p>
      <text:p text:style-name="P38"/>
      <text:p text:style-name="P40">the right method of the <text:span text:style-name="Class_20_Variables">$current</text:span> class property is called. <text:s/>If the result is not null, </text:p>
      <text:p text:style-name="P40"/>
      <text:p text:style-name="P46">the result is passed to the <text:span text:style-name="Class_20_Variables">traverseBranch</text:span> method, and the returned result is assigned to the <text:span text:style-name="Class_20_Variables">$current</text:span> class property;</text:p>
      <text:p text:style-name="P40"/>
      <text:p text:style-name="P46">the <text:span text:style-name="Class_20_Variables">$current</text:span> class property is returned.</text:p>
      <text:p text:style-name="P38"/>
      <text:p text:style-name="P38">The<text:span text:style-name="Class_20_Variables"> $traversal </text:span>class property is passed to the PHP <text:span text:style-name="T2">count</text:span> function. <text:s/>If the returned result is greater than 0,</text:p>
      <text:p text:style-name="P38"/>
      <text:p text:style-name="P40">The top item of the <text:span text:style-name="Class_20_Variables">$traversal </text:span>class property is copied to the <text:span text:style-name="Class_20_Variables">$current</text:span> class property.</text:p>
      <text:p text:style-name="P40"/>
      <text:p text:style-name="P38">Otherwise.</text:p>
      <text:p text:style-name="P38"/>
      <text:p text:style-name="P40">The <text:span text:style-name="Class_20_Variables">$current</text:span> class property is assigned a null value.</text:p>
      <text:p text:style-name="P38"/>
      <text:p text:style-name="P38">The <text:span text:style-name="Class_20_Variables">$current</text:span> class property is returned.</text:p>
      <text:h text:style-name="P153" text:outline-level="5"><text:bookmark-start text:name="currentNode"/>currentNode<text:bookmark-end text:name="currentNode"/></text:h>
      <text:p text:style-name="Method_20_Body"/>
      <text:p text:style-name="Method_20_Body">Returns the current tree node.</text:p>
      <text:p text:style-name="P98"/>
      <text:p text:style-name="P67">Algorithm</text:p>
      <text:p text:style-name="P67"/>
      <text:list xml:id="list173540431768617" text:continue-list="list173539400287084" text:style-name="L2">
        <text:list-item text:start-value="1">
          <text:p text:style-name="P249"><text:span text:style-name="T96">Return the </text:span><text:span text:style-name="T57">current</text:span><text:span text:style-name="T96"> class property</text:span>.</text:p>
          <text:p text:style-name="P202"/>
        </text:list-item>
      </text:list>
      <text:p text:style-name="P67">Implementation</text:p>
      <text:p text:style-name="P127"/>
      <text:p text:style-name="P337">/**</text:p>
      <text:p text:style-name="P25"><text:s/>* currentNode.</text:p>
      <text:p text:style-name="P25"><text:s/>* </text:p>
      <text:p text:style-name="P25"><text:s/>* Returns the current tree node.</text:p>
      <text:p text:style-name="P25"><text:s/>* <text:span text:style-name="T2">@return</text:span> $current = current tree node.</text:p>
      <text:p text:style-name="P25"><text:s/>*/</text:p>
      <text:p text:style-name="P25">public function currentNode()</text:p>
      <text:p text:style-name="P25">{</text:p>
      <text:p text:style-name="P25"><text:tab/>return $this-&gt;current;</text:p>
      <text:p text:style-name="P25">}</text:p>
      <text:p text:style-name="P98"/>
      <text:p text:style-name="P67">Narrative</text:p>
      <text:p text:style-name="P12"/>
      <text:p text:style-name="P98">The <text:span text:style-name="Class_20_Variables">$current</text:span> class property is returned.</text:p>
      <text:p text:style-name="Method_20_Body"/>
      <text:p text:style-name="Method_20_Body"/>
      <text:h text:style-name="P153" text:outline-level="5"><text:bookmark-start text:name="rewind"/>rewind<text:bookmark-end text:name="rewind"/></text:h>
      <text:p text:style-name="Method_20_Body"/>
      <text:p text:style-name="Method_20_Body">Moves the current node pointer to the first item in the tree.</text:p>
      <text:p text:style-name="P99"/>
      <text:p text:style-name="P68">Algorithm</text:p>
      <text:p text:style-name="P68"/>
      <text:list xml:id="list173540394783984" text:continue-list="list173540431768617" text:style-name="L2">
        <text:list-item text:start-value="1">
          <text:p text:style-name="P250"><text:span text:style-name="T99">Call the </text:span><text:span text:style-name="T23">firstNode</text:span><text:span text:style-name="T99"> class method and return</text:span>.</text:p>
          <text:p text:style-name="P203"/>
        </text:list-item>
      </text:list>
      <text:p text:style-name="P68">Implementation</text:p>
      <text:p text:style-name="P128"/>
      <text:p text:style-name="P338">/**</text:p>
      <text:p text:style-name="P25"><text:s/>* rewind.</text:p>
      <text:p text:style-name="P25"><text:s/>* </text:p>
      <text:p text:style-name="P25"><text:s/>* Moves the current node pointer to the first item in the tree.</text:p>
      <text:p text:style-name="P25"><text:s/>*/</text:p>
      <text:p text:style-name="P25">public function rewind()</text:p>
      <text:p text:style-name="P25">{</text:p>
      <text:p text:style-name="P25"><text:tab/>$this-&gt;firstNode();</text:p>
      <text:p text:style-name="P25">}</text:p>
      <text:p text:style-name="P99"/>
      <text:p text:style-name="P68">Narrative</text:p>
      <text:p text:style-name="P13"/>
      <text:p text:style-name="P99">The <text:span text:style-name="Class_20_Variables">rewind</text:span> method calls the <text:span text:style-name="Class_20_Variables">firstNode</text:span> method to move to the first node.</text:p>
      <text:p text:style-name="Method_20_Body"/>
      <text:p text:style-name="Method_20_Body"/>
      <text:h text:style-name="P153" text:outline-level="5"><text:bookmark-start text:name="current"/>current<text:bookmark-end text:name="current"/></text:h>
      <text:p text:style-name="Method_20_Body"/>
      <text:p text:style-name="Method_20_Body">Returns the current tree node data.</text:p>
      <text:p text:style-name="P100"/>
      <text:p text:style-name="P69">Algorithm</text:p>
      <text:p text:style-name="P69"/>
      <text:list xml:id="list173540739933223" text:continue-list="list173540394783984" text:style-name="L2">
        <text:list-item text:start-value="1">
          <text:p text:style-name="P251"><text:span text:style-name="T96">Return the </text:span><text:span text:style-name="T54">data</text:span><text:span text:style-name="T96"> value from the </text:span><text:span text:style-name="T57">current</text:span><text:span text:style-name="T96"> class property</text:span>.</text:p>
          <text:p text:style-name="P204"/>
        </text:list-item>
      </text:list>
      <text:p text:style-name="P69">Implementation</text:p>
      <text:p text:style-name="P129"/>
      <text:p text:style-name="P339">/**</text:p>
      <text:p text:style-name="P25"><text:s/>* current.</text:p>
      <text:p text:style-name="P25"><text:s/>* </text:p>
      <text:p text:style-name="P25"><text:s/>* Returns the current tree node data.</text:p>
      <text:p text:style-name="P25"><text:s/>*/</text:p>
      <text:p text:style-name="P25">public function current()</text:p>
      <text:p text:style-name="P25">{</text:p>
      <text:p text:style-name="Method_20_Code_20_Listing"><text:span text:style-name="T64"><text:tab/></text:span><text:span text:style-name="T66">return $this-&gt;current-&gt;data();</text:span></text:p>
      <text:p text:style-name="Method_20_Code_20_Listing">}</text:p>
      <text:p text:style-name="P100"/>
      <text:p text:style-name="P69">Narrative</text:p>
      <text:p text:style-name="P14"/>
      <text:p text:style-name="P100">The <text:span text:style-name="Class_20_Variables">data</text:span> method of the <text:span text:style-name="Class_20_Variables">$current</text:span> class property is called and the result is returned.</text:p>
      <text:p text:style-name="Method_20_Body"/>
      <text:p text:style-name="Method_20_Body"/>
      <text:h text:style-name="P153" text:outline-level="5"><text:bookmark-start text:name="key"/>key<text:bookmark-end text:name="key"/></text:h>
      <text:p text:style-name="Method_20_Body"/>
      <text:p text:style-name="Method_20_Body">Returns the current tree node key value.</text:p>
      <text:p text:style-name="P100"/>
      <text:p text:style-name="P69">Algorithm</text:p>
      <text:p text:style-name="P69"/>
      <text:list xml:id="list173540678328771" text:continue-list="list173540739933223" text:style-name="L2">
        <text:list-item text:start-value="1">
          <text:p text:style-name="P251"><text:span text:style-name="T96">Return the </text:span><text:span text:style-name="T58">key</text:span><text:span text:style-name="T96"> value from the </text:span><text:span text:style-name="T57">current</text:span><text:span text:style-name="T96"> class property</text:span>.</text:p>
          <text:p text:style-name="P204"/>
        </text:list-item>
      </text:list>
      <text:p text:style-name="P72">Implementation</text:p>
      <text:p text:style-name="P130"/>
      <text:p text:style-name="P340">/**</text:p>
      <text:p text:style-name="P25"><text:s/>* key.</text:p>
      <text:p text:style-name="P25"><text:s/>* </text:p>
      <text:p text:style-name="P25"><text:s/>* Returns the current tree node key value.</text:p>
      <text:p text:style-name="P25"><text:s/>* <text:span text:style-name="T2">@return</text:span> $key = current tree node value.</text:p>
      <text:p text:style-name="P25"><text:s/>*/</text:p>
      <text:p text:style-name="P25">public function key()</text:p>
      <text:p text:style-name="P25">{</text:p>
      <text:p text:style-name="Method_20_Code_20_Listing"><text:span text:style-name="T64"><text:tab/></text:span><text:span text:style-name="T66">return $this-&gt;current-&gt;key();</text:span></text:p>
      <text:p text:style-name="Method_20_Code_20_Listing">}</text:p>
      <text:p text:style-name="P100"/>
      <text:p text:style-name="P69">Narrative</text:p>
      <text:p text:style-name="P14"/>
      <text:p text:style-name="P100">The <text:span text:style-name="Class_20_Variables">key</text:span> method of the <text:span text:style-name="Class_20_Variables">$current</text:span> class property is called and the result is returned.</text:p>
      <text:p text:style-name="Method_20_Body"/>
      <text:p text:style-name="Method_20_Body"/>
      <text:h text:style-name="P153" text:outline-level="5"><text:bookmark-start text:name="next"/>next<text:bookmark-end text:name="next"/></text:h>
      <text:p text:style-name="Method_20_Body"/>
      <text:p text:style-name="Method_20_Body">Moves the current node pointer to the next node in the tree in <text:span text:style-name="T37">In-Order Traversal</text:span>.</text:p>
      <text:p text:style-name="P101"/>
      <text:p text:style-name="P70">Algorithm</text:p>
      <text:p text:style-name="P70"/>
      <text:list xml:id="list173539462588049" text:continue-list="list173540678328771" text:style-name="L2">
        <text:list-item text:start-value="1">
          <text:p text:style-name="P252"><text:span text:style-name="T100">Call the </text:span><text:span text:style-name="T24">nextNode</text:span><text:span text:style-name="T100"> class method and return the result</text:span>.</text:p>
          <text:p text:style-name="P205"/>
        </text:list-item>
      </text:list>
      <text:p text:style-name="P72">Implementation</text:p>
      <text:p text:style-name="P130"/>
      <text:p text:style-name="P340">/**</text:p>
      <text:p text:style-name="P25"><text:s/>* next.</text:p>
      <text:p text:style-name="P25"><text:s/>* </text:p>
      <text:p text:style-name="P25"><text:s/>* Moves current to the next node in the tree in In-Order Traversal.</text:p>
      <text:p text:style-name="P25"><text:s/>* <text:span text:style-name="T2">@return</text:span> null.</text:p>
      <text:p text:style-name="P25"><text:s/>*/</text:p>
      <text:p text:style-name="P25">public function next()</text:p>
      <text:p text:style-name="P25">{</text:p>
      <text:p text:style-name="Method_20_Code_20_Listing"><text:span text:style-name="T64"><text:tab/></text:span><text:span text:style-name="T66">return $this-&gt;nextNode();</text:span></text:p>
      <text:p text:style-name="Method_20_Code_20_Listing">}</text:p>
      <text:p text:style-name="P101"/>
      <text:p text:style-name="P70">Narrative</text:p>
      <text:p text:style-name="P15"/>
      <text:p text:style-name="P101">The <text:span text:style-name="Class_20_Variables">nextNode</text:span> method is called and the result is returned.</text:p>
      <text:p text:style-name="Method_20_Body"/>
      <text:p text:style-name="Method_20_Body"/>
      <text:h text:style-name="P153" text:outline-level="5"><text:bookmark-start text:name="valid"/>valid<text:bookmark-end text:name="valid"/></text:h>
      <text:p text:style-name="Method_20_Body"/>
      <text:p text:style-name="Method_20_Body">Returns the validity of the current node pointer.</text:p>
      <text:p text:style-name="P102"/>
      <text:p text:style-name="P71">Algorithm</text:p>
      <text:p text:style-name="P71"/>
      <text:list xml:id="list173539934074212" text:continue-list="list173539462588049" text:style-name="L2">
        <text:list-item text:start-value="1">
          <text:p text:style-name="P261">If the current class property is null</text:p>
        </text:list-item>
      </text:list>
      <text:list xml:id="list387105675128366486" text:style-name="L11">
        <text:list-item>
          <text:list>
            <text:list-item>
              <text:p text:style-name="P262">return a false value;</text:p>
            </text:list-item>
          </text:list>
        </text:list-item>
      </text:list>
      <text:list xml:id="list173540751274809" text:continue-list="list173539934074212" text:style-name="L2">
        <text:list-header>
          <text:p text:style-name="P261"/>
        </text:list-header>
        <text:list-item>
          <text:p text:style-name="P261">return a true value.</text:p>
          <text:p text:style-name="P206"/>
        </text:list-item>
      </text:list>
      <text:p text:style-name="P72">Implementation</text:p>
      <text:p text:style-name="P130"/>
      <text:p text:style-name="P340">/**</text:p>
      <text:p text:style-name="P25"><text:s/>* valid.</text:p>
      <text:p text:style-name="P25"><text:s/>* </text:p>
      <text:p text:style-name="P25"><text:s/>* Returns the validity of the current node pointer</text:p>
      <text:p text:style-name="P25"><text:s/>* <text:span text:style-name="T2">@return</text:span> boolean true = the current node pointer is valid.</text:p>
      <text:p text:style-name="P25"><text:s/>*/</text:p>
      <text:p text:style-name="P25">public function valid()</text:p>
      <text:p text:style-name="P25">{</text:p>
      <text:p text:style-name="Method_20_Code_20_Listing"><text:span text:style-name="T64"><text:tab/></text:span><text:span text:style-name="T66">return ! is_null($this-&gt;current);</text:span></text:p>
      <text:p text:style-name="Method_20_Code_20_Listing">}</text:p>
      <text:p text:style-name="P102"/>
      <text:p text:style-name="P71">Narrative</text:p>
      <text:p text:style-name="P16"/>
      <text:p text:style-name="P102">The PHP <text:span text:style-name="T2">is_null</text:span> function is passed the <text:span text:style-name="Class_20_Variables">$current</text:span> class property and the inverse of the result is returned (valid if not null, invalid if null).</text:p>
      <text:p text:style-name="Method_20_Body"/>
      <text:p text:style-name="Method_20_Body"/>
      <text:h text:style-name="P153" text:outline-level="5"><text:bookmark-start text:name="count"/>count<text:bookmark-end text:name="count"/></text:h>
      <text:p text:style-name="Method_20_Body"/>
      <text:p text:style-name="Method_20_Body">Returns the number of unique nodes in the tree.</text:p>
      <text:p text:style-name="P103"/>
      <text:p text:style-name="P72">Algorithm</text:p>
      <text:p text:style-name="P72"/>
      <text:list xml:id="list173539518310927" text:continue-list="list173540751274809" text:style-name="L2">
        <text:list-item text:start-value="1">
          <text:p text:style-name="P263">Set the <text:span text:style-name="T38">nodes</text:span> method property to 0;</text:p>
        </text:list-item>
        <text:list-item>
          <text:p text:style-name="P263">call the <text:span text:style-name="T2">firstNode</text:span> class method and assign the result to the <text:span text:style-name="T38">node</text:span> method property;</text:p>
          <text:p text:style-name="P263"/>
        </text:list-item>
        <text:list-item>
          <text:p text:style-name="P263">if the <text:span text:style-name="T38">node</text:span> method property is null, go to step <text:span text:style-name="T2">7</text:span>;</text:p>
          <text:p text:style-name="P263"/>
        </text:list-item>
        <text:list-item>
          <text:p text:style-name="P263">increment the <text:span text:style-name="T38">nodes</text:span> method property;</text:p>
        </text:list-item>
        <text:list-item>
          <text:p text:style-name="P263">call the <text:span text:style-name="T2">nextNode</text:span> class method and assign the result to the <text:span text:style-name="T2">node</text:span> method property;</text:p>
        </text:list-item>
        <text:list-item>
          <text:p text:style-name="P263">go to step <text:span text:style-name="T2">3</text:span>;</text:p>
          <text:p text:style-name="P263"/>
        </text:list-item>
        <text:list-item>
          <text:p text:style-name="P263">return the value of the <text:span text:style-name="T38">nodes</text:span> class property.</text:p>
          <text:p text:style-name="P207"/>
        </text:list-item>
      </text:list>
      <text:p text:style-name="P72">Implementation</text:p>
      <text:p text:style-name="P130"/>
      <text:p text:style-name="P340">/**</text:p>
      <text:p text:style-name="P25"><text:s/>* count</text:p>
      <text:p text:style-name="P25"><text:s/>*</text:p>
      <text:p text:style-name="P25"><text:s/>* Returns the number of unique nodes in the tree</text:p>
      <text:p text:style-name="P25"><text:s/>* <text:span text:style-name="T2">@return</text:span> integer $count</text:p>
      <text:p text:style-name="P25"><text:s/>*/</text:p>
      <text:p text:style-name="P25">public function count()</text:p>
      <text:p text:style-name="P25">{</text:p>
      <text:p text:style-name="P25"><text:tab/>$this-&gt;nodes = 0;</text:p>
      <text:p text:style-name="P25"><text:tab/>$node = $this-&gt;firstNode();</text:p>
      <text:p text:style-name="P25"><text:tab/>while($node)</text:p>
      <text:p text:style-name="P25"><text:tab/>{</text:p>
      <text:p text:style-name="P25"><text:tab/><text:tab/>$this-&gt;nodes++;</text:p>
      <text:p text:style-name="P25"><text:tab/><text:tab/>$node = $this-&gt;nextNode();</text:p>
      <text:p text:style-name="P25"><text:tab/>}</text:p>
      <text:p text:style-name="P24"/>
      <text:p text:style-name="P25"><text:tab/>return $this-&gt;nodes;</text:p>
      <text:p text:style-name="Method_20_Code_20_Listing">}</text:p>
      <text:p text:style-name="Method_20_Code_20_Listing"/>
      <text:p text:style-name="P72">Narrative</text:p>
      <text:p text:style-name="P17"/>
      <text:p text:style-name="P103">The <text:span text:style-name="Class_20_Variables">$nodes</text:span> class property is set to 0.</text:p>
      <text:p text:style-name="Method_20_Body"/>
      <text:p text:style-name="Method_20_Body">The <text:span text:style-name="Class_20_Variables">firstNode</text:span> method is called to get the first node in the tree, and the result is assigned to the <text:span text:style-name="Class_20_Variables">$node</text:span> method variable.</text:p>
      <text:p text:style-name="Method_20_Body"/>
      <text:p text:style-name="Method_20_Body">A control loop is entered,</text:p>
      <text:p text:style-name="Method_20_Body"/>
      <text:p text:style-name="P38">the control loop is exited if the <text:span text:style-name="Class_20_Variables">$node</text:span> method variable is null;</text:p>
      <text:p text:style-name="P38"/>
      <text:p text:style-name="P38">The <text:span text:style-name="Class_20_Variables">$nodes</text:span> class property is incremented;</text:p>
      <text:p text:style-name="P38"/>
      <text:p text:style-name="P38">The <text:span text:style-name="Class_20_Variables">nextNode</text:span> method is called to get the next node in the tree, in <text:span text:style-name="T37">In-Order </text:span><text:soft-page-break/><text:span text:style-name="T37">Traversal</text:span><text:span text:style-name="T67">, and the result is assigned to the </text:span><text:span text:style-name="Class_20_Variables"><text:span text:style-name="T69">$node</text:span></text:span><text:span text:style-name="T67"> method variable.</text:span></text:p>
      <text:p text:style-name="Method_20_Body"/>
      <text:p text:style-name="Method_20_Body">The <text:span text:style-name="Class_20_Variables">$nodes</text:span> class property is returned.</text:p>
      <text:p text:style-name="Method_20_Body"/>
      <text:h text:style-name="P153" text:outline-level="5"><text:bookmark-start text:name="offsetSet"/>offsetSet<text:bookmark-end text:name="offsetSet"/></text:h>
      <text:p text:style-name="Method_20_Body"/>
      <text:p text:style-name="Method_20_Body">Set the value at the indicated offset.</text:p>
      <text:p text:style-name="P103"/>
      <text:p text:style-name="P72">Algorithm</text:p>
      <text:p text:style-name="P72"/>
      <text:list xml:id="list173539460243576" text:continue-list="list173539518310927" text:style-name="L2">
        <text:list-item text:start-value="1">
          <text:p text:style-name="P263">Accept the parameter <text:span text:style-name="T38">offset</text:span> as the <text:span text:style-name="T101">name of the class </text:span>property and <text:span text:style-name="T101">the parameter</text:span> <text:span text:style-name="T38">value</text:span> as the value to set <text:span text:style-name="T101">it</text:span> to;</text:p>
        </text:list-item>
        <text:list-item>
          <text:p text:style-name="P263">pass the <text:span text:style-name="T38">offset</text:span> and <text:span text:style-name="T38">value</text:span> parameters to the <text:span text:style-name="T2">__set</text:span> class method.</text:p>
          <text:p text:style-name="P207"/>
        </text:list-item>
      </text:list>
      <text:p text:style-name="P72">Implementation</text:p>
      <text:p text:style-name="P130"/>
      <text:p text:style-name="P340">/**</text:p>
      <text:p text:style-name="P25"><text:s/>* offsetSet</text:p>
      <text:p text:style-name="P25"><text:s/>*</text:p>
      <text:p text:style-name="P25"><text:s/>* Set the value at the indicated offset</text:p>
      <text:p text:style-name="P25"><text:s/>* <text:span text:style-name="T2">@param</text:span> mixed $offset = offset to the entry (property name)</text:p>
      <text:p text:style-name="P25"><text:s/>* <text:span text:style-name="T2">@param</text:span> mixed $value = value of property</text:p>
      <text:p text:style-name="P25"><text:s/>*/</text:p>
      <text:p text:style-name="P25">public function offsetSet($offset, $value)</text:p>
      <text:p text:style-name="P25">{</text:p>
      <text:p text:style-name="Method_20_Code_20_Listing"><text:span text:style-name="T64"><text:tab/></text:span><text:span text:style-name="T66">$this-&gt;__set($offset, $value);</text:span></text:p>
      <text:p text:style-name="Method_20_Code_20_Listing">}</text:p>
      <text:p text:style-name="P103"/>
      <text:p text:style-name="P72">Narrative</text:p>
      <text:p text:style-name="P17"/>
      <text:p text:style-name="P103">The <text:span text:style-name="T2">offsetSet</text:span> method expects a single, mandatory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2">Properties</text:p>
          </table:table-cell>
          <table:table-cell table:style-name="Table15.B1" office:value-type="string">
            <text:p text:style-name="P32">Description</text:p>
          </table:table-cell>
        </table:table-row>
        <table:table-row>
          <table:table-cell table:style-name="Table15.A2" office:value-type="string">
            <text:p text:style-name="P35">$offset</text:p>
          </table:table-cell>
          <table:table-cell table:style-name="Table15.B3" office:value-type="string">
            <text:p text:style-name="P4">Offset to the entry.</text:p>
          </table:table-cell>
        </table:table-row>
        <table:table-row>
          <table:table-cell table:style-name="Table15.A2" office:value-type="string">
            <text:p text:style-name="P35">$value</text:p>
          </table:table-cell>
          <table:table-cell table:style-name="Table15.B3" office:value-type="string">
            <text:p text:style-name="P4">The value of the entry.</text:p>
          </table:table-cell>
        </table:table-row>
      </table:table>
      <text:p text:style-name="Method_20_Body"/>
      <text:p text:style-name="Method_20_Body">The <text:span text:style-name="Class_20_Variables">$value</text:span> and <text:span text:style-name="Class_20_Variables">$offset</text:span> parameters are passed to the <text:span text:style-name="Class_20_Variables">__set</text:span> method to store the <text:span text:style-name="Class_20_Variables">$value</text:span> parameter in the <text:span text:style-name="Class_20_Variables">$offset</text:span> parameter node.</text:p>
      <text:p text:style-name="Method_20_Body"/>
      <text:p text:style-name="Method_20_Body"/>
      <text:h text:style-name="P153" text:outline-level="5"><text:bookmark-start text:name="offsetGet"/>offsetGet<text:bookmark-end text:name="offsetGet"/></text:h>
      <text:p text:style-name="Method_20_Body"/>
      <text:p text:style-name="Method_20_Body">Returns the value at the indicated offset.</text:p>
      <text:p text:style-name="P104"/>
      <text:p text:style-name="P73">Algorithm</text:p>
      <text:p text:style-name="P73"/>
      <text:list xml:id="list173540346245139" text:continue-list="list173539460243576" text:style-name="L2">
        <text:list-item text:start-value="1">
          <text:p text:style-name="P264">Accept the parameter <text:span text:style-name="T38">offset</text:span> as the <text:span text:style-name="T101">name of the class </text:span>property;</text:p>
        </text:list-item>
        <text:list-item>
          <text:p text:style-name="P268">pass the <text:span text:style-name="T38">offset</text:span> parameter to the <text:span text:style-name="T2">__get</text:span> class method and return the result.</text:p>
          <text:p text:style-name="P208"/>
        </text:list-item>
      </text:list>
      <text:p text:style-name="P73">Implementation</text:p>
      <text:p text:style-name="P131"/>
      <text:p text:style-name="P341">/**</text:p>
      <text:p text:style-name="Method_20_Code_20_Listing"><text:s/>* offsetGet</text:p>
      <text:p text:style-name="Method_20_Code_20_Listing"><text:s/>*</text:p>
      <text:p text:style-name="Method_20_Code_20_Listing"><text:s/>* Returns the value at the indicated offset</text:p>
      <text:p text:style-name="Method_20_Code_20_Listing"><text:s/>* <text:span text:style-name="T2">@param</text:span> mixed $offset = offset to the entry (property name)</text:p>
      <text:p text:style-name="Method_20_Code_20_Listing"><text:s/>* <text:span text:style-name="T2">@return</text:span>s mixed $value = value of property, null if not found</text:p>
      <text:p text:style-name="Method_20_Code_20_Listing"><text:s/>*/</text:p>
      <text:p text:style-name="Method_20_Code_20_Listing">public function offsetGet($offset)</text:p>
      <text:p text:style-name="Method_20_Code_20_Listing">{</text:p>
      <text:p text:style-name="Method_20_Code_20_Listing"><text:span text:style-name="T64"><text:tab/></text:span><text:span text:style-name="T66">return $this-&gt;__get($offset);</text:span></text:p>
      <text:p text:style-name="Method_20_Code_20_Listing">}</text:p>
      <text:p text:style-name="P104"/>
      <text:p text:style-name="P73">Narrative</text:p>
      <text:p text:style-name="P18"/>
      <text:p text:style-name="P104">The <text:span text:style-name="T2">offsetGet</text:span> method expects a single, mandatory parameter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2">Properties</text:p>
          </table:table-cell>
          <table:table-cell table:style-name="Table16.B1" office:value-type="string">
            <text:p text:style-name="P32">Description</text:p>
          </table:table-cell>
        </table:table-row>
        <table:table-row>
          <table:table-cell table:style-name="Table16.A2" office:value-type="string">
            <text:p text:style-name="P35">$offset</text:p>
          </table:table-cell>
          <table:table-cell table:style-name="Table16.B2" office:value-type="string">
            <text:p text:style-name="P4">The tree node index.</text:p>
          </table:table-cell>
        </table:table-row>
      </table:table>
      <text:p text:style-name="Method_20_Body"/>
      <text:p text:style-name="Method_20_Body">The <text:span text:style-name="Class_20_Variables">$offset</text:span> parameter is passed to the <text:span text:style-name="Class_20_Variables">__get</text:span> method, and the resulting value is returned.</text:p>
      <text:p text:style-name="Method_20_Body"/>
      <text:p text:style-name="Method_20_Body"/>
      <text:h text:style-name="P153" text:outline-level="5"><text:bookmark-start text:name="offsetExists"/>offsetExists<text:bookmark-end text:name="offsetExists"/></text:h>
      <text:p text:style-name="Method_20_Body"/>
      <text:p text:style-name="Method_20_Body">Returns true if the offset exists, false if not.</text:p>
      <text:p text:style-name="P105"/>
      <text:p text:style-name="P74">Algorithm</text:p>
      <text:p text:style-name="P74"/>
      <text:list xml:id="list173540612136932" text:continue-list="list173540346245139" text:style-name="L2">
        <text:list-item text:start-value="1">
          <text:p text:style-name="P265">Accept the parameter <text:span text:style-name="T38">offset</text:span> as the <text:span text:style-name="T101">name of the class </text:span>property;</text:p>
        </text:list-item>
        <text:list-item>
          <text:p text:style-name="P269">pass the <text:span text:style-name="T38">offset</text:span> parameter to the <text:span text:style-name="T25">offsetG</text:span><text:span text:style-name="T2">et</text:span> class method;</text:p>
        </text:list-item>
        <text:list-item>
          <text:p text:style-name="P270">if the result is null</text:p>
        </text:list-item>
      </text:list>
      <text:list xml:id="list8791796550781362549" text:style-name="L12">
        <text:list-item>
          <text:list>
            <text:list-item>
              <text:p text:style-name="P271">return boolean false;</text:p>
            </text:list-item>
          </text:list>
        </text:list-item>
      </text:list>
      <text:list xml:id="list173539807379725" text:continue-list="list173540612136932" text:style-name="L2">
        <text:list-header>
          <text:p text:style-name="P270"/>
        </text:list-header>
        <text:list-item>
          <text:p text:style-name="P270">return boolean true;</text:p>
          <text:p text:style-name="P209"/>
        </text:list-item>
      </text:list>
      <text:p text:style-name="P74">Implementation</text:p>
      <text:p text:style-name="P132"/>
      <text:p text:style-name="P342">/**</text:p>
      <text:p text:style-name="P25"><text:s/>* offsetExists</text:p>
      <text:p text:style-name="P25"><text:s/>*</text:p>
      <text:p text:style-name="P25"><text:s/>* Returns true if the offset exists, false if not</text:p>
      <text:p text:style-name="P47"><text:s/>* <text:span text:style-name="T2">@param</text:span> mixed $offset = offset (property) to test for existence</text:p>
      <text:p text:style-name="P47"><text:s/>* @param boolean $result = true if found, false if not.</text:p>
      <text:p text:style-name="P25"><text:s/>*/</text:p>
      <text:p text:style-name="P25">public function offsetExists($offset)</text:p>
      <text:p text:style-name="P25">{</text:p>
      <text:p text:style-name="Method_20_Code_20_Listing"><text:span text:style-name="T64"><text:tab/></text:span><text:span text:style-name="T66">if (($result = $this-&gt;offsetGet($offset)) !== null)</text:span></text:p>
      <text:p text:style-name="P25"><text:tab/>{</text:p>
      <text:p text:style-name="P25"><text:tab/><text:tab/>return true;</text:p>
      <text:p text:style-name="P25"><text:tab/>}</text:p>
      <text:p text:style-name="P25"/>
      <text:p text:style-name="P25"><text:tab/>return false;</text:p>
      <text:p text:style-name="Method_20_Code_20_Listing">}</text:p>
      <text:p text:style-name="P105"/>
      <text:p text:style-name="P74">Narrative</text:p>
      <text:p text:style-name="P19"/>
      <text:p text:style-name="P105">The <text:span text:style-name="T2">offsetGet</text:span> method expects a single, mandatory parameter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2">Properties</text:p>
          </table:table-cell>
          <table:table-cell table:style-name="Table17.B1" office:value-type="string">
            <text:p text:style-name="P32">Description</text:p>
          </table:table-cell>
        </table:table-row>
        <table:table-row>
          <table:table-cell table:style-name="Table17.A2" office:value-type="string">
            <text:p text:style-name="P35">$offset</text:p>
          </table:table-cell>
          <table:table-cell table:style-name="Table17.B2" office:value-type="string">
            <text:p text:style-name="P4">The tree node index.</text:p>
          </table:table-cell>
        </table:table-row>
      </table:table>
      <text:p text:style-name="Method_20_Body"/>
      <text:p text:style-name="Method_20_Body">The <text:span text:style-name="Class_20_Variables">$offset</text:span> parameter is passed to the <text:span text:style-name="Class_20_Variables">offsetGet</text:span> method and the returned result is check for being not null. <text:s/>If it is not null, a <text:span text:style-name="T2">true</text:span> value is returned.</text:p>
      <text:p text:style-name="Method_20_Body"/>
      <text:p text:style-name="Method_20_Body">A <text:span text:style-name="T2">false</text:span> value is returned.</text:p>
      <text:p text:style-name="Method_20_Body"/>
      <text:p text:style-name="Method_20_Body"/>
      <text:h text:style-name="P153" text:outline-level="5"><text:bookmark-start text:name="offsetUnset"/>offsetUnset<text:bookmark-end text:name="offsetUnset"/></text:h>
      <text:p text:style-name="Method_20_Body"/>
      <text:p text:style-name="Method_20_Body">Unset the provided offset.</text:p>
      <text:p text:style-name="P105"/>
      <text:p text:style-name="P74">Algorithm</text:p>
      <text:p text:style-name="P74"/>
      <text:list xml:id="list173539496453168" text:continue-list="list173539807379725" text:style-name="L2">
        <text:list-item text:start-value="1">
          <text:p text:style-name="P265">Accept the parameter <text:span text:style-name="T38">offset</text:span> as the <text:span text:style-name="T101">name of the class </text:span>property;</text:p>
        </text:list-item>
        <text:list-item>
          <text:p text:style-name="P269">pass the <text:span text:style-name="T38">offset</text:span> parameter to the <text:span text:style-name="T25">delete</text:span> class method;</text:p>
        </text:list-item>
        <text:list-item>
          <text:p text:style-name="P270">exit.</text:p>
          <text:p text:style-name="P209"/>
        </text:list-item>
      </text:list>
      <text:p text:style-name="P74">Implementation</text:p>
      <text:p text:style-name="P132"/>
      <text:p text:style-name="P342">/**</text:p>
      <text:p text:style-name="P25"><text:s/>* offsetUnset</text:p>
      <text:p text:style-name="P25"><text:s/>*</text:p>
      <text:p text:style-name="P25"><text:s/>* Unset the provided offset</text:p>
      <text:p text:style-name="P25"><text:s/>* <text:span text:style-name="T2">@param</text:span> mixed $offset = offset to unset</text:p>
      <text:p text:style-name="P25"><text:s/>*/</text:p>
      <text:p text:style-name="P25">public function offsetUnset($offset)</text:p>
      <text:p text:style-name="P25">{</text:p>
      <text:p text:style-name="Method_20_Code_20_Listing"><text:span text:style-name="T64"><text:tab/></text:span><text:span text:style-name="T66">$this-&gt;delete($offset);</text:span></text:p>
      <text:p text:style-name="Method_20_Code_20_Listing">}</text:p>
      <text:p text:style-name="P105"/>
      <text:p text:style-name="P74">Narrative</text:p>
      <text:p text:style-name="P19"/>
      <text:p text:style-name="P105">The <text:span text:style-name="T2">offsetUnset</text:span> method expects a single, mandatory parameter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2">Properties</text:p>
          </table:table-cell>
          <table:table-cell table:style-name="Table18.B1" office:value-type="string">
            <text:p text:style-name="P32">Description</text:p>
          </table:table-cell>
        </table:table-row>
        <table:table-row>
          <table:table-cell table:style-name="Table18.A2" office:value-type="string">
            <text:p text:style-name="P35">$offset</text:p>
          </table:table-cell>
          <table:table-cell table:style-name="Table18.B2" office:value-type="string">
            <text:p text:style-name="P4">The tree node index.</text:p>
          </table:table-cell>
        </table:table-row>
      </table:table>
      <text:p text:style-name="Method_20_Body"/>
      <text:p text:style-name="Method_20_Body">The <text:span text:style-name="Class_20_Variables">delete</text:span> method is passed the <text:span text:style-name="Class_20_Variables">$offset</text:span> parameter to remove the specified node from the tree.</text:p>
      <text:p text:style-name="Method_20_Body"/>
      <text:p text:style-name="Method_20_Body"/>
      <text:h text:style-name="P153" text:outline-level="5"><text:bookmark-start text:name="traverseBranch"/>traverseBranch<text:bookmark-end text:name="traverseBranch"/></text:h>
      <text:p text:style-name="Method_20_Body"/>
      <text:p text:style-name="Method_20_Body">Traverse the supplied branch to the left leaf, storing the nodes met along the way.</text:p>
      <text:p text:style-name="P106"/>
      <text:p text:style-name="P75">Algorithm</text:p>
      <text:p text:style-name="P75"/>
      <text:list xml:id="list173540694453353" text:continue-list="list173539496453168" text:style-name="L2">
        <text:list-item text:start-value="1">
          <text:p text:style-name="P266">Accept the parameter <text:span text:style-name="T59">node</text:span> as the <text:span text:style-name="T102">root of the branch to be traversed</text:span>;</text:p>
          <text:p text:style-name="P272"/>
        </text:list-item>
        <text:list-item>
          <text:p text:style-name="P272">if the <text:span text:style-name="T38">node</text:span> parameter is null, go to step <text:span text:style-name="T2">7</text:span>;</text:p>
        </text:list-item>
        <text:list-item>
          <text:p text:style-name="P272">if the <text:span text:style-name="T38">left</text:span> child of the <text:span text:style-name="T38">node</text:span> parameter is null, go to step <text:span text:style-name="T2">7</text:span>;</text:p>
          <text:p text:style-name="P272"/>
        </text:list-item>
        <text:list-item>
          <text:p text:style-name="P272">push the value of the <text:span text:style-name="T38">node</text:span> parameter on the top (end) of the <text:span text:style-name="T38">traversal</text:span> array class property;</text:p>
        </text:list-item>
        <text:list-item>
          <text:p text:style-name="P272">assign the value of the <text:span text:style-name="T38">left</text:span> child of the <text:span text:style-name="T38">node</text:span> parameter to the <text:span text:style-name="T38">node</text:span> parameter;</text:p>
        </text:list-item>
        <text:list-item>
          <text:p text:style-name="P272">go to step <text:span text:style-name="T2">2</text:span>;</text:p>
          <text:p text:style-name="P272"/>
        </text:list-item>
        <text:list-item>
          <text:p text:style-name="P274">if the <text:span text:style-name="T38">node</text:span> parameter is null, go to step <text:span text:style-name="T2">9</text:span>;</text:p>
        </text:list-item>
        <text:list-item>
          <text:p text:style-name="P274">push the value of the <text:span text:style-name="T38">node</text:span> parameter on the top (end) of the <text:span text:style-name="T38">traversal</text:span> array class property;</text:p>
          <text:p text:style-name="P274"/>
        </text:list-item>
        <text:list-item>
          <text:p text:style-name="P274">return the value of the <text:span text:style-name="T38">node</text:span> parameter.</text:p>
          <text:p text:style-name="P210"/>
        </text:list-item>
      </text:list>
      <text:p text:style-name="P75">Implementation</text:p>
      <text:p text:style-name="P133"/>
      <text:p text:style-name="P28">/**</text:p>
      <text:p text:style-name="P25"><text:s/>* traverseBranch.</text:p>
      <text:p text:style-name="P25"><text:s/>*</text:p>
      <text:p text:style-name="P47"><text:s/>* Traverse the supplied branch to the left leaf, </text:p>
      <text:p text:style-name="P47"><text:s/>* <text:s text:c="9"/>storing the nodes met along the way.</text:p>
      <text:p text:style-name="P25"><text:s/>* Returns the first node with no left child (a left leaf).</text:p>
      <text:p text:style-name="P25"><text:s/>* <text:span text:style-name="T2">@param</text:span> $node = root of the branch to be traversed.</text:p>
      <text:p text:style-name="P25"><text:s/>* <text:span text:style-name="T2">@return</text:span> $node = the pointer to the left leaf found, null if none found.</text:p>
      <text:p text:style-name="P25"><text:s/>*/</text:p>
      <text:p text:style-name="P25">protected function traverseBranch($node)</text:p>
      <text:p text:style-name="P25">{</text:p>
      <text:p text:style-name="P25"><text:tab/>while(($node != null) &amp;&amp; ($node-&gt;left() != null))</text:p>
      <text:p text:style-name="P25"><text:tab/>{</text:p>
      <text:p text:style-name="P25"><text:tab/><text:tab/>array_push($this-&gt;traversal, $node);</text:p>
      <text:p text:style-name="P25"><text:tab/><text:tab/>$node = $node-&gt;left();</text:p>
      <text:p text:style-name="P25"><text:tab/>}</text:p>
      <text:p text:style-name="P25"/>
      <text:p text:style-name="P25"><text:tab/>if ($node != null)</text:p>
      <text:p text:style-name="P25"><text:tab/>{</text:p>
      <text:p text:style-name="P25"><text:tab/><text:tab/>array_push($this-&gt;traversal, $node);</text:p>
      <text:p text:style-name="P25"><text:tab/>}</text:p>
      <text:p text:style-name="P25"/>
      <text:p text:style-name="P25"><text:tab/>return $node;</text:p>
      <text:p text:style-name="P25">}</text:p>
      <text:p text:style-name="P106"/>
      <text:p text:style-name="P75">Narrative</text:p>
      <text:p text:style-name="P20"/>
      <text:p text:style-name="P106">The <text:span text:style-name="T2">traverseBranch</text:span> method expects a single, mandatory parameter:</text:p>
      <text:p text:style-name="Method_20_Body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32">Properties</text:p>
          </table:table-cell>
          <table:table-cell table:style-name="Table19.B1" office:value-type="string">
            <text:p text:style-name="P32">Description</text:p>
          </table:table-cell>
        </table:table-row>
        <table:table-row>
          <table:table-cell table:style-name="Table19.A2" office:value-type="string">
            <text:p text:style-name="P35">$node</text:p>
          </table:table-cell>
          <table:table-cell table:style-name="Table19.B2" office:value-type="string">
            <text:p text:style-name="P4">The root of the branch to traverse.</text:p>
          </table:table-cell>
        </table:table-row>
      </table:table>
      <text:p text:style-name="Method_20_Body"/>
      <text:p text:style-name="Method_20_Body">A control loop is entered,</text:p>
      <text:p text:style-name="Method_20_Body"/>
      <text:p text:style-name="P38">if the <text:span text:style-name="Class_20_Variables">$node</text:span> parameter is null, or the <text:span text:style-name="Class_20_Variables">left</text:span> method of the <text:span text:style-name="Class_20_Variables">$node</text:span> parameter returns a null, the control loop is exited;</text:p>
      <text:p text:style-name="P38"/>
      <text:p text:style-name="P38">the <text:span text:style-name="Class_20_Variables">$node</text:span> parameter is added to the <text:span text:style-name="Class_20_Variables">$traversal</text:span> class property using the PHP <text:span text:style-name="T2">array_push</text:span> function;</text:p>
      <text:p text:style-name="P38"/>
      <text:p text:style-name="P38">the <text:span text:style-name="Class_20_Variables">left</text:span> method of the <text:span text:style-name="Class_20_Variables">$node</text:span> parameter is called to get the left node of the <text:span text:style-name="Class_20_Variables">$node</text:span> parameter, and the value is assigned to the <text:span text:style-name="Class_20_Variables">$node</text:span> parameter.</text:p>
      <text:p text:style-name="P38"/>
      <text:p text:style-name="Method_20_Body">If the $node parameter is not null, </text:p>
      <text:p text:style-name="Method_20_Body"/>
      <text:p text:style-name="P38">the <text:span text:style-name="Class_20_Variables">$node</text:span> parameter is added to the <text:span text:style-name="Class_20_Variables">$traversal</text:span> class property using the PHP <text:span text:style-name="T2">array_push</text:span> function;</text:p>
      <text:p text:style-name="P38"/>
      <text:p text:style-name="Method_20_Body">The <text:span text:style-name="Class_20_Variables">$node</text:span> parameter is returned.</text:p>
      <text:p text:style-name="Method_20_Body"/>
      <text:p text:style-name="Method_20_Body"/>
      <text:h text:style-name="P153" text:outline-level="5"><text:bookmark-start text:name="fixUp"/>fixUp<text:bookmark-end text:name="fixUp"/></text:h>
      <text:p text:style-name="Method_20_Body"/>
      <text:p text:style-name="Method_20_Body">Balance the tree and fix up the colors on the way up the tree.</text:p>
      <text:p text:style-name="P139"/>
      <text:p text:style-name="P76">Algorithm</text:p>
      <text:p text:style-name="P76"/>
      <text:list xml:id="list173540987792748" text:continue-list="list173540694453353" text:style-name="L2">
        <text:list-item text:start-value="1">
          <text:p text:style-name="P267">Accept the parameter <text:span text:style-name="T59">node</text:span> as the <text:span text:style-name="T102">root of the branch to be balanced and color fixed</text:span>;</text:p>
        </text:list-item>
        <text:list-item>
          <text:p text:style-name="P275">accept the parameter <text:span text:style-name="T38">deleting</text:span> as a flag indicating a delete operation if true;</text:p>
          <text:p text:style-name="P273"/>
        </text:list-item>
        <text:list-item>
          <text:p text:style-name="P275">pass the <text:span text:style-name="T38">right</text:span> child of the <text:span text:style-name="T38">node</text:span> parameter to the <text:span text:style-name="T2">isRed</text:span> class method</text:p>
        </text:list-item>
      </text:list>
      <text:list xml:id="list4476814389525315862" text:style-name="L13">
        <text:list-item>
          <text:list>
            <text:list-item>
              <text:p text:style-name="P276">if the result is false, go to <text:span text:style-name="T103">step</text:span> <text:span text:style-name="T26">7</text:span>;</text:p>
              <text:p text:style-name="P276"/>
            </text:list-item>
          </text:list>
        </text:list-item>
      </text:list>
      <text:list xml:id="list173539995811833" text:continue-list="list173540987792748" text:style-name="L2">
        <text:list-item>
          <text:p text:style-name="P277">if the value of the <text:span text:style-name="T38">deleting</text:span> parameter is true, go to step <text:span text:style-name="T26">6</text:span>;</text:p>
        </text:list-item>
        <text:list-item>
          <text:p text:style-name="P277">pass the <text:span text:style-name="T38">left</text:span> child of the <text:span text:style-name="T38">node</text:span> parameter to the <text:span text:style-name="T38">isRed</text:span> class method</text:p>
        </text:list-item>
      </text:list>
      <text:list xml:id="list8653213318930965748" text:style-name="L14">
        <text:list-item>
          <text:list>
            <text:list-item>
              <text:p text:style-name="P278">if the result is true, go to step <text:span text:style-name="T26">7</text:span>;</text:p>
              <text:p text:style-name="P329"/>
            </text:list-item>
          </text:list>
        </text:list-item>
      </text:list>
      <text:list xml:id="list173539041100085" text:continue-list="list173539995811833" text:style-name="L2">
        <text:list-item>
          <text:p text:style-name="P279">pass the <text:span text:style-name="T38">node</text:span> parameter to the <text:span text:style-name="T2">rotateLeft</text:span> class method and assign the result to the <text:span text:style-name="T38">node</text:span> parameter;</text:p>
          <text:p text:style-name="P279"/>
        </text:list-item>
        <text:list-item>
          <text:p text:style-name="P279">pass the <text:span text:style-name="T38">left</text:span> child of the <text:span text:style-name="T38">node</text:span> parameter to the <text:span text:style-name="T2">isRed</text:span> class method</text:p>
        </text:list-item>
      </text:list>
      <text:list xml:id="list929652006992331299" text:style-name="L15">
        <text:list-item>
          <text:list>
            <text:list-item>
              <text:p text:style-name="P280"><text:span text:style-name="T103">if the result is false, go to step </text:span><text:span text:style-name="T26">10</text:span><text:span text:style-name="T103">;</text:span></text:p>
            </text:list-item>
          </text:list>
        </text:list-item>
      </text:list>
      <text:list xml:id="list173538951968909" text:continue-list="list173539041100085" text:style-name="L2">
        <text:list-item>
          <text:p text:style-name="P279">pass the <text:span text:style-name="T38">left</text:span> child of the <text:span text:style-name="T38">left</text:span> child of the <text:span text:style-name="T38">node</text:span> parameter to the i<text:span text:style-name="T2">sRed</text:span> class method</text:p>
        </text:list-item>
      </text:list>
      <text:list xml:id="list7701814771068832341" text:style-name="L16">
        <text:list-item>
          <text:list>
            <text:list-item>
              <text:p text:style-name="P281"><text:span text:style-name="T103">if the result is false, go to step </text:span><text:span text:style-name="T26">10</text:span><text:span text:style-name="T103">;</text:span></text:p>
            </text:list-item>
          </text:list>
        </text:list-item>
      </text:list>
      <text:list xml:id="list173539958624351" text:continue-list="list173538951968909" text:style-name="L2">
        <text:list-header>
          <text:p text:style-name="P279"/>
        </text:list-header>
        <text:list-item>
          <text:p text:style-name="P279">pass the <text:span text:style-name="T38">node</text:span> parameter to the <text:span text:style-name="T2">rotateRight</text:span> class method and assign the result to the <text:span text:style-name="T38">node </text:span>parameter;</text:p>
          <text:p text:style-name="P279"/>
        </text:list-item>
        <text:list-item>
          <text:p text:style-name="P211"><text:span text:style-name="T103">pass the </text:span><text:span text:style-name="T60">left</text:span><text:span text:style-name="T103"> child of the </text:span><text:span text:style-name="T60">node</text:span><text:span text:style-name="T103"> parameter to the </text:span><text:span text:style-name="T26">isRed</text:span><text:span text:style-name="T103"> class method</text:span></text:p>
        </text:list-item>
      </text:list>
      <text:list xml:id="list7713066551268608540" text:style-name="L17">
        <text:list-item>
          <text:list>
            <text:list-item>
              <text:p text:style-name="P282"><text:span text:style-name="T103">if the result is false, go to step </text:span><text:span text:style-name="T26">13</text:span><text:span text:style-name="T103">;</text:span></text:p>
            </text:list-item>
          </text:list>
        </text:list-item>
      </text:list>
      <text:list xml:id="list173539677825694" text:continue-list="list173539958624351" text:style-name="L2">
        <text:list-item>
          <text:p text:style-name="P211"><text:span text:style-name="T103">pass the </text:span><text:span text:style-name="T60">right</text:span><text:span text:style-name="T103"> child of the </text:span><text:span text:style-name="T60">node</text:span><text:span text:style-name="T103"> parameter to the i</text:span><text:span text:style-name="T26">sRed</text:span><text:span text:style-name="T103"> class method</text:span></text:p>
        </text:list-item>
      </text:list>
      <text:list xml:id="list1769994036758466407" text:style-name="L18">
        <text:list-item>
          <text:list>
            <text:list-item>
              <text:p text:style-name="P283"><text:span text:style-name="T103">if the result is false, go to step </text:span><text:span text:style-name="T26">13</text:span><text:span text:style-name="T103">;</text:span></text:p>
            </text:list-item>
          </text:list>
        </text:list-item>
      </text:list>
      <text:list xml:id="list173540441749077" text:continue-list="list173539677825694" text:style-name="L2">
        <text:list-header>
          <text:p text:style-name="P279"/>
        </text:list-header>
        <text:list-item>
          <text:p text:style-name="P279">pass the <text:span text:style-name="T38">node</text:span> parameter to the <text:span text:style-name="T2">flipColor</text:span> class method to fix-up the Red/Black flag;</text:p>
          <text:p text:style-name="P279"/>
        </text:list-item>
        <text:list-item>
          <text:p text:style-name="P279">return the <text:span text:style-name="T38">node</text:span> parameter.</text:p>
          <text:p text:style-name="P330"/>
        </text:list-item>
      </text:list>
      <text:p text:style-name="P76">Implementation</text:p>
      <text:p text:style-name="P134"/>
      <text:p text:style-name="P343">/**</text:p>
      <text:p text:style-name="P25"><text:s/>* fixUp.</text:p>
      <text:p text:style-name="P25"><text:s/>*</text:p>
      <text:p text:style-name="P25"><text:s/>* Balance the tree and fix up the colors on the way up the tree.</text:p>
      <text:p text:style-name="P25"><text:s/>* <text:span text:style-name="T2">@param</text:span> $node is the tree root node.</text:p>
      <text:p text:style-name="P25"><text:s/>* <text:span text:style-name="T2">@param</text:span> $deleting = true if deleting a node, false if inserting</text:p>
      <text:p text:style-name="P25"><text:s/>* <text:span text:style-name="T2">@return</text:span> $node = the root node following all fixUps.</text:p>
      <text:p text:style-name="P25"><text:s/>*/</text:p>
      <text:p text:style-name="P25">protected function fixUp($node, $deleting=false)</text:p>
      <text:p text:style-name="P25">{</text:p>
      <text:p text:style-name="P25"><text:tab/>if ($this-&gt;isRed($node-&gt;right()))</text:p>
      <text:p text:style-name="P25"><text:soft-page-break/><text:tab/>{</text:p>
      <text:p text:style-name="P25"><text:tab/><text:tab/>if ($deleting ||</text:p>
      <text:p text:style-name="P25"><text:tab/> <text:s text:c="3"/><text:tab/> <text:s text:c="3"/>((! $deleting) &amp;&amp; (! $this-&gt;isRed($node-&gt;left()))))</text:p>
      <text:p text:style-name="P25"><text:tab/> <text:s text:c="3"/><text:tab/>{</text:p>
      <text:p text:style-name="P25"><text:tab/> <text:s text:c="3"/><text:tab/><text:tab/>$node = $this-&gt;rotateLeft($node);</text:p>
      <text:p text:style-name="P25"><text:tab/> <text:s text:c="3"/><text:tab/>}</text:p>
      <text:p text:style-name="P25"><text:tab/>}</text:p>
      <text:p text:style-name="P25"/>
      <text:p text:style-name="P25"><text:tab/>if (($this-&gt;isRed($node-&gt;left())) &amp;&amp;</text:p>
      <text:p text:style-name="P25"><text:tab/> <text:s text:c="3"/>($this-&gt;isRed($node-&gt;left()-&gt;left())))</text:p>
      <text:p text:style-name="P25"><text:tab/>{</text:p>
      <text:p text:style-name="P25"><text:tab/><text:tab/>$node = $this-&gt;rotateRight($node);</text:p>
      <text:p text:style-name="P25"><text:tab/>}</text:p>
      <text:p text:style-name="P25"/>
      <text:p text:style-name="P25"><text:tab/>if (($this-&gt;isRed($node-&gt;left())) &amp;&amp;</text:p>
      <text:p text:style-name="P25"><text:tab/> <text:s text:c="3"/>($this-&gt;isRed($node-&gt;right())))</text:p>
      <text:p text:style-name="P25"><text:s text:c="7"/>{</text:p>
      <text:p text:style-name="P25"><text:s text:c="7"/><text:tab/>$this-&gt;flipColors($node);</text:p>
      <text:p text:style-name="P25"><text:s text:c="7"/>}</text:p>
      <text:p text:style-name="P25"/>
      <text:p text:style-name="P25"><text:tab/>return $node;</text:p>
      <text:p text:style-name="P25">}</text:p>
      <text:p text:style-name="P139"/>
      <text:p text:style-name="P76">Narrative</text:p>
      <text:p text:style-name="P21"/>
      <text:p text:style-name="P139">The <text:span text:style-name="T2">fixUp</text:span> method expects a single, mandatory parameter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2">Properties</text:p>
          </table:table-cell>
          <table:table-cell table:style-name="Table20.B1" office:value-type="string">
            <text:p text:style-name="P32">Description</text:p>
          </table:table-cell>
        </table:table-row>
        <table:table-row>
          <table:table-cell table:style-name="Table20.A2" office:value-type="string">
            <text:p text:style-name="P35">$node</text:p>
          </table:table-cell>
          <table:table-cell table:style-name="Table20.B2" office:value-type="string">
            <text:p text:style-name="P4">The root of the tree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2">Properties</text:p>
          </table:table-cell>
          <table:table-cell table:style-name="Table21.B1" office:value-type="string">
            <text:p text:style-name="P32">Description</text:p>
          </table:table-cell>
        </table:table-row>
        <table:table-row>
          <table:table-cell table:style-name="Table21.A2" office:value-type="string">
            <text:p text:style-name="P35">$deleting</text:p>
          </table:table-cell>
          <table:table-cell table:style-name="Table21.B2" office:value-type="string">
            <text:p text:style-name="P4">True if deleting the node, false if not.</text:p>
          </table:table-cell>
        </table:table-row>
      </table:table>
      <text:p text:style-name="Method_20_Body"/>
      <text:p text:style-name="Method_20_Body">The <text:span text:style-name="Class_20_Variables">right</text:span> method of the <text:span text:style-name="Class_20_Variables">$node</text:span> parameter is called and the returned result is sent to the <text:span text:style-name="Class_20_Variables">isRed</text:span> method. <text:s/>If the result returned by <text:span text:style-name="Class_20_Variables">isRed</text:span> is true,</text:p>
      <text:p text:style-name="Method_20_Body"/>
      <text:p text:style-name="P38">if the <text:span text:style-name="Class_20_Variables">$deleting</text:span> parameter is true, </text:p>
      <text:p text:style-name="P38"/>
      <text:p text:style-name="P40">the <text:span text:style-name="Class_20_Variables">$node</text:span> parameter is passed to the <text:span text:style-name="Class_20_Variables">rotateLeft</text:span> method and the result is assigned to the <text:span text:style-name="Class_20_Variables">$node</text:span> parameter;</text:p>
      <text:p text:style-name="P38"/>
      <text:p text:style-name="P38">Otherwise, the <text:span text:style-name="Class_20_Variables">left</text:span> method of the <text:span text:style-name="Class_20_Variables">$node</text:span> parameter is called and the returned result is sent to the <text:span text:style-name="Class_20_Variables">isRed</text:span> method. <text:s/>If the result returned by <text:span text:style-name="Class_20_Variables">isRed</text:span> is false,</text:p>
      <text:p text:style-name="Method_20_Body"/>
      <text:p text:style-name="P40">the <text:span text:style-name="Class_20_Variables">$node</text:span> parameter is passed to the <text:span text:style-name="Class_20_Variables">rotateLeft</text:span> method and the result is assigned to the <text:span text:style-name="Class_20_Variables">$node</text:span> parameter;</text:p>
      <text:p text:style-name="P38"/>
      <text:p text:style-name="Method_20_Body">The <text:span text:style-name="Class_20_Variables">left</text:span> method of the <text:span text:style-name="Class_20_Variables">$node</text:span> parameter is called and the returned result is sent to the <text:span text:style-name="Class_20_Variables">isRed</text:span> method. <text:s/>If the result returned by <text:span text:style-name="Class_20_Variables">isRed</text:span> is true, </text:p>
      <text:p text:style-name="P38"/>
      <text:p text:style-name="P38">the <text:span text:style-name="Class_20_Variables">left</text:span> method of the <text:span text:style-name="Class_20_Variables">left</text:span> method of the <text:span text:style-name="Class_20_Variables">$node</text:span> parameter is called and the result <text:soft-page-break/>is sent to the <text:span text:style-name="Class_20_Variables">isRed</text:span> method. <text:s/>If the result returned is true,</text:p>
      <text:p text:style-name="P40"/>
      <text:p text:style-name="P40">the <text:span text:style-name="Class_20_Variables">$node</text:span> parameter is passed to the <text:span text:style-name="Class_20_Variables">rotateRight</text:span> method and the returned result is assigned to the <text:span text:style-name="Class_20_Variables">$node</text:span> parameter.</text:p>
      <text:p text:style-name="P30"/>
      <text:p text:style-name="P48">The <text:span text:style-name="Class_20_Variables">left</text:span> method of the <text:span text:style-name="Class_20_Variables">$node</text:span> parameter is called and the result is sent to the <text:span text:style-name="Class_20_Variables">isRed</text:span> method. <text:s/>If the result returned by <text:span text:style-name="Class_20_Variables">isRed</text:span> is true,</text:p>
      <text:p text:style-name="P48"/>
      <text:p text:style-name="P38">the <text:span text:style-name="Class_20_Variables">right</text:span> method of the <text:span text:style-name="Class_20_Variables">$node</text:span> parameter is called and the result is sent to the <text:span text:style-name="Class_20_Variables">isRed</text:span> method. <text:s/>If the result returned by <text:span text:style-name="Class_20_Variables">isRed</text:span> is true,</text:p>
      <text:p text:style-name="P38"/>
      <text:p text:style-name="P40">the <text:span text:style-name="Class_20_Variables">$node</text:span> parameter is passed to the flipColors method.</text:p>
      <text:p text:style-name="P48"/>
      <text:p text:style-name="P48">The <text:span text:style-name="Class_20_Variables">$node</text:span> parameter is returned.</text:p>
      <text:p text:style-name="P48"/>
      <text:p text:style-name="P48"/>
      <text:h text:style-name="P153" text:outline-level="5"><text:bookmark-start text:name="isRed"/>isRed<text:bookmark-end text:name="isRed"/></text:h>
      <text:p text:style-name="P48"/>
      <text:p text:style-name="Method_20_Body">Return true if the node is valid and colored red.</text:p>
      <text:p text:style-name="P107"/>
      <text:p text:style-name="P77">Algorithm</text:p>
      <text:p text:style-name="P77"/>
      <text:list xml:id="list173539187781533" text:continue-list="list173540441749077" text:style-name="L2">
        <text:list-item text:start-value="1">
          <text:p text:style-name="P284">Accept the parameter <text:span text:style-name="T38">node</text:span> as the node to check;</text:p>
          <text:p text:style-name="P284"/>
        </text:list-item>
        <text:list-item>
          <text:p text:style-name="P284">if the <text:span text:style-name="T38">node</text:span> parameter is null, go to step <text:span text:style-name="T2">5</text:span>;</text:p>
        </text:list-item>
        <text:list-item>
          <text:p text:style-name="P284">if the <text:span text:style-name="T38">flag</text:span> property of the <text:span text:style-name="T38">node</text:span> parameter is the constant for the color RED, go to step <text:span text:style-name="T2">5</text:span>;</text:p>
        </text:list-item>
        <text:list-item>
          <text:p text:style-name="P284">return a <text:span text:style-name="T37">true</text:span> value;</text:p>
          <text:p text:style-name="P284"/>
        </text:list-item>
        <text:list-item>
          <text:p text:style-name="P284">return a <text:span text:style-name="T37">false</text:span> value.</text:p>
          <text:p text:style-name="P212"/>
        </text:list-item>
      </text:list>
      <text:p text:style-name="P77">Implementation</text:p>
      <text:p text:style-name="P286"/>
      <text:p text:style-name="P25">/**</text:p>
      <text:p text:style-name="P25"><text:s/>* isRed.</text:p>
      <text:p text:style-name="P25"><text:s/>*</text:p>
      <text:p text:style-name="P25"><text:s/>* Return true if the node is valid and colored red.</text:p>
      <text:p text:style-name="P25"><text:s/>* <text:span text:style-name="T2">@param</text:span> $node = the node to check</text:p>
      <text:p text:style-name="P25"><text:s/>* <text:span text:style-name="T2">@return</text:span> boolean result of validation (true = red).</text:p>
      <text:p text:style-name="P25"><text:s/>*/</text:p>
      <text:p text:style-name="P25">protected function isRed($node)</text:p>
      <text:p text:style-name="P25">{</text:p>
      <text:p text:style-name="P25"><text:tab/>if (($node != null) &amp;&amp; ($node-&gt;flag() == LLRBTree\LLRBNode::RED))</text:p>
      <text:p text:style-name="P25"><text:tab/>{</text:p>
      <text:p text:style-name="P25"><text:tab/><text:tab/>return true;</text:p>
      <text:p text:style-name="P25"><text:tab/>}</text:p>
      <text:p text:style-name="P24"/>
      <text:p text:style-name="P25"><text:tab/>return false;</text:p>
      <text:p text:style-name="P25">}</text:p>
      <text:p text:style-name="P107"/>
      <text:p text:style-name="P77">Narrative</text:p>
      <text:p text:style-name="P22"/>
      <text:p text:style-name="P107">The <text:span text:style-name="T2">isRed</text:span> method expects a single, mandatory parameter:</text:p>
      <text:p text:style-name="Method_20_Body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2">Properties</text:p>
          </table:table-cell>
          <table:table-cell table:style-name="Table22.B1" office:value-type="string">
            <text:p text:style-name="P32">Description</text:p>
          </table:table-cell>
        </table:table-row>
        <table:table-row>
          <table:table-cell table:style-name="Table22.A2" office:value-type="string">
            <text:p text:style-name="P35">$node</text:p>
          </table:table-cell>
          <table:table-cell table:style-name="Table22.B2" office:value-type="string">
            <text:p text:style-name="P4">The node to check.</text:p>
          </table:table-cell>
        </table:table-row>
      </table:table>
      <text:p text:style-name="Method_20_Body"/>
      <text:p text:style-name="Method_20_Body">If the <text:span text:style-name="Class_20_Variables">$node</text:span> parameter is not null, and the <text:span text:style-name="Class_20_Variables">flag</text:span> method of the <text:span text:style-name="Class_20_Variables">$node</text:span> parameter is the same as the <text:span text:style-name="Class_20_Variables">RED</text:span> constant of the <text:span text:style-name="Class_20_Variables">LLRBTree\LLRBNode</text:span> class, a <text:span text:style-name="T2">true</text:span> value is returned.</text:p>
      <text:p text:style-name="Method_20_Body"/>
      <text:p text:style-name="Method_20_Body">A <text:span text:style-name="T2">false</text:span> value is returned.</text:p>
      <text:p text:style-name="Method_20_Body"/>
      <text:p text:style-name="Method_20_Body"/>
      <text:h text:style-name="P153" text:outline-level="5"><text:bookmark-start text:name="rotateLeft"/>rotateLeft<text:bookmark-end text:name="rotateLeft"/></text:h>
      <text:p text:style-name="Method_20_Body"/>
      <text:p text:style-name="Method_20_Body">Perform a rotate left operation around the node.</text:p>
      <text:p text:style-name="Method_20_Body"/>
      <text:p text:style-name="P78">Algorithm</text:p>
      <text:p text:style-name="P78"/>
      <text:list xml:id="list173538952860649" text:continue-list="list173539187781533" text:style-name="L2">
        <text:list-item text:start-value="1">
          <text:p text:style-name="P285">Accept the parameter <text:span text:style-name="T38">node</text:span> as the node to <text:span text:style-name="T104">rotate</text:span>;</text:p>
          <text:p text:style-name="P285"/>
        </text:list-item>
        <text:list-item>
          <text:p text:style-name="P285"><text:span text:style-name="T81">assign the value of the </text:span><text:span text:style-name="T61">right</text:span><text:span text:style-name="T81"> child of the </text:span><text:span text:style-name="T61">node</text:span><text:span text:style-name="T81"> parameter to the </text:span><text:span text:style-name="T61">root</text:span><text:span text:style-name="T81"> method property</text:span>;</text:p>
        </text:list-item>
        <text:list-item>
          <text:p text:style-name="P288">assign the <text:span text:style-name="T38">left</text:span> child of the <text:span text:style-name="T38">root</text:span> method property to the <text:span text:style-name="T38">right</text:span> child of the <text:span text:style-name="T38">node</text:span> parameter;</text:p>
        </text:list-item>
        <text:list-item>
          <text:p text:style-name="P288">assign the <text:span text:style-name="T38">node</text:span> parameter to the <text:span text:style-name="T38">left </text:span>child of the <text:span text:style-name="T38">root</text:span> method property;</text:p>
        </text:list-item>
        <text:list-item>
          <text:p text:style-name="P288">assign the <text:span text:style-name="T38">flag</text:span> property of the <text:span text:style-name="T38">node</text:span> parameter to the <text:span text:style-name="T38">flag</text:span> property of the <text:span text:style-name="T38">root</text:span> method property;</text:p>
        </text:list-item>
        <text:list-item>
          <text:p text:style-name="P288">assign the constant for the color RED to the <text:span text:style-name="T38">flag</text:span> property of the <text:span text:style-name="T38">node</text:span> parameter;</text:p>
          <text:p text:style-name="P288"/>
        </text:list-item>
        <text:list-item>
          <text:p text:style-name="P288">return the <text:span text:style-name="T38">root</text:span> method property.</text:p>
          <text:p text:style-name="P213"/>
        </text:list-item>
      </text:list>
      <text:p text:style-name="P78">Implementation</text:p>
      <text:p text:style-name="P287"/>
      <text:p text:style-name="P29">/**</text:p>
      <text:p text:style-name="P25"><text:s/>* rotateLeft.</text:p>
      <text:p text:style-name="P25"><text:s/>*</text:p>
      <text:p text:style-name="P25"><text:s/>* Perform a rotate left operation around the node</text:p>
      <text:p text:style-name="P25"><text:s/>* <text:span text:style-name="T2">@param</text:span> $node = node to rotate to root.</text:p>
      <text:p text:style-name="P25"><text:s/>* <text:span text:style-name="T2">@return</text:span> $root is the new root node</text:p>
      <text:p text:style-name="P25"><text:s/>*/</text:p>
      <text:p text:style-name="P25">protected function rotateLeft($node)</text:p>
      <text:p text:style-name="P25">{</text:p>
      <text:p text:style-name="P25"><text:tab/>$root = $node-&gt;right();</text:p>
      <text:p text:style-name="P25"><text:tab/>$node-&gt;right($root-&gt;left());</text:p>
      <text:p text:style-name="P25"><text:tab/>$root-&gt;left($node);</text:p>
      <text:p text:style-name="P25"><text:tab/>$root-&gt;flag($node-&gt;flag());</text:p>
      <text:p text:style-name="P25"><text:tab/>$node-&gt;flag(LLRBTree\LLRBNode::RED);</text:p>
      <text:p text:style-name="P25"><text:tab/>return $root;</text:p>
      <text:p text:style-name="P25">}</text:p>
      <text:p text:style-name="P108"/>
      <text:p text:style-name="P78">Narrative</text:p>
      <text:p text:style-name="P23"/>
      <text:p text:style-name="P108">The <text:span text:style-name="T2">rotateLeft</text:span> method expects a single, mandatory parameter:</text:p>
      <text:p text:style-name="Method_20_Body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2">Properties</text:p>
          </table:table-cell>
          <table:table-cell table:style-name="Table23.B1" office:value-type="string">
            <text:p text:style-name="P32">Description</text:p>
          </table:table-cell>
        </table:table-row>
        <table:table-row>
          <table:table-cell table:style-name="Table23.A2" office:value-type="string">
            <text:p text:style-name="P35">$node</text:p>
          </table:table-cell>
          <table:table-cell table:style-name="Table23.B2" office:value-type="string">
            <text:p text:style-name="P4">The node to rotate to root.</text:p>
          </table:table-cell>
        </table:table-row>
      </table:table>
      <text:p text:style-name="Method_20_Body"/>
      <text:p text:style-name="Method_20_Body">The <text:span text:style-name="Class_20_Variables">right</text:span> method of the <text:span text:style-name="Class_20_Variables">$node</text:span> parameter is called and the result is assigned to the <text:span text:style-name="Class_20_Variables">$root</text:span> <text:span text:style-name="T31">method variable</text:span>.</text:p>
      <text:p text:style-name="Method_20_Body"/>
      <text:p text:style-name="Method_20_Body">The <text:span text:style-name="Class_20_Variables">left</text:span> method of the <text:span text:style-name="Class_20_Variables">$root</text:span> <text:span text:style-name="T31">method variable</text:span> is called and the result is passed to the <text:span text:style-name="Class_20_Variables">right</text:span> method of the <text:span text:style-name="Class_20_Variables">$node</text:span> parameter.</text:p>
      <text:p text:style-name="P48"/>
      <text:p text:style-name="P48"><text:soft-page-break/>The <text:span text:style-name="Class_20_Variables">$node</text:span> parameter is passed to the <text:span text:style-name="Class_20_Variables">left</text:span> method of the <text:span text:style-name="Class_20_Variables">$root</text:span> method variable.</text:p>
      <text:p text:style-name="P48"/>
      <text:p text:style-name="P48">The <text:span text:style-name="Class_20_Variables">flag</text:span> method of the <text:span text:style-name="Class_20_Variables">$node</text:span> parameter is called and the result is passed to the <text:span text:style-name="Class_20_Variables">flag</text:span> method of the <text:span text:style-name="Class_20_Variables">$root</text:span> method variable.</text:p>
      <text:p text:style-name="P48"/>
      <text:p text:style-name="P48">The <text:span text:style-name="Class_20_Variables">RED</text:span> constant of the <text:span text:style-name="Class_20_Variables">LLRBNode\LLRBTree</text:span> class is passed to the <text:span text:style-name="Class_20_Variables">flag</text:span> method of the <text:span text:style-name="Class_20_Variables">$node</text:span> parameter, to set the node's color to <text:span text:style-name="T37">red</text:span>.</text:p>
      <text:p text:style-name="P48"/>
      <text:p text:style-name="P48">The <text:span text:style-name="Class_20_Variables">$root</text:span> method variable is returned.</text:p>
      <text:p text:style-name="P48"/>
      <text:p text:style-name="P48"/>
      <text:h text:style-name="P153" text:outline-level="5"><text:bookmark-start text:name="rotateRight"/>rotateRight<text:bookmark-end text:name="rotateRight"/></text:h>
      <text:p text:style-name="P48"/>
      <text:p text:style-name="Method_20_Body">Perform a rotate right operation around the node.</text:p>
      <text:p text:style-name="P81"/>
      <text:p text:style-name="P50">Algorithm</text:p>
      <text:p text:style-name="P50"/>
      <text:list xml:id="list173539897980621" text:continue-list="list173538952860649" text:style-name="L2">
        <text:list-item text:start-value="1">
          <text:p text:style-name="P214">Accept the parameter <text:span text:style-name="T39">node</text:span> as a <text:span text:style-name="T3">LLRBNode</text:span> class instance <text:span text:style-name="T71">containing the node to rotate to the root position</text:span>;</text:p>
          <text:p text:style-name="P289"/>
        </text:list-item>
        <text:list-item>
          <text:p text:style-name="P289">set the <text:span text:style-name="T38">root</text:span> method property to the value of <text:span text:style-name="T38">left</text:span> in the <text:span text:style-name="T38">node</text:span> parameter;</text:p>
        </text:list-item>
        <text:list-item>
          <text:p text:style-name="P290">set the value of <text:span text:style-name="T38">left</text:span> in the <text:span text:style-name="T38">node</text:span> parameter to the value of <text:span text:style-name="T38">right</text:span> in the <text:span text:style-name="T38">root</text:span> method property;</text:p>
        </text:list-item>
        <text:list-item>
          <text:p text:style-name="P289">set the value of <text:span text:style-name="T38">right</text:span> in the <text:span text:style-name="T38">root</text:span> method property to the value of the <text:span text:style-name="T38">node</text:span> parameter;</text:p>
        </text:list-item>
        <text:list-item>
          <text:p text:style-name="P289">set the value of <text:span text:style-name="T38">flag</text:span> in the <text:span text:style-name="T38">root</text:span> method property to the value of <text:span text:style-name="T38">flag</text:span> in the <text:span text:style-name="T38">node</text:span> parameter;</text:p>
        </text:list-item>
        <text:list-item>
          <text:p text:style-name="P289">set the value of <text:span text:style-name="T38">flag</text:span> in the <text:span text:style-name="T38">node</text:span> parameter to the <text:span text:style-name="T2">RED</text:span> constant;</text:p>
          <text:p text:style-name="P289"/>
        </text:list-item>
        <text:list-item>
          <text:p text:style-name="P290">return the value of the <text:span text:style-name="T38">root</text:span> method property.</text:p>
          <text:p text:style-name="P214"/>
        </text:list-item>
      </text:list>
      <text:p text:style-name="P50">Implementation</text:p>
      <text:p text:style-name="P81"/>
      <text:p text:style-name="P25">/**</text:p>
      <text:p text:style-name="P25"><text:s/>* rotateRight.</text:p>
      <text:p text:style-name="P25"><text:s/>*</text:p>
      <text:p text:style-name="P25"><text:s/>* Perform a rotate right operation around the node</text:p>
      <text:p text:style-name="P25"><text:s/>* <text:span text:style-name="T2">@param</text:span> $node = node to rotate to root.</text:p>
      <text:p text:style-name="P25"><text:s/>* <text:span text:style-name="T2">@return</text:span> $root is the new root node</text:p>
      <text:p text:style-name="P25"><text:s/>*/</text:p>
      <text:p text:style-name="P25">protected function rotateRight($node)</text:p>
      <text:p text:style-name="P25">{</text:p>
      <text:p text:style-name="P25"><text:tab/>$root = $node-&gt;left();</text:p>
      <text:p text:style-name="P25"><text:tab/>$node-&gt;left($root-&gt;right());</text:p>
      <text:p text:style-name="P25"><text:tab/>$root-&gt;right($node);</text:p>
      <text:p text:style-name="P25"><text:tab/>$root-&gt;flag($node-&gt;flag());</text:p>
      <text:p text:style-name="P25"><text:tab/>$node-&gt;flag(LLRBTree\LLRBNode::RED);</text:p>
      <text:p text:style-name="P25"><text:tab/>return $root;</text:p>
      <text:p text:style-name="P25">}</text:p>
      <text:p text:style-name="P56"/>
      <text:p text:style-name="P56">Narrative</text:p>
      <text:p text:style-name="P87"/>
      <text:p text:style-name="Method_20_Body">The <text:span text:style-name="T2">rotateRight</text:span> method expects a single, mandatory parameter:</text:p>
      <text:p text:style-name="Method_20_Body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32">Properties</text:p>
          </table:table-cell>
          <table:table-cell table:style-name="Table24.B1" office:value-type="string">
            <text:p text:style-name="P32">Description</text:p>
          </table:table-cell>
        </table:table-row>
        <table:table-row>
          <table:table-cell table:style-name="Table24.A2" office:value-type="string">
            <text:p text:style-name="P35">$node</text:p>
          </table:table-cell>
          <table:table-cell table:style-name="Table24.B2" office:value-type="string">
            <text:p text:style-name="P4">The node to rotate to root.</text:p>
          </table:table-cell>
        </table:table-row>
      </table:table>
      <text:p text:style-name="Method_20_Body"/>
      <text:p text:style-name="Method_20_Body">The <text:span text:style-name="Class_20_Variables">left</text:span> method of the <text:span text:style-name="Class_20_Variables">$node</text:span> parameter is called and the result is assigned to the <text:span text:style-name="Class_20_Variables">$root</text:span> <text:span text:style-name="T31">method variable</text:span>.</text:p>
      <text:p text:style-name="Method_20_Body"/>
      <text:p text:style-name="Method_20_Body">The <text:span text:style-name="Class_20_Variables">right</text:span> method of the <text:span text:style-name="Class_20_Variables">$root</text:span> <text:span text:style-name="T31">method variable</text:span> is called and the result is passed to the <text:span text:style-name="Class_20_Variables">left</text:span> method of the <text:span text:style-name="Class_20_Variables">$node</text:span> parameter.</text:p>
      <text:p text:style-name="P48"/>
      <text:p text:style-name="P48"><text:soft-page-break/>The <text:span text:style-name="Class_20_Variables">$node</text:span> parameter is passed to the <text:span text:style-name="Class_20_Variables">right</text:span> method of the <text:span text:style-name="Class_20_Variables">$root</text:span> method variable.</text:p>
      <text:p text:style-name="P48"/>
      <text:p text:style-name="P48">The <text:span text:style-name="Class_20_Variables">flag</text:span> method of the <text:span text:style-name="Class_20_Variables">$node</text:span> parameter is called and the result is passed to the <text:span text:style-name="Class_20_Variables">flag</text:span> method of the <text:span text:style-name="Class_20_Variables">$root</text:span> method variable.</text:p>
      <text:p text:style-name="P48"/>
      <text:p text:style-name="P48">The <text:span text:style-name="Class_20_Variables">RED</text:span> constant of the <text:span text:style-name="Class_20_Variables">LLRBNode\LLRBTree</text:span> class is passed to the <text:span text:style-name="Class_20_Variables">flag</text:span> method of the <text:span text:style-name="Class_20_Variables">$node</text:span> parameter, to set the node's color to <text:span text:style-name="T37">red</text:span>.</text:p>
      <text:p text:style-name="P48"/>
      <text:p text:style-name="P48">The <text:span text:style-name="Class_20_Variables">$root</text:span> method variable is returned.</text:p>
      <text:p text:style-name="P48"/>
      <text:p text:style-name="P48"/>
      <text:h text:style-name="P153" text:outline-level="5"><text:bookmark-start text:name="flipColors"/>flipColors<text:bookmark-end text:name="flipColors"/></text:h>
      <text:p text:style-name="P48"/>
      <text:p text:style-name="Method_20_Body">Flip the colors of the current node and its (2) children.</text:p>
      <text:p text:style-name="P82"/>
      <text:p text:style-name="P51">Algorithm</text:p>
      <text:p text:style-name="P51"/>
      <text:list xml:id="list173540528626378" text:continue-list="list173539897980621" text:style-name="L2">
        <text:list-item text:start-value="1">
          <text:p text:style-name="P215">Accept the parameter <text:span text:style-name="T39">node</text:span> as a <text:span text:style-name="T3">LLRBNode</text:span> class instance <text:span text:style-name="T71">containing the node to flip</text:span>;</text:p>
        </text:list-item>
        <text:list-item>
          <text:p text:style-name="P291"><text:span text:style-name="T73">invert</text:span> the value of <text:span text:style-name="T38">flag</text:span> in the <text:span text:style-name="T40">node</text:span> <text:span text:style-name="T73">parameter</text:span>;</text:p>
        </text:list-item>
        <text:list-item>
          <text:p text:style-name="P291">set the value of <text:span text:style-name="T73">the </text:span><text:span text:style-name="T40">child</text:span><text:span text:style-name="T73"> method property to the value of </text:span><text:span text:style-name="T40">left</text:span><text:span text:style-name="T73"> </text:span>in the <text:span text:style-name="T38">node</text:span> parameter;</text:p>
        </text:list-item>
        <text:list-item>
          <text:p text:style-name="P292">invert the value of <text:span text:style-name="T38">flag</text:span> in the <text:span text:style-name="T38">child</text:span> method property;</text:p>
        </text:list-item>
        <text:list-item>
          <text:p text:style-name="P292">set the value of the <text:span text:style-name="T38">child</text:span> method property to the value of <text:span text:style-name="T38">right</text:span> in the <text:span text:style-name="T38">node</text:span> parameter;</text:p>
        </text:list-item>
        <text:list-item>
          <text:p text:style-name="P292">invert the value of <text:span text:style-name="T38">flag</text:span> in the <text:span text:style-name="T38">child</text:span> method property.</text:p>
          <text:p text:style-name="P215"/>
        </text:list-item>
      </text:list>
      <text:p text:style-name="P51">Implementation</text:p>
      <text:p text:style-name="P111"/>
      <text:p text:style-name="P25">/**</text:p>
      <text:p text:style-name="P25"><text:s/>* flipColors.</text:p>
      <text:p text:style-name="P25"><text:s/>*</text:p>
      <text:p text:style-name="P25"><text:s/>* Flip the colors of the current node and its (2) children.</text:p>
      <text:p text:style-name="P25"><text:s/>* <text:span text:style-name="T2">@param</text:span> <text:span text:style-name="T73">LLRBNode </text:span>$node = node to <text:span text:style-name="T72">flip</text:span>.</text:p>
      <text:p text:style-name="P25"><text:s/>*/</text:p>
      <text:p text:style-name="P25">protected function flipColors($node)</text:p>
      <text:p text:style-name="P25">{</text:p>
      <text:p text:style-name="P25"><text:tab/>$node-&gt;flag(! $node-&gt;flag());</text:p>
      <text:p text:style-name="P25"><text:tab/>$child = $node-&gt;left();</text:p>
      <text:p text:style-name="P25"><text:tab/>$child-&gt;flag(! $child-&gt;flag());</text:p>
      <text:p text:style-name="P25"><text:tab/>$child = $node-&gt;right();</text:p>
      <text:p text:style-name="P25"><text:tab/>$child-&gt;flag(! $child-&gt;flag());</text:p>
      <text:p text:style-name="P25">}</text:p>
      <text:p text:style-name="P154"/>
      <text:p text:style-name="P180">Narrative</text:p>
      <text:p text:style-name="P137"/>
      <text:p text:style-name="P137">The <text:span text:style-name="T2">flipColors</text:span> method expects a single, mandatory parameter:</text:p>
      <text:p text:style-name="Method_20_Body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32">Properties</text:p>
          </table:table-cell>
          <table:table-cell table:style-name="Table25.B1" office:value-type="string">
            <text:p text:style-name="P32">Description</text:p>
          </table:table-cell>
        </table:table-row>
        <table:table-row>
          <table:table-cell table:style-name="Table25.A2" office:value-type="string">
            <text:p text:style-name="P35">$node</text:p>
          </table:table-cell>
          <table:table-cell table:style-name="Table25.B2" office:value-type="string">
            <text:p text:style-name="P4">The node to rotate to root.</text:p>
          </table:table-cell>
        </table:table-row>
      </table:table>
      <text:p text:style-name="Method_20_Body"/>
      <text:p text:style-name="Method_20_Body">The result of calling the <text:span text:style-name="Class_20_Variables">flag</text:span> method of the <text:span text:style-name="Class_20_Variables">$node</text:span> parameter is inverted and passed to the <text:span text:style-name="Class_20_Variables">flag</text:span> method of the <text:span text:style-name="Class_20_Variables">$node</text:span> parameter.</text:p>
      <text:p text:style-name="Method_20_Body"/>
      <text:p text:style-name="Method_20_Body">The <text:span text:style-name="Class_20_Variables">left</text:span> method of the <text:span text:style-name="Class_20_Variables">$node</text:span> parameter is called and the result is assigned to the <text:span text:style-name="Class_20_Variables">$child</text:span> method variable.</text:p>
      <text:p text:style-name="Method_20_Body"/>
      <text:p text:style-name="Method_20_Body">The result of calling the <text:span text:style-name="Class_20_Variables">flag</text:span> method of the <text:span text:style-name="Class_20_Variables">$child</text:span> parameter is inverted and passed to the <text:span text:style-name="Class_20_Variables">flag</text:span> method of the <text:span text:style-name="Class_20_Variables">$child</text:span> parameter.</text:p>
      <text:p text:style-name="Method_20_Body"/>
      <text:p text:style-name="Method_20_Body">The <text:span text:style-name="Class_20_Variables">right</text:span> method of the <text:span text:style-name="Class_20_Variables">$node</text:span> parameter is called and the result is assigned to the <text:span text:style-name="Class_20_Variables">$child</text:span> method variable.</text:p>
      <text:p text:style-name="Method_20_Body"/>
      <text:p text:style-name="Method_20_Body"><text:soft-page-break/>The result of calling the <text:span text:style-name="Class_20_Variables">flag</text:span> method of the <text:span text:style-name="Class_20_Variables">$child</text:span> parameter is inverted and passed to the <text:span text:style-name="Class_20_Variables">flag</text:span> method of the <text:span text:style-name="Class_20_Variables">$child</text:span> parameter.</text:p>
      <text:p text:style-name="Method_20_Body"/>
      <text:h text:style-name="P153" text:outline-level="5"><text:bookmark-start text:name="deleteMinNode"/>deleteMinNode<text:bookmark-end text:name="deleteMinNode"/></text:h>
      <text:p text:style-name="Method_20_Body"/>
      <text:p text:style-name="Method_20_Body">Recursive method to delete the minimum node in the branch.</text:p>
      <text:p text:style-name="P83"/>
      <text:p text:style-name="P52">Algorithm</text:p>
      <text:p text:style-name="P52"/>
      <text:list xml:id="list173539521186725" text:continue-list="list173540528626378" text:style-name="L2">
        <text:list-item text:start-value="1">
          <text:p text:style-name="P216">Accept the parameter <text:span text:style-name="T39">node</text:span> as <text:span text:style-name="T74">the </text:span><text:span text:style-name="T33">root of the branch to delete the minimum node </text:span><text:span text:style-name="T34">from</text:span>;</text:p>
        </text:list-item>
        <text:list-item>
          <text:p text:style-name="P293">if the left value of the <text:span text:style-name="T38">node</text:span> parameter is not null, goto step <text:span text:style-name="T2">4</text:span>;</text:p>
        </text:list-item>
        <text:list-item>
          <text:p text:style-name="P293">exit and return a null value;</text:p>
        </text:list-item>
        <text:list-item>
          <text:p text:style-name="P293">pass the value of <text:span text:style-name="T75">the </text:span><text:span text:style-name="T38">left</text:span> <text:span text:style-name="T75">child of</text:span> the <text:span text:style-name="T38">node</text:span> parameter <text:span text:style-name="T75">to the </text:span><text:span text:style-name="T4">isRed</text:span><text:span text:style-name="T75"> class method;</text:span></text:p>
        </text:list-item>
        <text:list-item>
          <text:p text:style-name="P296">if the value returned from the <text:span text:style-name="T2">isRed</text:span> class method is true, goto step <text:span text:style-name="T2">10</text:span>;</text:p>
        </text:list-item>
        <text:list-item>
          <text:p text:style-name="P296">pass the value of the <text:span text:style-name="T38">left</text:span> child in the <text:span text:style-name="T38">left </text:span>child of the <text:span text:style-name="T38">node</text:span> parameter to the <text:span text:style-name="T2">isRed</text:span> class method;</text:p>
        </text:list-item>
        <text:list-item>
          <text:p text:style-name="P296">if the value returned from the <text:span text:style-name="T2">isRed</text:span> class method is true, goto step <text:span text:style-name="T2">10</text:span>;</text:p>
        </text:list-item>
        <text:list-item>
          <text:p text:style-name="P294">pass the <text:span text:style-name="T38">node</text:span> parameter to the <text:span text:style-name="T2">moveRedLeft</text:span> class method;</text:p>
        </text:list-item>
        <text:list-item>
          <text:p text:style-name="P294">assign the <text:span text:style-name="T75">value </text:span>returned <text:span text:style-name="T75">from the </text:span><text:span text:style-name="T4">moveRedLeft</text:span><text:span text:style-name="T75"> class method</text:span> to the <text:span text:style-name="T38">node</text:span> parameter;</text:p>
        </text:list-item>
        <text:list-item>
          <text:p text:style-name="P294">pass the value of <text:span text:style-name="T75">the</text:span> <text:span text:style-name="T38">left</text:span> <text:span text:style-name="T75">child </text:span>in the <text:span text:style-name="T38">node</text:span> parameter to the <text:span text:style-name="T2">deleteMinNode</text:span> class method (<text:span text:style-name="T37">recursive call</text:span>);</text:p>
        </text:list-item>
        <text:list-item>
          <text:p text:style-name="P294">assign the <text:span text:style-name="T75">value </text:span>returned <text:span text:style-name="T75">from the </text:span><text:span text:style-name="T4">deleteMinNode</text:span><text:span text:style-name="T75"> class method</text:span> to <text:span text:style-name="T75">the</text:span> <text:span text:style-name="T38">left</text:span> <text:span text:style-name="T75">child </text:span>in the <text:span text:style-name="T38">node</text:span> parameter;</text:p>
        </text:list-item>
        <text:list-item>
          <text:p text:style-name="P293">pass the <text:span text:style-name="T38">node</text:span> parameter to the <text:span text:style-name="T2">fixUp</text:span> class method;</text:p>
        </text:list-item>
        <text:list-item>
          <text:p text:style-name="P293">exit and return the value returned from the <text:span text:style-name="T2">fixUp</text:span> class method.</text:p>
          <text:p text:style-name="P217"/>
        </text:list-item>
      </text:list>
      <text:p text:style-name="P52">Implementation</text:p>
      <text:p text:style-name="P112"/>
      <text:p text:style-name="P25">/**</text:p>
      <text:p text:style-name="P25"><text:s/>* deleteMinNode.</text:p>
      <text:p text:style-name="P25"><text:s/>*</text:p>
      <text:p text:style-name="P25"><text:s/>* Delete the minimum node in the branch.</text:p>
      <text:p text:style-name="P25"><text:s/>* <text:span text:style-name="T2">@param</text:span> $node = branch to delete minimum node in.</text:p>
      <text:p text:style-name="P25"><text:s/>* <text:span text:style-name="T2">@return</text:span> $node = new root after deletion.</text:p>
      <text:p text:style-name="P25"><text:s/>*/</text:p>
      <text:p text:style-name="P25">protected function deleteMinNode($node)</text:p>
      <text:p text:style-name="P25">{</text:p>
      <text:p text:style-name="P25"><text:tab/>if ($node-&gt;left() == null)</text:p>
      <text:p text:style-name="P25"><text:tab/>{</text:p>
      <text:p text:style-name="P25"><text:tab/><text:tab/>return null;</text:p>
      <text:p text:style-name="P25"><text:tab/>}</text:p>
      <text:p text:style-name="P25"/>
      <text:p text:style-name="P25"><text:tab/>if ((! $this-&gt;isRed($node-&gt;left())) &amp;&amp; (! $this-&gt;isRed($node-&gt;left()-&gt;left())))</text:p>
      <text:p text:style-name="P25"><text:tab/>{</text:p>
      <text:p text:style-name="P25"><text:tab/><text:tab/>$node = $this-&gt;moveRedLeft($node);</text:p>
      <text:p text:style-name="P25"><text:tab/>}</text:p>
      <text:p text:style-name="P25"/>
      <text:p text:style-name="P25"><text:tab/>$node-&gt;left($this-&gt;deleteMinNode($node-&gt;left()));</text:p>
      <text:p text:style-name="P25"><text:tab/>if ($this-&gt;nodes &gt; 0)</text:p>
      <text:p text:style-name="P25"><text:tab/>{</text:p>
      <text:p text:style-name="P25"><text:tab/><text:tab/>$this-&gt;nodes--;</text:p>
      <text:p text:style-name="P25"><text:tab/>}</text:p>
      <text:p text:style-name="P25"><text:tab/>return $this-&gt;fixUp($node, true);</text:p>
      <text:p text:style-name="P25">}</text:p>
      <text:p text:style-name="P180"/>
      <text:p text:style-name="P180"><text:soft-page-break/>Narrative</text:p>
      <text:p text:style-name="P137"/>
      <text:p text:style-name="Method_20_Body">The <text:span text:style-name="T2">deleteMinNode</text:span> method expects a single, mandatory parameter:</text:p>
      <text:p text:style-name="Method_20_Body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2">Properties</text:p>
          </table:table-cell>
          <table:table-cell table:style-name="Table26.B1" office:value-type="string">
            <text:p text:style-name="P32">Description</text:p>
          </table:table-cell>
        </table:table-row>
        <table:table-row>
          <table:table-cell table:style-name="Table26.A2" office:value-type="string">
            <text:p text:style-name="P35">$node</text:p>
          </table:table-cell>
          <table:table-cell table:style-name="Table26.B2" office:value-type="string">
            <text:p text:style-name="P4">The root of the branch to delete the minimum node in.</text:p>
          </table:table-cell>
        </table:table-row>
      </table:table>
      <text:p text:style-name="Method_20_Body"/>
      <text:p text:style-name="Method_20_Body">If the <text:span text:style-name="Class_20_Variables">left</text:span> method of the <text:span text:style-name="Class_20_Variables">$node</text:span> parameter returns null, a null value is returned.</text:p>
      <text:p text:style-name="Method_20_Body"/>
      <text:p text:style-name="Method_20_Body">The <text:span text:style-name="Class_20_Variables">left</text:span> method of the <text:span text:style-name="Class_20_Variables">$node</text:span> parameter is called and the returned result is sent to the <text:span text:style-name="Class_20_Variables">isRed</text:span> method. <text:s/>If the result returned by <text:span text:style-name="Class_20_Variables">isRed</text:span> is false, </text:p>
      <text:p text:style-name="P38"/>
      <text:p text:style-name="P38">the <text:span text:style-name="Class_20_Variables">left</text:span> method of the <text:span text:style-name="Class_20_Variables">left</text:span> method of the <text:span text:style-name="Class_20_Variables">$node</text:span> parameter is called and the result is sent to the <text:span text:style-name="Class_20_Variables">isRed</text:span> method. <text:s/>If the result returned is false,</text:p>
      <text:p text:style-name="P40"/>
      <text:p text:style-name="P40">the <text:span text:style-name="Class_20_Variables">$node</text:span> parameter is passed to the <text:span text:style-name="Class_20_Variables">moveRedLeft</text:span> method and the returned result is assigned to the <text:span text:style-name="Class_20_Variables">$node</text:span> parameter.</text:p>
      <text:p text:style-name="P30"/>
      <text:p text:style-name="P48">The result of calling the <text:span text:style-name="Class_20_Variables">left</text:span> method of the <text:span text:style-name="Class_20_Variables">$node</text:span> parameter is passed to the <text:span text:style-name="Class_20_Variables">deleteMinNode</text:span> method. <text:s/>The result returned from the <text:span text:style-name="Class_20_Variables">deleteMinNode</text:span> method is passed to the <text:span text:style-name="Class_20_Variables">left</text:span> method of the <text:span text:style-name="Class_20_Variables">$node</text:span> parameter.</text:p>
      <text:p text:style-name="P48"/>
      <text:p text:style-name="P48">If the <text:span text:style-name="T38">$nodes</text:span> class property is greater than 0,</text:p>
      <text:p text:style-name="P48"/>
      <text:p text:style-name="P39">the <text:span text:style-name="T38">$nodes</text:span> class property is decremented.</text:p>
      <text:p text:style-name="P39"/>
      <text:p text:style-name="Method_20_Body">The <text:span text:style-name="Class_20_Variables">$node</text:span> parameter and a boolean <text:span text:style-name="T37">true</text:span> (to set the <text:span text:style-name="Class_20_Variables">$deleting</text:span> parameter to true) are passed to the <text:span text:style-name="Class_20_Variables">fixUp</text:span> method, and the result is returned as the new root node.</text:p>
      <text:p text:style-name="Method_20_Body"/>
      <text:p text:style-name="Method_20_Body"/>
      <text:h text:style-name="P153" text:outline-level="5"><text:bookmark-start text:name="moveRedLeft"/>moveRedLeft<text:bookmark-end text:name="moveRedLeft"/></text:h>
      <text:p text:style-name="Method_20_Body"/>
      <text:p text:style-name="Method_20_Body">Move the left red node.</text:p>
      <text:p text:style-name="P84"/>
      <text:p text:style-name="P53">Algorithm</text:p>
      <text:p text:style-name="P53"/>
      <text:list xml:id="list173539250148750" text:continue-list="list173539521186725" text:style-name="L2">
        <text:list-item text:start-value="1">
          <text:p text:style-name="P218">Accept the parameter <text:span text:style-name="T39">node</text:span> <text:span text:style-name="T82">as the node containing the RED left child to be moved</text:span>;</text:p>
        </text:list-item>
        <text:list-item>
          <text:p text:style-name="P297">pass the parameter <text:span text:style-name="T38">node</text:span> to the <text:span text:style-name="T2">flipColors</text:span> class method to invert the <text:span text:style-name="T38">flag</text:span> <text:span text:style-name="T83">setting(s)</text:span>;</text:p>
        </text:list-item>
        <text:list-item>
          <text:p text:style-name="P304">if the <text:span text:style-name="T38">right</text:span> child of the <text:span text:style-name="T38">node</text:span> parameter is null, goto step <text:span text:style-name="T5">11</text:span>;</text:p>
        </text:list-item>
        <text:list-item>
          <text:p text:style-name="P304">pass the <text:span text:style-name="T38">left</text:span> child of the <text:span text:style-name="T38">right</text:span> child of the <text:span text:style-name="T38">node</text:span> parameter to the <text:span text:style-name="T2">isRed</text:span> class method;</text:p>
        </text:list-item>
        <text:list-item>
          <text:p text:style-name="P304">if the result returned from the <text:span text:style-name="T2">isRed</text:span> class method is false, goto step <text:span text:style-name="T5">11</text:span>;</text:p>
        </text:list-item>
        <text:list-item>
          <text:p text:style-name="P304">pass the <text:span text:style-name="T38">right</text:span> child of the <text:span text:style-name="T38">node</text:span> parameter to the <text:span text:style-name="T38">rotateRight </text:span>class method;</text:p>
        </text:list-item>
        <text:list-item>
          <text:p text:style-name="P304">assign the result returned from the <text:span text:style-name="T38">rotateRight</text:span> class method to the <text:span text:style-name="T38">right</text:span> child of the <text:span text:style-name="T38">node</text:span> parameter;</text:p>
        </text:list-item>
        <text:list-item>
          <text:p text:style-name="P304">pass the <text:span text:style-name="T38">node</text:span> parameter to the the <text:span text:style-name="T2">rotateLeft </text:span>class method;</text:p>
        </text:list-item>
        <text:list-item>
          <text:p text:style-name="P304">assign the result returned from the <text:span text:style-name="T2">rotateLeft</text:span> class method to the <text:span text:style-name="T38">node</text:span> parameter;</text:p>
        </text:list-item>
        <text:list-item>
          <text:p text:style-name="P304">pass the <text:span text:style-name="T38">node</text:span> parameter to the <text:span text:style-name="T2">flipColors</text:span> class method;</text:p>
        </text:list-item>
        <text:list-item>
          <text:p text:style-name="P305"><text:span text:style-name="T76">exit and return the </text:span><text:span text:style-name="T38">node</text:span><text:span text:style-name="T76"> parameter</text:span>.</text:p>
          <text:p text:style-name="P218"/>
        </text:list-item>
      </text:list>
      <text:p text:style-name="P53">Implementation</text:p>
      <text:p text:style-name="P113"/>
      <text:p text:style-name="P25">/**</text:p>
      <text:p text:style-name="P25"><text:s/>* moveRedLeft.</text:p>
      <text:p text:style-name="P25"><text:s/>*</text:p>
      <text:p text:style-name="P25"><text:s/>* Move the left red node.</text:p>
      <text:p text:style-name="P25"><text:s/>* <text:span text:style-name="T2">@param</text:span> $node = node to be moved.</text:p>
      <text:p text:style-name="P25"><text:s/>* <text:span text:style-name="T2">@return</text:span> $node is the new root.</text:p>
      <text:p text:style-name="P25"><text:s/>*/</text:p>
      <text:p text:style-name="P25">protected function moveRedLeft($node)</text:p>
      <text:p text:style-name="P25">{</text:p>
      <text:p text:style-name="P25"><text:tab/>$this-&gt;flipColors($node);</text:p>
      <text:p text:style-name="P25"><text:tab/>if (($node-&gt;right() != null) &amp;&amp;</text:p>
      <text:p text:style-name="P25"><text:tab/> <text:s text:c="3"/>($this-&gt;isRed($node-&gt;right()-&gt;left())))</text:p>
      <text:p text:style-name="P25"><text:tab/>{</text:p>
      <text:p text:style-name="P25"><text:tab/><text:tab/>$node-&gt;right($this-&gt;rotateRight($node-&gt;right()));</text:p>
      <text:p text:style-name="P25"><text:tab/><text:tab/>$node = $this-&gt;rotateLeft($node);</text:p>
      <text:p text:style-name="P25"><text:tab/><text:tab/>$this-&gt;flipColors($node);</text:p>
      <text:p text:style-name="P25"><text:tab/>}</text:p>
      <text:p text:style-name="P25"><text:tab/>return $node;</text:p>
      <text:p text:style-name="P25">}</text:p>
      <text:p text:style-name="P154"/>
      <text:p text:style-name="P180">Narrative</text:p>
      <text:p text:style-name="P137"/>
      <text:p text:style-name="P137">The <text:span text:style-name="T2">moveRedLeft</text:span> method expects a single, mandatory parameter:</text:p>
      <text:p text:style-name="Method_20_Body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32">Properties</text:p>
          </table:table-cell>
          <table:table-cell table:style-name="Table27.B1" office:value-type="string">
            <text:p text:style-name="P32">Description</text:p>
          </table:table-cell>
        </table:table-row>
        <table:table-row>
          <table:table-cell table:style-name="Table27.A2" office:value-type="string">
            <text:p text:style-name="P35">$node</text:p>
          </table:table-cell>
          <table:table-cell table:style-name="Table27.B2" office:value-type="string">
            <text:p text:style-name="P4">The node to move.</text:p>
          </table:table-cell>
        </table:table-row>
      </table:table>
      <text:p text:style-name="Method_20_Body"/>
      <text:p text:style-name="Method_20_Body">The <text:span text:style-name="Class_20_Variables">$node</text:span> parameter is passed to the <text:span text:style-name="Class_20_Variables">flipColors</text:span> method to flip the color flag.</text:p>
      <text:p text:style-name="Method_20_Body"><text:soft-page-break/></text:p>
      <text:p text:style-name="Method_20_Body">If the <text:span text:style-name="Class_20_Variables">right</text:span> method of the <text:span text:style-name="Class_20_Variables">$node</text:span> parameter returns a non-null value,</text:p>
      <text:p text:style-name="Method_20_Body"/>
      <text:p text:style-name="P38">The <text:span text:style-name="Class_20_Variables">left</text:span> method of the <text:span text:style-name="Class_20_Variables">right</text:span> method of the <text:span text:style-name="Class_20_Variables">$node</text:span> parameter is called and the result is passed to the <text:span text:style-name="Class_20_Variables">isRed</text:span> method. <text:s/>If the result returned from the <text:span text:style-name="Class_20_Variables">isRed</text:span> method is true,</text:p>
      <text:p text:style-name="P38"/>
      <text:p text:style-name="P40">The result of calling the <text:span text:style-name="Class_20_Variables">right</text:span> method of the <text:span text:style-name="Class_20_Variables">$node</text:span> parameter is passed to the <text:span text:style-name="Class_20_Variables">rotateRight</text:span> method. <text:s/>The result from the <text:span text:style-name="Class_20_Variables">rotateRight</text:span> method is passed to the <text:span text:style-name="Class_20_Variables">right</text:span> method of the <text:span text:style-name="Class_20_Variables">$node</text:span> parameter.</text:p>
      <text:p text:style-name="P40"/>
      <text:p text:style-name="P40">The <text:span text:style-name="Class_20_Variables">$node</text:span> parameter is passed to the <text:span text:style-name="Class_20_Variables">rotateLeft</text:span> method and the result returned is assigned to the <text:span text:style-name="Class_20_Variables">$node</text:span> parameter.</text:p>
      <text:p text:style-name="P40"/>
      <text:p text:style-name="P40">The <text:span text:style-name="Class_20_Variables">$node</text:span> parameter is passed to the <text:span text:style-name="Class_20_Variables">flipColors</text:span> method.</text:p>
      <text:p text:style-name="P40"/>
      <text:p text:style-name="Method_20_Body">The <text:span text:style-name="Class_20_Variables">$node</text:span> parameter is returned.</text:p>
      <text:p text:style-name="Method_20_Body"/>
      <text:p text:style-name="Method_20_Body"/>
      <text:h text:style-name="P153" text:outline-level="5"><text:bookmark-start text:name="moveRedRight"/>moveRedRight<text:bookmark-end text:name="moveRedRight"/></text:h>
      <text:p text:style-name="Method_20_Body"/>
      <text:p text:style-name="Method_20_Body">Move the right red node.</text:p>
      <text:p text:style-name="P85"/>
      <text:p text:style-name="P54">Algorithm</text:p>
      <text:p text:style-name="P54"/>
      <text:list xml:id="list173539325759624" text:continue-list="list173539250148750" text:style-name="L2">
        <text:list-item text:start-value="1">
          <text:p text:style-name="P219">Accept the parameter <text:span text:style-name="T39">node</text:span> <text:span text:style-name="T82">as the node containing the RED right child to be moved</text:span>;</text:p>
        </text:list-item>
        <text:list-item>
          <text:p text:style-name="P298">pass the parameter <text:span text:style-name="T38">node</text:span> to the <text:span text:style-name="T2">flipColors</text:span> class method to invert the <text:span text:style-name="T38">flag</text:span> <text:span text:style-name="T83">setting(s)</text:span>;</text:p>
        </text:list-item>
        <text:list-item>
          <text:p text:style-name="P305">if the <text:span text:style-name="T41">lef</text:span><text:span text:style-name="T38">t</text:span> child of the <text:span text:style-name="T38">node</text:span> parameter is null, goto step <text:span text:style-name="T5">9</text:span>;</text:p>
        </text:list-item>
        <text:list-item>
          <text:p text:style-name="P305">pass the <text:span text:style-name="T38">left</text:span> child of the <text:span text:style-name="T41">lef</text:span><text:span text:style-name="T38">t</text:span> child of the <text:span text:style-name="T38">node</text:span> parameter to the <text:span text:style-name="T2">isRed</text:span> class method;</text:p>
        </text:list-item>
        <text:list-item>
          <text:p text:style-name="P305">if the result returned from the <text:span text:style-name="T2">isRed</text:span> class method is false, goto step <text:span text:style-name="T5">9</text:span>;</text:p>
        </text:list-item>
        <text:list-item>
          <text:p text:style-name="P305">pass the <text:span text:style-name="T38">node</text:span> parameter to the the <text:span text:style-name="T2">rotate</text:span><text:span text:style-name="T5">Righ</text:span><text:span text:style-name="T2">t </text:span>class method;</text:p>
        </text:list-item>
        <text:list-item>
          <text:p text:style-name="P305">assign the result returned from the <text:span text:style-name="T2">rotate</text:span><text:span text:style-name="T5">Righ</text:span><text:span text:style-name="T2">t</text:span> class method to the <text:span text:style-name="T38">node</text:span> parameter;</text:p>
        </text:list-item>
        <text:list-item>
          <text:p text:style-name="P305">pass the <text:span text:style-name="T38">node</text:span> parameter to the <text:span text:style-name="T2">flipColors</text:span> class method;</text:p>
        </text:list-item>
        <text:list-item>
          <text:p text:style-name="P305"><text:span text:style-name="T76">exit and return the </text:span><text:span text:style-name="T38">node</text:span><text:span text:style-name="T76"> parameter</text:span>.</text:p>
          <text:p text:style-name="P219"/>
        </text:list-item>
      </text:list>
      <text:p text:style-name="P54">Implementation</text:p>
      <text:p text:style-name="P114"/>
      <text:p text:style-name="P25">/**</text:p>
      <text:p text:style-name="P25"><text:s/>* moveRedRight.</text:p>
      <text:p text:style-name="P25"><text:s/>*</text:p>
      <text:p text:style-name="P25"><text:s/>* Move the right red node.</text:p>
      <text:p text:style-name="P25"><text:s/>* <text:span text:style-name="T2">@param</text:span> $node = node to be moved.</text:p>
      <text:p text:style-name="P25"><text:s/>* <text:span text:style-name="T2">@return</text:span> $node is the new root.</text:p>
      <text:p text:style-name="P25"><text:s/>*/</text:p>
      <text:p text:style-name="P25">protected function moveRedRight($node)</text:p>
      <text:p text:style-name="P25">{</text:p>
      <text:p text:style-name="P25"><text:tab/>$this-&gt;flipColors($node);</text:p>
      <text:p text:style-name="P25"><text:tab/>if (($node-&gt;left() != null) &amp;&amp; ($this-&gt;isRed($node-&gt;left()-&gt;left())))</text:p>
      <text:p text:style-name="P25"><text:tab/>{</text:p>
      <text:p text:style-name="P25"><text:tab/><text:tab/>$node = $this-&gt;rotateRight($node);</text:p>
      <text:p text:style-name="P25"><text:tab/><text:tab/>$this-&gt;flipColors($node);</text:p>
      <text:p text:style-name="P25"><text:tab/>}</text:p>
      <text:p text:style-name="P25"><text:tab/>return $node;</text:p>
      <text:p text:style-name="P25">}</text:p>
      <text:p text:style-name="P180"/>
      <text:p text:style-name="P180">Narrative</text:p>
      <text:p text:style-name="P137"/>
      <text:p text:style-name="P137">The <text:span text:style-name="T2">moveRedRight</text:span> method expects a single, mandatory parameter:</text:p>
      <text:p text:style-name="Method_20_Body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32">Properties</text:p>
          </table:table-cell>
          <table:table-cell table:style-name="Table28.B1" office:value-type="string">
            <text:p text:style-name="P32">Description</text:p>
          </table:table-cell>
        </table:table-row>
        <table:table-row>
          <table:table-cell table:style-name="Table28.A2" office:value-type="string">
            <text:p text:style-name="P35">$node</text:p>
          </table:table-cell>
          <table:table-cell table:style-name="Table28.B2" office:value-type="string">
            <text:p text:style-name="P4">The node to move.</text:p>
          </table:table-cell>
        </table:table-row>
      </table:table>
      <text:p text:style-name="Method_20_Body"/>
      <text:p text:style-name="Method_20_Body">The <text:span text:style-name="Class_20_Variables">$node</text:span> parameter is passed to the <text:span text:style-name="Class_20_Variables">flipColors</text:span> method to flip the color flag.</text:p>
      <text:p text:style-name="Method_20_Body"/>
      <text:p text:style-name="Method_20_Body">If the <text:span text:style-name="Class_20_Variables">left</text:span> method of the <text:span text:style-name="Class_20_Variables">$node</text:span> parameter returns a non-null value,</text:p>
      <text:p text:style-name="Method_20_Body"/>
      <text:p text:style-name="P38">The <text:span text:style-name="Class_20_Variables">left</text:span> method of the <text:span text:style-name="Class_20_Variables">left</text:span> method of the <text:span text:style-name="Class_20_Variables">$node</text:span> parameter is called and the <text:soft-page-break/>result is passed to the <text:span text:style-name="Class_20_Variables">isRed</text:span> method. <text:s/>If the result returned from the <text:span text:style-name="Class_20_Variables">isRed</text:span> method is true,</text:p>
      <text:p text:style-name="P38"/>
      <text:p text:style-name="P40">The <text:span text:style-name="Class_20_Variables">$node</text:span> parameter is passed to the <text:span text:style-name="Class_20_Variables">rotateRight</text:span> method and the result returned is assigned to the <text:span text:style-name="Class_20_Variables">$node</text:span> parameter.</text:p>
      <text:p text:style-name="P40"/>
      <text:p text:style-name="P40">The <text:span text:style-name="Class_20_Variables">$node</text:span> parameter is passed to the <text:span text:style-name="Class_20_Variables">flipColors</text:span> method.</text:p>
      <text:p text:style-name="P40"/>
      <text:p text:style-name="Method_20_Body">The <text:span text:style-name="Class_20_Variables">$node</text:span> parameter is returned.</text:p>
      <text:p text:style-name="Method_20_Body"/>
      <text:p text:style-name="Method_20_Body"/>
      <text:h text:style-name="P153" text:outline-level="5"><text:bookmark-start text:name="deleteNode"/>deleteNode<text:bookmark-end text:name="deleteNode"/></text:h>
      <text:p text:style-name="Method_20_Body"/>
      <text:p text:style-name="Method_20_Body">Delete a node in the tree.</text:p>
      <text:p text:style-name="P86"/>
      <text:p text:style-name="P55">Algorithm</text:p>
      <text:p text:style-name="P55"/>
      <text:list xml:id="list173539799911474" text:continue-list="list173539325759624" text:style-name="L2">
        <text:list-item text:start-value="1">
          <text:p text:style-name="P220">Accept the parameter <text:span text:style-name="T39">node</text:span> <text:span text:style-name="T82">as the node containing the RED right child to be moved, and the parameter </text:span><text:span text:style-name="T44">keyNode</text:span><text:span text:style-name="T82"> as a node containing the name of the key to delete;</text:span></text:p>
          <text:p text:style-name="P310"/>
        </text:list-item>
        <text:list-item>
          <text:p text:style-name="P299">pass the parameter <text:span text:style-name="T42">keyN</text:span><text:span text:style-name="T38">ode</text:span> to the <text:span text:style-name="T6">compare</text:span> <text:span text:style-name="T84">method of the </text:span><text:span text:style-name="T6">node</text:span><text:span text:style-name="T84"> parameter </text:span>class;</text:p>
        </text:list-item>
      </text:list>
      <text:list xml:id="list8237476936121347725" text:style-name="L19">
        <text:list-item>
          <text:list>
            <text:list-item>
              <text:p text:style-name="P312"><text:span text:style-name="T84">if the returned value is less than zero (0), goto step </text:span><text:span text:style-name="T9">8</text:span><text:span text:style-name="T84">;</text:span></text:p>
            </text:list-item>
          </text:list>
        </text:list-item>
      </text:list>
      <text:list xml:id="list173539283905089" text:continue-list="list173539799911474" text:style-name="L2">
        <text:list-header>
          <text:p text:style-name="P310"/>
        </text:list-header>
        <text:list-item>
          <text:p text:style-name="P306">pass the <text:span text:style-name="T38">left</text:span> child of the <text:span text:style-name="T38">node</text:span> parameter to the <text:span text:style-name="T2">isRed</text:span> class method;</text:p>
        </text:list-item>
      </text:list>
      <text:list xml:id="list6951208334837574916" text:style-name="L20">
        <text:list-item>
          <text:list>
            <text:list-item>
              <text:p text:style-name="P313"><text:span text:style-name="T83">if the result is true, goto step </text:span><text:span text:style-name="T9">6</text:span><text:span text:style-name="T83">;</text:span></text:p>
            </text:list-item>
          </text:list>
        </text:list-item>
      </text:list>
      <text:list xml:id="list173540091887249" text:continue-list="list173539283905089" text:style-name="L2">
        <text:list-item>
          <text:p text:style-name="P306">pass the <text:span text:style-name="T38">left</text:span> child of <text:span text:style-name="T84">the </text:span><text:span text:style-name="T42">left</text:span><text:span text:style-name="T84"> child of </text:span>the <text:span text:style-name="T38">node</text:span> parameter to the <text:span text:style-name="T2">isRed</text:span> class method;</text:p>
        </text:list-item>
      </text:list>
      <text:list xml:id="list43944251281099438" text:style-name="L21">
        <text:list-item>
          <text:list>
            <text:list-item>
              <text:p text:style-name="P314"><text:span text:style-name="T83">if the result returned from the </text:span><text:span text:style-name="T10">isRed</text:span><text:span text:style-name="T83"> class method is true, goto step </text:span><text:span text:style-name="T9">6</text:span><text:span text:style-name="T83">;</text:span></text:p>
            </text:list-item>
          </text:list>
        </text:list-item>
      </text:list>
      <text:list xml:id="list173539413048164" text:continue-list="list173540091887249" text:style-name="L2">
        <text:list-item>
          <text:p text:style-name="P306">pass the <text:span text:style-name="T38">node</text:span> parameter to the the <text:span text:style-name="T6">moveRedLef</text:span><text:span text:style-name="T2">t </text:span>class method <text:span text:style-name="T86">and </text:span>assign the result to the <text:span text:style-name="T38">node</text:span> parameter;</text:p>
          <text:p text:style-name="P306"/>
        </text:list-item>
        <text:list-item>
          <text:p text:style-name="P306">pass the <text:span text:style-name="T42">left</text:span><text:span text:style-name="T84"> child of the</text:span> <text:span text:style-name="T38">node</text:span> parameter <text:span text:style-name="T84">and the </text:span><text:span text:style-name="T42">keyNode</text:span><text:span text:style-name="T84"> parameter </text:span>to the <text:span text:style-name="T6">deleteNode</text:span> class method <text:span text:style-name="T86">and assign the result to the </text:span><text:span text:style-name="T42">left</text:span><text:span text:style-name="T84"> child of the </text:span><text:span text:style-name="T42">node</text:span><text:span text:style-name="T84"> parameter;</text:span></text:p>
        </text:list-item>
        <text:list-item>
          <text:p text:style-name="P310">goto step <text:span text:style-name="T11">24</text:span>;</text:p>
          <text:p text:style-name="P310"/>
        </text:list-item>
        <text:list-item>
          <text:p text:style-name="P307">pass the <text:span text:style-name="T38">left</text:span> child of the <text:span text:style-name="T38">node</text:span> parameter to the <text:span text:style-name="T2">isRed</text:span> class method;</text:p>
        </text:list-item>
      </text:list>
      <text:list xml:id="list8124838579373814522" text:style-name="L22">
        <text:list-item>
          <text:list>
            <text:list-item>
              <text:p text:style-name="P315"><text:span text:style-name="T83">if the result returned from the </text:span><text:span text:style-name="T10">isRed</text:span><text:span text:style-name="T83"> class method is false, goto step </text:span><text:span text:style-name="T7">1</text:span><text:span text:style-name="T9">0</text:span><text:span text:style-name="T83">;</text:span></text:p>
            </text:list-item>
          </text:list>
        </text:list-item>
      </text:list>
      <text:list xml:id="list173541000928920" text:continue-list="list173539413048164" text:style-name="L2">
        <text:list-item>
          <text:p text:style-name="P307">pass the <text:span text:style-name="T38">node</text:span> parameter to the the <text:span text:style-name="T7">rotateRight</text:span><text:span text:style-name="T2"> </text:span>class method <text:span text:style-name="T86">and </text:span>assign the result to the <text:span text:style-name="T38">node</text:span> parameter;</text:p>
          <text:p text:style-name="P307"/>
        </text:list-item>
        <text:list-item>
          <text:p text:style-name="P300">pass the parameter <text:span text:style-name="T42">keyN</text:span><text:span text:style-name="T38">ode</text:span> to the <text:span text:style-name="T6">compare</text:span> <text:span text:style-name="T84">method of the </text:span><text:span text:style-name="T6">node</text:span><text:span text:style-name="T84"> parameter </text:span>class;</text:p>
        </text:list-item>
      </text:list>
      <text:list xml:id="list8909184622205817289" text:style-name="L23">
        <text:list-item>
          <text:list>
            <text:list-item>
              <text:p text:style-name="P316"><text:span text:style-name="T84">if the returned value is not equal to zero (0), goto step </text:span><text:span text:style-name="T9">1</text:span><text:span text:style-name="T11">3</text:span><text:span text:style-name="T84">;</text:span></text:p>
            </text:list-item>
          </text:list>
        </text:list-item>
      </text:list>
      <text:list xml:id="list173540000834410" text:continue-list="list173541000928920" text:style-name="L2">
        <text:list-item>
          <text:p text:style-name="P307"><text:span text:style-name="T85">if</text:span> the <text:span text:style-name="T43">right</text:span> child of the <text:span text:style-name="T38">node</text:span> parameter <text:span text:style-name="T85">is not null, goto step </text:span><text:span text:style-name="T9">1</text:span><text:span text:style-name="T11">3</text:span>;</text:p>
          <text:p text:style-name="P307"/>
        </text:list-item>
        <text:list-item>
          <text:p text:style-name="P307"><text:span text:style-name="T85">exit and return null</text:span>;</text:p>
          <text:p text:style-name="P307"/>
        </text:list-item>
        <text:list-item>
          <text:p text:style-name="P317">if the <text:span text:style-name="T38">right</text:span> child of the <text:span text:style-name="T38">node</text:span> parameter is null, goto step <text:span text:style-name="T9">1</text:span><text:span text:style-name="T11">7</text:span>;</text:p>
        </text:list-item>
        <text:list-item>
          <text:p text:style-name="P317">pass the <text:span text:style-name="T38">right</text:span> child of the <text:span text:style-name="T38">node</text:span> parameter to the <text:span text:style-name="T2">isRed</text:span> class method;</text:p>
        </text:list-item>
      </text:list>
      <text:list xml:id="list4037167414405621175" text:style-name="L24">
        <text:list-item>
          <text:list>
            <text:list-item>
              <text:p text:style-name="P318"><text:span text:style-name="T85">if the result returned from the </text:span><text:span text:style-name="T7">isRed</text:span><text:span text:style-name="T85"> class method is true, goto step </text:span><text:span text:style-name="T9">1</text:span><text:span text:style-name="T11">7</text:span><text:span text:style-name="T85">;</text:span></text:p>
            </text:list-item>
          </text:list>
        </text:list-item>
      </text:list>
      <text:list xml:id="list173539247509715" text:continue-list="list173540000834410" text:style-name="L2">
        <text:list-item>
          <text:p text:style-name="P317">pass the <text:span text:style-name="T38">left</text:span> child of the <text:span text:style-name="T38">right</text:span> child of the <text:span text:style-name="T38">node</text:span> parameter to the <text:span text:style-name="T2">isRed</text:span> class method;</text:p>
        </text:list-item>
      </text:list>
      <text:list xml:id="list4159591867478901977" text:style-name="L25">
        <text:list-item>
          <text:list>
            <text:list-item>
              <text:p text:style-name="P319"><text:span text:style-name="T85">if the result returned from the </text:span><text:span text:style-name="T7">isRed</text:span><text:span text:style-name="T85"> class method is true, goto step </text:span><text:span text:style-name="T9">1</text:span><text:span text:style-name="T11">7</text:span><text:span text:style-name="T85">;</text:span></text:p>
            </text:list-item>
          </text:list>
        </text:list-item>
      </text:list>
      <text:list xml:id="list173539605074746" text:continue-list="list173539247509715" text:style-name="L2">
        <text:list-item>
          <text:p text:style-name="P317">pass the <text:span text:style-name="T38">node</text:span> param<text:span text:style-name="T86">e</text:span>ter to the <text:span text:style-name="T68">moveRedRight</text:span> class method <text:span text:style-name="T86">and </text:span>assign the value returned from the <text:span text:style-name="T2">moveRedRight</text:span> class method to the <text:span text:style-name="T38">node</text:span> parameter;</text:p>
          <text:p text:style-name="P317"/>
        </text:list-item>
        <text:list-item>
          <text:p text:style-name="P301">pass the parameter <text:span text:style-name="T42">keyN</text:span><text:span text:style-name="T38">ode</text:span> to the <text:span text:style-name="T6">compare</text:span> <text:span text:style-name="T84">method of the </text:span><text:span text:style-name="T63">node</text:span><text:span text:style-name="T84"> parameter </text:span><text:soft-page-break/>class;</text:p>
        </text:list-item>
      </text:list>
      <text:list xml:id="list7224379741282986277" text:style-name="L26">
        <text:list-item>
          <text:list>
            <text:list-item>
              <text:p text:style-name="P320"><text:span text:style-name="T84">if the value returned is not equal to zero (0), goto step </text:span><text:span text:style-name="T7">2</text:span><text:span text:style-name="T11">3</text:span><text:span text:style-name="T84">;</text:span></text:p>
            </text:list-item>
          </text:list>
        </text:list-item>
      </text:list>
      <text:list xml:id="list173539068758360" text:continue-list="list173539605074746" text:style-name="L2">
        <text:list-header>
          <text:p text:style-name="P311"/>
        </text:list-header>
        <text:list-item>
          <text:p text:style-name="P321"><text:span text:style-name="T77">p</text:span><text:span text:style-name="T76">ass the </text:span><text:span text:style-name="T38">right</text:span><text:span text:style-name="T76"> child of the </text:span><text:span text:style-name="T38">node</text:span><text:span text:style-name="T76"> parameter to the </text:span><text:span text:style-name="T2">leaf</text:span><text:span text:style-name="T76"> class method and assign the result to the </text:span><text:span text:style-name="T38">leafNode</text:span><text:span text:style-name="T76"> method property;</text:span></text:p>
        </text:list-item>
        <text:list-item>
          <text:p text:style-name="P321"><text:span text:style-name="T76">assign the </text:span><text:span text:style-name="T38">data</text:span><text:span text:style-name="T76"> value of the </text:span><text:span text:style-name="T38">leafNode</text:span><text:span text:style-name="T76"> method property to the </text:span><text:span text:style-name="T38">data</text:span><text:span text:style-name="T76"> value of the </text:span><text:span text:style-name="T38">node</text:span><text:span text:style-name="T76"> parameter;</text:span></text:p>
        </text:list-item>
        <text:list-item>
          <text:p text:style-name="P321"><text:span text:style-name="T76">assign the </text:span><text:span text:style-name="T38">key </text:span><text:span text:style-name="T76">value of the </text:span><text:span text:style-name="T38">leafNode</text:span><text:span text:style-name="T76"> method property to the </text:span><text:span text:style-name="T38">key</text:span><text:span text:style-name="T76"> value of the </text:span><text:span text:style-name="T38">node</text:span><text:span text:style-name="T76"> parameter;</text:span></text:p>
        </text:list-item>
        <text:list-item>
          <text:p text:style-name="P321"><text:span text:style-name="T76">pass the </text:span><text:span text:style-name="T38">right</text:span><text:span text:style-name="T76"> child of the </text:span><text:span text:style-name="T38">node </text:span><text:span text:style-name="T76">parameter to the </text:span><text:span text:style-name="T2">deleteMinNode</text:span><text:span text:style-name="T76"> class method and assign the result to the </text:span><text:span text:style-name="T38">right</text:span><text:span text:style-name="T76"> child of the </text:span><text:span text:style-name="T38">node</text:span><text:span text:style-name="T76"> parameter;</text:span></text:p>
        </text:list-item>
        <text:list-item>
          <text:p text:style-name="P323"><text:span text:style-name="T76">goto</text:span><text:span text:style-name="T2"> 24</text:span><text:span text:style-name="T76">;</text:span></text:p>
          <text:p text:style-name="P187"/>
        </text:list-item>
        <text:list-item>
          <text:p text:style-name="P322"><text:span text:style-name="T76">pass the </text:span><text:span text:style-name="T38">right</text:span><text:span text:style-name="T76"> child of the </text:span><text:span text:style-name="T38">node </text:span><text:span text:style-name="T76">parameter </text:span><text:span text:style-name="T78">and the </text:span><text:span text:style-name="T45">keyNode</text:span><text:span text:style-name="T78"> parameter </text:span><text:span text:style-name="T76">to the </text:span><text:span text:style-name="T2">deleteNode</text:span><text:span text:style-name="T76"> class method and assign the result to the </text:span><text:span text:style-name="T38">right</text:span><text:span text:style-name="T76"> child of the </text:span><text:span text:style-name="T38">node</text:span><text:span text:style-name="T76"> parameter;</text:span></text:p>
          <text:p text:style-name="P187"/>
        </text:list-item>
        <text:list-item>
          <text:p text:style-name="P295">pass the <text:span text:style-name="T38">node</text:span> parameter to the <text:span text:style-name="T2">fixUp</text:span> class method <text:span text:style-name="T87">and </text:span>return the value returned from the <text:span text:style-name="T2">fixUp</text:span> class method.</text:p>
          <text:p text:style-name="P344"><text:tab/></text:p>
        </text:list-item>
      </text:list>
      <text:p text:style-name="P55">Implementation</text:p>
      <text:p text:style-name="P115"/>
      <text:p text:style-name="P25">/**</text:p>
      <text:p text:style-name="P25"><text:s/>* deleteNode.</text:p>
      <text:p text:style-name="P25"><text:s/>*</text:p>
      <text:p text:style-name="P25"><text:s/>* Delete a node in the tree.</text:p>
      <text:p text:style-name="P25"><text:s/>* <text:span text:style-name="T2">@param</text:span> LLRBTree\LLRBNode $node = node to delete.</text:p>
      <text:p text:style-name="P25"><text:s/>* <text:span text:style-name="T2">@param</text:span> LLRBTree\LLRBNode $keyNode = node containing the name of the key to delete</text:p>
      <text:p text:style-name="P25"><text:s/>* <text:span text:style-name="T2">@return</text:span> LLRBTree\LLRBNode $node = root node</text:p>
      <text:p text:style-name="P25"><text:s/>*/</text:p>
      <text:p text:style-name="P25">protected function deleteNode($node, $keyNode)</text:p>
      <text:p text:style-name="P25">{</text:p>
      <text:p text:style-name="P25"><text:tab/>if ($node-&gt;compare($keyNode) &lt; 0)</text:p>
      <text:p text:style-name="P25"><text:tab/>{</text:p>
      <text:p text:style-name="P25"><text:tab/><text:tab/>if ((! $this-&gt;isRed($node-&gt;left())) &amp;&amp;</text:p>
      <text:p text:style-name="P25"><text:tab/><text:tab/> <text:s text:c="2"/><text:tab/>(! $this-&gt;isRed($node-&gt;left()-&gt;left())))</text:p>
      <text:p text:style-name="P25"><text:tab/><text:tab/>{</text:p>
      <text:p text:style-name="P25"><text:tab/><text:tab/><text:tab/>$node = $this-&gt;moveRedLeft($node);</text:p>
      <text:p text:style-name="P25"><text:tab/><text:tab/>}</text:p>
      <text:p text:style-name="P25"><text:tab/><text:tab/>$node-&gt;left($this-&gt;deleteNode($node-&gt;left(), $keyNode));</text:p>
      <text:p text:style-name="P25"><text:tab/>}</text:p>
      <text:p text:style-name="P25"><text:tab/>else</text:p>
      <text:p text:style-name="P25"><text:tab/>{</text:p>
      <text:p text:style-name="P25"><text:tab/><text:tab/>if ($this-&gt;isRed($node-&gt;left()))</text:p>
      <text:p text:style-name="P25"><text:tab/><text:tab/>{</text:p>
      <text:p text:style-name="P25"><text:tab/><text:tab/><text:tab/>$node = $this-&gt;rotateRight($node);</text:p>
      <text:p text:style-name="P25"><text:tab/><text:tab/>}</text:p>
      <text:p text:style-name="P25"/>
      <text:p text:style-name="P25"><text:tab/><text:tab/>if (($node-&gt;compare($keyNode) == 0) &amp;&amp; ($node-&gt;right() == null))</text:p>
      <text:p text:style-name="P25"><text:tab/><text:tab/>{</text:p>
      <text:p text:style-name="P25"><text:tab/><text:tab/><text:tab/>return null;</text:p>
      <text:p text:style-name="P25"><text:tab/><text:tab/>}</text:p>
      <text:p text:style-name="P25"/>
      <text:p text:style-name="P25"><text:tab/><text:tab/>if ((! $this-&gt;isRed($node-&gt;right())) &amp;&amp;</text:p>
      <text:p text:style-name="P25"><text:tab/><text:tab/> <text:s text:c="3"/>(($node-&gt;right() != null) &amp;&amp; </text:p>
      <text:p text:style-name="P25"><text:tab/><text:tab/> <text:s text:c="4"/>(! $this-&gt;isRed($node-&gt;right()-&gt;left()))))</text:p>
      <text:p text:style-name="P25"><text:tab/><text:tab/>{</text:p>
      <text:p text:style-name="P25"><text:soft-page-break/><text:tab/><text:tab/><text:tab/>$node = $this-&gt;moveRedRight($node);</text:p>
      <text:p text:style-name="P25"><text:tab/><text:tab/>}</text:p>
      <text:p text:style-name="P25"/>
      <text:p text:style-name="P25"><text:tab/><text:tab/>if ($node-&gt;compare($keyNode) == 0)</text:p>
      <text:p text:style-name="P25"><text:tab/><text:tab/>{</text:p>
      <text:p text:style-name="P25"><text:tab/><text:tab/><text:tab/>$leafNode = $this-&gt;leaf($node-&gt;right());</text:p>
      <text:p text:style-name="P25"><text:tab/><text:tab/><text:tab/>$node-&gt;data($leafNode-&gt;data());</text:p>
      <text:p text:style-name="P25"><text:tab/><text:tab/><text:tab/>$node-&gt;key($leafNode-&gt;key());</text:p>
      <text:p text:style-name="P25"><text:tab/><text:tab/><text:tab/>$node-&gt;right($this-&gt;deleteMinNode($node-&gt;right()));</text:p>
      <text:p text:style-name="P25"><text:tab/><text:tab/>}</text:p>
      <text:p text:style-name="P25"><text:tab/><text:tab/>else</text:p>
      <text:p text:style-name="P25"><text:tab/><text:tab/>{</text:p>
      <text:p text:style-name="P25"><text:tab/><text:tab/><text:tab/>$node-&gt;right($this-&gt;deleteNode($node-&gt;right(), $keyNode));</text:p>
      <text:p text:style-name="P25"><text:tab/><text:tab/>}</text:p>
      <text:p text:style-name="P25"><text:tab/>}</text:p>
      <text:p text:style-name="P25"/>
      <text:p text:style-name="P25"><text:tab/>if ($this-&gt;nodes &gt; 0)</text:p>
      <text:p text:style-name="P25"><text:tab/>{</text:p>
      <text:p text:style-name="P25"><text:tab/><text:tab/>$this-&gt;nodes--;</text:p>
      <text:p text:style-name="P25"><text:tab/>}</text:p>
      <text:p text:style-name="P25"/>
      <text:p text:style-name="P25"><text:tab/>return $this-&gt;fixUp($node, true);</text:p>
      <text:p text:style-name="P25">}</text:p>
      <text:p text:style-name="P180"/>
      <text:p text:style-name="P180">Narrative</text:p>
      <text:p text:style-name="P137"/>
      <text:p text:style-name="P137">The <text:span text:style-name="T2">deleteNode</text:span> method expects two, mandatory parameter:</text:p>
      <text:p text:style-name="Method_20_Body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32">Properties</text:p>
          </table:table-cell>
          <table:table-cell table:style-name="Table29.B1" office:value-type="string">
            <text:p text:style-name="P32">Description</text:p>
          </table:table-cell>
        </table:table-row>
        <table:table-row>
          <table:table-cell table:style-name="Table29.A2" office:value-type="string">
            <text:p text:style-name="P35">$node</text:p>
          </table:table-cell>
          <table:table-cell table:style-name="Table29.B3" office:value-type="string">
            <text:p text:style-name="P4">The node to delete.</text:p>
          </table:table-cell>
        </table:table-row>
        <table:table-row>
          <table:table-cell table:style-name="Table29.A2" office:value-type="string">
            <text:p text:style-name="P35">$keyNode</text:p>
          </table:table-cell>
          <table:table-cell table:style-name="Table29.B3" office:value-type="string">
            <text:p text:style-name="P2">The node containing the name of the key to delete.</text:p>
          </table:table-cell>
        </table:table-row>
      </table:table>
      <text:p text:style-name="Method_20_Body"/>
      <text:p text:style-name="Method_20_Body">The <text:span text:style-name="Class_20_Variables">$keyNode</text:span> parameter is passed to the <text:span text:style-name="Class_20_Variables">compare</text:span> method of the <text:span text:style-name="Class_20_Variables">$node</text:span> parameter. <text:s/>If the returned result is less than 0,</text:p>
      <text:p text:style-name="Method_20_Body"/>
      <text:p text:style-name="P38">The <text:span text:style-name="Class_20_Variables">left</text:span> method of the <text:span text:style-name="Class_20_Variables">$node</text:span> parameter is called and the returned result is sent to the <text:span text:style-name="Class_20_Variables">isRed</text:span> method. <text:s/>If the result returned by <text:span text:style-name="Class_20_Variables">isRed</text:span> is false, </text:p>
      <text:p text:style-name="P38"/>
      <text:p text:style-name="P40">the <text:span text:style-name="Class_20_Variables">left</text:span> method of the <text:span text:style-name="Class_20_Variables">left</text:span> method of the <text:span text:style-name="Class_20_Variables">$node</text:span> parameter is called and the result is sent to the <text:span text:style-name="Class_20_Variables">isRed</text:span> method. <text:s/>If the result returned is false,</text:p>
      <text:p text:style-name="P40"/>
      <text:p text:style-name="P46">the <text:span text:style-name="Class_20_Variables">$node</text:span> parameter is passed to the <text:span text:style-name="Class_20_Variables">moveRedLeft</text:span> method and the returned result is assigned to the <text:span text:style-name="Class_20_Variables">$node</text:span> parameter.</text:p>
      <text:p text:style-name="P30"/>
      <text:p text:style-name="P39">The result of calling the <text:span text:style-name="Class_20_Variables">left</text:span> method of the <text:span text:style-name="Class_20_Variables">$node</text:span> parameter, and the <text:span text:style-name="Class_20_Variables">$keyNode</text:span> parameter, are passed to the <text:span text:style-name="Class_20_Variables">deleteNode</text:span> method. <text:s/>The result returned from the <text:span text:style-name="Class_20_Variables">deleteNode</text:span> method is passed to the <text:span text:style-name="Class_20_Variables">left</text:span> method of the <text:span text:style-name="Class_20_Variables">$node</text:span> parameter.</text:p>
      <text:p text:style-name="P39"/>
      <text:p text:style-name="Method_20_Body">Otherwise,</text:p>
      <text:p text:style-name="Method_20_Body"/>
      <text:p text:style-name="P38">The <text:span text:style-name="Class_20_Variables">left</text:span> method of the <text:span text:style-name="Class_20_Variables">$node</text:span> parameter is called and the returned result is sent to the <text:span text:style-name="Class_20_Variables">isRed</text:span> method. <text:s/>If the result returned by <text:span text:style-name="Class_20_Variables">isRed</text:span> is true, the <text:span text:style-name="Class_20_Variables">$node </text:span>parameter is passed to the <text:span text:style-name="Class_20_Variables">rotateRight</text:span> method, and the returned result is assigned to the <text:soft-page-break/><text:span text:style-name="Class_20_Variables">$node</text:span> parameter.</text:p>
      <text:p text:style-name="P38"/>
      <text:p text:style-name="P38">The <text:span text:style-name="Class_20_Variables">$keyNode</text:span> parameter is passed to the <text:span text:style-name="Class_20_Variables">compare</text:span> method of the <text:span text:style-name="Class_20_Variables">$node</text:span> parameter. <text:s/>If the returned result is equal to 0,</text:p>
      <text:p text:style-name="P38"/>
      <text:p text:style-name="P40">If the result returned from calling the <text:span text:style-name="Class_20_Variables">right</text:span> method of the <text:span text:style-name="Class_20_Variables">$node</text:span> parameter is null,</text:p>
      <text:p text:style-name="P40"/>
      <text:p text:style-name="P46">a null value is returned.</text:p>
      <text:p text:style-name="P46"/>
      <text:p text:style-name="P38">The <text:span text:style-name="Class_20_Variables">right</text:span> method of the <text:span text:style-name="Class_20_Variables">$node</text:span> parameter is called and the result returned is sent to the <text:span text:style-name="Class_20_Variables">isRed</text:span> method. <text:s/>If the result returned by <text:span text:style-name="Class_20_Variables">isRed</text:span> is false,</text:p>
      <text:p text:style-name="P38"/>
      <text:p text:style-name="P40">If</text:p>
      <text:p text:style-name="P40"/>
      <text:p text:style-name="P46">The result of calling the <text:span text:style-name="Class_20_Variables">right</text:span> method of the <text:span text:style-name="Class_20_Variables">$node </text:span>parameter is not null,</text:p>
      <text:p text:style-name="P46"/>
      <text:p text:style-name="P43">and</text:p>
      <text:p text:style-name="P40"/>
      <text:p text:style-name="P46">The <text:span text:style-name="Class_20_Variables">left</text:span> method of the <text:span text:style-name="Class_20_Variables">right</text:span> method of the <text:span text:style-name="Class_20_Variables">$node</text:span> parameter is called and the result is sent to the <text:span text:style-name="Class_20_Variables">isRed</text:span> method. <text:s/>If the result returned is false,</text:p>
      <text:p text:style-name="P46"/>
      <text:p text:style-name="P145">The result of passing the <text:span text:style-name="Class_20_Variables">$node</text:span> parameter to the <text:span text:style-name="Class_20_Variables">moveRedRight</text:span> method is assigned to the <text:span text:style-name="Class_20_Variables">$node</text:span> parameter.</text:p>
      <text:p text:style-name="P145"/>
      <text:p text:style-name="P38">The <text:span text:style-name="Class_20_Variables">$keyNode</text:span> parameter is passed to the <text:span text:style-name="Class_20_Variables">compare</text:span> method of the <text:span text:style-name="Class_20_Variables">$node</text:span> parameter. <text:s/>If the returned result is equal to 0,</text:p>
      <text:p text:style-name="P38"/>
      <text:p text:style-name="P40">The <text:span text:style-name="Class_20_Variables">right</text:span> method of the <text:span text:style-name="Class_20_Variables">$node</text:span> parameter is called and the result returned is sent to the <text:span text:style-name="Class_20_Variables">leaf</text:span> method. <text:s/>The result returned by <text:span text:style-name="Class_20_Variables">leaf</text:span> is assigned to the <text:span text:style-name="Class_20_Variables">$leafNode</text:span> method variable;</text:p>
      <text:p text:style-name="P40"/>
      <text:p text:style-name="P40">The <text:span text:style-name="Class_20_Variables">data</text:span> method of the <text:span text:style-name="Class_20_Variables">$leafNode</text:span> method variable is called and the result is passed to the <text:span text:style-name="Class_20_Variables">data</text:span> method of the <text:span text:style-name="Class_20_Variables">$node</text:span> parameter;</text:p>
      <text:p text:style-name="P40"/>
      <text:p text:style-name="P40">The <text:span text:style-name="Class_20_Variables">key</text:span> method of the <text:span text:style-name="Class_20_Variables">$leafNode</text:span> method variable is called and the result is passed to the <text:span text:style-name="Class_20_Variables">key</text:span> method of the <text:span text:style-name="Class_20_Variables">$node</text:span> parameter;</text:p>
      <text:p text:style-name="P40"/>
      <text:p text:style-name="P40">The <text:span text:style-name="Class_20_Variables">right</text:span> method of the <text:span text:style-name="Class_20_Variables">$node</text:span> parameter is called and the result returned is sent to the <text:span text:style-name="Class_20_Variables">deleteMinNode</text:span> method. <text:s/>The result returned by <text:span text:style-name="Class_20_Variables">deleteMinNode</text:span> is passed to the <text:span text:style-name="Class_20_Variables">right</text:span> method of the <text:span text:style-name="Class_20_Variables">$node</text:span> parameter.</text:p>
      <text:p text:style-name="P40"/>
      <text:p text:style-name="P38">Otherwise,</text:p>
      <text:p text:style-name="P38"/>
      <text:p text:style-name="P41">The result of calling the <text:span text:style-name="Class_20_Variables">right</text:span> method of the <text:span text:style-name="Class_20_Variables">$node</text:span> parameter, and the <text:span text:style-name="Class_20_Variables">$keyNode</text:span> parameter, are passed to the <text:span text:style-name="Class_20_Variables">deleteNode</text:span> method. <text:s/>The result returned from the <text:span text:style-name="Class_20_Variables">deleteNode</text:span> method is passed to the <text:span text:style-name="Class_20_Variables">right</text:span> method of the <text:span text:style-name="Class_20_Variables">$node</text:span> parameter.</text:p>
      <text:p text:style-name="P39"><text:soft-page-break/></text:p>
      <text:p text:style-name="Method_20_Body">If the <text:span text:style-name="Class_20_Variables">$nodes</text:span> class property is greater than 0, it is decremented.</text:p>
      <text:p text:style-name="Method_20_Body"/>
      <text:p text:style-name="Method_20_Body">The <text:span text:style-name="Class_20_Variables">$node</text:span> and a true value (<text:span text:style-name="Class_20_Variables">$deleting</text:span>) is passed to the <text:span text:style-name="Class_20_Variables">fixUp</text:span> method and the result is returned as the root node.</text:p>
      <text:p text:style-name="Method_20_Body"/>
      <text:p text:style-name="Method_20_Body"/>
      <text:h text:style-name="P153" text:outline-level="5"><text:bookmark-start text:name="__get"/>__get<text:bookmark-end text:name="__get"/></text:h>
      <text:p text:style-name="Method_20_Body"/>
      <text:p text:style-name="Method_20_Body">Override the default routine to get the data from the given key.</text:p>
      <text:p text:style-name="P109"/>
      <text:p text:style-name="P79">Algorithm</text:p>
      <text:p text:style-name="P79"/>
      <text:list xml:id="list173539165820211" text:continue-list="list173539068758360" text:style-name="L2">
        <text:list-item text:start-value="1">
          <text:p text:style-name="P221">Accept the parameter <text:span text:style-name="T62">key</text:span> <text:span text:style-name="T82">as the key to search for in the current root</text:span>;</text:p>
        </text:list-item>
        <text:list-item>
          <text:p text:style-name="P302">pass the parameter <text:span text:style-name="T62">key</text:span> to the <text:span text:style-name="T27">search</text:span> class method <text:span text:style-name="T105">and assign the result to the </text:span><text:span text:style-name="T62">node</text:span><text:span text:style-name="T105"> method property</text:span>;</text:p>
        </text:list-item>
        <text:list-item>
          <text:p text:style-name="P308">if the <text:span text:style-name="T38">node</text:span> parameter is null, <text:span text:style-name="T76">return the </text:span><text:span text:style-name="T38">node</text:span><text:span text:style-name="T76"> parameter</text:span>;</text:p>
        </text:list-item>
        <text:list-item>
          <text:p text:style-name="P308"><text:span text:style-name="T105">exit and return</text:span> <text:span text:style-name="T105">the value of the </text:span><text:span text:style-name="T62">data</text:span><text:span text:style-name="T105"> property of </text:span>the <text:span text:style-name="T38">node</text:span> parameter.</text:p>
          <text:p text:style-name="P221"/>
        </text:list-item>
      </text:list>
      <text:p text:style-name="P79">Implementation</text:p>
      <text:p text:style-name="P135"/>
      <text:p text:style-name="P345">/**</text:p>
      <text:p text:style-name="P25"><text:s/>* __get</text:p>
      <text:p text:style-name="P25"><text:s/>*</text:p>
      <text:p text:style-name="P25"><text:s/>* Override the default routine to get the data from the given key</text:p>
      <text:p text:style-name="P25"><text:s/>* <text:span text:style-name="T2">@param</text:span> string $key = key to get</text:p>
      <text:p text:style-name="P25"><text:s/>* <text:span text:style-name="T2">@return</text:span> mixed $data</text:p>
      <text:p text:style-name="P25"><text:s/>*/</text:p>
      <text:p text:style-name="P25">public function __get($key)</text:p>
      <text:p text:style-name="P25">{</text:p>
      <text:p text:style-name="P25"><text:tab/>if (! $node = $this-&gt;search($key))</text:p>
      <text:p text:style-name="P25"><text:tab/>{</text:p>
      <text:p text:style-name="P25"><text:tab/><text:tab/>return null;</text:p>
      <text:p text:style-name="P25"><text:tab/>}</text:p>
      <text:p text:style-name="P25"/>
      <text:p text:style-name="P25"><text:tab/>return $node-&gt;data();</text:p>
      <text:p text:style-name="P25">}</text:p>
      <text:p text:style-name="P79"/>
      <text:p text:style-name="P79">Narrative</text:p>
      <text:p text:style-name="P109"/>
      <text:p text:style-name="P109">The <text:span text:style-name="T2">__get</text:span> method expects a single, mandatory parameter:</text:p>
      <text:p text:style-name="Method_20_Body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32">Properties</text:p>
          </table:table-cell>
          <table:table-cell table:style-name="Table30.B1" office:value-type="string">
            <text:p text:style-name="P32">Description</text:p>
          </table:table-cell>
        </table:table-row>
        <table:table-row>
          <table:table-cell table:style-name="Table30.A2" office:value-type="string">
            <text:p text:style-name="P35">$key</text:p>
          </table:table-cell>
          <table:table-cell table:style-name="Table30.B2" office:value-type="string">
            <text:p text:style-name="P4">The key to get.</text:p>
          </table:table-cell>
        </table:table-row>
      </table:table>
      <text:p text:style-name="Method_20_Body"/>
      <text:p text:style-name="Method_20_Body">The <text:span text:style-name="Class_20_Variables">$key</text:span> parameter is passed to the <text:span text:style-name="Class_20_Variables">search</text:span> method and the result is assigned to the <text:span text:style-name="Class_20_Variables">$node</text:span> method variable. <text:s/></text:p>
      <text:p text:style-name="Method_20_Body"/>
      <text:p text:style-name="Method_20_Body">If the <text:span text:style-name="Class_20_Variables">$node</text:span> method variable evaluates to false, a null value is returned.</text:p>
      <text:p text:style-name="Method_20_Body"/>
      <text:p text:style-name="Method_20_Body">The <text:span text:style-name="Class_20_Variables">data</text:span> method of the <text:span text:style-name="Class_20_Variables">$node</text:span> parameter is called to get the <text:span text:style-name="Class_20_Variables">$key</text:span> node value, and the result is returned.</text:p>
      <text:p text:style-name="Method_20_Body"/>
      <text:p text:style-name="Method_20_Body"/>
      <text:h text:style-name="P153" text:outline-level="5"><text:bookmark-start text:name="__set"/>__set<text:bookmark-end text:name="__set"/></text:h>
      <text:p text:style-name="Method_20_Body"/>
      <text:p text:style-name="Method_20_Body">Override default routine to set the given data in the provided key.</text:p>
      <text:p text:style-name="P110"/>
      <text:p text:style-name="P80">Algorithm</text:p>
      <text:p text:style-name="P80"/>
      <text:list xml:id="list173540435803851" text:continue-list="list173539165820211" text:style-name="L2">
        <text:list-item text:start-value="1">
          <text:p text:style-name="P222">Accept the parameter <text:span text:style-name="T62">key</text:span> <text:span text:style-name="T82">as the key to set for in the current root and data as the value the key</text:span>;</text:p>
        </text:list-item>
        <text:list-item>
          <text:p text:style-name="P303">pass the parameter<text:span text:style-name="T106">s</text:span> <text:span text:style-name="T62">key</text:span> <text:span text:style-name="T106">and data, along with a true flag to indicating the key should be created/updated, </text:span>to the <text:span text:style-name="T27">search</text:span> class method;</text:p>
        </text:list-item>
        <text:list-item>
          <text:p text:style-name="P309"><text:span text:style-name="T105">exit</text:span>.</text:p>
          <text:p text:style-name="P222"/>
        </text:list-item>
      </text:list>
      <text:p text:style-name="P80">Implementation</text:p>
      <text:p text:style-name="P136"/>
      <text:p text:style-name="P346">/**</text:p>
      <text:p text:style-name="P25"><text:s/>* __set</text:p>
      <text:p text:style-name="P25"><text:s/>*</text:p>
      <text:p text:style-name="P25"><text:s/>* Override default routine to set the given data in the provided key</text:p>
      <text:p text:style-name="P25"><text:s/>* <text:span text:style-name="T2">@param</text:span> string $key = the node key to set</text:p>
      <text:p text:style-name="P25"><text:s/>* <text:span text:style-name="T2">@param</text:span> mixed $data = data to add to the node</text:p>
      <text:p text:style-name="P25"><text:s/>*/</text:p>
      <text:p text:style-name="P25">public function __set($key, $data)</text:p>
      <text:p text:style-name="P25">{</text:p>
      <text:p text:style-name="P25"><text:tab/>$this-&gt;search($key, $data, true);</text:p>
      <text:p text:style-name="P25">}</text:p>
      <text:p text:style-name="P182"/>
      <text:p text:style-name="P182">Narrative</text:p>
      <text:p text:style-name="P140"/>
      <text:p text:style-name="P140">The <text:span text:style-name="T2">__set</text:span> method expects two, mandatory parameters:</text:p>
      <text:p text:style-name="Method_20_Body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32">Properties</text:p>
          </table:table-cell>
          <table:table-cell table:style-name="Table31.B1" office:value-type="string">
            <text:p text:style-name="P32">Description</text:p>
          </table:table-cell>
        </table:table-row>
        <table:table-row>
          <table:table-cell table:style-name="Table31.A2" office:value-type="string">
            <text:p text:style-name="P35">$key</text:p>
          </table:table-cell>
          <table:table-cell table:style-name="Table31.B3" office:value-type="string">
            <text:p text:style-name="P4">The key to be set..</text:p>
          </table:table-cell>
        </table:table-row>
        <table:table-row>
          <table:table-cell table:style-name="Table31.A2" office:value-type="string">
            <text:p text:style-name="P35">$data</text:p>
          </table:table-cell>
          <table:table-cell table:style-name="Table31.B3" office:value-type="string">
            <text:p text:style-name="P2">The data to set the key to.</text:p>
          </table:table-cell>
        </table:table-row>
      </table:table>
      <text:p text:style-name="Method_20_Body"/>
      <text:p text:style-name="Method_20_Body">The <text:span text:style-name="Class_20_Variables">$key</text:span> and <text:span text:style-name="Class_20_Variables">$data</text:span> parameters, along with a true value (<text:span text:style-name="Class_20_Variables">$okayToAdd</text:span>), is passed to the <text:span text:style-name="Class_20_Variables">search</text:span> method to be added to the tree, or update a current element.</text:p>
      <text:p text:style-name="Method_20_Body"/>
      <text:p text:style-name="Method_20_Body"/>
      <text:h text:style-name="P153" text:outline-level="5"><text:bookmark-start text:name="__toString"/>__toString<text:bookmark-end text:name="__toString"/></text:h>
      <text:p text:style-name="Method_20_Body"><text:s/></text:p>
      <text:p text:style-name="Method_20_Body">Return a printable buffer containing a representation of the tree structure.</text:p>
      <text:p text:style-name="Method_20_Body"/>
      <text:p text:style-name="P25">/**</text:p>
      <text:p text:style-name="P25"><text:s/>* __toString</text:p>
      <text:p text:style-name="P25"><text:s/>*</text:p>
      <text:p text:style-name="P25"><text:s/>* return a printable buffer containing a representation of the tree structure</text:p>
      <text:p text:style-name="P25"><text:s/>* <text:span text:style-name="T2">@return</text:span> string $buffer</text:p>
      <text:p text:style-name="P25"><text:s/>*/</text:p>
      <text:p text:style-name="P25">public function __toString()</text:p>
      <text:p text:style-name="P25">{</text:p>
      <text:p text:style-name="P25"><text:tab/>$buffer = sprintf("\n\tRoot = %s\n", </text:p>
      <text:p text:style-name="P25"><text:tab/><text:tab/><text:tab/><text:tab/>($this-&gt;root == null) ? 'null' : $this-&gt;root-&gt;key());</text:p>
      <text:p text:style-name="P25"><text:tab/>$nodenumber = 0;</text:p>
      <text:p text:style-name="P25"><text:tab/>$class = get_class();</text:p>
      <text:p text:style-name="P25"><text:tab/>$classStack = self::STACKNAME;</text:p>
      <text:p text:style-name="P25"/>
      <text:p text:style-name="P25"><text:tab/>foreach($this as $key =&gt; $data)</text:p>
      <text:p text:style-name="P25"><text:tab/>{</text:p>
      <text:p text:style-name="P25"><text:tab/><text:tab/>$node = $this-&gt;currentNode();</text:p>
      <text:p text:style-name="P25"><text:tab/><text:tab/>$nodenumber++;</text:p>
      <text:p text:style-name="P25"><text:tab/><text:tab/></text:p>
      <text:p text:style-name="P25"><text:tab/><text:tab/>if (is_a($data, $class))</text:p>
      <text:p text:style-name="P25"><text:tab/><text:tab/>{</text:p>
      <text:p text:style-name="P25"><text:tab/><text:tab/><text:tab/>$isClass = true;</text:p>
      <text:p text:style-name="P25"><text:tab/><text:tab/><text:tab/>$keyValue = $class;</text:p>
      <text:p text:style-name="P25"><text:tab/><text:tab/>}</text:p>
      <text:p text:style-name="P25"><text:tab/><text:tab/>elseif (is_a($data, $classStack))</text:p>
      <text:p text:style-name="P25"><text:tab/><text:tab/>{</text:p>
      <text:p text:style-name="P25"><text:tab/><text:tab/><text:tab/>$isClass = true;</text:p>
      <text:p text:style-name="P25"><text:tab/><text:tab/><text:tab/>$keyValue = $classStack;</text:p>
      <text:p text:style-name="P25"><text:tab/><text:tab/>}</text:p>
      <text:p text:style-name="P25"><text:tab/><text:tab/>else</text:p>
      <text:p text:style-name="P25"><text:tab/><text:tab/>{</text:p>
      <text:p text:style-name="Method_20_Code_20_Listing"><text:span text:style-name="T64"><text:tab/></text:span><text:span text:style-name="T66"><text:tab/><text:tab/>$isClass = false;</text:span></text:p>
      <text:p text:style-name="P25"><text:tab/><text:tab/><text:tab/>if (strtolower($key) == 'password')</text:p>
      <text:p text:style-name="P25"><text:tab/><text:tab/><text:tab/>{</text:p>
      <text:p text:style-name="P25"><text:tab/><text:tab/><text:tab/><text:tab/>$keyValue = str_repeat('*', strlen($data));</text:p>
      <text:p text:style-name="P25"><text:tab/><text:tab/><text:tab/>}</text:p>
      <text:p text:style-name="P25"><text:tab/><text:tab/><text:tab/>else</text:p>
      <text:p text:style-name="P25"><text:tab/><text:tab/><text:tab/>{</text:p>
      <text:p text:style-name="P25"><text:tab/><text:tab/><text:tab/><text:tab/>$keyValue = $data;</text:p>
      <text:p text:style-name="P25"><text:tab/><text:tab/><text:tab/>}</text:p>
      <text:p text:style-name="P25"><text:tab/><text:tab/>}</text:p>
      <text:p text:style-name="P25"/>
      <text:p text:style-name="Method_20_Code_20_Listing"><text:tab/><text:tab/>$buffer .= sprintf("\t% 2u - %s = %s, left = %s, “ .</text:p>
      <text:p text:style-name="P25"><text:tab/><text:tab/><text:tab/><text:tab/><text:tab/>“right = %s, flag = %s\n",</text:p>
      <text:p text:style-name="P25"><text:s text:c="4"/><text:tab/><text:tab/> <text:s text:c="14"/><text:tab/>$nodenumber,</text:p>
      <text:p text:style-name="P25"><text:s text:c="8"/><text:tab/><text:tab/> <text:s text:c="10"/><text:tab/>$key,</text:p>
      <text:p text:style-name="P25"><text:s text:c="12"/><text:tab/><text:tab/> <text:s text:c="6"/><text:tab/>$keyValue,</text:p>
      <text:p text:style-name="P25"><text:s text:c="12"/><text:tab/> <text:s text:c="3"/><text:tab/> <text:s text:c="2"/><text:tab/><text:tab/>(($node-&gt;left() === null) ? </text:p>
      <text:p text:style-name="P25"><text:tab/><text:tab/><text:tab/><text:tab/><text:tab/><text:tab/>'null' : $node-&gt;left()-&gt;key()),</text:p>
      <text:p text:style-name="P25"><text:s text:c="12"/><text:tab/> <text:s text:c="3"/><text:tab/> <text:s text:c="2"/><text:tab/><text:tab/>(($node-&gt;right() === null) ? </text:p>
      <text:p text:style-name="P25"><text:tab/><text:tab/><text:tab/><text:tab/><text:tab/><text:tab/>'null' : $node-&gt;right()-&gt;key()),</text:p>
      <text:p text:style-name="P25"><text:s text:c="8"/><text:tab/> <text:s text:c="7"/><text:tab/> <text:s text:c="2"/><text:tab/>($node-&gt;flag() ? 'RED' : 'BLACK'));</text:p>
      <text:p text:style-name="P25"/>
      <text:p text:style-name="P25"><text:s/></text:p>
      <text:p text:style-name="P44"><text:s text:c="3"/><text:tab/><text:tab/>if (isClass)</text:p>
      <text:p text:style-name="P25"><text:s text:c="4"/><text:tab/><text:tab/>{</text:p>
      <text:p text:style-name="P25"><text:tab/> <text:s text:c="3"/><text:tab/><text:tab/>$buffer .= $this-&gt;bufferSubTree(explode("\n", $keyValue));</text:p>
      <text:p text:style-name="P25"><text:tab/> <text:s text:c="3"/><text:tab/>}</text:p>
      <text:p text:style-name="P25"><text:tab/>}</text:p>
      <text:p text:style-name="P25"/>
      <text:p text:style-name="P25"><text:tab/>return $buffer;</text:p>
      <text:p text:style-name="P25">}</text:p>
      <text:p text:style-name="P182"/>
      <text:p text:style-name="P182">Narrative</text:p>
      <text:p text:style-name="P140"/>
      <text:p text:style-name="P140">The <text:span text:style-name="Class_20_Variables">$buffer</text:span> method variable is initialized to an appropriate title string.</text:p>
      <text:p text:style-name="Method_20_Body"/>
      <text:p text:style-name="Method_20_Body">The <text:span text:style-name="Class_20_Variables">$nodeNumber</text:span> is initialized to 0.</text:p>
      <text:p text:style-name="Method_20_Body"/>
      <text:p text:style-name="Method_20_Body">The <text:span text:style-name="Class_20_Variables">$class</text:span> method variable is set to the class name by calling the PHP <text:span text:style-name="Class_20_Variables">get_class</text:span> function, and assigning the result to the <text:span text:style-name="Class_20_Variables">$class</text:span> method.</text:p>
      <text:p text:style-name="Method_20_Body"/>
      <text:p text:style-name="Method_20_Body">The <text:span text:style-name="Class_20_Variables">$classStack</text:span> method variable is set to the <text:span text:style-name="Class_20_Variables">STACKNAME</text:span> class constant.</text:p>
      <text:p text:style-name="Method_20_Body"/>
      <text:p text:style-name="Method_20_Body">A control loop is entered to iterate each class property as a <text:span text:style-name="Class_20_Variables">$key</text:span> and a <text:span text:style-name="Class_20_Variables">$data</text:span> method variable.</text:p>
      <text:p text:style-name="Method_20_Body"/>
      <text:p text:style-name="P38">The <text:span text:style-name="Class_20_Variables">currentNode</text:span> method is called and the result is assigned to the <text:span text:style-name="Class_20_Variables">$node</text:span> parameter;</text:p>
      <text:p text:style-name="P38"/>
      <text:p text:style-name="P38">The <text:span text:style-name="Class_20_Variables">$nodeNumber</text:span> method variable is incremented;</text:p>
      <text:p text:style-name="P38"/>
      <text:p text:style-name="P38">The <text:span text:style-name="Class_20_Variables">$data</text:span> and <text:span text:style-name="Class_20_Variables">$class</text:span> method variables are passed to the PHP <text:span text:style-name="T2">is_a</text:span> function to determine if the <text:span text:style-name="Class_20_Variables">$data</text:span> variable is a descendant of the <text:span text:style-name="Class_20_Variables">$class</text:span> method variable. <text:s/>If the result is true,</text:p>
      <text:p text:style-name="P38"/>
      <text:p text:style-name="P40">the <text:span text:style-name="Class_20_Variables">$keyValue</text:span> method variable is assigned the <text:span text:style-name="Class_20_Variables">$class</text:span> method variable;</text:p>
      <text:p text:style-name="P40"/>
      <text:p text:style-name="P40">the $isClass method variable is set to true.</text:p>
      <text:p text:style-name="P40"/>
      <text:p text:style-name="P38">Otherwise, the <text:span text:style-name="Class_20_Variables">$data</text:span> and <text:span text:style-name="Class_20_Variables">$classStack</text:span> method variables are passed to the PHP <text:span text:style-name="T2">is_a</text:span> function to determine if the <text:span text:style-name="Class_20_Variables">$data</text:span> method variable is a descendant of the <text:span text:style-name="Class_20_Variables">$classStack</text:span> method variable. <text:s/>If the result is true,</text:p>
      <text:p text:style-name="P38"/>
      <text:p text:style-name="P40">the <text:span text:style-name="Class_20_Variables">$keyValue</text:span> method variable is assigned the <text:span text:style-name="Class_20_Variables">$classStack</text:span> method variable;</text:p>
      <text:p text:style-name="P40"/>
      <text:p text:style-name="P40">the $isClass method variable is set to true.</text:p>
      <text:p text:style-name="P38"/>
      <text:p text:style-name="P38">Otherwise,</text:p>
      <text:p text:style-name="P38"/>
      <text:p text:style-name="P40">the $isClass method variable is set to false;</text:p>
      <text:p text:style-name="P40"/>
      <text:p text:style-name="P40">if the <text:span text:style-name="Class_20_Variables">$key</text:span> method variable is equal to the string '<text:span text:style-name="T37">password</text:span>', </text:p>
      <text:p text:style-name="P40"/>
      <text:p text:style-name="P46">the <text:span text:style-name="Class_20_Variables">$keyValue</text:span> is set to a string of '<text:span text:style-name="Class_20_Variables">*</text:span>' characters, for the length of the <text:soft-page-break/><text:span text:style-name="Class_20_Variables">$key </text:span>method variable by calling the PHP <text:span text:style-name="Class_20_Variables">str_repeat</text:span> function;</text:p>
      <text:p text:style-name="P40"/>
      <text:p text:style-name="P40">Otherwise,</text:p>
      <text:p text:style-name="P40"/>
      <text:p text:style-name="P46">the <text:span text:style-name="Class_20_Variables">$keyValue</text:span> method variable is assigned the <text:span text:style-name="Class_20_Variables">$data</text:span> method variable.</text:p>
      <text:p text:style-name="P38"/>
      <text:p text:style-name="P38">An appropriate message formed from the values in the <text:span text:style-name="Class_20_Variables">$key</text:span>, <text:span text:style-name="Class_20_Variables">$keyValue</text:span>, <text:span text:style-name="Class_20_Variables">$nodeNumber</text:span> and <text:span text:style-name="Class_20_Variables">$node</text:span> method variables is appended to the <text:span text:style-name="Class_20_Variables">$buffer</text:span> method variable;</text:p>
      <text:p text:style-name="P38"/>
      <text:p text:style-name="P38">If the <text:span text:style-name="Class_20_Variables">$isClass</text:span> method variable is true, the <text:span text:style-name="Class_20_Variables">$keyValue</text:span> method variable is is formatted for an appropriate output and the result is appended to the <text:span text:style-name="Class_20_Variables">$buffer</text:span> method variable.</text:p>
      <text:p text:style-name="P38"/>
      <text:p text:style-name="Method_20_Body">The <text:span text:style-name="Class_20_Variables">$buffer</text:span> method variable is returned.</text:p>
      <text:p text:style-name="Method_20_Body"/>
      <text:p text:style-name="Method_20_Body"/>
      <text:h text:style-name="P152" text:outline-level="3">Source Listing</text:h>
      <text:p text:style-name="Coding_20_Body"/>
      <text:p text:style-name="P31">&lt;?php</text:p>
      <text:p text:style-name="P31">namespace Library;</text:p>
      <text:p text:style-name="P31">use Library\Error;</text:p>
      <text:p text:style-name="P31"/>
      <text:p text:style-name="P31">/*</text:p>
      <text:p text:style-name="P31"><text:s/>* <text:tab/><text:tab/>LLRBTree is copyright © 2012. EarthWalk Software.</text:p>
      <text:p text:style-name="P31"><text:s/>* <text:tab/><text:tab/>Licensed under the Academic Free License version 3.0</text:p>
      <text:p text:style-name="P31"><text:s/>* <text:tab/><text:tab/>Refer to the file named License.txt provided with the source, </text:p>
      <text:p text:style-name="P31"><text:s/>* <text:tab/><text:tab/> <text:s text:c="2"/>or from http://opensource.org/licenses/academic.php</text:p>
      <text:p text:style-name="P31"><text:s/>*/</text:p>
      <text:p text:style-name="P31">/**</text:p>
      <text:p text:style-name="P31"><text:s/>*</text:p>
      <text:p text:style-name="P31"><text:s/>* LLRBTree (Left Leaning Red Black Tree).</text:p>
      <text:p text:style-name="P31"><text:s/>*</text:p>
      <text:p text:style-name="P31"><text:s/>* LLRBTree implements the bTree abstract class to create a LLRB Tree container (object).</text:p>
      <text:p text:style-name="P31"><text:s/>* <text:span text:style-name="T2">@author</text:span> Jay Wheeler.</text:p>
      <text:p text:style-name="P31"><text:s/>* <text:span text:style-name="T2">@version</text:span> 1.0</text:p>
      <text:p text:style-name="P31"><text:s/>* <text:span text:style-name="T2">@copyright</text:span> © 2012. EarthWalk Software.</text:p>
      <text:p text:style-name="P31"><text:s/>* <text:span text:style-name="T2">@license</text:span> Licensed under the Academic Free License version 3.0.</text:p>
      <text:p text:style-name="P31"><text:s/>* <text:span text:style-name="T2">@package</text:span> Library</text:p>
      <text:p text:style-name="P31"><text:s/>* <text:span text:style-name="T2">@subpackage</text:span> LLRBTree.</text:p>
      <text:p text:style-name="P31"><text:s/>*/</text:p>
      <text:p text:style-name="P31">class LLRBTree extends LLRBTree\bTree</text:p>
      <text:p text:style-name="P31">{</text:p>
      <text:p text:style-name="P31"><text:tab/>/**</text:p>
      <text:p text:style-name="P31"><text:tab/> * STACKNAME</text:p>
      <text:p text:style-name="P31"><text:tab/> *</text:p>
      <text:p text:style-name="P31"><text:tab/> * name of the LLRBTree\Stack class</text:p>
      <text:p text:style-name="P31"><text:tab/> * <text:span text:style-name="T2">@var</text:span> string STACKNAME</text:p>
      <text:p text:style-name="P31"><text:tab/> */</text:p>
      <text:p text:style-name="P31"><text:tab/>const<text:tab/>STACKNAME = 'LLRBTree\Stack';</text:p>
      <text:p text:style-name="P31"/>
      <text:p text:style-name="P31"><text:tab/>/**</text:p>
      <text:p text:style-name="P31"><text:tab/> * keyNode</text:p>
      <text:p text:style-name="P31"><text:tab/> *</text:p>
      <text:p text:style-name="P31"><text:tab/> * A LLRBNode temporary node</text:p>
      <text:p text:style-name="P31"><text:tab/> * <text:span text:style-name="T2">@var</text:span> LLRBNode $keyNode</text:p>
      <text:p text:style-name="P31"><text:tab/> */</text:p>
      <text:p text:style-name="P31"><text:tab/>private $keyNode;</text:p>
      <text:p text:style-name="P31"/>
      <text:p text:style-name="P31"><text:tab/>/**</text:p>
      <text:p text:style-name="P31"><text:tab/> * traversal</text:p>
      <text:p text:style-name="P31"><text:tab/> *</text:p>
      <text:p text:style-name="P31"><text:tab/> * traversal array - is maintained only when enumerating the tree</text:p>
      <text:p text:style-name="P31"><text:tab/> * <text:span text:style-name="T2">@var</text:span> array $traversal</text:p>
      <text:p text:style-name="P31"><text:tab/> */</text:p>
      <text:p text:style-name="P31"><text:tab/>protected $traversal;</text:p>
      <text:p text:style-name="P31"/>
      <text:p text:style-name="P31"><text:tab/>/**</text:p>
      <text:p text:style-name="P31"><text:tab/> * __construct.</text:p>
      <text:p text:style-name="P31"><text:tab/> *</text:p>
      <text:p text:style-name="P31"><text:tab/> * Class constructor.</text:p>
      <text:p text:style-name="P31"><text:tab/> */</text:p>
      <text:p text:style-name="P31"><text:tab/>public function __construct()</text:p>
      <text:p text:style-name="P31"><text:tab/>{</text:p>
      <text:p text:style-name="P31"><text:tab/><text:tab/>parent::__construct();</text:p>
      <text:p text:style-name="P31"><text:tab/><text:tab/>$this-&gt;keyNode = null;</text:p>
      <text:p text:style-name="P31"><text:tab/><text:tab/>$this-&gt;traversal = array();</text:p>
      <text:p text:style-name="P31"><text:tab/>}</text:p>
      <text:p text:style-name="P31"><text:soft-page-break/></text:p>
      <text:p text:style-name="P31"><text:tab/>/**</text:p>
      <text:p text:style-name="P31"><text:tab/> * __destruct.</text:p>
      <text:p text:style-name="P31"><text:tab/> *</text:p>
      <text:p text:style-name="P31"><text:tab/> * Class destructor.</text:p>
      <text:p text:style-name="P31"><text:tab/> */</text:p>
      <text:p text:style-name="P31"><text:tab/>public function __destruct()</text:p>
      <text:p text:style-name="P31"><text:tab/>{</text:p>
      <text:p text:style-name="P31"><text:tab/><text:tab/>parent::__destruct();</text:p>
      <text:p text:style-name="P31"><text:tab/><text:tab/>unset($this-&gt;keyNode);</text:p>
      <text:p text:style-name="P31"><text:tab/>}</text:p>
      <text:p text:style-name="P31"/>
      <text:p text:style-name="P31"><text:tab/>/**</text:p>
      <text:p text:style-name="P31"><text:tab/> * search.</text:p>
      <text:p text:style-name="P31"><text:tab/> *</text:p>
      <text:p text:style-name="P31"><text:tab/> * lookup a key in the tree.</text:p>
      <text:p text:style-name="P31"><text:tab/> * <text:span text:style-name="T2">@param</text:span> $key is the key to lookup in the tree.</text:p>
      <text:p text:style-name="P31"><text:tab/> * <text:span text:style-name="T2">@param</text:span> $data is the value to store in the key-ed node.</text:p>
      <text:p text:style-name="P31"><text:tab/> * <text:span text:style-name="T2">@param</text:span> $okayToAdd = true to add unfound node, false to return null if not found.</text:p>
      <text:p text:style-name="P31"><text:tab/> * <text:span text:style-name="T2">@return</text:span> $node = pointer to the node, null if not found.</text:p>
      <text:p text:style-name="P31"><text:tab/> */</text:p>
      <text:p text:style-name="P31"><text:tab/>public function search($key, $data=null, $okayToAdd=false)</text:p>
      <text:p text:style-name="P31"><text:tab/>{</text:p>
      <text:p text:style-name="P31"><text:tab/><text:tab/>$this-&gt;allocateKeynode($key, $data);</text:p>
      <text:p text:style-name="P31"><text:tab/><text:tab/>$node = $this-&gt;root;</text:p>
      <text:p text:style-name="P31"><text:tab/><text:tab/>while ($node != null)</text:p>
      <text:p text:style-name="P31"><text:tab/><text:tab/>{</text:p>
      <text:p text:style-name="P31"><text:tab/><text:tab/><text:tab/>switch($node-&gt;compare($this-&gt;keyNode))</text:p>
      <text:p text:style-name="P31"><text:tab/><text:tab/><text:tab/>{</text:p>
      <text:p text:style-name="P31"><text:tab/><text:tab/><text:tab/>case 0:</text:p>
      <text:p text:style-name="P31"><text:tab/><text:tab/><text:tab/><text:tab/>return $node;</text:p>
      <text:p text:style-name="P31"/>
      <text:p text:style-name="P31"><text:tab/><text:tab/><text:tab/>case -1:</text:p>
      <text:p text:style-name="P31"><text:tab/><text:tab/><text:tab/><text:tab/>$node = $node-&gt;left();</text:p>
      <text:p text:style-name="P31"><text:tab/><text:tab/><text:tab/><text:tab/>break;</text:p>
      <text:p text:style-name="P31"/>
      <text:p text:style-name="P31"><text:tab/><text:tab/><text:tab/>case 1:</text:p>
      <text:p text:style-name="P31"><text:tab/><text:tab/><text:tab/><text:tab/>$node = $node-&gt;right();</text:p>
      <text:p text:style-name="P31"><text:tab/><text:tab/><text:tab/><text:tab/>break;</text:p>
      <text:p text:style-name="P31"><text:tab/><text:tab/><text:tab/>}</text:p>
      <text:p text:style-name="P31"><text:tab/><text:tab/>}</text:p>
      <text:p text:style-name="P31"/>
      <text:p text:style-name="P31"><text:tab/><text:tab/>if (! $okayToAdd)</text:p>
      <text:p text:style-name="P31"><text:tab/><text:tab/>{</text:p>
      <text:p text:style-name="P31"><text:tab/><text:tab/><text:tab/>return null;</text:p>
      <text:p text:style-name="P31"><text:tab/><text:tab/>}</text:p>
      <text:p text:style-name="P31"/>
      <text:p text:style-name="P31"><text:tab/><text:tab/>return $this-&gt;insert($key, $data);</text:p>
      <text:p text:style-name="P31"><text:tab/>}</text:p>
      <text:p text:style-name="P31"/>
      <text:p text:style-name="P31"/>
      <text:p text:style-name="P45"><text:tab/>/**</text:p>
      <text:p text:style-name="P31"><text:tab/> * insert.</text:p>
      <text:p text:style-name="P31"><text:tab/> *</text:p>
      <text:p text:style-name="P31"><text:tab/> * insert a key node in the tree.</text:p>
      <text:p text:style-name="P31"><text:tab/> * <text:span text:style-name="T2">@param</text:span> $key is the key to add to the tree.</text:p>
      <text:p text:style-name="P31"><text:tab/> * <text:span text:style-name="T2">@param</text:span> $data is the (optional) data to add to the key node.</text:p>
      <text:p text:style-name="P31"><text:tab/> * <text:span text:style-name="T2">@return</text:span> $node = pointer to the inserted key node.</text:p>
      <text:p text:style-name="P31"><text:tab/> */</text:p>
      <text:p text:style-name="P31"><text:tab/>public function insert($key, $data=null)</text:p>
      <text:p text:style-name="P31"><text:tab/>{</text:p>
      <text:p text:style-name="P31"><text:tab/><text:tab/>$this-&gt;allocateKeynode($key, $data);</text:p>
      <text:p text:style-name="P31"><text:tab/><text:tab/>$this-&gt;root = $this-&gt;insertNode($this-&gt;root, $this-&gt;keyNode);</text:p>
      <text:p text:style-name="P31"><text:tab/><text:tab/>if ($this-&gt;root != null)</text:p>
      <text:p text:style-name="P31"><text:tab/><text:tab/>{</text:p>
      <text:p text:style-name="P31"><text:tab/><text:tab/><text:tab/>$this-&gt;root-&gt;flag(LLRBTree\LLRBNode::BLACK);</text:p>
      <text:p text:style-name="P31"><text:tab/><text:tab/>}</text:p>
      <text:p text:style-name="P31"/>
      <text:p text:style-name="P31"><text:tab/><text:tab/>return $this-&gt;search($key);</text:p>
      <text:p text:style-name="P31"><text:tab/>}</text:p>
      <text:p text:style-name="P31"/>
      <text:p text:style-name="P31"><text:tab/>/**</text:p>
      <text:p text:style-name="P31"><text:tab/> * root.</text:p>
      <text:p text:style-name="P31"><text:tab/> *</text:p>
      <text:p text:style-name="P31"><text:tab/> * Return the current tree root.</text:p>
      <text:p text:style-name="P31"><text:tab/> * <text:span text:style-name="T2">@return</text:span> $root = current tree root.</text:p>
      <text:p text:style-name="P31"><text:tab/> */</text:p>
      <text:p text:style-name="P31"><text:tab/>public function root()</text:p>
      <text:p text:style-name="P31"><text:tab/>{</text:p>
      <text:p text:style-name="P31"><text:tab/><text:tab/>return $this-&gt;root;</text:p>
      <text:p text:style-name="P31"><text:tab/>}</text:p>
      <text:p text:style-name="P31"/>
      <text:p text:style-name="P31"><text:tab/>/**</text:p>
      <text:p text:style-name="P31"><text:tab/> * nodes.</text:p>
      <text:p text:style-name="P31"><text:tab/> *</text:p>
      <text:p text:style-name="P31"><text:tab/> * Return the number of unique nodes in the tree.</text:p>
      <text:p text:style-name="P31"><text:tab/> * <text:span text:style-name="T2">@return</text:span> $nodes = count of the unique nodes.</text:p>
      <text:p text:style-name="P31"><text:tab/> */</text:p>
      <text:p text:style-name="P31"><text:tab/>public function nodes()</text:p>
      <text:p text:style-name="P31"><text:tab/>{</text:p>
      <text:p text:style-name="P31"><text:tab/><text:tab/>return $this-&gt;nodes;</text:p>
      <text:p text:style-name="P31"><text:tab/>}</text:p>
      <text:p text:style-name="P31"/>
      <text:p text:style-name="P31"><text:tab/>/**</text:p>
      <text:p text:style-name="P31"><text:tab/> * firstNode.</text:p>
      <text:p text:style-name="P31"><text:tab/> *</text:p>
      <text:p text:style-name="P31"><text:tab/> * Return the first item in the tree (in key order).</text:p>
      <text:p text:style-name="P31"><text:tab/> * <text:span text:style-name="T2">@return</text:span> $node = the first node in the tree, null if the tree is empty.</text:p>
      <text:p text:style-name="P31"><text:tab/> */</text:p>
      <text:p text:style-name="P31"><text:tab/>public function firstNode()</text:p>
      <text:p text:style-name="P31"><text:tab/>{</text:p>
      <text:p text:style-name="P31"><text:tab/><text:tab/>$this-&gt;traversal = array();</text:p>
      <text:p text:style-name="P31"><text:tab/><text:tab/>$this-&gt;current = $this-&gt;traverseBranch($this-&gt;root);</text:p>
      <text:p text:style-name="P31"><text:tab/><text:tab/>return $this-&gt;current;</text:p>
      <text:p text:style-name="P31"><text:tab/>}</text:p>
      <text:p text:style-name="P31"/>
      <text:p text:style-name="P31"/>
      <text:p text:style-name="P45"><text:tab/>/**</text:p>
      <text:p text:style-name="P31"><text:tab/> * nextNode.</text:p>
      <text:p text:style-name="P31"><text:tab/> *</text:p>
      <text:p text:style-name="P31"><text:tab/> * Return the next item in the tree (in key order).</text:p>
      <text:p text:style-name="P31"><text:tab/> * <text:span text:style-name="T2">@return</text:span> $node = the next node in the tree, null if at the tree end.</text:p>
      <text:p text:style-name="P31"><text:tab/> */</text:p>
      <text:p text:style-name="P31"><text:tab/>public function nextNode()</text:p>
      <text:p text:style-name="P31"><text:tab/>{</text:p>
      <text:p text:style-name="P31"><text:tab/><text:tab/>$this-&gt;current = null;</text:p>
      <text:p text:style-name="P31"><text:tab/><text:tab/>if (count($this-&gt;traversal) &gt; 0)</text:p>
      <text:p text:style-name="P31"><text:tab/><text:tab/>{</text:p>
      <text:p text:style-name="P31"><text:tab/><text:tab/><text:tab/>$this-&gt;current = array_pop($this-&gt;traversal);</text:p>
      <text:p text:style-name="P31"><text:tab/><text:tab/><text:tab/>if ($this-&gt;current != null)</text:p>
      <text:p text:style-name="P31"><text:tab/><text:tab/><text:tab/>{</text:p>
      <text:p text:style-name="P31"><text:tab/><text:tab/><text:tab/><text:tab/>if ($this-&gt;current-&gt;right() != null)</text:p>
      <text:p text:style-name="P31"><text:tab/><text:tab/><text:tab/><text:tab/>{</text:p>
      <text:p text:style-name="P31"><text:tab/><text:tab/><text:tab/><text:tab/><text:tab/>$this-&gt;current = </text:p>
      <text:p text:style-name="P31"><text:tab/><text:tab/><text:tab/><text:tab/><text:tab/><text:tab/>$this-&gt;traverseBranch($this-&gt;current-&gt;right());</text:p>
      <text:p text:style-name="P31"><text:tab/><text:tab/><text:tab/><text:tab/><text:tab/>return $this-&gt;current;</text:p>
      <text:p text:style-name="P31"><text:tab/><text:tab/><text:tab/><text:tab/>}</text:p>
      <text:p text:style-name="P31"><text:tab/><text:tab/><text:tab/>}</text:p>
      <text:p text:style-name="P31"/>
      <text:p text:style-name="P31"><text:tab/><text:tab/><text:tab/>if (count($this-&gt;traversal) &gt; 0)</text:p>
      <text:p text:style-name="P31"><text:tab/><text:tab/><text:tab/>{</text:p>
      <text:p text:style-name="P31"><text:tab/><text:tab/><text:tab/><text:tab/>$this-&gt;current = array_pop($this-&gt;traversal);</text:p>
      <text:p text:style-name="P31"><text:tab/><text:tab/><text:tab/><text:tab/>array_push($this-&gt;traversal, $this-&gt;current)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$this-&gt;current = null;</text:p>
      <text:p text:style-name="P31"><text:tab/><text:tab/><text:tab/>}</text:p>
      <text:p text:style-name="P31"><text:tab/><text:tab/>}</text:p>
      <text:p text:style-name="P31"/>
      <text:p text:style-name="P31"><text:tab/><text:tab/>return $this-&gt;current;</text:p>
      <text:p text:style-name="P31"><text:tab/>}</text:p>
      <text:p text:style-name="P31"/>
      <text:p text:style-name="P31"><text:tab/>/**</text:p>
      <text:p text:style-name="P31"><text:tab/> * currentNode.</text:p>
      <text:p text:style-name="P31"><text:tab/> *</text:p>
      <text:p text:style-name="P31"><text:tab/> * Returns the current tree node.</text:p>
      <text:p text:style-name="P31"><text:tab/> * <text:span text:style-name="T2">@return</text:span> $current = current tree node.</text:p>
      <text:p text:style-name="P31"><text:tab/> */</text:p>
      <text:p text:style-name="P31"><text:tab/>public function currentNode()</text:p>
      <text:p text:style-name="P31"><text:tab/>{</text:p>
      <text:p text:style-name="P31"><text:tab/><text:tab/>return $this-&gt;current;</text:p>
      <text:p text:style-name="P31"><text:tab/>}</text:p>
      <text:p text:style-name="P31"/>
      <text:p text:style-name="P31"><text:tab/>/**</text:p>
      <text:p text:style-name="P31"><text:tab/> * valid.</text:p>
      <text:p text:style-name="P31"><text:tab/> *</text:p>
      <text:p text:style-name="P31"><text:tab/> * Returns the validity of the current node pointer</text:p>
      <text:p text:style-name="P31"><text:tab/> * <text:span text:style-name="T2">@return</text:span> boolean true = the current node pointer is valid.</text:p>
      <text:p text:style-name="P31"><text:tab/> */</text:p>
      <text:p text:style-name="P31"><text:tab/>public function valid()</text:p>
      <text:p text:style-name="P31"><text:tab/>{</text:p>
      <text:p text:style-name="P31"><text:tab/><text:tab/>return ! is_null($this-&gt;current);</text:p>
      <text:p text:style-name="P31"><text:tab/>}</text:p>
      <text:p text:style-name="P31"/>
      <text:p text:style-name="P31"/>
      <text:p text:style-name="P45"><text:tab/>/**</text:p>
      <text:p text:style-name="P31"><text:tab/> * key.</text:p>
      <text:p text:style-name="P31"><text:tab/> *</text:p>
      <text:p text:style-name="P31"><text:tab/> * Returns the current tree node key value.</text:p>
      <text:p text:style-name="P31"><text:tab/> * <text:span text:style-name="T2">@return</text:span> $key = current tree node value.</text:p>
      <text:p text:style-name="P31"><text:tab/> */</text:p>
      <text:p text:style-name="P31"><text:tab/>public function key()</text:p>
      <text:p text:style-name="P31"><text:tab/>{</text:p>
      <text:p text:style-name="P31"><text:tab/><text:tab/>return $this-&gt;current-&gt;key();</text:p>
      <text:p text:style-name="P31"><text:tab/>}</text:p>
      <text:p text:style-name="P31"/>
      <text:p text:style-name="P31"><text:tab/>/**</text:p>
      <text:p text:style-name="P31"><text:tab/> * current.</text:p>
      <text:p text:style-name="P31"><text:tab/> *</text:p>
      <text:p text:style-name="P31"><text:tab/> * Returns the current tree node data.</text:p>
      <text:p text:style-name="P31"><text:tab/> * <text:span text:style-name="T2">@return</text:span> $current = current tree node data.</text:p>
      <text:p text:style-name="P31"><text:tab/> */</text:p>
      <text:p text:style-name="P31"><text:tab/>public function current()</text:p>
      <text:p text:style-name="P31"><text:tab/>{</text:p>
      <text:p text:style-name="P31"><text:tab/><text:tab/>return $this-&gt;current-&gt;data();</text:p>
      <text:p text:style-name="P31"><text:tab/>}</text:p>
      <text:p text:style-name="P31"/>
      <text:p text:style-name="P31"><text:tab/>/**</text:p>
      <text:p text:style-name="P31"><text:tab/> * next.</text:p>
      <text:p text:style-name="P31"><text:tab/> *</text:p>
      <text:p text:style-name="P31"><text:tab/> * Moves current to the next node in the tree in In-Order Traversal.</text:p>
      <text:p text:style-name="P31"><text:tab/> */</text:p>
      <text:p text:style-name="P31"><text:tab/>public function next()</text:p>
      <text:p text:style-name="P31"><text:tab/>{</text:p>
      <text:p text:style-name="P31"><text:tab/><text:tab/>return $this-&gt;nextNode();</text:p>
      <text:p text:style-name="P31"><text:tab/>}</text:p>
      <text:p text:style-name="P31"/>
      <text:p text:style-name="P31"><text:tab/>/**</text:p>
      <text:p text:style-name="P31"><text:tab/> * rewind.</text:p>
      <text:p text:style-name="P31"><text:tab/> *</text:p>
      <text:p text:style-name="P31"><text:tab/> * Moves the current node pointer to the first item in the tree.</text:p>
      <text:p text:style-name="P31"><text:tab/> */</text:p>
      <text:p text:style-name="P31"><text:tab/>public function rewind()</text:p>
      <text:p text:style-name="P31"><text:tab/>{</text:p>
      <text:p text:style-name="P31"><text:tab/><text:tab/>$this-&gt;firstNode();</text:p>
      <text:p text:style-name="P31"><text:tab/>}</text:p>
      <text:p text:style-name="P31"/>
      <text:p text:style-name="P31"><text:tab/>/**</text:p>
      <text:p text:style-name="P31"><text:tab/> * count</text:p>
      <text:p text:style-name="P31"><text:tab/> *</text:p>
      <text:p text:style-name="P31"><text:tab/> * get the number of unique nodes in the tree</text:p>
      <text:p text:style-name="P31"><text:tab/> * <text:span text:style-name="T2">@return</text:span> integer $count</text:p>
      <text:p text:style-name="P31"><text:tab/> */</text:p>
      <text:p text:style-name="P31"><text:tab/>public function count()</text:p>
      <text:p text:style-name="P31"><text:tab/>{</text:p>
      <text:p text:style-name="P31"><text:tab/><text:tab/>$this-&gt;nodes = 0;</text:p>
      <text:p text:style-name="P31"><text:tab/><text:tab/>$node = $this-&gt;firstNode();</text:p>
      <text:p text:style-name="P31"><text:tab/><text:tab/>while($node)</text:p>
      <text:p text:style-name="P31"><text:tab/><text:tab/>{</text:p>
      <text:p text:style-name="P31"><text:tab/><text:tab/><text:tab/>$this-&gt;nodes++;</text:p>
      <text:p text:style-name="P31"><text:tab/><text:tab/><text:tab/>$node = $this-&gt;nextNode();</text:p>
      <text:p text:style-name="P31"><text:tab/><text:tab/>}</text:p>
      <text:p text:style-name="P31"><text:tab/><text:tab/></text:p>
      <text:p text:style-name="P31"><text:tab/><text:tab/>return $this-&gt;nodes;</text:p>
      <text:p text:style-name="P31"><text:tab/>}</text:p>
      <text:p text:style-name="P31"/>
      <text:p text:style-name="P31"><text:soft-page-break/><text:tab/>/**</text:p>
      <text:p text:style-name="P31"><text:tab/> * traverseBranch.</text:p>
      <text:p text:style-name="P31"><text:tab/> *</text:p>
      <text:p text:style-name="P146"><text:tab/> * Traverse the supplied branch to the left leaf, </text:p>
      <text:p text:style-name="P146"><text:tab/> * <text:s text:c="2"/>storing the nodes met along the way.</text:p>
      <text:p text:style-name="P31"><text:tab/> * Returns the first node with no left child (a left leaf).</text:p>
      <text:p text:style-name="P31"><text:tab/> * <text:span text:style-name="T2">@param</text:span> $node = root of the branch to be traversed.</text:p>
      <text:p text:style-name="P31"><text:tab/> * <text:span text:style-name="T2">@return</text:span> $node = the pointer to the left leaf found, null if none found.</text:p>
      <text:p text:style-name="P31"><text:tab/> */</text:p>
      <text:p text:style-name="P31"><text:tab/>protected function traverseBranch($node)</text:p>
      <text:p text:style-name="P31"><text:tab/>{</text:p>
      <text:p text:style-name="P31"><text:tab/><text:tab/>while(($node != null) &amp;&amp; ($node-&gt;left() != null))</text:p>
      <text:p text:style-name="P31"><text:tab/><text:tab/>{</text:p>
      <text:p text:style-name="P31"><text:tab/><text:tab/><text:tab/>array_push($this-&gt;traversal, $node);</text:p>
      <text:p text:style-name="P31"><text:tab/><text:tab/><text:tab/>$node = $node-&gt;left();</text:p>
      <text:p text:style-name="P31"><text:tab/><text:tab/>}</text:p>
      <text:p text:style-name="P31"/>
      <text:p text:style-name="P31"><text:tab/><text:tab/>if ($node != null)</text:p>
      <text:p text:style-name="P31"><text:tab/><text:tab/>{</text:p>
      <text:p text:style-name="P31"><text:tab/><text:tab/><text:tab/>array_push($this-&gt;traversal, $node);</text:p>
      <text:p text:style-name="P31"><text:tab/><text:tab/>}</text:p>
      <text:p text:style-name="P31"/>
      <text:p text:style-name="P31"><text:tab/><text:tab/>return $node;</text:p>
      <text:p text:style-name="P31"><text:tab/>}</text:p>
      <text:p text:style-name="P31"/>
      <text:p text:style-name="P31"><text:tab/>/**</text:p>
      <text:p text:style-name="P31"><text:tab/> * insertNode.</text:p>
      <text:p text:style-name="P31"><text:tab/> *</text:p>
      <text:p text:style-name="P31"><text:tab/> * Insert the node into the tree at the proper place, then balance the tree.</text:p>
      <text:p text:style-name="P31"><text:tab/> * <text:span text:style-name="T2">@param</text:span> object $node = the tree root node.</text:p>
      <text:p text:style-name="P31"><text:tab/> * <text:span text:style-name="T2">@param</text:span> object $keyNode = the key to insert.</text:p>
      <text:p text:style-name="P31"><text:tab/> * <text:span text:style-name="T2">@return</text:span> object $node = the inserted node</text:p>
      <text:p text:style-name="P31"><text:tab/> */</text:p>
      <text:p text:style-name="P31"><text:tab/>protected function insertNode($node, $keyNode)</text:p>
      <text:p text:style-name="P31"><text:tab/>{</text:p>
      <text:p text:style-name="P31"><text:tab/><text:tab/>if ($node == null)</text:p>
      <text:p text:style-name="P31"><text:tab/><text:tab/>{</text:p>
      <text:p text:style-name="P31"><text:tab/><text:tab/><text:tab/>$this-&gt;nodes++;</text:p>
      <text:p text:style-name="P31"><text:tab/><text:tab/><text:tab/>return new LLRBTree\LLRBNode($keyNode-&gt;key(), $keyNode-&gt;data());</text:p>
      <text:p text:style-name="P31"><text:tab/><text:tab/>}</text:p>
      <text:p text:style-name="P31"/>
      <text:p text:style-name="P31"><text:tab/><text:tab/>switch($node-&gt;compare($keyNode))</text:p>
      <text:p text:style-name="P31"><text:tab/><text:tab/>{</text:p>
      <text:p text:style-name="P31"><text:tab/><text:tab/>case 0:</text:p>
      <text:p text:style-name="P31"><text:tab/><text:tab/><text:tab/>$node-&gt;data($keyNode-&gt;data());</text:p>
      <text:p text:style-name="P31"><text:tab/><text:tab/><text:tab/>break;</text:p>
      <text:p text:style-name="P31"/>
      <text:p text:style-name="P31"><text:tab/><text:tab/>case -1:</text:p>
      <text:p text:style-name="P31"><text:tab/><text:tab/><text:tab/>$node-&gt;left($this-&gt;insertNode($node-&gt;left(), $keyNode));</text:p>
      <text:p text:style-name="P31"><text:tab/><text:tab/><text:tab/>break;</text:p>
      <text:p text:style-name="P31"/>
      <text:p text:style-name="P31"><text:tab/><text:tab/>case 1:</text:p>
      <text:p text:style-name="P31"><text:tab/><text:tab/><text:tab/>$node-&gt;right($this-&gt;insertNode($node-&gt;right(), $keyNode));</text:p>
      <text:p text:style-name="P31"><text:tab/><text:tab/><text:tab/>break;</text:p>
      <text:p text:style-name="P31"><text:tab/><text:tab/>}</text:p>
      <text:p text:style-name="P31"/>
      <text:p text:style-name="P31"><text:tab/><text:tab/>return $this-&gt;fixUp($node);</text:p>
      <text:p text:style-name="P31"><text:tab/>}</text:p>
      <text:p text:style-name="P31"/>
      <text:p text:style-name="P31"/>
      <text:p text:style-name="P45"><text:tab/>/**</text:p>
      <text:p text:style-name="P31"><text:tab/> * fixUp.</text:p>
      <text:p text:style-name="P31"><text:tab/> *</text:p>
      <text:p text:style-name="P31"><text:tab/> * Balance the tree and fix up the colors on the way up the tree.</text:p>
      <text:p text:style-name="P31"><text:tab/> * <text:span text:style-name="T2">@param</text:span> $node is the tree root node.</text:p>
      <text:p text:style-name="P31"><text:tab/> * <text:span text:style-name="T2">@param</text:span> $deleting = true if deleting a node, false if inserting</text:p>
      <text:p text:style-name="P31"><text:tab/> * <text:span text:style-name="T2">@return</text:span> $node = the root node following all fixUps.</text:p>
      <text:p text:style-name="P31"><text:tab/> */</text:p>
      <text:p text:style-name="P31"><text:tab/>protected function fixUp($node, $deleting=false)</text:p>
      <text:p text:style-name="P31"><text:tab/>{</text:p>
      <text:p text:style-name="P31"><text:tab/><text:tab/>if ($this-&gt;isRed($node-&gt;right()))</text:p>
      <text:p text:style-name="P31"><text:tab/> <text:s text:c="3"/>{</text:p>
      <text:p text:style-name="P31"><text:tab/> <text:s text:c="3"/><text:tab/>if ($deleting ||</text:p>
      <text:p text:style-name="P31"><text:tab/> <text:s text:c="3"/><text:tab/> <text:s text:c="3"/>((! $deleting) &amp;&amp; (! $this-&gt;isRed($node-&gt;left()))))</text:p>
      <text:p text:style-name="P31"><text:tab/> <text:s text:c="3"/><text:tab/>{</text:p>
      <text:p text:style-name="P31"><text:tab/> <text:s text:c="3"/><text:tab/><text:tab/>$node = $this-&gt;rotateLeft($node);</text:p>
      <text:p text:style-name="P31"><text:tab/> <text:s text:c="3"/><text:tab/>}</text:p>
      <text:p text:style-name="P31"><text:tab/><text:tab/>}</text:p>
      <text:p text:style-name="P31"/>
      <text:p text:style-name="P31"><text:tab/><text:tab/>if (($this-&gt;isRed($node-&gt;left())) &amp;&amp;</text:p>
      <text:p text:style-name="P31"><text:tab/><text:tab/> <text:s text:c="3"/>($this-&gt;isRed($node-&gt;left()-&gt;left())))</text:p>
      <text:p text:style-name="P31"><text:tab/> <text:s text:c="3"/>{</text:p>
      <text:p text:style-name="P31"><text:tab/> <text:s text:c="3"/><text:tab/>$node = $this-&gt;rotateRight($node);</text:p>
      <text:p text:style-name="P31"><text:tab/> <text:s text:c="3"/>}</text:p>
      <text:p text:style-name="P31"/>
      <text:p text:style-name="P31"><text:tab/> <text:s text:c="3"/>if (($this-&gt;isRed($node-&gt;left())) &amp;&amp;</text:p>
      <text:p text:style-name="P31"><text:tab/> <text:s text:c="7"/>($this-&gt;isRed($node-&gt;right())))</text:p>
      <text:p text:style-name="P31"><text:s text:c="8"/>{</text:p>
      <text:p text:style-name="P31"><text:s text:c="8"/><text:tab/>$this-&gt;flipColors($node);</text:p>
      <text:p text:style-name="P31"><text:s text:c="8"/>}</text:p>
      <text:p text:style-name="P31"/>
      <text:p text:style-name="P31"><text:tab/><text:tab/>return $node;</text:p>
      <text:p text:style-name="P31"><text:tab/>}</text:p>
      <text:p text:style-name="P31"/>
      <text:p text:style-name="P31"><text:tab/>/**</text:p>
      <text:p text:style-name="P31"><text:tab/> * isRed.</text:p>
      <text:p text:style-name="P31"><text:tab/> *</text:p>
      <text:p text:style-name="P31"><text:tab/> * Return true if the node is valid and colored red.</text:p>
      <text:p text:style-name="P31"><text:tab/> * <text:span text:style-name="T2">@param</text:span> $node = the node to check</text:p>
      <text:p text:style-name="P31"><text:tab/> * <text:span text:style-name="T2">@return</text:span> boolean result of validation (true = red).</text:p>
      <text:p text:style-name="P31"><text:tab/> */</text:p>
      <text:p text:style-name="P31"><text:tab/>protected function isRed($node)</text:p>
      <text:p text:style-name="P31"><text:tab/>{</text:p>
      <text:p text:style-name="P31"><text:tab/><text:tab/>if (($node != null) &amp;&amp; ($node-&gt;flag() == LLRBTree\LLRBNode::RED))</text:p>
      <text:p text:style-name="P31"><text:tab/><text:tab/>{</text:p>
      <text:p text:style-name="P31"><text:tab/><text:tab/><text:tab/>return true;</text:p>
      <text:p text:style-name="P31"><text:tab/><text:tab/>}</text:p>
      <text:p text:style-name="P31"><text:tab/><text:tab/>return false;</text:p>
      <text:p text:style-name="P31"><text:tab/>}</text:p>
      <text:p text:style-name="P31"/>
      <text:p text:style-name="P31"/>
      <text:p text:style-name="P45"><text:tab/>/**</text:p>
      <text:p text:style-name="P31"><text:tab/> * rotateLeft.</text:p>
      <text:p text:style-name="P31"><text:tab/> *</text:p>
      <text:p text:style-name="P31"><text:tab/> * Perform a rotate left operation around the node</text:p>
      <text:p text:style-name="P31"><text:tab/> * <text:span text:style-name="T2">@param</text:span> $node = node to rotate to root.</text:p>
      <text:p text:style-name="P31"><text:tab/> * <text:span text:style-name="T2">@return</text:span> $root is the new root node</text:p>
      <text:p text:style-name="P31"><text:tab/> */</text:p>
      <text:p text:style-name="P31"><text:tab/>protected function rotateLeft($node)</text:p>
      <text:p text:style-name="P31"><text:tab/>{</text:p>
      <text:p text:style-name="P31"><text:tab/><text:tab/>$root = $node-&gt;right();</text:p>
      <text:p text:style-name="P31"><text:tab/><text:tab/>$node-&gt;right($root-&gt;left());</text:p>
      <text:p text:style-name="P31"><text:tab/><text:tab/>$root-&gt;left($node);</text:p>
      <text:p text:style-name="P31"><text:tab/><text:tab/>$root-&gt;flag($node-&gt;flag());</text:p>
      <text:p text:style-name="P31"><text:tab/><text:tab/>$node-&gt;flag(LLRBTree\LLRBNode::RED);</text:p>
      <text:p text:style-name="P31"><text:tab/><text:tab/>return $root;</text:p>
      <text:p text:style-name="P31"><text:tab/>}</text:p>
      <text:p text:style-name="P31"/>
      <text:p text:style-name="P31"><text:tab/>/**</text:p>
      <text:p text:style-name="P31"><text:tab/> * rotateRight.</text:p>
      <text:p text:style-name="P31"><text:tab/> *</text:p>
      <text:p text:style-name="P31"><text:tab/> * Perform a rotate right operation around the node</text:p>
      <text:p text:style-name="P31"><text:tab/> * <text:span text:style-name="T2">@param</text:span> $node = node to rotate to root.</text:p>
      <text:p text:style-name="P31"><text:tab/> * <text:span text:style-name="T2">@return</text:span> $root is the new root node</text:p>
      <text:p text:style-name="P31"><text:tab/> */</text:p>
      <text:p text:style-name="P31"><text:tab/>protected function rotateRight($node)</text:p>
      <text:p text:style-name="P31"><text:tab/>{</text:p>
      <text:p text:style-name="P31"><text:tab/><text:tab/>$root = $node-&gt;left();</text:p>
      <text:p text:style-name="P31"><text:tab/><text:tab/>$node-&gt;left($root-&gt;right());</text:p>
      <text:p text:style-name="P31"><text:tab/><text:tab/>$root-&gt;right($node);</text:p>
      <text:p text:style-name="P31"><text:tab/><text:tab/>$root-&gt;flag($node-&gt;flag());</text:p>
      <text:p text:style-name="P31"><text:tab/><text:tab/>$node-&gt;flag(LLRBTree\LLRBNode::RED);</text:p>
      <text:p text:style-name="P31"><text:tab/><text:tab/>return $root;</text:p>
      <text:p text:style-name="P31"><text:tab/>}</text:p>
      <text:p text:style-name="P31"/>
      <text:p text:style-name="P31"><text:tab/>/**</text:p>
      <text:p text:style-name="P31"><text:tab/> * flipColors.</text:p>
      <text:p text:style-name="P31"><text:tab/> *</text:p>
      <text:p text:style-name="P31"><text:tab/> * Flip the colors of the current node and its (2) children.</text:p>
      <text:p text:style-name="P31"><text:tab/> * <text:span text:style-name="T2">@param</text:span> $node = node to rotate to root.</text:p>
      <text:p text:style-name="P31"><text:tab/> * <text:span text:style-name="T2">@return</text:span> $root is the new root node</text:p>
      <text:p text:style-name="P31"><text:tab/> */</text:p>
      <text:p text:style-name="P31"><text:tab/>protected function flipColors($node)</text:p>
      <text:p text:style-name="P31"><text:tab/>{</text:p>
      <text:p text:style-name="P31"><text:tab/><text:tab/>$node-&gt;flag(! $node-&gt;flag());</text:p>
      <text:p text:style-name="P31"><text:tab/><text:tab/>$child = $node-&gt;left();</text:p>
      <text:p text:style-name="P31"><text:tab/><text:tab/>$child-&gt;flag(! $child-&gt;flag());</text:p>
      <text:p text:style-name="P31"><text:tab/><text:tab/>$child = $node-&gt;right();</text:p>
      <text:p text:style-name="P31"><text:tab/><text:tab/>$child-&gt;flag(! $child-&gt;flag());</text:p>
      <text:p text:style-name="P31"><text:tab/>}</text:p>
      <text:p text:style-name="P31"/>
      <text:p text:style-name="P31"><text:tab/>/**</text:p>
      <text:p text:style-name="P31"><text:tab/> * treeTop.</text:p>
      <text:p text:style-name="P31"><text:tab/> *</text:p>
      <text:p text:style-name="P31"><text:tab/> * Return the minimum item in the tree (the top).</text:p>
      <text:p text:style-name="P31"><text:tab/> * <text:span text:style-name="T2">@return</text:span> $node = node containing the smallest item.</text:p>
      <text:p text:style-name="P31"><text:tab/> */</text:p>
      <text:p text:style-name="P31"><text:tab/>public function treeTop()</text:p>
      <text:p text:style-name="P31"><text:tab/>{</text:p>
      <text:p text:style-name="P31"><text:tab/><text:tab/>return $this-&gt;leaf($this-&gt;root);</text:p>
      <text:p text:style-name="P31"><text:tab/>}</text:p>
      <text:p text:style-name="P31"/>
      <text:p text:style-name="P31"><text:soft-page-break/><text:tab/>/**</text:p>
      <text:p text:style-name="P31"><text:tab/> * leaf.</text:p>
      <text:p text:style-name="P31"><text:tab/> *</text:p>
      <text:p text:style-name="P31"><text:tab/> * Return the left leaf in the supplied branch.</text:p>
      <text:p text:style-name="P31"><text:tab/> * <text:span text:style-name="T2">@param</text:span> $node = branch to get the left leaf from</text:p>
      <text:p text:style-name="P31"><text:tab/> * <text:span text:style-name="T2">@return</text:span> $node = node containing the smallest item.</text:p>
      <text:p text:style-name="P31"><text:tab/> */</text:p>
      <text:p text:style-name="P31"><text:tab/>public function leaf($node)</text:p>
      <text:p text:style-name="P31"><text:tab/>{</text:p>
      <text:p text:style-name="P31"><text:tab/><text:tab/>if ($node != null)</text:p>
      <text:p text:style-name="P31"><text:tab/><text:tab/>{</text:p>
      <text:p text:style-name="P31"><text:tab/><text:tab/><text:tab/>while($node-&gt;left() !== null)</text:p>
      <text:p text:style-name="P31"><text:tab/><text:tab/><text:tab/>{</text:p>
      <text:p text:style-name="P31"><text:tab/><text:tab/><text:tab/><text:tab/>$node = $node-&gt;left();</text:p>
      <text:p text:style-name="P31"><text:tab/><text:tab/><text:tab/>}</text:p>
      <text:p text:style-name="P31"><text:tab/><text:tab/>}</text:p>
      <text:p text:style-name="P31"><text:tab/><text:tab/>return $node;</text:p>
      <text:p text:style-name="P31"><text:tab/>}</text:p>
      <text:p text:style-name="P31"/>
      <text:p text:style-name="P31"><text:tab/>/**</text:p>
      <text:p text:style-name="P31"><text:tab/> * deleteMin.</text:p>
      <text:p text:style-name="P31"><text:tab/> *</text:p>
      <text:p text:style-name="P31"><text:tab/> * Delete the smallest item in the tree.</text:p>
      <text:p text:style-name="P31"><text:tab/> */</text:p>
      <text:p text:style-name="P31"><text:tab/>public function deleteMin()</text:p>
      <text:p text:style-name="P31"><text:tab/>{</text:p>
      <text:p text:style-name="P31"><text:tab/><text:tab/>$this-&gt;root = $this-&gt;deleteMinNode($this-&gt;root);</text:p>
      <text:p text:style-name="P31"><text:tab/><text:tab/>if ($this-&gt;root != null)</text:p>
      <text:p text:style-name="P31"><text:tab/><text:tab/>{</text:p>
      <text:p text:style-name="P31"><text:tab/><text:tab/><text:tab/>$this-&gt;root-&gt;flag(LLRBTree\LLRBNode::BLACK);</text:p>
      <text:p text:style-name="P31"><text:tab/><text:tab/>}</text:p>
      <text:p text:style-name="P31"><text:tab/>}</text:p>
      <text:p text:style-name="P31"/>
      <text:p text:style-name="P31"><text:tab/>/**</text:p>
      <text:p text:style-name="P31"><text:tab/> * delete.</text:p>
      <text:p text:style-name="P31"><text:tab/> *</text:p>
      <text:p text:style-name="P31"><text:tab/> * Delete a node in the tree.</text:p>
      <text:p text:style-name="P31"><text:tab/> * <text:span text:style-name="T2">@param</text:span> $key = name of the key to delete</text:p>
      <text:p text:style-name="P31"><text:tab/> */</text:p>
      <text:p text:style-name="P31"><text:tab/>public function delete($key)</text:p>
      <text:p text:style-name="P31"><text:tab/>{</text:p>
      <text:p text:style-name="P31"><text:tab/><text:tab/>$this-&gt;allocateKeynode($key);</text:p>
      <text:p text:style-name="P31"><text:tab/><text:tab/>$this-&gt;root = $this-&gt;deleteNode($this-&gt;root, $this-&gt;keyNode);</text:p>
      <text:p text:style-name="P31"><text:tab/><text:tab/>if ($this-&gt;root != null)</text:p>
      <text:p text:style-name="P31"><text:tab/><text:tab/>{</text:p>
      <text:p text:style-name="P31"><text:tab/><text:tab/><text:tab/>$this-&gt;root-&gt;flag(LLRBTree\LLRBNode::BLACK);</text:p>
      <text:p text:style-name="P31"><text:tab/><text:tab/>}</text:p>
      <text:p text:style-name="P31"><text:tab/>}</text:p>
      <text:p text:style-name="P31"/>
      <text:p text:style-name="P31"/>
      <text:p text:style-name="P45"><text:tab/>/**</text:p>
      <text:p text:style-name="P31"><text:tab/> * deleteMinNode.</text:p>
      <text:p text:style-name="P31"><text:tab/> *</text:p>
      <text:p text:style-name="P31"><text:tab/> * Delete the minimum node in the branch.</text:p>
      <text:p text:style-name="P31"><text:tab/> * <text:span text:style-name="T2">@param</text:span> $node = branch to delete minimum node in.</text:p>
      <text:p text:style-name="P31"><text:tab/> * <text:span text:style-name="T2">@return</text:span> $node = new root after deletion.</text:p>
      <text:p text:style-name="P31"><text:tab/> */</text:p>
      <text:p text:style-name="P31"><text:tab/>protected function deleteMinNode($node)</text:p>
      <text:p text:style-name="P31"><text:tab/>{</text:p>
      <text:p text:style-name="P31"><text:tab/><text:tab/>if ($node-&gt;left() == null)</text:p>
      <text:p text:style-name="P31"><text:tab/><text:tab/>{</text:p>
      <text:p text:style-name="P31"><text:tab/><text:tab/><text:tab/>return null;</text:p>
      <text:p text:style-name="P31"><text:tab/><text:tab/>}</text:p>
      <text:p text:style-name="P31"/>
      <text:p text:style-name="P31"><text:tab/><text:tab/>if ((! $this-&gt;isRed($node-&gt;left())) &amp;&amp; </text:p>
      <text:p text:style-name="P31"><text:tab/><text:tab/> <text:s text:c="3"/>(! $this-&gt;isRed($node-&gt;left()-&gt;left())))</text:p>
      <text:p text:style-name="P31"><text:tab/><text:tab/>{</text:p>
      <text:p text:style-name="P31"><text:tab/><text:tab/><text:tab/>$node = $this-&gt;moveRedLeft($node);</text:p>
      <text:p text:style-name="P31"><text:tab/><text:tab/>}</text:p>
      <text:p text:style-name="P31"/>
      <text:p text:style-name="P31"><text:tab/><text:tab/>$node-&gt;left($this-&gt;deleteMinNode($node-&gt;left()));</text:p>
      <text:p text:style-name="P31"><text:tab/><text:tab/>if ($this-&gt;nodes &gt; 0)</text:p>
      <text:p text:style-name="P31"><text:tab/><text:tab/>{</text:p>
      <text:p text:style-name="P31"><text:tab/><text:tab/><text:tab/>$this-&gt;nodes--;</text:p>
      <text:p text:style-name="P31"><text:tab/><text:tab/>}</text:p>
      <text:p text:style-name="P31"><text:tab/><text:tab/>return $this-&gt;fixUp($node, true);</text:p>
      <text:p text:style-name="P31"><text:tab/>}</text:p>
      <text:p text:style-name="P31"/>
      <text:p text:style-name="P31"><text:tab/>/**</text:p>
      <text:p text:style-name="P31"><text:tab/> * moveRedLeft.</text:p>
      <text:p text:style-name="P31"><text:tab/> *</text:p>
      <text:p text:style-name="P31"><text:tab/> * Move the left red node.</text:p>
      <text:p text:style-name="P31"><text:tab/> * <text:span text:style-name="T2">@param</text:span> $node = node to be moved.</text:p>
      <text:p text:style-name="P31"><text:tab/> * <text:span text:style-name="T2">@return</text:span> $node is the new root.</text:p>
      <text:p text:style-name="P31"><text:tab/> */</text:p>
      <text:p text:style-name="P31"><text:tab/>protected function moveRedLeft($node)</text:p>
      <text:p text:style-name="P31"><text:tab/>{</text:p>
      <text:p text:style-name="P31"><text:tab/><text:tab/>$this-&gt;flipColors($node);</text:p>
      <text:p text:style-name="P31"><text:tab/><text:tab/>if (($node-&gt;right() != null) &amp;&amp;</text:p>
      <text:p text:style-name="P31"><text:tab/><text:tab/> <text:s text:c="3"/>($this-&gt;isRed($node-&gt;right()-&gt;left())))</text:p>
      <text:p text:style-name="P31"><text:tab/><text:tab/>{</text:p>
      <text:p text:style-name="P31"><text:tab/><text:tab/><text:tab/>$node-&gt;right($this-&gt;rotateRight($node-&gt;right()));</text:p>
      <text:p text:style-name="P31"><text:tab/><text:tab/><text:tab/>$node = $this-&gt;rotateLeft($node);</text:p>
      <text:p text:style-name="P31"><text:tab/><text:tab/><text:tab/>$this-&gt;flipColors($node);</text:p>
      <text:p text:style-name="P31"><text:tab/><text:tab/>}</text:p>
      <text:p text:style-name="P31"><text:tab/><text:tab/>return $node;</text:p>
      <text:p text:style-name="P31"><text:tab/>}</text:p>
      <text:p text:style-name="P31"/>
      <text:p text:style-name="P31"/>
      <text:p text:style-name="P45"><text:tab/>/**</text:p>
      <text:p text:style-name="P31"><text:tab/> * moveRedRight.</text:p>
      <text:p text:style-name="P31"><text:tab/> *</text:p>
      <text:p text:style-name="P31"><text:tab/> * Move the right red node.</text:p>
      <text:p text:style-name="P31"><text:tab/> * <text:span text:style-name="T2">@param</text:span> $node = node to be moved.</text:p>
      <text:p text:style-name="P31"><text:tab/> * <text:span text:style-name="T2">@return</text:span> $node is the new root.</text:p>
      <text:p text:style-name="P31"><text:tab/> */</text:p>
      <text:p text:style-name="P31"><text:tab/>protected function moveRedRight($node)</text:p>
      <text:p text:style-name="P31"><text:tab/>{</text:p>
      <text:p text:style-name="P31"><text:tab/><text:tab/>$this-&gt;flipColors($node);</text:p>
      <text:p text:style-name="P31"><text:tab/><text:tab/>if (($node-&gt;left() != null) &amp;&amp; ($this-&gt;isRed($node-&gt;left()-&gt;left())))</text:p>
      <text:p text:style-name="P31"><text:tab/><text:tab/>{</text:p>
      <text:p text:style-name="P31"><text:tab/><text:tab/><text:tab/>$node = $this-&gt;rotateRight($node);</text:p>
      <text:p text:style-name="P31"><text:tab/><text:tab/><text:tab/>$this-&gt;flipColors($node);</text:p>
      <text:p text:style-name="P31"><text:tab/><text:tab/>}</text:p>
      <text:p text:style-name="P31"><text:tab/><text:tab/>return $node;</text:p>
      <text:p text:style-name="P31"><text:tab/>}</text:p>
      <text:p text:style-name="P31"/>
      <text:p text:style-name="P31"><text:tab/>/**</text:p>
      <text:p text:style-name="P31"><text:tab/> * deleteNode.</text:p>
      <text:p text:style-name="P31"><text:tab/> *</text:p>
      <text:p text:style-name="P31"><text:tab/> * Delete a node in the tree.</text:p>
      <text:p text:style-name="P31"><text:tab/> * <text:span text:style-name="T2">@param</text:span> LLRBTree\LLRBNode $node = node to delete.</text:p>
      <text:p text:style-name="P31"><text:tab/> * <text:span text:style-name="T2">@param</text:span> LLRBTree\LLRBNode $keyNode = node containing the name to delete</text:p>
      <text:p text:style-name="P31"><text:tab/> * <text:span text:style-name="T2">@return</text:span> LLRBTree\LLRBNode $node = root node</text:p>
      <text:p text:style-name="P31"><text:tab/> */</text:p>
      <text:p text:style-name="P31"><text:tab/>protected function deleteNode($node, $keyNode)</text:p>
      <text:p text:style-name="P31"><text:tab/>{</text:p>
      <text:p text:style-name="P31"><text:tab/><text:tab/>if ($node-&gt;compare($keyNode) &lt; 0)</text:p>
      <text:p text:style-name="P31"><text:tab/><text:tab/>{</text:p>
      <text:p text:style-name="P31"><text:tab/><text:tab/><text:tab/>if ((! $this-&gt;isRed($node-&gt;left())) &amp;&amp;</text:p>
      <text:p text:style-name="P31"><text:tab/><text:tab/><text:tab/> <text:s text:c="2"/><text:tab/>(! $this-&gt;isRed($node-&gt;left()-&gt;left())))</text:p>
      <text:p text:style-name="P31"><text:tab/><text:tab/><text:tab/>{</text:p>
      <text:p text:style-name="P31"><text:tab/><text:tab/><text:tab/><text:tab/>$node = $this-&gt;moveRedLeft($node);</text:p>
      <text:p text:style-name="P31"><text:tab/><text:tab/><text:tab/>}</text:p>
      <text:p text:style-name="P31"><text:tab/><text:tab/><text:tab/>$node-&gt;left($this-&gt;deleteNode($node-&gt;left(), $keyNode));</text:p>
      <text:p text:style-name="P31"><text:tab/><text:tab/>}</text:p>
      <text:p text:style-name="P31"><text:tab/><text:tab/>else</text:p>
      <text:p text:style-name="P31"><text:tab/><text:tab/>{</text:p>
      <text:p text:style-name="P31"><text:tab/><text:tab/><text:tab/>if ($this-&gt;isRed($node-&gt;left()))</text:p>
      <text:p text:style-name="P31"><text:tab/><text:tab/><text:tab/>{</text:p>
      <text:p text:style-name="P31"><text:tab/><text:tab/><text:tab/><text:tab/>$node = $this-&gt;rotateRight($node);</text:p>
      <text:p text:style-name="P31"><text:tab/><text:tab/><text:tab/>}</text:p>
      <text:p text:style-name="P31"/>
      <text:p text:style-name="P31"><text:tab/><text:tab/><text:tab/>if (($node-&gt;compare($keyNode) == 0) &amp;&amp; ($node-&gt;right() == null))</text:p>
      <text:p text:style-name="P31"><text:tab/><text:tab/><text:tab/>{</text:p>
      <text:p text:style-name="P31"><text:tab/><text:tab/><text:tab/><text:tab/>return null;</text:p>
      <text:p text:style-name="P31"><text:tab/><text:tab/><text:tab/>}</text:p>
      <text:p text:style-name="P31"/>
      <text:p text:style-name="P31"><text:tab/><text:tab/><text:tab/>if ((! $this-&gt;isRed($node-&gt;right())) &amp;&amp;</text:p>
      <text:p text:style-name="P31"><text:tab/><text:tab/><text:tab/> <text:s text:c="3"/>(($node-&gt;right() != null) &amp;&amp; </text:p>
      <text:p text:style-name="P31"><text:tab/><text:tab/><text:tab/> <text:s text:c="4"/>(! $this-&gt;isRed($node-&gt;right()-&gt;left()))))</text:p>
      <text:p text:style-name="P31"><text:tab/><text:tab/><text:tab/>{</text:p>
      <text:p text:style-name="P31"><text:tab/><text:tab/><text:tab/><text:tab/>$node = $this-&gt;moveRedRight($node);</text:p>
      <text:p text:style-name="P31"><text:tab/><text:tab/><text:tab/>}</text:p>
      <text:p text:style-name="P31"/>
      <text:p text:style-name="P31"/>
      <text:p text:style-name="P45"><text:tab/><text:tab/><text:tab/>if ($node-&gt;compare($keyNode) == 0)</text:p>
      <text:p text:style-name="P31"><text:tab/><text:tab/><text:tab/>{</text:p>
      <text:p text:style-name="P31"><text:tab/><text:tab/><text:tab/><text:tab/>$leafNode = $this-&gt;leaf($node-&gt;right());</text:p>
      <text:p text:style-name="P31"><text:tab/><text:tab/><text:tab/><text:tab/>$node-&gt;data($leafNode-&gt;data());</text:p>
      <text:p text:style-name="P31"><text:tab/><text:tab/><text:tab/><text:tab/>$node-&gt;key($leafNode-&gt;key());</text:p>
      <text:p text:style-name="P31"><text:tab/><text:tab/><text:tab/><text:tab/>$node-&gt;right($this-&gt;deleteMinNode($node-&gt;right()))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$node-&gt;right($this-&gt;deleteNode($node-&gt;right(), $keyNode));</text:p>
      <text:p text:style-name="P31"><text:tab/><text:tab/><text:tab/>}</text:p>
      <text:p text:style-name="P31"><text:tab/><text:tab/>}</text:p>
      <text:p text:style-name="P31"/>
      <text:p text:style-name="P31"><text:tab/><text:tab/>if ($this-&gt;nodes &gt; 0)</text:p>
      <text:p text:style-name="P31"><text:tab/><text:tab/>{</text:p>
      <text:p text:style-name="P31"><text:tab/><text:tab/><text:tab/>$this-&gt;nodes--;</text:p>
      <text:p text:style-name="P31"><text:tab/><text:tab/>}</text:p>
      <text:p text:style-name="P31"/>
      <text:p text:style-name="P31"><text:tab/><text:tab/>return $this-&gt;fixUp($node, true);</text:p>
      <text:p text:style-name="P31"><text:tab/>}</text:p>
      <text:p text:style-name="P31"/>
      <text:p text:style-name="P31"><text:tab/>/**</text:p>
      <text:p text:style-name="P31"><text:tab/> * allocateKeynode.</text:p>
      <text:p text:style-name="P31"><text:tab/> *</text:p>
      <text:p text:style-name="P31"><text:tab/> * Create a new class keynode if none exists. <text:s/>Add key and data to the keynode.</text:p>
      <text:p text:style-name="P31"><text:tab/> * <text:span text:style-name="T2">@param</text:span> string $key = node key</text:p>
      <text:p text:style-name="P31"><text:tab/> * <text:span text:style-name="T2">@param</text:span> mixed $data = (optional) node value, default = null</text:p>
      <text:p text:style-name="P31"><text:tab/> */</text:p>
      <text:p text:style-name="P31"><text:tab/>protected function allocateKeynode($key, $data=null)</text:p>
      <text:p text:style-name="P31"><text:tab/>{</text:p>
      <text:p text:style-name="P31"><text:tab/><text:tab/>if ($this-&gt;keyNode == null)</text:p>
      <text:p text:style-name="P31"><text:tab/><text:tab/>{</text:p>
      <text:p text:style-name="P31"><text:tab/><text:tab/><text:tab/>$this-&gt;keyNode = new LLRBTree\LLRBNode($key, $data);</text:p>
      <text:p text:style-name="P31"><text:tab/><text:tab/>}</text:p>
      <text:p text:style-name="P31"><text:tab/><text:tab/>else</text:p>
      <text:p text:style-name="P31"><text:tab/><text:tab/>{</text:p>
      <text:p text:style-name="P31"><text:tab/><text:tab/><text:tab/>$this-&gt;keyNode-&gt;key($key);</text:p>
      <text:p text:style-name="P31"><text:tab/><text:tab/><text:tab/>$this-&gt;keyNode-&gt;data($data);</text:p>
      <text:p text:style-name="P31"><text:tab/><text:tab/>}</text:p>
      <text:p text:style-name="P31"><text:tab/>}</text:p>
      <text:p text:style-name="P31"/>
      <text:p text:style-name="P31"><text:tab/>/**</text:p>
      <text:p text:style-name="P31"><text:tab/> * __get</text:p>
      <text:p text:style-name="P31"><text:tab/> *</text:p>
      <text:p text:style-name="P31"><text:tab/> * Override the default routine to get the data from the given key</text:p>
      <text:p text:style-name="P31"><text:tab/> * <text:span text:style-name="T2">@param</text:span> string $key = key to get</text:p>
      <text:p text:style-name="P31"><text:tab/> * <text:span text:style-name="T2">@return</text:span> mixed $data</text:p>
      <text:p text:style-name="P31"><text:tab/> */</text:p>
      <text:p text:style-name="P31"><text:tab/>public function __get($key)</text:p>
      <text:p text:style-name="P31"><text:tab/>{</text:p>
      <text:p text:style-name="P31"><text:tab/><text:tab/>if (! $node = $this-&gt;search($key))</text:p>
      <text:p text:style-name="P31"><text:tab/><text:tab/>{</text:p>
      <text:p text:style-name="P31"><text:tab/><text:tab/><text:tab/>return null;</text:p>
      <text:p text:style-name="P31"><text:tab/><text:tab/>}</text:p>
      <text:p text:style-name="P31"/>
      <text:p text:style-name="P31"><text:tab/><text:tab/>return $node-&gt;data();</text:p>
      <text:p text:style-name="P31"><text:tab/>}</text:p>
      <text:p text:style-name="P31"/>
      <text:p text:style-name="P31"/>
      <text:p text:style-name="P45"><text:tab/>/**</text:p>
      <text:p text:style-name="P31"><text:tab/> * __set</text:p>
      <text:p text:style-name="P31"><text:tab/> *</text:p>
      <text:p text:style-name="P31"><text:tab/> * Override default routine to set the given data in the provided key</text:p>
      <text:p text:style-name="P31"><text:tab/> * <text:span text:style-name="T2">@param</text:span> string $key = the node key to set</text:p>
      <text:p text:style-name="P31"><text:tab/> * <text:span text:style-name="T2">@param</text:span> mixed $data = data to add to the node</text:p>
      <text:p text:style-name="P31"><text:tab/> */</text:p>
      <text:p text:style-name="P31"><text:tab/>public function __set($key, $data)</text:p>
      <text:p text:style-name="P31"><text:tab/>{</text:p>
      <text:p text:style-name="P31"><text:tab/><text:tab/>$this-&gt;search($key, $data, true);</text:p>
      <text:p text:style-name="P31"><text:tab/>}</text:p>
      <text:p text:style-name="P31"/>
      <text:p text:style-name="P31"><text:tab/>/**</text:p>
      <text:p text:style-name="P31"><text:tab/> * __toString</text:p>
      <text:p text:style-name="P31"><text:tab/> *</text:p>
      <text:p text:style-name="P31"><text:tab/> * return a printable buffer containing a representation of the tree structure</text:p>
      <text:p text:style-name="P31"><text:tab/> * <text:span text:style-name="T2">@return</text:span> string $buffer</text:p>
      <text:p text:style-name="P31"><text:tab/> */</text:p>
      <text:p text:style-name="P31"><text:tab/>public function __toString()</text:p>
      <text:p text:style-name="P31"><text:tab/>{</text:p>
      <text:p text:style-name="P31"><text:tab/><text:tab/>$buffer = sprintf("\n\tRoot = %s\n", </text:p>
      <text:p text:style-name="P31"><text:tab/><text:tab/><text:tab/><text:tab/> <text:s text:c="4"/>($this-&gt;root == null) ? 'null' : $this-&gt;root-&gt;key());</text:p>
      <text:p text:style-name="P31"><text:tab/><text:tab/>$nodeNumber = 0;</text:p>
      <text:p text:style-name="P31"><text:tab/><text:tab/>$class = get_class();</text:p>
      <text:p text:style-name="P31"><text:tab/><text:tab/>$classStack = self::STACKNAME;</text:p>
      <text:p text:style-name="P31"/>
      <text:p text:style-name="P31"><text:tab/><text:tab/>foreach($this as $key =&gt; $data)</text:p>
      <text:p text:style-name="P31"><text:tab/><text:tab/>{</text:p>
      <text:p text:style-name="P31"><text:tab/><text:tab/><text:tab/>$node = $this-&gt;currentNode();</text:p>
      <text:p text:style-name="P31"/>
      <text:p text:style-name="P31"><text:tab/><text:tab/><text:tab/>$nodeNumber++;</text:p>
      <text:p text:style-name="P31"><text:tab/><text:tab/><text:tab/></text:p>
      <text:p text:style-name="P31"><text:tab/><text:tab/><text:tab/>if (is_a($data, $class))</text:p>
      <text:p text:style-name="P31"><text:tab/><text:tab/><text:tab/>{</text:p>
      <text:p text:style-name="P31"><text:tab/><text:tab/><text:tab/><text:tab/>$isClass = true;</text:p>
      <text:p text:style-name="P31"><text:tab/><text:tab/><text:tab/><text:tab/>$keyValue = $class;</text:p>
      <text:p text:style-name="P31"><text:tab/><text:tab/><text:tab/>}</text:p>
      <text:p text:style-name="P31"><text:tab/><text:tab/><text:tab/>elseif (is_a($data, $classStack))</text:p>
      <text:p text:style-name="P31"><text:tab/><text:tab/><text:tab/>{</text:p>
      <text:p text:style-name="P31"><text:tab/><text:tab/><text:tab/><text:tab/>$isClass = true;</text:p>
      <text:p text:style-name="P31"><text:tab/><text:tab/><text:tab/><text:tab/>$keyValue = $classStack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$isClass = false;</text:p>
      <text:p text:style-name="P31"><text:tab/><text:tab/><text:tab/></text:p>
      <text:p text:style-name="P31"><text:tab/><text:tab/><text:tab/><text:tab/>if (strtolower($key) == 'password')</text:p>
      <text:p text:style-name="P31"><text:tab/><text:tab/><text:tab/><text:tab/>{</text:p>
      <text:p text:style-name="P31"><text:tab/><text:tab/><text:tab/><text:tab/><text:tab/>$keyValue = str_repeat('*', strlen($data));</text:p>
      <text:p text:style-name="P31"><text:tab/><text:tab/><text:tab/><text:tab/>}</text:p>
      <text:p text:style-name="P31"><text:tab/><text:tab/><text:tab/><text:tab/>else</text:p>
      <text:p text:style-name="P31"><text:tab/><text:tab/><text:tab/><text:tab/>{</text:p>
      <text:p text:style-name="P31"><text:tab/><text:tab/><text:tab/><text:tab/><text:tab/>$keyValue = $data;</text:p>
      <text:p text:style-name="P31"><text:tab/><text:tab/><text:tab/><text:tab/>}</text:p>
      <text:p text:style-name="P31"><text:tab/><text:tab/><text:tab/>}</text:p>
      <text:p text:style-name="P31"/>
      <text:p text:style-name="P31"><text:tab/><text:tab/><text:tab/>$buffer .= sprintf("\t% 2u - %s = %s, left = %s, “ .</text:p>
      <text:p text:style-name="P31"><text:tab/><text:tab/><text:tab/><text:tab/><text:tab/><text:tab/>“right = %s, flag = %s\n",</text:p>
      <text:p text:style-name="P31"><text:tab/> <text:s text:c="3"/><text:tab/><text:tab/> <text:s text:c="14"/><text:tab/>$nodeNumber,</text:p>
      <text:p text:style-name="P31"><text:tab/> <text:s text:c="7"/><text:tab/><text:tab/> <text:s text:c="10"/><text:tab/>$key,</text:p>
      <text:p text:style-name="P31"><text:tab/> <text:s text:c="11"/><text:tab/><text:tab/> <text:s text:c="6"/><text:tab/>$keyValue,</text:p>
      <text:p text:style-name="P31"><text:soft-page-break/><text:tab/> <text:s text:c="11"/><text:tab/> <text:s text:c="3"/><text:tab/> <text:s text:c="2"/>(($node-&gt;left() === null) ? 'null' : $node-&gt;left()-&gt;key()),</text:p>
      <text:p text:style-name="P31"><text:tab/> <text:s text:c="11"/><text:tab/> <text:s text:c="3"/><text:tab/> <text:s text:c="2"/>(($node-&gt;right() === null) ? 'null' : $node-&gt;right()-&gt;key()),</text:p>
      <text:p text:style-name="P31"><text:tab/> <text:s text:c="7"/><text:tab/> <text:s text:c="7"/><text:tab/> <text:s text:c="2"/>($node-&gt;flag() ? 'RED' : 'BLACK'));</text:p>
      <text:p text:style-name="P31"/>
      <text:p text:style-name="P31"><text:tab/><text:tab/> <text:s text:c="3"/><text:tab/>if ($isClass))</text:p>
      <text:p text:style-name="P31"><text:tab/> <text:s text:c="3"/><text:tab/><text:tab/>{</text:p>
      <text:p text:style-name="P31"><text:tab/> <text:s text:c="3"/><text:tab/><text:tab/><text:tab/>$buffer .= sprintf("\t%s\n", $keyValue);</text:p>
      <text:p text:style-name="P31"><text:tab/> <text:s text:c="3"/><text:tab/><text:tab/>}</text:p>
      <text:p text:style-name="P31"><text:tab/><text:tab/>}</text:p>
      <text:p text:style-name="P31"/>
      <text:p text:style-name="P31"><text:tab/><text:tab/>return $buffer;</text:p>
      <text:p text:style-name="P31"><text:tab/>}</text:p>
      <text:p text:style-name="P31"/>
      <text:p text:style-name="P31"><text:tab/>/**</text:p>
      <text:p text:style-name="P31"><text:tab/> * offsetSet</text:p>
      <text:p text:style-name="P31"><text:tab/> *</text:p>
      <text:p text:style-name="P31"><text:tab/> * Set the value at the indicated node</text:p>
      <text:p text:style-name="P31"><text:tab/> * <text:span text:style-name="T2">@param</text:span> mixed $offset = offset to the entry (property name)</text:p>
      <text:p text:style-name="P31"><text:tab/> * <text:span text:style-name="T2">@param</text:span> mixed $value = value of property</text:p>
      <text:p text:style-name="P31"><text:tab/> */</text:p>
      <text:p text:style-name="P31"><text:tab/>public function offsetSet($offset, $value)</text:p>
      <text:p text:style-name="P31"><text:tab/>{</text:p>
      <text:p text:style-name="P31"><text:tab/><text:tab/>$this-&gt;__set($offset, $value);</text:p>
      <text:p text:style-name="P31"><text:tab/>}</text:p>
      <text:p text:style-name="P31"/>
      <text:p text:style-name="P31"><text:tab/>/**</text:p>
      <text:p text:style-name="P31"><text:tab/> * offsetGet</text:p>
      <text:p text:style-name="P31"><text:tab/> *</text:p>
      <text:p text:style-name="P31"><text:tab/> * Get the value at the indicated offset</text:p>
      <text:p text:style-name="P31"><text:tab/> * <text:span text:style-name="T2">@param</text:span> mixed $offset = offset to the entry (property name)</text:p>
      <text:p text:style-name="P31"><text:tab/> * <text:span text:style-name="T2">@return</text:span>s mixed $value = value of property, null if not found</text:p>
      <text:p text:style-name="P31"><text:tab/> */</text:p>
      <text:p text:style-name="P31"><text:tab/>public function offsetGet($offset)</text:p>
      <text:p text:style-name="P31"><text:tab/>{</text:p>
      <text:p text:style-name="P31"><text:tab/><text:tab/>return $this-&gt;__get($offset);</text:p>
      <text:p text:style-name="P31"><text:tab/>}</text:p>
      <text:p text:style-name="P31"/>
      <text:p text:style-name="P31"><text:tab/>/**</text:p>
      <text:p text:style-name="P31"><text:tab/> * offsetExists</text:p>
      <text:p text:style-name="P31"><text:tab/> *</text:p>
      <text:p text:style-name="P31"><text:tab/> * Returns true if the offset exists, false if not</text:p>
      <text:p text:style-name="P31"><text:tab/> * <text:span text:style-name="T2">@param</text:span> mixed $offset = offset (property) to test for existence</text:p>
      <text:p text:style-name="P31"><text:tab/> * <text:span text:style-name="T2">@return</text:span> boolean true = successful, false = failed.</text:p>
      <text:p text:style-name="P31"><text:tab/> */</text:p>
      <text:p text:style-name="P31"><text:tab/>public function offsetExists($offset)</text:p>
      <text:p text:style-name="P31"><text:tab/>{</text:p>
      <text:p text:style-name="P31"><text:tab/><text:tab/>if (($result = $this-&gt;__get($offset)) !== null)</text:p>
      <text:p text:style-name="P31"><text:tab/><text:tab/>{</text:p>
      <text:p text:style-name="P31"><text:tab/><text:tab/><text:tab/>return true;</text:p>
      <text:p text:style-name="P31"><text:tab/><text:tab/>}</text:p>
      <text:p text:style-name="P31"/>
      <text:p text:style-name="P31"><text:tab/><text:tab/>return false;</text:p>
      <text:p text:style-name="P31"><text:tab/>}</text:p>
      <text:p text:style-name="P31"/>
      <text:p text:style-name="P31"><text:tab/>/**</text:p>
      <text:p text:style-name="P31"><text:tab/> * offsetUnset</text:p>
      <text:p text:style-name="P31"><text:tab/> *</text:p>
      <text:p text:style-name="P31"><text:tab/> * Unset the provided offset</text:p>
      <text:p text:style-name="P31"><text:tab/> * <text:span text:style-name="T2">@param</text:span> mixed $offset = offset to unset</text:p>
      <text:p text:style-name="P31"><text:tab/> */</text:p>
      <text:p text:style-name="P31"><text:tab/>public function offsetUnset($offset)</text:p>
      <text:p text:style-name="P31"><text:soft-page-break/><text:tab/>{</text:p>
      <text:p text:style-name="P31"><text:tab/><text:tab/>$this-&gt;delete($offset);</text:p>
      <text:p text:style-name="P31"><text:tab/>}</text:p>
      <text:p text:style-name="P31"/>
      <text:p text:style-name="P31">}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LLRBTree<text:tab/><text:tab/><text:tab/><text:page-number text:select-page="current">4</text:page-number><text:tab/><text:tab/><text:tab/><text:date style:data-style-name="N76" text:date-value="2015-04-30T17:35:38.158419448">April 30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4DT12H15M25S</meta:editing-duration>
    <meta:editing-cycles>161</meta:editing-cycles>
    <meta:generator>LibreOffice/4.3.7.2$Linux_X86_64 LibreOffice_project/430$Build-2</meta:generator>
    <meta:initial-creator>Jay Wheeler</meta:initial-creator>
    <dc:date>2015-04-30T17:35:37.192017961</dc:date>
    <meta:document-statistic meta:table-count="31" meta:image-count="0" meta:object-count="0" meta:page-count="80" meta:paragraph-count="2310" meta:word-count="12228" meta:character-count="74211" meta:non-whitespace-character-count="61817"/>
    <meta:template xlink:type="simple" xlink:actuate="onRequest" xlink:title="ClassDefault" xlink:href="../ClassDefault.ott" meta:date="2012-06-12T12:20:04"/>
  </office:meta>
</office:document-meta>
</file>